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220" manifest:media-type="application/x-openoffice-gdimetafile;windows_formatname=&quot;GDIMetaFile&quot;"/>
  <manifest:file-entry manifest:full-path="ObjectReplacements/Object 10" manifest:media-type=""/>
  <manifest:file-entry manifest:full-path="ObjectReplacements/Object 221" manifest:media-type="application/x-openoffice-gdimetafile;windows_formatname=&quot;GDIMetaFile&quot;"/>
  <manifest:file-entry manifest:full-path="ObjectReplacements/Object 11" manifest:media-type=""/>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
  <manifest:file-entry manifest:full-path="ObjectReplacements/Object 159" manifest:media-type=""/>
  <manifest:file-entry manifest:full-path="ObjectReplacements/Object 317" manifest:media-type="application/x-openoffice-gdimetafile;windows_formatname=&quot;GDIMetaFile&quot;"/>
  <manifest:file-entry manifest:full-path="ObjectReplacements/Object 160" manifest:media-type=""/>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6/Configurations2/" manifest:media-type="application/vnd.sun.xml.ui.configuration"/>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Configurations2/" manifest:media-type="application/vnd.sun.xml.ui.configuration"/>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settings.xml" manifest:media-type="text/xml"/>
  <manifest:file-entry manifest:full-path="Object 295/Configurations2/" manifest:media-type="application/vnd.sun.xml.ui.configuration"/>
  <manifest:file-entry manifest:full-path="Object 295/content.xml" manifest:media-type="text/xml"/>
  <manifest:file-entry manifest:full-path="Object 2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91/Configurations2/" manifest:media-type="application/vnd.sun.xml.ui.configuration"/>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2/Configurations2/" manifest:media-type="application/vnd.sun.xml.ui.configuration"/>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94/Configurations2/" manifest:media-type="application/vnd.sun.xml.ui.configuration"/>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5/Configurations2/" manifest:media-type="application/vnd.sun.xml.ui.configuration"/>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96/content.xml" manifest:media-type="text/xml"/>
  <manifest:file-entry manifest:full-path="Object 396/Configurations2/" manifest:media-type="application/vnd.sun.xml.ui.configuration"/>
  <manifest:file-entry manifest:full-path="Object 396/settings.xml" manifest:media-type="text/xml"/>
  <manifest:file-entry manifest:full-path="Object 396/"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figurations2/" manifest:media-type="application/vnd.sun.xml.ui.configuration"/>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337/settings.xml" manifest:media-type="text/xml"/>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16/content.xml" manifest:media-type="text/xml"/>
  <manifest:file-entry manifest:full-path="Object 316/Configurations2/" manifest:media-type="application/vnd.sun.xml.ui.configuration"/>
  <manifest:file-entry manifest:full-path="Object 316/settings.xml" manifest:media-type="text/xml"/>
  <manifest:file-entry manifest:full-path="Object 316/" manifest:version="1.2" manifest:media-type="application/vnd.oasis.opendocument.formula"/>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settings.xml" manifest:media-type="text/xml"/>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Configurations2/" manifest:media-type="application/vnd.sun.xml.ui.configuration"/>
  <manifest:file-entry manifest:full-path="Object 379/" manifest:version="1.2" manifest:media-type="application/vnd.oasis.opendocument.formula"/>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meta.xml" manifest:media-type="text/xml"/>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401/Configurations2/" manifest:media-type="application/vnd.sun.xml.ui.configuration"/>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manifest.rdf" manifest:media-type="application/rdf+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P1" style:family="paragraph" style:parent-style-name="Standard">
      <style:text-properties officeooo:paragraph-rsid="0011488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1488e" style:font-weight-asian="bold" style:font-weight-complex="bold"/>
    </style:style>
    <style:style style:name="P4" style:family="paragraph" style:parent-style-name="Standard">
      <style:text-properties fo:font-weight="bold" officeooo:paragraph-rsid="0014564e" style:font-weight-asian="bold" style:font-weight-complex="bold"/>
    </style:style>
    <style:style style:name="P5" style:family="paragraph" style:parent-style-name="Standard">
      <style:text-properties fo:font-weight="bold" officeooo:paragraph-rsid="0028511b" style:font-weight-asian="bold" style:font-weight-complex="bold"/>
    </style:style>
    <style:style style:name="P6" style:family="paragraph" style:parent-style-name="Standard">
      <style:text-properties fo:font-weight="bold" officeooo:paragraph-rsid="00407975" style:font-weight-asian="bold" style:font-weight-complex="bold"/>
    </style:style>
    <style:style style:name="P7" style:family="paragraph" style:parent-style-name="Standard">
      <style:text-properties fo:font-weight="bold" officeooo:paragraph-rsid="00701d34" style:font-weight-asian="bold" style:font-weight-complex="bold"/>
    </style:style>
    <style:style style:name="P8" style:family="paragraph" style:parent-style-name="Standard">
      <style:text-properties officeooo:paragraph-rsid="0014564e"/>
    </style:style>
    <style:style style:name="P9" style:family="paragraph" style:parent-style-name="Standard">
      <style:text-properties officeooo:paragraph-rsid="0014a1ae"/>
    </style:style>
    <style:style style:name="P10" style:family="paragraph" style:parent-style-name="Standard">
      <style:text-properties officeooo:rsid="0014a1ae" officeooo:paragraph-rsid="0014a1ae"/>
    </style:style>
    <style:style style:name="P11" style:family="paragraph" style:parent-style-name="Standard">
      <style:text-properties officeooo:rsid="00150750" officeooo:paragraph-rsid="00150750"/>
    </style:style>
    <style:style style:name="P12" style:family="paragraph" style:parent-style-name="Standard">
      <style:text-properties officeooo:rsid="0015c330" officeooo:paragraph-rsid="0015c330"/>
    </style:style>
    <style:style style:name="P13" style:family="paragraph" style:parent-style-name="Standard">
      <style:text-properties officeooo:paragraph-rsid="001a170a"/>
    </style:style>
    <style:style style:name="P14" style:family="paragraph" style:parent-style-name="Standard">
      <style:text-properties officeooo:rsid="001a170a" officeooo:paragraph-rsid="001a170a"/>
    </style:style>
    <style:style style:name="P15" style:family="paragraph" style:parent-style-name="Standard">
      <style:text-properties officeooo:paragraph-rsid="001c394f"/>
    </style:style>
    <style:style style:name="P16" style:family="paragraph" style:parent-style-name="Standard">
      <style:text-properties officeooo:paragraph-rsid="001cc301"/>
    </style:style>
    <style:style style:name="P17" style:family="paragraph" style:parent-style-name="Standard">
      <style:text-properties officeooo:rsid="001cc301" officeooo:paragraph-rsid="001cc301"/>
    </style:style>
    <style:style style:name="P18" style:family="paragraph" style:parent-style-name="Standard">
      <style:text-properties officeooo:paragraph-rsid="00208613"/>
    </style:style>
    <style:style style:name="P19" style:family="paragraph" style:parent-style-name="Standard">
      <style:text-properties officeooo:paragraph-rsid="0023437d"/>
    </style:style>
    <style:style style:name="P20" style:family="paragraph" style:parent-style-name="Standard">
      <style:text-properties officeooo:rsid="0023437d" officeooo:paragraph-rsid="0023437d"/>
    </style:style>
    <style:style style:name="P21" style:family="paragraph" style:parent-style-name="Standard">
      <style:text-properties officeooo:paragraph-rsid="0028511b"/>
    </style:style>
    <style:style style:name="P22" style:family="paragraph" style:parent-style-name="Standard">
      <style:text-properties officeooo:paragraph-rsid="002bd365"/>
    </style:style>
    <style:style style:name="P23" style:family="paragraph" style:parent-style-name="Standard">
      <style:text-properties officeooo:rsid="002bd365" officeooo:paragraph-rsid="002bd365"/>
    </style:style>
    <style:style style:name="P24" style:family="paragraph" style:parent-style-name="Standard">
      <style:text-properties officeooo:paragraph-rsid="002d67f3"/>
    </style:style>
    <style:style style:name="P25" style:family="paragraph" style:parent-style-name="Standard">
      <style:text-properties officeooo:paragraph-rsid="0031d781"/>
    </style:style>
    <style:style style:name="P26" style:family="paragraph" style:parent-style-name="Standard">
      <style:text-properties officeooo:rsid="00331b4d" officeooo:paragraph-rsid="00331b4d"/>
    </style:style>
    <style:style style:name="P27" style:family="paragraph" style:parent-style-name="Standard">
      <style:text-properties officeooo:paragraph-rsid="00332c2c"/>
    </style:style>
    <style:style style:name="P28" style:family="paragraph" style:parent-style-name="Standard">
      <style:text-properties officeooo:rsid="00332c2c" officeooo:paragraph-rsid="00332c2c"/>
    </style:style>
    <style:style style:name="P29" style:family="paragraph" style:parent-style-name="Standard">
      <style:text-properties officeooo:rsid="0033b1a0" officeooo:paragraph-rsid="0033b1a0"/>
    </style:style>
    <style:style style:name="P30" style:family="paragraph" style:parent-style-name="Standard">
      <style:text-properties officeooo:paragraph-rsid="003400d2"/>
    </style:style>
    <style:style style:name="P31" style:family="paragraph" style:parent-style-name="Standard">
      <style:text-properties officeooo:rsid="003400d2" officeooo:paragraph-rsid="003400d2"/>
    </style:style>
    <style:style style:name="P32" style:family="paragraph" style:parent-style-name="Standard">
      <style:text-properties officeooo:rsid="003533b2" officeooo:paragraph-rsid="003533b2"/>
    </style:style>
    <style:style style:name="P33" style:family="paragraph" style:parent-style-name="Standard">
      <style:text-properties officeooo:paragraph-rsid="00356e1f"/>
    </style:style>
    <style:style style:name="P34" style:family="paragraph" style:parent-style-name="Standard">
      <style:text-properties officeooo:paragraph-rsid="00363ebf"/>
    </style:style>
    <style:style style:name="P35" style:family="paragraph" style:parent-style-name="Standard">
      <style:text-properties officeooo:rsid="00363ebf" officeooo:paragraph-rsid="00363ebf"/>
    </style:style>
    <style:style style:name="P36" style:family="paragraph" style:parent-style-name="Standard">
      <style:text-properties officeooo:rsid="00372046" officeooo:paragraph-rsid="00372046"/>
    </style:style>
    <style:style style:name="P37" style:family="paragraph" style:parent-style-name="Standard">
      <style:text-properties officeooo:paragraph-rsid="00407975"/>
    </style:style>
    <style:style style:name="P38" style:family="paragraph" style:parent-style-name="Standard">
      <style:text-properties officeooo:rsid="00407975" officeooo:paragraph-rsid="00407975"/>
    </style:style>
    <style:style style:name="P39" style:family="paragraph" style:parent-style-name="Standard">
      <style:text-properties officeooo:paragraph-rsid="00420e6f"/>
    </style:style>
    <style:style style:name="P40" style:family="paragraph" style:parent-style-name="Standard">
      <style:text-properties officeooo:rsid="00420e6f" officeooo:paragraph-rsid="00420e6f"/>
    </style:style>
    <style:style style:name="P41" style:family="paragraph" style:parent-style-name="Standard">
      <style:text-properties officeooo:paragraph-rsid="0045e2f6"/>
    </style:style>
    <style:style style:name="P42" style:family="paragraph" style:parent-style-name="Standard">
      <style:text-properties officeooo:rsid="0045e2f6" officeooo:paragraph-rsid="0045e2f6"/>
    </style:style>
    <style:style style:name="P43" style:family="paragraph" style:parent-style-name="Standard">
      <style:text-properties officeooo:paragraph-rsid="0045f33e"/>
    </style:style>
    <style:style style:name="P44" style:family="paragraph" style:parent-style-name="Standard">
      <style:text-properties officeooo:paragraph-rsid="00492116"/>
    </style:style>
    <style:style style:name="P45" style:family="paragraph" style:parent-style-name="Standard">
      <style:text-properties officeooo:rsid="004a5c16" officeooo:paragraph-rsid="004a5c16"/>
    </style:style>
    <style:style style:name="P46" style:family="paragraph" style:parent-style-name="Standard">
      <style:text-properties officeooo:paragraph-rsid="004a792c"/>
    </style:style>
    <style:style style:name="P47" style:family="paragraph" style:parent-style-name="Standard">
      <style:text-properties officeooo:rsid="004b28e8" officeooo:paragraph-rsid="004b28e8"/>
    </style:style>
    <style:style style:name="P48" style:family="paragraph" style:parent-style-name="Standard">
      <style:text-properties officeooo:paragraph-rsid="004f5fdc"/>
    </style:style>
    <style:style style:name="P49" style:family="paragraph" style:parent-style-name="Standard">
      <style:text-properties officeooo:paragraph-rsid="0052b389"/>
    </style:style>
    <style:style style:name="P50" style:family="paragraph" style:parent-style-name="Standard">
      <style:text-properties officeooo:rsid="0052b389" officeooo:paragraph-rsid="0052b389"/>
    </style:style>
    <style:style style:name="P51" style:family="paragraph" style:parent-style-name="Standard">
      <style:text-properties officeooo:paragraph-rsid="005394e4"/>
    </style:style>
    <style:style style:name="P52" style:family="paragraph" style:parent-style-name="Standard">
      <style:text-properties officeooo:rsid="005394e4" officeooo:paragraph-rsid="005394e4"/>
    </style:style>
    <style:style style:name="P53" style:family="paragraph" style:parent-style-name="Standard">
      <style:text-properties officeooo:rsid="00558cf3" officeooo:paragraph-rsid="00558cf3"/>
    </style:style>
    <style:style style:name="P54" style:family="paragraph" style:parent-style-name="Standard">
      <style:text-properties officeooo:paragraph-rsid="00574b8d"/>
    </style:style>
    <style:style style:name="P55" style:family="paragraph" style:parent-style-name="Standard">
      <style:text-properties officeooo:paragraph-rsid="005924f9"/>
    </style:style>
    <style:style style:name="P56" style:family="paragraph" style:parent-style-name="Standard">
      <style:text-properties officeooo:paragraph-rsid="005981c2"/>
    </style:style>
    <style:style style:name="P57" style:family="paragraph" style:parent-style-name="Standard">
      <style:text-properties officeooo:rsid="005a0017" officeooo:paragraph-rsid="005a0017"/>
    </style:style>
    <style:style style:name="P58" style:family="paragraph" style:parent-style-name="Standard">
      <style:text-properties officeooo:paragraph-rsid="005a9541"/>
    </style:style>
    <style:style style:name="P59" style:family="paragraph" style:parent-style-name="Standard">
      <style:text-properties officeooo:rsid="005a9541" officeooo:paragraph-rsid="005a9541"/>
    </style:style>
    <style:style style:name="P60" style:family="paragraph" style:parent-style-name="Standard">
      <style:text-properties officeooo:paragraph-rsid="005aa262"/>
    </style:style>
    <style:style style:name="P61" style:family="paragraph" style:parent-style-name="Standard">
      <style:text-properties officeooo:paragraph-rsid="005d4af1"/>
    </style:style>
    <style:style style:name="P62" style:family="paragraph" style:parent-style-name="Standard">
      <style:text-properties officeooo:rsid="005d763a" officeooo:paragraph-rsid="005d763a"/>
    </style:style>
    <style:style style:name="P63" style:family="paragraph" style:parent-style-name="Standard">
      <style:text-properties officeooo:paragraph-rsid="006319f6"/>
    </style:style>
    <style:style style:name="P64" style:family="paragraph" style:parent-style-name="Standard">
      <style:text-properties officeooo:rsid="006427c0" officeooo:paragraph-rsid="006427c0"/>
    </style:style>
    <style:style style:name="P65" style:family="paragraph" style:parent-style-name="Standard">
      <style:text-properties officeooo:paragraph-rsid="0065f4e9"/>
    </style:style>
    <style:style style:name="P66" style:family="paragraph" style:parent-style-name="Standard">
      <style:text-properties officeooo:rsid="0065f4e9" officeooo:paragraph-rsid="0065f4e9"/>
    </style:style>
    <style:style style:name="P67" style:family="paragraph" style:parent-style-name="Standard">
      <style:text-properties officeooo:paragraph-rsid="006e799e"/>
    </style:style>
    <style:style style:name="P68" style:family="paragraph" style:parent-style-name="Standard">
      <style:text-properties officeooo:rsid="006e799e" officeooo:paragraph-rsid="006e799e"/>
    </style:style>
    <style:style style:name="P69" style:family="paragraph" style:parent-style-name="Standard">
      <style:text-properties officeooo:paragraph-rsid="00701d34"/>
    </style:style>
    <style:style style:name="P70" style:family="paragraph" style:parent-style-name="Standard">
      <style:text-properties officeooo:paragraph-rsid="0070ca61"/>
    </style:style>
    <style:style style:name="P71" style:family="paragraph" style:parent-style-name="Standard">
      <style:text-properties officeooo:paragraph-rsid="0078b525"/>
    </style:style>
    <style:style style:name="P72" style:family="paragraph" style:parent-style-name="Standard">
      <style:text-properties officeooo:rsid="0078b525" officeooo:paragraph-rsid="0078b525"/>
    </style:style>
    <style:style style:name="P73" style:family="paragraph" style:parent-style-name="Standard">
      <style:text-properties officeooo:paragraph-rsid="007a19c6"/>
    </style:style>
    <style:style style:name="P74" style:family="paragraph" style:parent-style-name="Standard">
      <style:text-properties officeooo:rsid="007ac687" officeooo:paragraph-rsid="007ac687"/>
    </style:style>
    <style:style style:name="P75" style:family="paragraph" style:parent-style-name="Standard">
      <style:text-properties officeooo:paragraph-rsid="007cc0c8"/>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text-properties officeooo:rsid="007f3ea2" officeooo:paragraph-rsid="007f3ea2"/>
    </style:style>
    <style:style style:name="P79" style:family="paragraph" style:parent-style-name="Standard">
      <style:text-properties officeooo:paragraph-rsid="007cc0c8"/>
    </style:style>
    <style:style style:name="P80" style:family="paragraph" style:parent-style-name="Standard">
      <style:text-properties officeooo:rsid="00809f95" officeooo:paragraph-rsid="00809f95"/>
    </style:style>
    <style:style style:name="P81" style:family="paragraph" style:parent-style-name="Standard">
      <style:text-properties officeooo:paragraph-rsid="00809f95"/>
    </style:style>
    <style:style style:name="P82" style:family="paragraph" style:parent-style-name="Standard">
      <style:text-properties fo:font-weight="bold" officeooo:paragraph-rsid="00809f95" style:font-weight-asian="bold" style:font-weight-complex="bold"/>
    </style:style>
    <style:style style:name="P83" style:family="paragraph" style:parent-style-name="Standard">
      <style:text-properties officeooo:paragraph-rsid="0082082c"/>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end" style:justify-single-word="false"/>
    </style:style>
    <style:style style:name="T1" style:family="text">
      <style:text-properties officeooo:rsid="00122aa0"/>
    </style:style>
    <style:style style:name="T2" style:family="text">
      <style:text-properties fo:font-style="italic" style:font-style-asian="italic" style:font-style-complex="italic"/>
    </style:style>
    <style:style style:name="T3" style:family="text">
      <style:text-properties fo:font-style="italic" officeooo:rsid="00122aa0" style:font-style-asian="italic" style:font-style-complex="italic"/>
    </style:style>
    <style:style style:name="T4" style:family="text">
      <style:text-properties fo:font-style="italic" officeooo:rsid="0014564e" style:font-style-asian="italic" style:font-style-complex="italic"/>
    </style:style>
    <style:style style:name="T5" style:family="text">
      <style:text-properties fo:font-style="italic" officeooo:rsid="00150750" style:font-style-asian="italic" style:font-style-complex="italic"/>
    </style:style>
    <style:style style:name="T6" style:family="text">
      <style:text-properties officeooo:rsid="00123707"/>
    </style:style>
    <style:style style:name="T7" style:family="text">
      <style:text-properties officeooo:rsid="00126aca"/>
    </style:style>
    <style:style style:name="T8" style:family="text">
      <style:text-properties fo:font-weight="normal" style:font-weight-asian="normal" style:font-weight-complex="normal"/>
    </style:style>
    <style:style style:name="T9" style:family="text">
      <style:text-properties officeooo:rsid="00134a44"/>
    </style:style>
    <style:style style:name="T10" style:family="text">
      <style:text-properties officeooo:rsid="0014564e"/>
    </style:style>
    <style:style style:name="T11" style:family="text">
      <style:text-properties officeooo:rsid="00150750"/>
    </style:style>
    <style:style style:name="T12" style:family="text">
      <style:text-properties officeooo:rsid="0015c330"/>
    </style:style>
    <style:style style:name="T13" style:family="text">
      <style:text-properties officeooo:rsid="001736c5"/>
    </style:style>
    <style:style style:name="T14" style:family="text">
      <style:text-properties officeooo:rsid="001a170a"/>
    </style:style>
    <style:style style:name="T15" style:family="text">
      <style:text-properties officeooo:rsid="001c394f"/>
    </style:style>
    <style:style style:name="T16" style:family="text">
      <style:text-properties officeooo:rsid="001cc301"/>
    </style:style>
    <style:style style:name="T17" style:family="text">
      <style:text-properties officeooo:rsid="001f7c2e"/>
    </style:style>
    <style:style style:name="T18" style:family="text">
      <style:text-properties officeooo:rsid="00208613"/>
    </style:style>
    <style:style style:name="T19" style:family="text">
      <style:text-properties officeooo:rsid="0023437d"/>
    </style:style>
    <style:style style:name="T20" style:family="text">
      <style:text-properties officeooo:rsid="0026a98b"/>
    </style:style>
    <style:style style:name="T21" style:family="text">
      <style:text-properties officeooo:rsid="0028511b"/>
    </style:style>
    <style:style style:name="T22" style:family="text">
      <style:text-properties officeooo:rsid="002a4ab2"/>
    </style:style>
    <style:style style:name="T23" style:family="text">
      <style:text-properties officeooo:rsid="002bd365"/>
    </style:style>
    <style:style style:name="T24" style:family="text">
      <style:text-properties officeooo:rsid="002d67f3"/>
    </style:style>
    <style:style style:name="T25" style:family="text">
      <style:text-properties officeooo:rsid="00306a0b"/>
    </style:style>
    <style:style style:name="T26" style:family="text">
      <style:text-properties officeooo:rsid="0031d781"/>
    </style:style>
    <style:style style:name="T27" style:family="text">
      <style:text-properties officeooo:rsid="00332c2c"/>
    </style:style>
    <style:style style:name="T28" style:family="text">
      <style:text-properties officeooo:rsid="003400d2"/>
    </style:style>
    <style:style style:name="T29" style:family="text">
      <style:text-properties officeooo:rsid="00340dbf"/>
    </style:style>
    <style:style style:name="T30" style:family="text">
      <style:text-properties officeooo:rsid="0034c957"/>
    </style:style>
    <style:style style:name="T31" style:family="text">
      <style:text-properties officeooo:rsid="003533b2"/>
    </style:style>
    <style:style style:name="T32" style:family="text">
      <style:text-properties officeooo:rsid="00356e1f"/>
    </style:style>
    <style:style style:name="T33" style:family="text">
      <style:text-properties officeooo:rsid="00363ebf"/>
    </style:style>
    <style:style style:name="T34" style:family="text">
      <style:text-properties officeooo:rsid="00372046"/>
    </style:style>
    <style:style style:name="T35" style:family="text">
      <style:text-properties officeooo:rsid="00389134"/>
    </style:style>
    <style:style style:name="T36" style:family="text">
      <style:text-properties officeooo:rsid="003ba033"/>
    </style:style>
    <style:style style:name="T37" style:family="text">
      <style:text-properties officeooo:rsid="003d859c"/>
    </style:style>
    <style:style style:name="T38" style:family="text">
      <style:text-properties officeooo:rsid="00407975"/>
    </style:style>
    <style:style style:name="T39" style:family="text">
      <style:text-properties officeooo:rsid="00420e6f"/>
    </style:style>
    <style:style style:name="T40" style:family="text">
      <style:text-properties officeooo:rsid="00427db6"/>
    </style:style>
    <style:style style:name="T41" style:family="text">
      <style:text-properties officeooo:rsid="004385f3"/>
    </style:style>
    <style:style style:name="T42" style:family="text">
      <style:text-properties officeooo:rsid="0044c912"/>
    </style:style>
    <style:style style:name="T43" style:family="text">
      <style:text-properties officeooo:rsid="0045e2f6"/>
    </style:style>
    <style:style style:name="T44" style:family="text">
      <style:text-properties officeooo:rsid="0045f33e"/>
    </style:style>
    <style:style style:name="T45" style:family="text">
      <style:text-properties officeooo:rsid="00478bef"/>
    </style:style>
    <style:style style:name="T46" style:family="text">
      <style:text-properties officeooo:rsid="00492116"/>
    </style:style>
    <style:style style:name="T47" style:family="text">
      <style:text-properties officeooo:rsid="004a5c16"/>
    </style:style>
    <style:style style:name="T48" style:family="text">
      <style:text-properties officeooo:rsid="004a792c"/>
    </style:style>
    <style:style style:name="T49" style:family="text">
      <style:text-properties officeooo:rsid="004f5f97"/>
    </style:style>
    <style:style style:name="T50" style:family="text">
      <style:text-properties style:text-position="super 58%" officeooo:rsid="004f5f97"/>
    </style:style>
    <style:style style:name="T51" style:family="text">
      <style:text-properties style:text-position="super 58%" officeooo:rsid="005ee34f"/>
    </style:style>
    <style:style style:name="T52" style:family="text">
      <style:text-properties style:text-position="super 58%" officeooo:rsid="00608834"/>
    </style:style>
    <style:style style:name="T53" style:family="text">
      <style:text-properties style:text-position="super 58%" officeooo:rsid="00613287"/>
    </style:style>
    <style:style style:name="T54" style:family="text">
      <style:text-properties style:text-position="super 58%" officeooo:rsid="0065f4e9"/>
    </style:style>
    <style:style style:name="T55" style:family="text">
      <style:text-properties style:text-position="super 58%" officeooo:rsid="0066697a"/>
    </style:style>
    <style:style style:name="T56" style:family="text">
      <style:text-properties style:text-position="super 58%" officeooo:rsid="006e799e"/>
    </style:style>
    <style:style style:name="T57" style:family="text">
      <style:text-properties officeooo:rsid="004f5fdc"/>
    </style:style>
    <style:style style:name="T58" style:family="text">
      <style:text-properties officeooo:rsid="00519dd9"/>
    </style:style>
    <style:style style:name="T59" style:family="text">
      <style:text-properties officeooo:rsid="0052b389"/>
    </style:style>
    <style:style style:name="T60" style:family="text">
      <style:text-properties officeooo:rsid="0052ef9c"/>
    </style:style>
    <style:style style:name="T61" style:family="text">
      <style:text-properties officeooo:rsid="005394e4"/>
    </style:style>
    <style:style style:name="T62" style:family="text">
      <style:text-properties officeooo:rsid="00558cf3"/>
    </style:style>
    <style:style style:name="T63" style:family="text">
      <style:text-properties officeooo:rsid="0056f280"/>
    </style:style>
    <style:style style:name="T64" style:family="text">
      <style:text-properties officeooo:rsid="00574b8d"/>
    </style:style>
    <style:style style:name="T65" style:family="text">
      <style:text-properties officeooo:rsid="005924f9"/>
    </style:style>
    <style:style style:name="T66" style:family="text">
      <style:text-properties officeooo:rsid="005981c2"/>
    </style:style>
    <style:style style:name="T67" style:family="text">
      <style:text-properties officeooo:rsid="005a0017"/>
    </style:style>
    <style:style style:name="T68" style:family="text">
      <style:text-properties officeooo:rsid="005a9541"/>
    </style:style>
    <style:style style:name="T69" style:family="text">
      <style:text-properties officeooo:rsid="005aa262"/>
    </style:style>
    <style:style style:name="T70" style:family="text">
      <style:text-properties officeooo:rsid="005b7eb2"/>
    </style:style>
    <style:style style:name="T71" style:family="text">
      <style:text-properties officeooo:rsid="005d4af1"/>
    </style:style>
    <style:style style:name="T72" style:family="text">
      <style:text-properties officeooo:rsid="005ee34f"/>
    </style:style>
    <style:style style:name="T73" style:family="text">
      <style:text-properties officeooo:rsid="00608834"/>
    </style:style>
    <style:style style:name="T74" style:family="text">
      <style:text-properties officeooo:rsid="00613287"/>
    </style:style>
    <style:style style:name="T75" style:family="text">
      <style:text-properties officeooo:rsid="0061dbee"/>
    </style:style>
    <style:style style:name="T76" style:family="text">
      <style:text-properties officeooo:rsid="006319f6"/>
    </style:style>
    <style:style style:name="T77" style:family="text">
      <style:text-properties officeooo:rsid="0065f4e9"/>
    </style:style>
    <style:style style:name="T78" style:family="text">
      <style:text-properties officeooo:rsid="0066697a"/>
    </style:style>
    <style:style style:name="T79" style:family="text">
      <style:text-properties officeooo:rsid="006d3edc"/>
    </style:style>
    <style:style style:name="T80" style:family="text">
      <style:text-properties officeooo:rsid="006e799e"/>
    </style:style>
    <style:style style:name="T81" style:family="text">
      <style:text-properties officeooo:rsid="006fad40"/>
    </style:style>
    <style:style style:name="T82" style:family="text">
      <style:text-properties officeooo:rsid="00701d34"/>
    </style:style>
    <style:style style:name="T83" style:family="text">
      <style:text-properties officeooo:rsid="0070ca61"/>
    </style:style>
    <style:style style:name="T84" style:family="text">
      <style:text-properties officeooo:rsid="007524d4"/>
    </style:style>
    <style:style style:name="T85" style:family="text">
      <style:text-properties officeooo:rsid="0076c0f7"/>
    </style:style>
    <style:style style:name="T86" style:family="text">
      <style:text-properties officeooo:rsid="007a19c6"/>
    </style:style>
    <style:style style:name="T87" style:family="text">
      <style:text-properties officeooo:rsid="007cc0c8"/>
    </style:style>
    <style:style style:name="T88" style:family="text">
      <style:text-properties officeooo:rsid="007f3ea2"/>
    </style:style>
    <style:style style:name="T89" style:family="text">
      <style:text-properties officeooo:rsid="00809f95"/>
    </style:style>
    <style:style style:name="T90" style:family="text">
      <style:text-properties officeooo:rsid="0082082c"/>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AQypqTieqLA" text:style-name="Internet_20_link" text:visited-style-name="Visited_20_Internet_20_Link">QED Prerequisites Geometric Algebra 17: bi-vector products</text:a></text:p>
      <text:p text:style-name="P1"/>
      <text:p text:style-name="P3">Introduction</text:p>
      <text:p text:style-name="Standard"/>
      <text:p text:style-name="Standard"><text:span text:style-name="T1">W</text:span>elcome back, we are going to continue our review of this paper: “<text:span text:style-name="T3">S</text:span><text:span text:style-name="T2">pace-time algebra as a powerful tool for electromagnetism</text:span>”, keeping in mind that we are also studying <text:a xlink:type="simple" xlink:href="https://en.wikipedia.org/wiki/Geometric_algebra" text:style-name="Internet_20_link" text:visited-style-name="Visited_20_Internet_20_Link">Geometric algebra</text:a> in general using this particular algebra as our basis which is a little unusual, typically when you study the subject you study 3D <text:span text:style-name="T9">G</text:span>eometric algebra, 2D Geometric algebra, sometimes you'll study a certain Geometric algebra called <text:span text:style-name="T9">P</text:span>rojective 3D dimension Geometric algebra which has a non-euclidean metric but not one equivalent to a Minkowski metric so we're actually starting at a really hard place, this is a little bit <text:span text:style-name="T9">a</text:span>dvanced, it's 4D and it's got a Minkowski metric, it's got the<draw:frame draw:style-name="fr2" draw:name="Object1" text:anchor-type="as-char" svg:y="-0.0839in" svg:width="0.3516in" svg:height="0.1335in" draw:z-index="0"><draw:object xlink:href="./Object 1" xlink:type="simple" xlink:show="embed" xlink:actuate="onLoad"/><draw:image xlink:href="./ObjectReplacements/Object 1" xlink:type="simple" xlink:show="embed" xlink:actuate="onLoad"/></draw:frame>metric which is all unusual however, <text:s/>there's no reason why, it's all a bunch of formal rules at some level and gaining this deep insight into the geometry would be nice but if we did that we would really have to focus on this 3D thing, there will be a time to do that by the way when we get to <text:a xlink:type="simple" xlink:href="https://en.wikipedia.org/wiki/Lorentz_transformation" text:style-name="Internet_20_link" text:visited-style-name="Visited_20_Internet_20_Link"><text:span text:style-name="T10">Lorentz </text:span></text:a><text:a xlink:type="simple" xlink:href="https://en.wikipedia.org/wiki/Lorentz_transformation" text:style-name="Internet_20_link" text:visited-style-name="Visited_20_Internet_20_Link">transformations</text:a> and maybe when we get to this stuff on para-vectors or relative vectors then we'll have a chance to start doing that and we'll have to lean on 3D because the 3D <text:span text:style-name="T10">E</text:span>uclidean Geometric algebra is embedded inside the space-time algebra so I'll probably find a way to evoke that and then study just that sub-algebra so that'll be interesting when we get there. <text:span text:style-name="T10">R</text:span>ight now we are ready to study Section 3.5.2 “<text:span text:style-name="T4">Bi-</text:span><text:span text:style-name="T2">vectors: products with bi-vectors</text:span>” a subject we've already touched on so let's begin.</text:p>
      <text:p text:style-name="P8"/>
      <text:p text:style-name="P4">Errata</text:p>
      <text:p text:style-name="Standard"/>
      <text:p text:style-name="P9"><text:span text:style-name="T10">L</text:span>et me start with an Errata from our last lecture, I think in the last lecture somewhere right around here I wrote down this expression:</text:p>
      <text:p text:style-name="P10"/>
      <table:table table:name="Table1" table:style-name="Table1">
        <table:table-column table:style-name="Table1.A"/>
        <table:table-column table:style-name="Table1.B"/>
        <table:table-header-rows>
          <table:table-row>
            <table:table-cell table:style-name="Table1.A1" office:value-type="string">
              <text:p text:style-name="P76"><draw:frame draw:style-name="fr2" draw:name="Object2" text:anchor-type="as-char" svg:y="-0.1854in" svg:width="1.3272in" svg:height="0.23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77">(<text:sequence text:ref-name="refText0" text:name="Text" text:formula="ooow:Text+1" style:num-format="1">1</text:sequence>)</text:p>
            </table:table-cell>
          </table:table-row>
        </table:table-header-rows>
      </table:table>
      <text:p text:style-name="P9"/>
      <text:p text:style-name="Standard">I showed that this reversion was some kind of pseudo-vector and this is notationally incorrect, when you see these angle brackets without any number, you assume the number is zero and you're always talking about the zero-blade and the zero-blade is always the scalar part so it does not include that pseudo-scalar part so when I wrote that down, I think it was around 23 minutes in the last lesson, there was this erroneous pseudo-scalar piece in the notation so whenever you see these angle brackets, do not confuse them with some parenthe<text:span text:style-name="T11">sis </text:span>like this<draw:frame draw:style-name="fr2" draw:name="Object3" text:anchor-type="as-char" svg:y="-0.152in" svg:width="0.4717in" svg:height="0.1992in" draw:z-index="2"><draw:object xlink:href="./Object 3" xlink:type="simple" xlink:show="embed" xlink:actuate="onLoad"/><draw:image xlink:href="./ObjectReplacements/Object 3" xlink:type="simple" xlink:show="embed" xlink:actuate="onLoad"/></draw:frame>, this would actually be a complex scalar and remember when I write<draw:frame draw:style-name="fr2" draw:name="Object4" text:anchor-type="as-char" svg:y="-0.1484in" svg:width="0.4362in" svg:height="0.1839in" draw:z-index="3"><draw:object xlink:href="./Object 4" xlink:type="simple" xlink:show="embed" xlink:actuate="onLoad"/><draw:image xlink:href="./ObjectReplacements/Object 4" xlink:type="simple" xlink:show="embed" xlink:actuate="onLoad"/></draw:frame>, this is what I mean by a complex scalar, a complex scalar always has a grade <text:span text:style-name="T11">z</text:span>ero part <text:span text:style-name="T11">p</text:span>lus a grade four part in the space-time algebra, which is a scalar part and a pseudo-scalar part, all right so much for the <text:span text:style-name="T11">e</text:span>rrata now let's move on.</text:p>
      <text:p text:style-name="Standard"/>
      <text:p text:style-name="P2"><text:span text:style-name="T11">B</text:span>i-vector products</text:p>
      <text:p text:style-name="Standard"/>
      <text:p text:style-name="Standard"><text:span text:style-name="T11">A</text:span>ll right, so let's proceed with Section 3.5.2 “<text:span text:style-name="T2">b</text:span><text:span text:style-name="T5">i-</text:span><text:span text:style-name="T2">vectors: products with bi-vectors”. </text:span><text:span text:style-name="T5">N</text:span>ow to be clear, we've actually done this, we've already talked about how to take a bi-vector space-time product and we have generated this very thing:</text:p>
      <text:p text:style-name="P11"/>
      <table:table table:name="Table2" table:style-name="Table2">
        <table:table-column table:style-name="Table2.A"/>
        <table:table-column table:style-name="Table2.B"/>
        <table:table-header-rows>
          <table:table-row>
            <table:table-cell table:style-name="Table2.A1" office:value-type="string">
              <text:p text:style-name="P76"><draw:frame draw:style-name="fr2" draw:name="Object314" text:anchor-type="as-char" svg:y="-0.1854in" svg:width="2.6689in" svg:height="0.261in" draw:z-index="4"><draw:object xlink:href="./Object 5" xlink:type="simple" xlink:show="embed" xlink:actuate="onLoad"/><draw:image xlink:href="./ObjectReplacements/Object 5" xlink:type="simple" xlink:show="embed" xlink:actuate="onLoad"/><svg:desc>formula</svg:desc></draw:frame></text:p>
            </table:table-cell>
            <table:table-cell table:style-name="Table2.A1" office:value-type="string">
              <text:p text:style-name="P77">(<text:sequence text:ref-name="refText1" text:name="Text" text:formula="ooow:Text+1" style:num-format="1">2</text:sequence>)</text:p>
            </table:table-cell>
          </table:table-row>
        </table:table-header-rows>
      </table:table>
      <text:p text:style-name="Standard"/>
      <text:p text:style-name="Standard"><text:span text:style-name="T11">W</text:span>here we understand that the bi-vector bi-vector space-time product is going to have, well it's going to have<draw:frame draw:style-name="fr2" draw:name="Object5" text:anchor-type="as-char" svg:y="-0.1484in" svg:width="0.5035in" svg:height="0.1854in" draw:z-index="5"><draw:object xlink:href="./Object 6" xlink:type="simple" xlink:show="embed" xlink:actuate="onLoad"/><draw:image xlink:href="./ObjectReplacements/Object 6" xlink:type="simple" xlink:show="embed" xlink:actuate="onLoad"/></draw:frame>all the way up to<draw:frame draw:style-name="fr2" draw:name="Object6" text:anchor-type="as-char" svg:y="-0.1484in" svg:width="0.4783in" svg:height="0.1854in" draw:z-index="6"><draw:object xlink:href="./Object 7" xlink:type="simple" xlink:show="embed" xlink:actuate="onLoad"/><draw:image xlink:href="./ObjectReplacements/Object 7" xlink:type="simple" xlink:show="embed" xlink:actuate="onLoad"/><svg:desc>formula</svg:desc></draw:frame>blades in increments of two so<draw:frame draw:style-name="fr2" draw:name="Object7" text:anchor-type="as-char" svg:y="-0.1484in" svg:width="0.1835in" svg:height="0.1839in" draw:z-index="7"><draw:object xlink:href="./Object 8" xlink:type="simple" xlink:show="embed" xlink:actuate="onLoad"/><draw:image xlink:href="./ObjectReplacements/Object 8" xlink:type="simple" xlink:show="embed" xlink:actuate="onLoad"/></draw:frame>and<draw:frame draw:style-name="fr2" draw:name="Object8" text:anchor-type="as-char" svg:y="-0.1484in" svg:width="0.1693in" svg:height="0.1839in" draw:z-index="8"><draw:object xlink:href="./Object 9" xlink:type="simple" xlink:show="embed" xlink:actuate="onLoad"/><draw:image xlink:href="./ObjectReplacements/Object 9" xlink:type="simple" xlink:show="embed" xlink:actuate="onLoad"/></draw:frame>for two bi-vectors is<draw:frame draw:style-name="fr2" draw:name="Object9" text:anchor-type="as-char" svg:y="-0.1484in" svg:width="0.1626in" svg:height="0.1839in" draw:z-index="9"><draw:object xlink:href="./Object 10" xlink:type="simple" xlink:show="embed" xlink:actuate="onLoad"/><draw:image xlink:href="./ObjectReplacements/Object 10" xlink:type="simple" xlink:show="embed" xlink:actuate="onLoad"/></draw:frame><text:soft-page-break/>and<draw:frame draw:style-name="fr2" draw:name="Object10" text:anchor-type="as-char" svg:y="-0.1484in" svg:width="0.1626in" svg:height="0.1839in" draw:z-index="10"><draw:object xlink:href="./Object 11" xlink:type="simple" xlink:show="embed" xlink:actuate="onLoad"/><draw:image xlink:href="./ObjectReplacements/Object 11" xlink:type="simple" xlink:show="embed" xlink:actuate="onLoad"/></draw:frame>so clearly we're going to have a zero-blade component<draw:frame draw:style-name="fr2" draw:name="Object11" text:anchor-type="as-char" svg:y="-0.1484in" svg:width="1.1118in" svg:height="0.1854in" draw:z-index="11"><draw:object xlink:href="./Object 12" xlink:type="simple" xlink:show="embed" xlink:actuate="onLoad"/><draw:image xlink:href="./ObjectReplacements/Object 12" xlink:type="simple" xlink:show="embed" xlink:actuate="onLoad"/><svg:desc>formula</svg:desc></draw:frame>so we'll have a four-blade component and<draw:frame draw:style-name="fr2" draw:name="Object12" text:anchor-type="as-char" svg:y="-0.1484in" svg:width="0.5866in" svg:height="0.1839in" draw:z-index="12"><draw:object xlink:href="./Object 13" xlink:type="simple" xlink:show="embed" xlink:actuate="onLoad"/><draw:image xlink:href="./ObjectReplacements/Object 13" xlink:type="simple" xlink:show="embed" xlink:actuate="onLoad"/></draw:frame>means that whatever is in here this must be the <text:span text:style-name="T11">b</text:span>lade <text:span text:style-name="T11">t</text:span>wo component. now they don't have that written down the way we're used to seeing it here but this would or to be consistent with this, this would read<draw:frame draw:style-name="fr2" draw:name="Object13" text:anchor-type="as-char" svg:y="-0.1484in" svg:width="1.1811in" svg:height="0.2091in" draw:z-index="13"><draw:object xlink:href="./Object 14" xlink:type="simple" xlink:show="embed" xlink:actuate="onLoad"/><draw:image xlink:href="./ObjectReplacements/Object 14" xlink:type="simple" xlink:show="embed" xlink:actuate="onLoad"/></draw:frame>. <text:span text:style-name="T12">N</text:span>ow you'll notice what they're doing here is definitely a little bit different than that, they're writing<draw:frame draw:style-name="fr2" draw:name="Object14" text:anchor-type="as-char" svg:y="-0.1484in" svg:width="0.5764in" svg:height="0.2091in" draw:z-index="14"><draw:object xlink:href="./Object 15" xlink:type="simple" xlink:show="embed" xlink:actuate="onLoad"/><draw:image xlink:href="./ObjectReplacements/Object 15" xlink:type="simple" xlink:show="embed" xlink:actuate="onLoad"/></draw:frame>, <draw:frame draw:style-name="fr2" draw:name="Object15" text:anchor-type="as-char" svg:y="-0.1484in" svg:width="0.5807in" svg:height="0.2091in" draw:z-index="15"><draw:object xlink:href="./Object 16" xlink:type="simple" xlink:show="embed" xlink:actuate="onLoad"/><draw:image xlink:href="./ObjectReplacements/Object 16" xlink:type="simple" xlink:show="embed" xlink:actuate="onLoad"/><svg:desc>formula</svg:desc></draw:frame>and then they're using this</text:p>
      <text:p text:style-name="Standard">notation for this commutator bracket<draw:frame draw:style-name="fr2" draw:name="Object16" text:anchor-type="as-char" svg:y="-0.1484in" svg:width="0.5256in" svg:height="0.1898in" draw:z-index="16"><draw:object xlink:href="./Object 17" xlink:type="simple" xlink:show="embed" xlink:actuate="onLoad"/><draw:image xlink:href="./ObjectReplacements/Object 17" xlink:type="simple" xlink:show="embed" xlink:actuate="onLoad"/><svg:desc>formula</svg:desc></draw:frame>that also has this extra <text:span text:style-name="T12">½ </text:span>in its definition but <text:span text:style-name="T12">to </text:span>be clear, as far as notation goes this could definitely be written as:</text:p>
      <text:p text:style-name="P12"/>
      <table:table table:name="Table3" table:style-name="Table3">
        <table:table-column table:style-name="Table3.A"/>
        <table:table-column table:style-name="Table3.B"/>
        <table:table-header-rows>
          <table:table-row>
            <table:table-cell table:style-name="Table3.A1" office:value-type="string">
              <text:p text:style-name="P76"><draw:frame draw:style-name="fr2" draw:name="Object17" text:anchor-type="as-char" svg:y="-0.1854in" svg:width="2.5366in" svg:height="0.261in" draw:z-index="17"><draw:object xlink:href="./Object 18" xlink:type="simple" xlink:show="embed" xlink:actuate="onLoad"/><draw:image xlink:href="./ObjectReplacements/Object 18" xlink:type="simple" xlink:show="embed" xlink:actuate="onLoad"/><svg:desc>formula</svg:desc></draw:frame></text:p>
            </table:table-cell>
            <table:table-cell table:style-name="Table3.A1" office:value-type="string">
              <text:p text:style-name="P77">(<text:sequence text:ref-name="refText2" text:name="Text" text:formula="ooow:Text+1" style:num-format="1">3</text:sequence>)</text:p>
            </table:table-cell>
          </table:table-row>
        </table:table-header-rows>
      </table:table>
      <text:p text:style-name="Standard"/>
      <text:p text:style-name="Standard"><text:span text:style-name="T12">A</text:span>s this<draw:frame draw:style-name="fr2" draw:name="Object18" text:anchor-type="as-char" svg:y="-0.1484in" svg:width="0.4874in" svg:height="0.1917in" draw:z-index="173"><draw:object xlink:href="./Object 19" xlink:type="simple" xlink:show="embed" xlink:actuate="onLoad"/><draw:image xlink:href="./ObjectReplacements/Object 19" xlink:type="simple" xlink:show="embed" xlink:actuate="onLoad"/></draw:frame>with no number means the blade zero component, <draw:frame draw:style-name="fr2" draw:name="Object19" text:anchor-type="as-char" svg:y="-0.1484in" svg:width="0.5374in" svg:height="0.2091in" draw:z-index="214"><draw:object xlink:href="./Object 20" xlink:type="simple" xlink:show="embed" xlink:actuate="onLoad"/><draw:image xlink:href="./ObjectReplacements/Object 20" xlink:type="simple" xlink:show="embed" xlink:actuate="onLoad"/><svg:desc>formula</svg:desc></draw:frame>with angle brackets with a second subscript is the <text:span text:style-name="T12">b</text:span>lade <text:span text:style-name="T12">t</text:span>wo component and this is<draw:frame draw:style-name="fr2" draw:name="Object20" text:anchor-type="as-char" svg:y="-0.1484in" svg:width="0.5437in" svg:height="0.2091in" draw:z-index="215"><draw:object xlink:href="./Object 21" xlink:type="simple" xlink:show="embed" xlink:actuate="onLoad"/><draw:image xlink:href="./ObjectReplacements/Object 21" xlink:type="simple" xlink:show="embed" xlink:actuate="onLoad"/><svg:desc>formula</svg:desc></draw:frame>the blade four component where the <draw:frame draw:style-name="fr2" draw:name="Object21" text:anchor-type="as-char" svg:y="-0.1484in" svg:width="0.3492in" svg:height="0.1839in" draw:z-index="216"><draw:object xlink:href="./Object 22" xlink:type="simple" xlink:show="embed" xlink:actuate="onLoad"/><draw:image xlink:href="./ObjectReplacements/Object 22" xlink:type="simple" xlink:show="embed" xlink:actuate="onLoad"/><svg:desc>formula</svg:desc></draw:frame>inside here is the space-time product of the bi-vector<draw:frame draw:style-name="fr2" draw:name="Object22" text:anchor-type="as-char" svg:y="-0.1484in" svg:width="0.2035in" svg:height="0.1839in" draw:z-index="217"><draw:object xlink:href="./Object 23" xlink:type="simple" xlink:show="embed" xlink:actuate="onLoad"/><draw:image xlink:href="./ObjectReplacements/Object 23" xlink:type="simple" xlink:show="embed" xlink:actuate="onLoad"/></draw:frame><text:span text:style-name="T12">and </text:span>the bi-vector<draw:frame draw:style-name="fr2" draw:name="Object23" text:anchor-type="as-char" svg:y="-0.1484in" svg:width="0.2083in" svg:height="0.1839in" draw:z-index="218"><draw:object xlink:href="./Object 24" xlink:type="simple" xlink:show="embed" xlink:actuate="onLoad"/><draw:image xlink:href="./ObjectReplacements/Object 24" xlink:type="simple" xlink:show="embed" xlink:actuate="onLoad"/></draw:frame>and then of course we just equate<draw:frame draw:style-name="fr2" draw:name="Object24" text:anchor-type="as-char" svg:y="-0.1484in" svg:width="1.1811in" svg:height="0.2091in" draw:z-index="219"><draw:object xlink:href="./Object 25" xlink:type="simple" xlink:show="embed" xlink:actuate="onLoad"/><draw:image xlink:href="./ObjectReplacements/Object 25" xlink:type="simple" xlink:show="embed" xlink:actuate="onLoad"/><svg:desc>formula</svg:desc></draw:frame>this <text:span text:style-name="T12">is</text:span> the <text:span text:style-name="T12">b</text:span>lade <text:span text:style-name="T12">two</text:span> part, this thing we're going to <text:span text:style-name="T13">d</text:span>efine is<draw:frame draw:style-name="fr2" draw:name="Object25" text:anchor-type="as-char" svg:y="-0.1484in" svg:width="1.1236in" svg:height="0.2091in" draw:z-index="220"><draw:object xlink:href="./Object 26" xlink:type="simple" xlink:show="embed" xlink:actuate="onLoad"/><draw:image xlink:href="./ObjectReplacements/Object 26" xlink:type="simple" xlink:show="embed" xlink:actuate="onLoad"/></draw:frame>and<draw:frame draw:style-name="fr2" draw:name="Object26" text:anchor-type="as-char" svg:y="-0.1484in" svg:width="1.1839in" svg:height="0.2091in" draw:z-index="221"><draw:object xlink:href="./Object 27" xlink:type="simple" xlink:show="embed" xlink:actuate="onLoad"/><draw:image xlink:href="./ObjectReplacements/Object 27" xlink:type="simple" xlink:show="embed" xlink:actuate="onLoad"/><svg:desc>formula</svg:desc></draw:frame>goes out here so there's this new operation that they're talking about which is the dot product of two bi-vectors and you'll notice that their version of this dot product</text:p>
      <text:p text:style-name="P13">clearly has a blade <text:span text:style-name="T14">z</text:span>ero part and a blade four part so if you look at what they're intending they're intending<draw:frame draw:style-name="fr2" draw:name="Object27" text:anchor-type="as-char" svg:y="-0.1484in" svg:width="1.0244in" svg:height="0.2091in" draw:z-index="222"><draw:object xlink:href="./Object 28" xlink:type="simple" xlink:show="embed" xlink:actuate="onLoad"/><draw:image xlink:href="./ObjectReplacements/Object 28" xlink:type="simple" xlink:show="embed" xlink:actuate="onLoad"/></draw:frame>to have a blade <text:span text:style-name="T14">z</text:span>ero part and a blade four part only and this is definitely different than the way I introduced it earlier where I said the space-time product of<draw:frame draw:style-name="fr2" draw:name="Object28" text:anchor-type="as-char" svg:y="-0.1484in" svg:width="0.2035in" svg:height="0.1839in" draw:z-index="223"><draw:object xlink:href="./Object 29" xlink:type="simple" xlink:show="embed" xlink:actuate="onLoad"/><draw:image xlink:href="./ObjectReplacements/Object 29" xlink:type="simple" xlink:show="embed" xlink:actuate="onLoad"/></draw:frame>and<draw:frame draw:style-name="fr2" draw:name="Object29" text:anchor-type="as-char" svg:y="-0.1484in" svg:width="0.2083in" svg:height="0.1839in" draw:z-index="224"><draw:object xlink:href="./Object 30" xlink:type="simple" xlink:show="embed" xlink:actuate="onLoad"/><draw:image xlink:href="./ObjectReplacements/Object 30" xlink:type="simple" xlink:show="embed" xlink:actuate="onLoad"/></draw:frame>was:</text:p>
      <text:p text:style-name="P14"/>
      <table:table table:name="Table4" table:style-name="Table4">
        <table:table-column table:style-name="Table4.A"/>
        <table:table-column table:style-name="Table4.B"/>
        <table:table-header-rows>
          <table:table-row>
            <table:table-cell table:style-name="Table4.A1" office:value-type="string">
              <text:p text:style-name="P76"><draw:frame draw:style-name="fr2" draw:name="Object30" text:anchor-type="as-char" svg:y="-0.1854in" svg:width="2.1654in" svg:height="0.2307in" draw:z-index="254"><draw:object xlink:href="./Object 31" xlink:type="simple" xlink:show="embed" xlink:actuate="onLoad"/><draw:image xlink:href="./ObjectReplacements/Object 31" xlink:type="simple" xlink:show="embed" xlink:actuate="onLoad"/><svg:desc>formula</svg:desc></draw:frame></text:p>
            </table:table-cell>
            <table:table-cell table:style-name="Table4.A1" office:value-type="string">
              <text:p text:style-name="P77">(<text:sequence text:ref-name="refText3" text:name="Text" text:formula="ooow:Text+1" style:num-format="1">4</text:sequence>)</text:p>
            </table:table-cell>
          </table:table-row>
        </table:table-header-rows>
      </table:table>
      <text:p text:style-name="P13"/>
      <text:p text:style-name="P15"><text:span text:style-name="T15">Where</text:span><text:span text:style-name="T15"><draw:frame draw:style-name="fr2" draw:name="Object31" text:anchor-type="as-char" svg:y="-0.1484in" svg:width="0.4717in" svg:height="0.1839in" draw:z-index="225"><draw:object xlink:href="./Object 32" xlink:type="simple" xlink:show="embed" xlink:actuate="onLoad"/><draw:image xlink:href="./ObjectReplacements/Object 32" xlink:type="simple" xlink:show="embed" xlink:actuate="onLoad"/></draw:frame></text:span>is the blade four part, <draw:frame draw:style-name="fr2" draw:name="Object32" text:anchor-type="as-char" svg:y="-0.1484in" svg:width="0.3866in" svg:height="0.1839in" draw:z-index="229"><draw:object xlink:href="./Object 33" xlink:type="simple" xlink:show="embed" xlink:actuate="onLoad"/><draw:image xlink:href="./ObjectReplacements/Object 33" xlink:type="simple" xlink:show="embed" xlink:actuate="onLoad"/></draw:frame>is the blade <text:span text:style-name="T15">two</text:span> part <text:span text:style-name="T15">and</text:span><text:span text:style-name="T15"><draw:frame draw:style-name="fr2" draw:name="Object33" text:anchor-type="as-char" svg:y="-0.1484in" svg:width="0.4126in" svg:height="0.1839in" draw:z-index="230"><draw:object xlink:href="./Object 34" xlink:type="simple" xlink:show="embed" xlink:actuate="onLoad"/><draw:image xlink:href="./ObjectReplacements/Object 34" xlink:type="simple" xlink:show="embed" xlink:actuate="onLoad"/></draw:frame></text:span>was the blade <text:span text:style-name="T15">zero</text:span> part so be very careful, the<draw:frame draw:style-name="fr2" draw:name="Object34" text:anchor-type="as-char" svg:y="-0.1484in" svg:width="0.3866in" svg:height="0.1839in" draw:z-index="232"><draw:object xlink:href="./Object 35" xlink:type="simple" xlink:show="embed" xlink:actuate="onLoad"/><draw:image xlink:href="./ObjectReplacements/Object 35" xlink:type="simple" xlink:show="embed" xlink:actuate="onLoad"/><svg:desc>formula</svg:desc></draw:frame>that I spoke about earlier is not the same<draw:frame draw:style-name="fr2" draw:name="Object35" text:anchor-type="as-char" svg:y="-0.1484in" svg:width="0.3866in" svg:height="0.1839in" draw:z-index="247"><draw:object xlink:href="./Object 36" xlink:type="simple" xlink:show="embed" xlink:actuate="onLoad"/><draw:image xlink:href="./ObjectReplacements/Object 36" xlink:type="simple" xlink:show="embed" xlink:actuate="onLoad"/><svg:desc>formula</svg:desc></draw:frame>that they're talking about here and this is just one of the things about the notation that is out there, there's different notations out there, I do want to say that the notation in the paper here, their notation is more in common use than this<draw:frame draw:style-name="fr2" draw:name="Object36" text:anchor-type="as-char" svg:y="-0.1484in" svg:width="0.4126in" svg:height="0.1839in" draw:z-index="249"><draw:object xlink:href="./Object 37" xlink:type="simple" xlink:show="embed" xlink:actuate="onLoad"/><draw:image xlink:href="./ObjectReplacements/Object 37" xlink:type="simple" xlink:show="embed" xlink:actuate="onLoad"/></draw:frame>and</text:p>
      <text:p text:style-name="P16">this<draw:frame draw:style-name="fr2" draw:name="Object37" text:anchor-type="as-char" svg:y="-0.1484in" svg:width="0.3866in" svg:height="0.1839in" draw:z-index="250"><draw:object xlink:href="./Object 38" xlink:type="simple" xlink:show="embed" xlink:actuate="onLoad"/><draw:image xlink:href="./ObjectReplacements/Object 38" xlink:type="simple" xlink:show="embed" xlink:actuate="onLoad"/><svg:desc>formula</svg:desc></draw:frame>I found in another really good paper that I learned a lot from and I just glommed onto it but it's clearly an outlier as far as notation goes so what do they mean by<draw:frame draw:style-name="fr2" draw:name="Object38" text:anchor-type="as-char" svg:y="-0.1484in" svg:width="0.3866in" svg:height="0.1839in" draw:z-index="251"><draw:object xlink:href="./Object 39" xlink:type="simple" xlink:show="embed" xlink:actuate="onLoad"/><draw:image xlink:href="./ObjectReplacements/Object 39" xlink:type="simple" xlink:show="embed" xlink:actuate="onLoad"/><svg:desc>formula</svg:desc></draw:frame>? <text:span text:style-name="T16">W</text:span>ell, <text:span text:style-name="T16">f</text:span>irst of all they <text:span text:style-name="T16">d</text:span>efine it right here so there's not too much to argue about it, it's clearly the symmetric part of the space-time product of the bi-vector<draw:frame draw:style-name="fr2" draw:name="Object39" text:anchor-type="as-char" svg:y="-0.1484in" svg:width="0.2035in" svg:height="0.1839in" draw:z-index="252"><draw:object xlink:href="./Object 40" xlink:type="simple" xlink:show="embed" xlink:actuate="onLoad"/><draw:image xlink:href="./ObjectReplacements/Object 40" xlink:type="simple" xlink:show="embed" xlink:actuate="onLoad"/></draw:frame>with the bi-vector<draw:frame draw:style-name="fr2" draw:name="Object40" text:anchor-type="as-char" svg:y="-0.1484in" svg:width="0.2083in" svg:height="0.1839in" draw:z-index="253"><draw:object xlink:href="./Object 41" xlink:type="simple" xlink:show="embed" xlink:actuate="onLoad"/><draw:image xlink:href="./ObjectReplacements/Object 41" xlink:type="simple" xlink:show="embed" xlink:actuate="onLoad"/></draw:frame>:</text:p>
      <text:p text:style-name="P17"/>
      <table:table table:name="Table5" table:style-name="Table5">
        <table:table-column table:style-name="Table5.A"/>
        <table:table-column table:style-name="Table5.B"/>
        <table:table-header-rows>
          <table:table-row>
            <table:table-cell table:style-name="Table5.A1" office:value-type="string">
              <text:p text:style-name="P76"><draw:frame draw:style-name="fr2" draw:name="Object41" text:anchor-type="as-char" svg:y="-0.1898in" svg:width="3.5409in" svg:height="0.2492in" draw:z-index="255"><draw:object xlink:href="./Object 42" xlink:type="simple" xlink:show="embed" xlink:actuate="onLoad"/><draw:image xlink:href="./ObjectReplacements/Object 42" xlink:type="simple" xlink:show="embed" xlink:actuate="onLoad"/><svg:desc>formula</svg:desc></draw:frame></text:p>
            </table:table-cell>
            <table:table-cell table:style-name="Table5.A1" office:value-type="string">
              <text:p text:style-name="P77">(<text:sequence text:ref-name="refText4" text:name="Text" text:formula="ooow:Text+1" style:num-format="1">5</text:sequence>)</text:p>
            </table:table-cell>
          </table:table-row>
        </table:table-header-rows>
      </table:table>
      <text:p text:style-name="P16"/>
      <text:p text:style-name="P18"><text:span text:style-name="T17">Where</text:span><text:span text:style-name="T17"><draw:frame draw:style-name="fr2" draw:name="Object42" text:anchor-type="as-char" svg:y="-0.152in" svg:width="1.0146in" svg:height="0.1992in" draw:z-index="256"><draw:object xlink:href="./Object 43" xlink:type="simple" xlink:show="embed" xlink:actuate="onLoad"/><draw:image xlink:href="./ObjectReplacements/Object 43" xlink:type="simple" xlink:show="embed" xlink:actuate="onLoad"/></draw:frame></text:span><text:span text:style-name="T17">,, </text:span>and to have this <text:span text:style-name="T17">d</text:span>ot being used for this symmetric part of this bi-vector product because, well what I'm trying to say is, this is an overloaded operator because we know that<draw:frame draw:style-name="fr2" draw:name="Object44" text:anchor-type="as-char" svg:y="-0.1484in" svg:width="0.3453in" svg:height="0.1839in" draw:z-index="257"><draw:object xlink:href="./Object 45" xlink:type="simple" xlink:show="embed" xlink:actuate="onLoad"/><draw:image xlink:href="./ObjectReplacements/Object 45" xlink:type="simple" xlink:show="embed" xlink:actuate="onLoad"/></draw:frame>where<draw:frame draw:style-name="fr2" draw:name="Object45" text:anchor-type="as-char" svg:y="-0.1484in" svg:width="0.1665in" svg:height="0.1839in" draw:z-index="258"><draw:object xlink:href="./Object 46" xlink:type="simple" xlink:show="embed" xlink:actuate="onLoad"/><draw:image xlink:href="./ObjectReplacements/Object 46" xlink:type="simple" xlink:show="embed" xlink:actuate="onLoad"/></draw:frame>is a vector, we know that that's an anti-symmetric product so the point being that we understand the definition of this dot product to be dependent on what are the two arguments so the arguments here are two bi-vectors when you see two bi-vectors we know we're going to use this definition <text:sequence-ref text:reference-format="text" text:ref-name="refText4">(5)</text:sequence-ref>, the symmetric part and any space-time product always has a symmetric part and an anti-symmetric part but it is not always true that the symmetric part and the anti-symmetric part have just one blade, in this case <text:sequence-ref text:reference-format="text" text:ref-name="refText1">(2)</text:sequence-ref>, the anti-symmetric part does in fact have one blade, it's the blade two piece so the entire blade two piece<draw:frame draw:style-name="fr2" draw:name="Object46" text:anchor-type="as-char" svg:y="-0.1484in" svg:width="0.5256in" svg:height="0.1898in" draw:z-index="259"><draw:object xlink:href="./Object 47" xlink:type="simple" xlink:show="embed" xlink:actuate="onLoad"/><draw:image xlink:href="./ObjectReplacements/Object 47" xlink:type="simple" xlink:show="embed" xlink:actuate="onLoad"/></draw:frame>is this anti-symmetric part of the space-time product, however the symmetric part has a blade zero piece<draw:frame draw:style-name="fr2" draw:name="Object47" text:anchor-type="as-char" svg:y="-0.1484in" svg:width="0.5764in" svg:height="0.2091in" draw:z-index="260"><draw:object xlink:href="./Object 48" xlink:type="simple" xlink:show="embed" xlink:actuate="onLoad"/><draw:image xlink:href="./ObjectReplacements/Object 48" xlink:type="simple" xlink:show="embed" xlink:actuate="onLoad"/></draw:frame>and a blade four piece<draw:frame draw:style-name="fr2" draw:name="Object48" text:anchor-type="as-char" svg:y="-0.1484in" svg:width="0.5807in" svg:height="0.2091in" draw:z-index="261"><draw:object xlink:href="./Object 49" xlink:type="simple" xlink:show="embed" xlink:actuate="onLoad"/><draw:image xlink:href="./ObjectReplacements/Object 49" xlink:type="simple" xlink:show="embed" xlink:actuate="onLoad"/><svg:desc>formula</svg:desc></draw:frame>and this was very different than with the vectors, remember with vectors, if I have a vector<draw:frame draw:style-name="fr2" draw:name="Object49" text:anchor-type="as-char" svg:y="-0.1484in" svg:width="0.1673in" svg:height="0.1839in" draw:z-index="262"><draw:object xlink:href="./Object 50" xlink:type="simple" xlink:show="embed" xlink:actuate="onLoad"/><draw:image xlink:href="./ObjectReplacements/Object 50" xlink:type="simple" xlink:show="embed" xlink:actuate="onLoad"/></draw:frame>dot with a vector<draw:frame draw:style-name="fr2" draw:name="Object50" text:anchor-type="as-char" svg:y="-0.1484in" svg:width="0.1673in" svg:height="0.1839in" draw:z-index="263"><draw:object xlink:href="./Object 51" xlink:type="simple" xlink:show="embed" xlink:actuate="onLoad"/><draw:image xlink:href="./ObjectReplacements/Object 51" xlink:type="simple" xlink:show="embed" xlink:actuate="onLoad"/></draw:frame>that is entirely the blade zero piece<draw:frame draw:style-name="fr2" draw:name="Object51" text:anchor-type="as-char" svg:y="-0.1484in" svg:width="0.6382in" svg:height="0.2091in" draw:z-index="264"><draw:object xlink:href="./Object 52" xlink:type="simple" xlink:show="embed" xlink:actuate="onLoad"/><draw:image xlink:href="./ObjectReplacements/Object 52" xlink:type="simple" xlink:show="embed" xlink:actuate="onLoad"/></draw:frame>. <text:s text:c="8"/></text:p>
      <text:p text:style-name="P18"><text:soft-page-break/></text:p>
      <text:p text:style-name="P18"><text:span text:style-name="T18">Y</text:span>ou have to stay on your toes about how these things are defined but it's very clear how they're defined </text:p>
      <text:p text:style-name="P19"><draw:frame draw:style-name="fr2" draw:name="Object52" text:anchor-type="as-char" svg:y="-0.1484in" svg:width="1.1925in" svg:height="0.2091in" draw:z-index="18"><draw:object xlink:href="./Object 53" xlink:type="simple" xlink:show="embed" xlink:actuate="onLoad"/><draw:image xlink:href="./ObjectReplacements/Object 53" xlink:type="simple" xlink:show="embed" xlink:actuate="onLoad"/><svg:desc>formula</svg:desc></draw:frame>is the symmetric part of the space-time product for two bi-vectors <text:sequence-ref text:reference-format="text" text:ref-name="refText4">(5)</text:sequence-ref>, when<draw:frame draw:style-name="fr2" draw:name="Object53" text:anchor-type="as-char" svg:y="-0.1484in" svg:width="0.2035in" svg:height="0.1839in" draw:z-index="19"><draw:object xlink:href="./Object 54" xlink:type="simple" xlink:show="embed" xlink:actuate="onLoad"/><draw:image xlink:href="./ObjectReplacements/Object 54" xlink:type="simple" xlink:show="embed" xlink:actuate="onLoad"/></draw:frame>and<draw:frame draw:style-name="fr2" draw:name="Object54" text:anchor-type="as-char" svg:y="-0.1484in" svg:width="0.2083in" svg:height="0.1839in" draw:z-index="265"><draw:object xlink:href="./Object 55" xlink:type="simple" xlink:show="embed" xlink:actuate="onLoad"/><draw:image xlink:href="./ObjectReplacements/Object 55" xlink:type="simple" xlink:show="embed" xlink:actuate="onLoad"/></draw:frame><text:span text:style-name="T19">a</text:span>re both bi-vectors so we should read “<text:span text:style-name="T19">A</text:span> product between two bi vectors<draw:frame draw:style-name="fr2" draw:name="Object55" text:anchor-type="as-char" svg:y="-0.1484in" svg:width="0.2035in" svg:height="0.1839in" draw:z-index="266"><draw:object xlink:href="./Object 56" xlink:type="simple" xlink:show="embed" xlink:actuate="onLoad"/><draw:image xlink:href="./ObjectReplacements/Object 56" xlink:type="simple" xlink:show="embed" xlink:actuate="onLoad"/><svg:desc>formula</svg:desc></draw:frame>and<draw:frame draw:style-name="fr2" draw:name="Object56" text:anchor-type="as-char" svg:y="-0.1484in" svg:width="0.2083in" svg:height="0.1839in" draw:z-index="268"><draw:object xlink:href="./Object 57" xlink:type="simple" xlink:show="embed" xlink:actuate="onLoad"/><draw:image xlink:href="./ObjectReplacements/Object 57" xlink:type="simple" xlink:show="embed" xlink:actuate="onLoad"/><svg:desc>formula</svg:desc></draw:frame>can be split into <text:span text:style-name="T2">three</text:span> distinct grades <text:span text:style-name="T19">(scalar, bi-vector and pseudo-scalar)”, </text:span>we've covered <text:span text:style-name="T19">that, </text:span>the scalar bi-vector and pseudo-scalar, “in contrast to the two grades in vector vector and vector bi-vector products of <text:span text:style-name="T19">(</text:span>3.2<text:span text:style-name="T19">)</text:span> and <text:span text:style-name="T19">(</text:span>3.9<text:span text:style-name="T19">)” </text:span><text:span text:style-name="T19"><text:sequence-ref text:reference-format="text" text:ref-name="refText1">(2)</text:sequence-ref></text:span><text:span text:style-name="T19"><text:s/></text:span>and just as a reminder this is the vector vector form:</text:p>
      <text:p text:style-name="P20"/>
      <table:table table:name="Table6" table:style-name="Table6">
        <table:table-column table:style-name="Table6.A"/>
        <table:table-column table:style-name="Table6.B"/>
        <table:table-header-rows>
          <table:table-row>
            <table:table-cell table:style-name="Table6.A1" office:value-type="string">
              <text:p text:style-name="P76"><draw:frame draw:style-name="fr2" draw:name="Object57" text:anchor-type="as-char" svg:y="-0.1854in" svg:width="1.3535in" svg:height="0.2307in" draw:z-index="293"><draw:object xlink:href="./Object 58" xlink:type="simple" xlink:show="embed" xlink:actuate="onLoad"/><draw:image xlink:href="./ObjectReplacements/Object 58" xlink:type="simple" xlink:show="embed" xlink:actuate="onLoad"/><svg:desc>formula</svg:desc></draw:frame></text:p>
            </table:table-cell>
            <table:table-cell table:style-name="Table6.A1" office:value-type="string">
              <text:p text:style-name="P77">(<text:sequence text:ref-name="refText5" text:name="Text" text:formula="ooow:Text+1" style:num-format="1">6</text:sequence>)</text:p>
            </table:table-cell>
          </table:table-row>
        </table:table-header-rows>
      </table:table>
      <text:p text:style-name="P19"/>
      <text:p text:style-name="P19"><text:span text:style-name="T19">T</text:span>hat's going to be blade zero <text:span text:style-name="T19">plus</text:span> <text:span text:style-name="T19">b</text:span>lade <text:span text:style-name="T19">two</text:span> and this is the vector bi-vectors <text:span text:style-name="T19">space-time </text:span>product:</text:p>
      <text:p text:style-name="P20"/>
      <table:table table:name="Table7" table:style-name="Table7">
        <table:table-column table:style-name="Table7.A"/>
        <table:table-column table:style-name="Table7.B"/>
        <table:table-header-rows>
          <table:table-row>
            <table:table-cell table:style-name="Table7.A1" office:value-type="string">
              <text:p text:style-name="P76"><draw:frame draw:style-name="fr2" draw:name="Object58" text:anchor-type="as-char" svg:y="-0.1854in" svg:width="1.4752in" svg:height="0.2307in" draw:z-index="317"><draw:object xlink:href="./Object 59" xlink:type="simple" xlink:show="embed" xlink:actuate="onLoad"/><draw:image xlink:href="./ObjectReplacements/Object 59" xlink:type="simple" xlink:show="embed" xlink:actuate="onLoad"/><svg:desc>formula</svg:desc></draw:frame></text:p>
            </table:table-cell>
            <table:table-cell table:style-name="Table7.A1" office:value-type="string">
              <text:p text:style-name="P77">(<text:sequence text:ref-name="refText6" text:name="Text" text:formula="ooow:Text+1" style:num-format="1">7</text:sequence>)</text:p>
            </table:table-cell>
          </table:table-row>
        </table:table-header-rows>
      </table:table>
      <text:p text:style-name="P19"/>
      <text:p text:style-name="P21"><text:span text:style-name="T19">T</text:span>hat's going to be blade <text:span text:style-name="T19">one, </text:span>a vector and this is going to be <text:span text:style-name="T19">b</text:span>lade <text:span text:style-name="T19">three,</text:span> a tri-<text:span text:style-name="T6">v</text:span>ector. <text:span text:style-name="T20">W</text:span>e just reviewed <text:span text:style-name="T19">(</text:span>3.2<text:span text:style-name="T19">)</text:span> and <text:span text:style-name="T19">(</text:span>3.9<text:span text:style-name="T19">)</text:span> so the bi-vector b<text:span text:style-name="T19">i-</text:span>vector product is going to be blade zero<draw:frame draw:style-name="fr2" draw:name="Object60" text:anchor-type="as-char" svg:y="-0.1484in" svg:width="0.5764in" svg:height="0.2091in" draw:z-index="269"><draw:object xlink:href="./Object 61" xlink:type="simple" xlink:show="embed" xlink:actuate="onLoad"/><draw:image xlink:href="./ObjectReplacements/Object 61" xlink:type="simple" xlink:show="embed" xlink:actuate="onLoad"/><svg:desc>formula</svg:desc></draw:frame>, <text:span text:style-name="T20">b</text:span>lade <text:span text:style-name="T20">t</text:span>wo<draw:frame draw:style-name="fr2" draw:name="Object61" text:anchor-type="as-char" svg:y="-0.1484in" svg:width="0.5256in" svg:height="0.1898in" draw:z-index="270"><draw:object xlink:href="./Object 62" xlink:type="simple" xlink:show="embed" xlink:actuate="onLoad"/><draw:image xlink:href="./ObjectReplacements/Object 62" xlink:type="simple" xlink:show="embed" xlink:actuate="onLoad"/><svg:desc>formula</svg:desc></draw:frame> blade four<draw:frame draw:style-name="fr2" draw:name="Object62" text:anchor-type="as-char" svg:y="-0.1484in" svg:width="0.5807in" svg:height="0.2091in" draw:z-index="271"><draw:object xlink:href="./Object 63" xlink:type="simple" xlink:show="embed" xlink:actuate="onLoad"/><draw:image xlink:href="./ObjectReplacements/Object 63" xlink:type="simple" xlink:show="embed" xlink:actuate="onLoad"/><svg:desc>formula</svg:desc></draw:frame>, what's nice is this gives you a little formula for calculating the blade two part<draw:frame draw:style-name="fr2" draw:name="Object59" text:anchor-type="as-char" svg:y="-0.1484in" svg:width="0.5256in" svg:height="0.1898in" draw:z-index="272"><draw:object xlink:href="./Object 60" xlink:type="simple" xlink:show="embed" xlink:actuate="onLoad"/><draw:image xlink:href="./ObjectReplacements/Object 60" xlink:type="simple" xlink:show="embed" xlink:actuate="onLoad"/><svg:desc>formula</svg:desc></draw:frame>, it's that commutator and you can calculate the complex scalar part that's another way to say it because<draw:frame draw:style-name="fr2" draw:name="Object63" text:anchor-type="as-char" svg:y="-0.1484in" svg:width="1.1925in" svg:height="0.2091in" draw:z-index="274"><draw:object xlink:href="./Object 64" xlink:type="simple" xlink:show="embed" xlink:actuate="onLoad"/><draw:image xlink:href="./ObjectReplacements/Object 64" xlink:type="simple" xlink:show="embed" xlink:actuate="onLoad"/><svg:desc>formula</svg:desc></draw:frame>is a scalar plus a pseudo-scalar which that equals a complex scalar so the complex scalar part is the symmetric part of the space-time product and we know that because if<draw:frame draw:style-name="fr2" draw:name="Object65" text:anchor-type="as-char" svg:y="-0.1484in" svg:width="0.5256in" svg:height="0.1898in" draw:z-index="275"><draw:object xlink:href="./Object 66" xlink:type="simple" xlink:show="embed" xlink:actuate="onLoad"/><draw:image xlink:href="./ObjectReplacements/Object 66" xlink:type="simple" xlink:show="embed" xlink:actuate="onLoad"/><svg:desc>formula</svg:desc></draw:frame><text:span text:style-name="T21">i</text:span>s the anti-symmetric part everything left must be the symmetric part. “<text:span text:style-name="T20">W</text:span>e will find it instructive to consider the scalar and pseudo-scalar <text:span text:style-name="T20">p</text:span>arts together as the same complex scalar<draw:frame draw:style-name="fr2" draw:name="Object64" text:anchor-type="as-char" svg:y="-0.1484in" svg:width="0.3866in" svg:height="0.1839in" draw:z-index="276"><draw:object xlink:href="./Object 65" xlink:type="simple" xlink:show="embed" xlink:actuate="onLoad"/><draw:image xlink:href="./ObjectReplacements/Object 65" xlink:type="simple" xlink:show="embed" xlink:actuate="onLoad"/></draw:frame>”. <text:span text:style-name="T20">T</text:span>hey're going to now say that<draw:frame draw:style-name="fr2" draw:name="Object66" text:anchor-type="as-char" svg:y="-0.1484in" svg:width="0.3866in" svg:height="0.1839in" draw:z-index="277"><draw:object xlink:href="./Object 67" xlink:type="simple" xlink:show="embed" xlink:actuate="onLoad"/><draw:image xlink:href="./ObjectReplacements/Object 67" xlink:type="simple" xlink:show="embed" xlink:actuate="onLoad"/><svg:desc>formula</svg:desc></draw:frame>, b<text:span text:style-name="T21">i-</text:span>vector dot bi-vector is the complex scalar part of the space-time product that's what they want this to mean.</text:p>
      <text:p text:style-name="P21"/>
      <text:p text:style-name="P5"><text:span text:style-name="T21">C</text:span>anonical <text:span text:style-name="T21">decompositions</text:span></text:p>
      <text:p text:style-name="P21"/>
      <text:p text:style-name="P21">“<text:span text:style-name="T21">T</text:span>he symmetric part of the product produces this complex scalar, which we can better understand by making these canonical decompositions<text:span text:style-name="T17"><draw:frame draw:style-name="fr2" draw:name="Object67" text:anchor-type="as-char" svg:y="-0.152in" svg:width="1.0146in" svg:height="0.1992in" draw:z-index="278"><draw:object xlink:href="./Object 68" xlink:type="simple" xlink:show="embed" xlink:actuate="onLoad"/><draw:image xlink:href="./ObjectReplacements/Object 68" xlink:type="simple" xlink:show="embed" xlink:actuate="onLoad"/><svg:desc>formula</svg:desc></draw:frame></text:span><text:span text:style-name="T17">,</text:span><text:span text:style-name="T17"><draw:frame draw:style-name="fr2" draw:name="Object68" text:anchor-type="as-char" svg:y="-0.152in" svg:width="1.0535in" svg:height="0.1992in" draw:z-index="279"><draw:object xlink:href="./Object 69" xlink:type="simple" xlink:show="embed" xlink:actuate="onLoad"/><draw:image xlink:href="./ObjectReplacements/Object 69" xlink:type="simple" xlink:show="embed" xlink:actuate="onLoad"/><svg:desc>formula</svg:desc></draw:frame></text:span><text:span text:style-name="T17">” </text:span>so we know we're talking about a bi-vector<draw:frame draw:style-name="fr2" draw:name="Object69" text:anchor-type="as-char" svg:y="-0.1484in" svg:width="0.2035in" svg:height="0.1839in" draw:z-index="280"><draw:object xlink:href="./Object 70" xlink:type="simple" xlink:show="embed" xlink:actuate="onLoad"/><draw:image xlink:href="./ObjectReplacements/Object 70" xlink:type="simple" xlink:show="embed" xlink:actuate="onLoad"/></draw:frame>times a <text:span text:style-name="T8">bi-vector</text:span><text:span text:style-name="T8"><draw:frame draw:style-name="fr2" draw:name="Object70" text:anchor-type="as-char" svg:y="-0.1484in" svg:width="0.2083in" svg:height="0.1839in" draw:z-index="281"><draw:object xlink:href="./Object 71" xlink:type="simple" xlink:show="embed" xlink:actuate="onLoad"/><draw:image xlink:href="./ObjectReplacements/Object 71" xlink:type="simple" xlink:show="embed" xlink:actuate="onLoad"/></draw:frame></text:span><text:span text:style-name="T8">and we know we can always take its canonical decomposition into a c</text:span>anonical form<draw:frame draw:style-name="fr2" draw:name="Object71" text:anchor-type="as-char" svg:y="-0.1484in" svg:width="0.1516in" svg:height="0.1839in" draw:z-index="282"><draw:object xlink:href="./Object 72" xlink:type="simple" xlink:show="embed" xlink:actuate="onLoad"/><draw:image xlink:href="./ObjectReplacements/Object 72" xlink:type="simple" xlink:show="embed" xlink:actuate="onLoad"/></draw:frame><text:span text:style-name="T21">and</text:span> a canonical form<draw:frame draw:style-name="fr2" draw:name="Object72" text:anchor-type="as-char" svg:y="-0.1484in" svg:width="0.1728in" svg:height="0.1839in" draw:z-index="283"><draw:object xlink:href="./Object 73" xlink:type="simple" xlink:show="embed" xlink:actuate="onLoad"/><draw:image xlink:href="./ObjectReplacements/Object 73" xlink:type="simple" xlink:show="embed" xlink:actuate="onLoad"/></draw:frame>with a phase here, this exponential phase so they do that and they just write it down as <text:sequence-ref text:reference-format="text" text:ref-name="refText4">(5)</text:sequence-ref>, <draw:frame draw:style-name="fr2" draw:name="Object73" text:anchor-type="as-char" svg:y="-0.1484in" svg:width="0.3866in" svg:height="0.1839in" draw:z-index="284"><draw:object xlink:href="./Object 74" xlink:type="simple" xlink:show="embed" xlink:actuate="onLoad"/><draw:image xlink:href="./ObjectReplacements/Object 74" xlink:type="simple" xlink:show="embed" xlink:actuate="onLoad"/></draw:frame>is the symmetric part of the space-time product of<draw:frame draw:style-name="fr2" draw:name="Object74" text:anchor-type="as-char" svg:y="-0.1484in" svg:width="0.2035in" svg:height="0.1839in" draw:z-index="285"><draw:object xlink:href="./Object 75" xlink:type="simple" xlink:show="embed" xlink:actuate="onLoad"/><draw:image xlink:href="./ObjectReplacements/Object 75" xlink:type="simple" xlink:show="embed" xlink:actuate="onLoad"/><svg:desc>formula</svg:desc></draw:frame>and <draw:frame draw:style-name="fr2" draw:name="Object75" text:anchor-type="as-char" svg:y="-0.1484in" svg:width="0.2083in" svg:height="0.1839in" draw:z-index="286"><draw:object xlink:href="./Object 76" xlink:type="simple" xlink:show="embed" xlink:actuate="onLoad"/><draw:image xlink:href="./ObjectReplacements/Object 76" xlink:type="simple" xlink:show="embed" xlink:actuate="onLoad"/><svg:desc>formula</svg:desc></draw:frame>which is going to be<draw:frame draw:style-name="fr2" draw:name="Object76" text:anchor-type="as-char" svg:y="-0.1484in" svg:width="0.2992in" svg:height="0.1839in" draw:z-index="287"><draw:object xlink:href="./Object 77" xlink:type="simple" xlink:show="embed" xlink:actuate="onLoad"/><draw:image xlink:href="./ObjectReplacements/Object 77" xlink:type="simple" xlink:show="embed" xlink:actuate="onLoad"/><svg:desc>formula</svg:desc></draw:frame>which is the same, remember<draw:frame draw:style-name="fr2" draw:name="Object77" text:anchor-type="as-char" svg:y="-0.1484in" svg:width="0.2035in" svg:height="0.1839in" draw:z-index="288"><draw:object xlink:href="./Object 78" xlink:type="simple" xlink:show="embed" xlink:actuate="onLoad"/><draw:image xlink:href="./ObjectReplacements/Object 78" xlink:type="simple" xlink:show="embed" xlink:actuate="onLoad"/><svg:desc>formula</svg:desc></draw:frame>and <draw:frame draw:style-name="fr2" draw:name="Object78" text:anchor-type="as-char" svg:y="-0.1484in" svg:width="0.2083in" svg:height="0.1839in" draw:z-index="289"><draw:object xlink:href="./Object 79" xlink:type="simple" xlink:show="embed" xlink:actuate="onLoad"/><draw:image xlink:href="./ObjectReplacements/Object 79" xlink:type="simple" xlink:show="embed" xlink:actuate="onLoad"/><svg:desc>formula</svg:desc></draw:frame>are bi-vectors so that little dot is the same as this little dot<draw:frame draw:style-name="fr2" draw:name="Object79" text:anchor-type="as-char" svg:y="-0.1484in" svg:width="0.3866in" svg:height="0.1839in" draw:z-index="290"><draw:object xlink:href="./Object 80" xlink:type="simple" xlink:show="embed" xlink:actuate="onLoad"/><draw:image xlink:href="./ObjectReplacements/Object 80" xlink:type="simple" xlink:show="embed" xlink:actuate="onLoad"/><svg:desc>formula</svg:desc></draw:frame>these little dots are the same because<draw:frame draw:style-name="fr2" draw:name="Object80" text:anchor-type="as-char" svg:y="-0.1484in" svg:width="0.1516in" svg:height="0.1839in" draw:z-index="291"><draw:object xlink:href="./Object 81" xlink:type="simple" xlink:show="embed" xlink:actuate="onLoad"/><draw:image xlink:href="./ObjectReplacements/Object 81" xlink:type="simple" xlink:show="embed" xlink:actuate="onLoad"/><svg:desc>formula</svg:desc></draw:frame>and<draw:frame draw:style-name="fr2" draw:name="Object81" text:anchor-type="as-char" svg:y="-0.1484in" svg:width="0.1728in" svg:height="0.1839in" draw:z-index="292"><draw:object xlink:href="./Object 82" xlink:type="simple" xlink:show="embed" xlink:actuate="onLoad"/><draw:image xlink:href="./ObjectReplacements/Object 82" xlink:type="simple" xlink:show="embed" xlink:actuate="onLoad"/><svg:desc>formula</svg:desc></draw:frame>are bi-vectors. they're canonical <text:span text:style-name="T22">bi-</text:span>vectors but they're bi-<text:span text:style-name="T7">ve</text:span>ctors and then it's just times this exponential <text:span text:style-name="T22">f</text:span>actor. <text:span text:style-name="T23">L</text:span>et's just look at this decomposition <text:sequence-ref text:reference-format="text" text:ref-name="refText4">(5)</text:sequence-ref><text:s/>very quickly, it's easy and I've written it out right here:</text:p>
      <text:p text:style-name="P23"/>
      <table:table table:name="Table8" table:style-name="Table8">
        <table:table-column table:style-name="Table8.A"/>
        <table:table-column table:style-name="Table8.B"/>
        <table:table-header-rows>
          <table:table-row>
            <table:table-cell table:style-name="Table8.A1" office:value-type="string">
              <text:p text:style-name="P76"><draw:frame draw:style-name="fr2" draw:name="Object82" text:anchor-type="as-char" svg:y="-0.4362in" svg:width="5.2654in" svg:height="0.8165in" draw:z-index="318"><draw:object xlink:href="./Object 83" xlink:type="simple" xlink:show="embed" xlink:actuate="onLoad"/><draw:image xlink:href="./ObjectReplacements/Object 83" xlink:type="simple" xlink:show="embed" xlink:actuate="onLoad"/><svg:desc>formula</svg:desc></draw:frame></text:p>
            </table:table-cell>
            <table:table-cell table:style-name="Table8.A1" office:value-type="string">
              <text:p text:style-name="P77">(<text:sequence text:ref-name="refText7" text:name="Text" text:formula="ooow:Text+1" style:num-format="1">8</text:sequence>)</text:p>
            </table:table-cell>
          </table:table-row>
        </table:table-header-rows>
      </table:table>
      <text:p text:style-name="P22"/>
      <text:p text:style-name="P24"><text:span text:style-name="T24">T</text:span>his is the symmetric part of the space-time product of the bi-<text:span text:style-name="T7">v</text:span>ector<draw:frame draw:style-name="fr2" draw:name="Object83" text:anchor-type="as-char" svg:y="-0.1484in" svg:width="0.2035in" svg:height="0.1839in" draw:z-index="319"><draw:object xlink:href="./Object 84" xlink:type="simple" xlink:show="embed" xlink:actuate="onLoad"/><draw:image xlink:href="./ObjectReplacements/Object 84" xlink:type="simple" xlink:show="embed" xlink:actuate="onLoad"/></draw:frame><text:span text:style-name="T24">times</text:span> b<text:span text:style-name="T24">i</text:span>-vector<draw:frame draw:style-name="fr2" draw:name="Object84" text:anchor-type="as-char" svg:y="-0.1484in" svg:width="0.2035in" svg:height="0.1839in" draw:z-index="320"><draw:object xlink:href="./Object 85" xlink:type="simple" xlink:show="embed" xlink:actuate="onLoad"/><draw:image xlink:href="./ObjectReplacements/Object 85" xlink:type="simple" xlink:show="embed" xlink:actuate="onLoad"/></draw:frame>so we simply make<draw:frame draw:style-name="fr2" draw:name="Object85" text:anchor-type="as-char" svg:y="-0.1484in" svg:width="0.2035in" svg:height="0.1839in" draw:z-index="321"><draw:object xlink:href="./Object 86" xlink:type="simple" xlink:show="embed" xlink:actuate="onLoad"/><draw:image xlink:href="./ObjectReplacements/Object 86" xlink:type="simple" xlink:show="embed" xlink:actuate="onLoad"/></draw:frame>, we replace it with its decomposition and we take<draw:frame draw:style-name="fr2" draw:name="Object86" text:anchor-type="as-char" svg:y="-0.1484in" svg:width="0.2083in" svg:height="0.1839in" draw:z-index="322"><draw:object xlink:href="./Object 87" xlink:type="simple" xlink:show="embed" xlink:actuate="onLoad"/><draw:image xlink:href="./ObjectReplacements/Object 87" xlink:type="simple" xlink:show="embed" xlink:actuate="onLoad"/></draw:frame>and we replace it with its decomposition and we do that everywhere and it's pretty obvious what happens, this scalar decomposition commutes with everything because<draw:frame draw:style-name="fr2" draw:name="Object87" text:anchor-type="as-char" svg:y="-0.1484in" svg:width="0.1516in" svg:height="0.1839in" draw:z-index="323"><draw:object xlink:href="./Object 88" xlink:type="simple" xlink:show="embed" xlink:actuate="onLoad"/><draw:image xlink:href="./ObjectReplacements/Object 88" xlink:type="simple" xlink:show="embed" xlink:actuate="onLoad"/></draw:frame>and<draw:frame draw:style-name="fr2" draw:name="Object88" text:anchor-type="as-char" svg:y="-0.1484in" svg:width="0.1728in" svg:height="0.1839in" draw:z-index="324"><draw:object xlink:href="./Object 89" xlink:type="simple" xlink:show="embed" xlink:actuate="onLoad"/><draw:image xlink:href="./ObjectReplacements/Object 89" xlink:type="simple" xlink:show="embed" xlink:actuate="onLoad"/></draw:frame>, these are bi-vectors, <draw:frame draw:style-name="fr2" draw:name="Object89" text:anchor-type="as-char" svg:y="-0.1484in" svg:width="0.1516in" svg:height="0.1839in" draw:z-index="325"><draw:object xlink:href="./Object 90" xlink:type="simple" xlink:show="embed" xlink:actuate="onLoad"/><draw:image xlink:href="./ObjectReplacements/Object 90" xlink:type="simple" xlink:show="embed" xlink:actuate="onLoad"/><svg:desc>formula</svg:desc></draw:frame>and<draw:frame draw:style-name="fr2" draw:name="Object90" text:anchor-type="as-char" svg:y="-0.1484in" svg:width="0.1728in" svg:height="0.1839in" draw:z-index="326"><draw:object xlink:href="./Object 91" xlink:type="simple" xlink:show="embed" xlink:actuate="onLoad"/><draw:image xlink:href="./ObjectReplacements/Object 91" xlink:type="simple" xlink:show="embed" xlink:actuate="onLoad"/><svg:desc>formula</svg:desc></draw:frame>, being both bi-vectors <text:span text:style-name="T24">they </text:span>commute <text:soft-page-break/>with the pseudo-scalar so we can pull these exponentials right out and we end up with<draw:frame draw:style-name="fr2" draw:name="Object91" text:anchor-type="as-char" svg:y="-0.1575in" svg:width="0.6508in" svg:height="0.2035in" draw:z-index="327"><draw:object xlink:href="./Object 92" xlink:type="simple" xlink:show="embed" xlink:actuate="onLoad"/><draw:image xlink:href="./ObjectReplacements/Object 92" xlink:type="simple" xlink:show="embed" xlink:actuate="onLoad"/></draw:frame>, that's what left behind after you pull out these exponentials <text:span text:style-name="T24">multiplied by</text:span><text:span text:style-name="T24"><draw:frame draw:style-name="fr2" draw:name="Object92" text:anchor-type="as-char" svg:y="-0.152in" svg:width="1.2693in" svg:height="0.1992in" draw:z-index="347"><draw:object xlink:href="./Object 93" xlink:type="simple" xlink:show="embed" xlink:actuate="onLoad"/><draw:image xlink:href="./ObjectReplacements/Object 93" xlink:type="simple" xlink:show="embed" xlink:actuate="onLoad"/></draw:frame></text:span>and these exponentials combine just like they would in regular complex analysis and so you get that combination and then this one half plus this symmetric sum that's the definition of<draw:frame draw:style-name="fr2" draw:name="Object93" text:anchor-type="as-char" svg:y="-0.1484in" svg:width="0.2992in" svg:height="0.1839in" draw:z-index="348"><draw:object xlink:href="./Object 94" xlink:type="simple" xlink:show="embed" xlink:actuate="onLoad"/><draw:image xlink:href="./ObjectReplacements/Object 94" xlink:type="simple" xlink:show="embed" xlink:actuate="onLoad"/></draw:frame>so that explains exactly how this formula <text:sequence-ref text:reference-format="text" text:ref-name="refText4">(5)</text:sequence-ref><text:s/>surfaces. <text:span text:style-name="T24">N</text:span>ow this next line is worth a little bit of thinking.</text:p>
      <text:p text:style-name="P24"/>
      <text:p text:style-name="P2">Relative 3 vectors</text:p>
      <text:p text:style-name="Standard"/>
      <text:p text:style-name="P25"><text:span text:style-name="T24">“S</text:span>ince<draw:frame draw:style-name="fr2" draw:name="Object94" text:anchor-type="as-char" svg:y="-0.1484in" svg:width="0.1516in" svg:height="0.1839in" draw:z-index="349"><draw:object xlink:href="./Object 95" xlink:type="simple" xlink:show="embed" xlink:actuate="onLoad"/><draw:image xlink:href="./ObjectReplacements/Object 95" xlink:type="simple" xlink:show="embed" xlink:actuate="onLoad"/><svg:desc>formula</svg:desc></draw:frame><text:span text:style-name="T24">and</text:span><text:span text:style-name="T24"><draw:frame draw:style-name="fr2" draw:name="Object95" text:anchor-type="as-char" svg:y="-0.1484in" svg:width="0.1728in" svg:height="0.1839in" draw:z-index="350"><draw:object xlink:href="./Object 96" xlink:type="simple" xlink:show="embed" xlink:actuate="onLoad"/><draw:image xlink:href="./ObjectReplacements/Object 96" xlink:type="simple" xlink:show="embed" xlink:actuate="onLoad"/><svg:desc>formula</svg:desc></draw:frame></text:span>have fixed signature,<draw:frame draw:style-name="fr2" draw:name="Object96" text:anchor-type="as-char" svg:y="-0.152in" svg:width="1.1846in" svg:height="0.1992in" draw:z-index="351"><draw:object xlink:href="./Object 97" xlink:type="simple" xlink:show="embed" xlink:actuate="onLoad"/><draw:image xlink:href="./ObjectReplacements/Object 97" xlink:type="simple" xlink:show="embed" xlink:actuate="onLoad"/></draw:frame>” which is the symmetric part of the space-time product of<draw:frame draw:style-name="fr2" draw:name="Object97" text:anchor-type="as-char" svg:y="-0.1484in" svg:width="0.1516in" svg:height="0.1839in" draw:z-index="352"><draw:object xlink:href="./Object 98" xlink:type="simple" xlink:show="embed" xlink:actuate="onLoad"/><draw:image xlink:href="./ObjectReplacements/Object 98" xlink:type="simple" xlink:show="embed" xlink:actuate="onLoad"/><svg:desc>formula</svg:desc></draw:frame><text:span text:style-name="T24">and</text:span><text:span text:style-name="T24"><draw:frame draw:style-name="fr2" draw:name="Object98" text:anchor-type="as-char" svg:y="-0.1484in" svg:width="0.1728in" svg:height="0.1839in" draw:z-index="353"><draw:object xlink:href="./Object 99" xlink:type="simple" xlink:show="embed" xlink:actuate="onLoad"/><draw:image xlink:href="./ObjectReplacements/Object 99" xlink:type="simple" xlink:show="embed" xlink:actuate="onLoad"/><svg:desc>formula</svg:desc></draw:frame></text:span><text:span text:style-name="T24">, “</text:span>is a real scalar”. <text:span text:style-name="T25">W</text:span>e need to actually probe this a little bit, “<text:span text:style-name="T25">I</text:span>n fact, it will become clear after we introduce relative three vectors”, they're presaging this notion of relative three vectors which is really important, “that this real scalar is completely equivalent to the usual <text:span text:style-name="T25">(Euclidean) </text:span>dot product from non-relativistic three vector analysis, which motivates this choice of notation”. <text:span text:style-name="T25">U</text:span>ltimately when we introduce this notion of relative three vectors in the space-time algebra it turns out that it's a very important observation is that these relative three vectors form a sub-algebra inside the space-time algebra and that sub-algebra is regular 3D Geometric algebra with a Euclidean metric so when I say regular 3D I mean three-dimensional Geometric algebra with a Euclidean metric and that lives inside the space-time algebra and seeing where that lives is really important but before we go there we have to we have to understand a little bit about what this<draw:frame draw:style-name="fr2" draw:name="Object99" text:anchor-type="as-char" svg:y="-0.1484in" svg:width="0.2992in" svg:height="0.1839in" draw:z-index="354"><draw:object xlink:href="./Object 100" xlink:type="simple" xlink:show="embed" xlink:actuate="onLoad"/><draw:image xlink:href="./ObjectReplacements/Object 100" xlink:type="simple" xlink:show="embed" xlink:actuate="onLoad"/><svg:desc>formula</svg:desc></draw:frame>is all about, <draw:frame draw:style-name="fr2" draw:name="Object100" text:anchor-type="as-char" svg:y="-0.1484in" svg:width="0.2992in" svg:height="0.1839in" draw:z-index="355"><draw:object xlink:href="./Object 101" xlink:type="simple" xlink:show="embed" xlink:actuate="onLoad"/><draw:image xlink:href="./ObjectReplacements/Object 101" xlink:type="simple" xlink:show="embed" xlink:actuate="onLoad"/><svg:desc>formula</svg:desc></draw:frame>is a real scalar, they're fixed signature so let's probe this a little bit because we need to understand the nature of these<draw:frame draw:style-name="fr2" draw:name="Object101" text:anchor-type="as-char" svg:y="-0.1484in" svg:width="0.1516in" svg:height="0.1839in" draw:z-index="356"><draw:object xlink:href="./Object 102" xlink:type="simple" xlink:show="embed" xlink:actuate="onLoad"/><draw:image xlink:href="./ObjectReplacements/Object 102" xlink:type="simple" xlink:show="embed" xlink:actuate="onLoad"/><svg:desc>formula</svg:desc></draw:frame><text:span text:style-name="T24">and</text:span><text:span text:style-name="T24"><draw:frame draw:style-name="fr2" draw:name="Object102" text:anchor-type="as-char" svg:y="-0.1484in" svg:width="0.1728in" svg:height="0.1839in" draw:z-index="357"><draw:object xlink:href="./Object 103" xlink:type="simple" xlink:show="embed" xlink:actuate="onLoad"/><draw:image xlink:href="./ObjectReplacements/Object 103" xlink:type="simple" xlink:show="embed" xlink:actuate="onLoad"/><svg:desc>formula</svg:desc></draw:frame></text:span><text:span text:style-name="T24">, </text:span>we've studied and we know that any bi-vector<draw:frame draw:style-name="fr2" draw:name="Object103" text:anchor-type="as-char" svg:y="-0.1484in" svg:width="0.2035in" svg:height="0.1839in" draw:z-index="358"><draw:object xlink:href="./Object 104" xlink:type="simple" xlink:show="embed" xlink:actuate="onLoad"/><draw:image xlink:href="./ObjectReplacements/Object 104" xlink:type="simple" xlink:show="embed" xlink:actuate="onLoad"/></draw:frame>can be put into this form<draw:frame draw:style-name="fr2" draw:name="Object104" text:anchor-type="as-char" svg:y="-0.152in" svg:width="1.0146in" svg:height="0.1992in" draw:z-index="359"><draw:object xlink:href="./Object 105" xlink:type="simple" xlink:show="embed" xlink:actuate="onLoad"/><draw:image xlink:href="./ObjectReplacements/Object 105" xlink:type="simple" xlink:show="embed" xlink:actuate="onLoad"/><svg:desc>formula</svg:desc></draw:frame>but we don't know much about what makes<draw:frame draw:style-name="fr2" draw:name="Object105" text:anchor-type="as-char" svg:y="-0.1484in" svg:width="0.1516in" svg:height="0.1839in" draw:z-index="360"><draw:object xlink:href="./Object 106" xlink:type="simple" xlink:show="embed" xlink:actuate="onLoad"/><draw:image xlink:href="./ObjectReplacements/Object 106" xlink:type="simple" xlink:show="embed" xlink:actuate="onLoad"/><svg:desc>formula</svg:desc></draw:frame><text:span text:style-name="T24">and</text:span><text:span text:style-name="T24"><draw:frame draw:style-name="fr2" draw:name="Object106" text:anchor-type="as-char" svg:y="-0.1484in" svg:width="0.1728in" svg:height="0.1839in" draw:z-index="361"><draw:object xlink:href="./Object 107" xlink:type="simple" xlink:show="embed" xlink:actuate="onLoad"/><draw:image xlink:href="./ObjectReplacements/Object 107" xlink:type="simple" xlink:show="embed" xlink:actuate="onLoad"/><svg:desc>formula</svg:desc></draw:frame></text:span>interesting in that regard:</text:p>
      <text:p text:style-name="P26"/>
      <table:table table:name="Table9" table:style-name="Table9">
        <table:table-column table:style-name="Table9.A"/>
        <table:table-column table:style-name="Table9.B"/>
        <table:table-header-rows>
          <table:table-row>
            <table:table-cell table:style-name="Table9.A1" office:value-type="string">
              <text:p text:style-name="P76"><draw:frame draw:style-name="fr2" draw:name="Object290" text:anchor-type="as-char" svg:y="-0.2154in" svg:width="3.6398in" svg:height="0.2752in" draw:z-index="370"><draw:object xlink:href="./Object 112" xlink:type="simple" xlink:show="embed" xlink:actuate="onLoad"/><draw:image xlink:href="./ObjectReplacements/Object 112" xlink:type="simple" xlink:show="embed" xlink:actuate="onLoad"/><svg:desc>formula</svg:desc></draw:frame></text:p>
            </table:table-cell>
            <table:table-cell table:style-name="Table9.A1" office:value-type="string">
              <text:p text:style-name="P77">(<text:sequence text:ref-name="refText8" text:name="Text" text:formula="ooow:Text+1" style:num-format="1">9</text:sequence>)</text:p>
            </table:table-cell>
          </table:table-row>
        </table:table-header-rows>
      </table:table>
      <text:p text:style-name="P25"/>
      <text:p text:style-name="P25"><text:span text:style-name="T26">W</text:span>e're going to probe that right now to get a good sense of what this first sentence of this paragraph means, now you may remember from our last lesson when we created this little canonical bi-vector<draw:frame draw:style-name="fr2" draw:name="Object107" text:anchor-type="as-char" svg:y="-0.1484in" svg:width="0.1516in" svg:height="0.1839in" draw:z-index="362"><draw:object xlink:href="./Object 108" xlink:type="simple" xlink:show="embed" xlink:actuate="onLoad"/><draw:image xlink:href="./ObjectReplacements/Object 108" xlink:type="simple" xlink:show="embed" xlink:actuate="onLoad"/><svg:desc>formula</svg:desc></draw:frame>,</text:p>
      <text:p text:style-name="P27">we calculated<draw:frame draw:style-name="fr2" draw:name="Object108" text:anchor-type="as-char" svg:y="-0.1728in" svg:width="0.2902in" svg:height="0.2091in" draw:z-index="363"><draw:object xlink:href="./Object 109" xlink:type="simple" xlink:show="embed" xlink:actuate="onLoad"/><draw:image xlink:href="./ObjectReplacements/Object 109" xlink:type="simple" xlink:show="embed" xlink:actuate="onLoad"/><svg:desc>formula</svg:desc></draw:frame><text:sequence-ref text:reference-format="text" text:ref-name="refText8">(9)</text:sequence-ref> and in full generality it worked out that<draw:frame draw:style-name="fr2" draw:name="Object109" text:anchor-type="as-char" svg:y="-0.1484in" svg:width="0.1516in" svg:height="0.1839in" draw:z-index="364"><draw:object xlink:href="./Object 110" xlink:type="simple" xlink:show="embed" xlink:actuate="onLoad"/><draw:image xlink:href="./ObjectReplacements/Object 110" xlink:type="simple" xlink:show="embed" xlink:actuate="onLoad"/><svg:desc>formula</svg:desc></draw:frame>is always going to have a negative signature, <draw:frame draw:style-name="fr2" draw:name="Object110" text:anchor-type="as-char" svg:y="-0.089in" svg:width="0.1984in" svg:height="0.1307in" draw:z-index="365"><draw:object xlink:href="./Object 111" xlink:type="simple" xlink:show="embed" xlink:actuate="onLoad"/><draw:image xlink:href="./ObjectReplacements/Object 111" xlink:type="simple" xlink:show="embed" xlink:actuate="onLoad"/></draw:frame>is always going to be positive and you're going to get this negative in front of it and so the signature of<draw:frame draw:style-name="fr2" draw:name="Object111" text:anchor-type="as-char" svg:y="-0.1484in" svg:width="0.1516in" svg:height="0.1839in" draw:z-index="366"><draw:object xlink:href="./Object 113" xlink:type="simple" xlink:show="embed" xlink:actuate="onLoad"/><draw:image xlink:href="./ObjectReplacements/Object 113" xlink:type="simple" xlink:show="embed" xlink:actuate="onLoad"/><svg:desc>formula</svg:desc></draw:frame>which is defined as:</text:p>
      <text:p text:style-name="P28"/>
      <table:table table:name="Table10" table:style-name="Table10">
        <table:table-column table:style-name="Table10.A"/>
        <table:table-column table:style-name="Table10.B"/>
        <table:table-header-rows>
          <table:table-row>
            <table:table-cell table:style-name="Table10.A1" office:value-type="string">
              <text:p text:style-name="P76"><draw:frame draw:style-name="fr2" draw:name="Object304" text:anchor-type="as-char" svg:y="-0.3346in" svg:width="2.389in" svg:height="0.5626in" draw:z-index="371"><draw:object xlink:href="./Object 114" xlink:type="simple" xlink:show="embed" xlink:actuate="onLoad"/><draw:image xlink:href="./ObjectReplacements/Object 114" xlink:type="simple" xlink:show="embed" xlink:actuate="onLoad"/><svg:desc>formula</svg:desc></draw:frame></text:p>
            </table:table-cell>
            <table:table-cell table:style-name="Table10.A1" office:value-type="string">
              <text:p text:style-name="P77">(<text:sequence text:ref-name="refText9" text:name="Text" text:formula="ooow:Text+1" style:num-format="1">10</text:sequence>)</text:p>
            </table:table-cell>
          </table:table-row>
        </table:table-header-rows>
      </table:table>
      <text:p text:style-name="P27"/>
      <text:p text:style-name="Standard"><text:span text:style-name="T27">This </text:span>is always going to be<draw:frame draw:style-name="fr2" draw:name="Object112" text:anchor-type="as-char" svg:y="-0.1484in" svg:width="0.2972in" svg:height="0.1839in" draw:z-index="367"><draw:object xlink:href="./Object 115" xlink:type="simple" xlink:show="embed" xlink:actuate="onLoad"/><draw:image xlink:href="./ObjectReplacements/Object 115" xlink:type="simple" xlink:show="embed" xlink:actuate="onLoad"/></draw:frame>so aside from the fact that the signature is<draw:frame draw:style-name="fr2" draw:name="Object113" text:anchor-type="as-char" svg:y="-0.1484in" svg:width="0.2972in" svg:height="0.1839in" draw:z-index="368"><draw:object xlink:href="./Object 116" xlink:type="simple" xlink:show="embed" xlink:actuate="onLoad"/><draw:image xlink:href="./ObjectReplacements/Object 116" xlink:type="simple" xlink:show="embed" xlink:actuate="onLoad"/><svg:desc>formula</svg:desc></draw:frame>, what does that tell us about<draw:frame draw:style-name="fr2" draw:name="Object114" text:anchor-type="as-char" svg:y="-0.1484in" svg:width="0.1516in" svg:height="0.1839in" draw:z-index="369"><draw:object xlink:href="./Object 117" xlink:type="simple" xlink:show="embed" xlink:actuate="onLoad"/><draw:image xlink:href="./ObjectReplacements/Object 117" xlink:type="simple" xlink:show="embed" xlink:actuate="onLoad"/><svg:desc>formula</svg:desc></draw:frame>other than this definition of its signature <text:sequence-ref text:reference-format="text" text:ref-name="refText9">(10)</text:sequence-ref>? <text:span text:style-name="T27">L</text:span>et's have a look at that and the way we're going to look at it is let's look at the signatures of the various bi-vectors that are out there.</text:p>
      <text:p text:style-name="P29"/>
      <table:table table:name="Table11" table:style-name="Table11">
        <table:table-column table:style-name="Table11.A"/>
        <table:table-column table:style-name="Table11.B"/>
        <table:table-header-rows>
          <table:table-row>
            <table:table-cell table:style-name="Table11.A1" office:value-type="string">
              <text:p text:style-name="P76"><draw:frame draw:style-name="fr2" draw:name="Object115" text:anchor-type="as-char" svg:y="-0.4681in" svg:width="2.6346in" svg:height="0.8917in" draw:z-index="372"><draw:object xlink:href="./Object 118" xlink:type="simple" xlink:show="embed" xlink:actuate="onLoad"/><draw:image xlink:href="./ObjectReplacements/Object 118" xlink:type="simple" xlink:show="embed" xlink:actuate="onLoad"/><svg:desc>formula</svg:desc></draw:frame></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P30"><text:span text:style-name="T28">O</text:span>ur basis b<text:span text:style-name="T28">i-</text:span>vectors, if we look at the basis b<text:span text:style-name="T28">i-</text:span>vector<draw:frame draw:style-name="fr2" draw:name="Object116" text:anchor-type="as-char" svg:y="-0.0866in" svg:width="0.3126in" svg:height="0.1472in" draw:z-index="373"><draw:object xlink:href="./Object 119" xlink:type="simple" xlink:show="embed" xlink:actuate="onLoad"/><draw:image xlink:href="./ObjectReplacements/Object 119" xlink:type="simple" xlink:show="embed" xlink:actuate="onLoad"/></draw:frame>and we say what's its reversion square, the reversion <text:span text:style-name="T28">s</text:span>quare that's the numerator part of the signature and that's a good point. <text:span text:style-name="T28">R</text:span>emember the definition of the signature is this thing:</text:p>
      <text:p text:style-name="P31"><text:soft-page-break/></text:p>
      <table:table table:name="Table12" table:style-name="Table12">
        <table:table-column table:style-name="Table12.A"/>
        <table:table-column table:style-name="Table12.B"/>
        <table:table-header-rows>
          <table:table-row>
            <table:table-cell table:style-name="Table12.A1" office:value-type="string">
              <text:p text:style-name="P76"><draw:frame draw:style-name="fr2" draw:name="Object117" text:anchor-type="as-char" svg:y="-0.3244in" svg:width="1.0929in" svg:height="0.5409in" draw:z-index="377"><draw:object xlink:href="./Object 120" xlink:type="simple" xlink:show="embed" xlink:actuate="onLoad"/><draw:image xlink:href="./ObjectReplacements/Object 120" xlink:type="simple" xlink:show="embed" xlink:actuate="onLoad"/><svg:desc>formula</svg:desc></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P30"/>
      <text:p text:style-name="P30"><text:span text:style-name="T28">I</text:span>t's a bi-vector times its reversion divided by the <text:span text:style-name="T28">0-</text:span>blade part of its reversion <text:span text:style-name="T28">s</text:span>quare, now in this case we're dealing with this, the absolute value of that so this our absolute value of this will always be<draw:frame draw:style-name="fr2" draw:name="Object118" text:anchor-type="as-char" svg:y="-0.1484in" svg:width="0.1618in" svg:height="0.1839in" draw:z-index="168"><draw:object xlink:href="./Object 121" xlink:type="simple" xlink:show="embed" xlink:actuate="onLoad"/><draw:image xlink:href="./ObjectReplacements/Object 121" xlink:type="simple" xlink:show="embed" xlink:actuate="onLoad"/></draw:frame><text:span text:style-name="T28">w</text:span>hen we're dealing with basis vectors because you'll see, the reversion square of the basis vector<draw:frame draw:style-name="fr2" draw:name="Object119" text:anchor-type="as-char" svg:y="-0.0866in" svg:width="0.3126in" svg:height="0.1472in" draw:z-index="169"><draw:object xlink:href="./Object 122" xlink:type="simple" xlink:show="embed" xlink:actuate="onLoad"/><draw:image xlink:href="./ObjectReplacements/Object 122" xlink:type="simple" xlink:show="embed" xlink:actuate="onLoad"/><svg:desc>formula</svg:desc></draw:frame>is going to be<draw:frame draw:style-name="fr2" draw:name="Object120" text:anchor-type="as-char" svg:y="-0.0866in" svg:width="0.5602in" svg:height="0.1472in" draw:z-index="164"><draw:object xlink:href="./Object 123" xlink:type="simple" xlink:show="embed" xlink:actuate="onLoad"/><draw:image xlink:href="./ObjectReplacements/Object 123" xlink:type="simple" xlink:show="embed" xlink:actuate="onLoad"/></draw:frame>, the<draw:frame draw:style-name="fr2" draw:name="Object121" text:anchor-type="as-char" svg:y="-0.0866in" svg:width="0.2528in" svg:height="0.1472in" draw:z-index="165"><draw:object xlink:href="./Object 124" xlink:type="simple" xlink:show="embed" xlink:actuate="onLoad"/><draw:image xlink:href="./ObjectReplacements/Object 124" xlink:type="simple" xlink:show="embed" xlink:actuate="onLoad"/></draw:frame>come together to form<draw:frame draw:style-name="fr2" draw:name="Object122" text:anchor-type="as-char" svg:y="-0.1602in" svg:width="0.3035in" svg:height="0.2209in" draw:z-index="166"><draw:object xlink:href="./Object 125" xlink:type="simple" xlink:show="embed" xlink:actuate="onLoad"/><draw:image xlink:href="./ObjectReplacements/Object 125" xlink:type="simple" xlink:show="embed" xlink:actuate="onLoad"/><svg:desc>formula</svg:desc></draw:frame>and<draw:frame draw:style-name="fr2" draw:name="Object123" text:anchor-type="as-char" svg:y="-0.1602in" svg:width="0.3016in" svg:height="0.2209in" draw:z-index="267"><draw:object xlink:href="./Object 126" xlink:type="simple" xlink:show="embed" xlink:actuate="onLoad"/><draw:image xlink:href="./ObjectReplacements/Object 126" xlink:type="simple" xlink:show="embed" xlink:actuate="onLoad"/><svg:desc>formula</svg:desc></draw:frame>and it's the fact that this<draw:frame draw:style-name="fr2" draw:name="Object124" text:anchor-type="as-char" svg:y="-0.1602in" svg:width="0.3035in" svg:height="0.2209in" draw:z-index="273"><draw:object xlink:href="./Object 127" xlink:type="simple" xlink:show="embed" xlink:actuate="onLoad"/><draw:image xlink:href="./ObjectReplacements/Object 127" xlink:type="simple" xlink:show="embed" xlink:actuate="onLoad"/><svg:desc>formula</svg:desc></draw:frame> is equal to<draw:frame draw:style-name="fr2" draw:name="Object125" text:anchor-type="as-char" svg:y="-0.1484in" svg:width="0.1618in" svg:height="0.1839in" draw:z-index="294"><draw:object xlink:href="./Object 128" xlink:type="simple" xlink:show="embed" xlink:actuate="onLoad"/><draw:image xlink:href="./ObjectReplacements/Object 128" xlink:type="simple" xlink:show="embed" xlink:actuate="onLoad"/></draw:frame>and all of the<draw:frame draw:style-name="fr2" draw:name="Object126" text:anchor-type="as-char" svg:y="-0.1602in" svg:width="0.3016in" svg:height="0.2209in" draw:z-index="295"><draw:object xlink:href="./Object 129" xlink:type="simple" xlink:show="embed" xlink:actuate="onLoad"/><draw:image xlink:href="./ObjectReplacements/Object 129" xlink:type="simple" xlink:show="embed" xlink:actuate="onLoad"/><svg:desc>formula</svg:desc></draw:frame>, <draw:frame draw:style-name="fr2" draw:name="Object127" text:anchor-type="as-char" svg:y="-0.1602in" svg:width="0.3016in" svg:height="0.2209in" draw:z-index="296"><draw:object xlink:href="./Object 130" xlink:type="simple" xlink:show="embed" xlink:actuate="onLoad"/><draw:image xlink:href="./ObjectReplacements/Object 130" xlink:type="simple" xlink:show="embed" xlink:actuate="onLoad"/><svg:desc>formula</svg:desc></draw:frame><text:span text:style-name="T29">and</text:span><draw:frame draw:style-name="fr2" draw:name="Object128" text:anchor-type="as-char" svg:y="-0.1602in" svg:width="0.302in" svg:height="0.2209in" draw:z-index="297"><draw:object xlink:href="./Object 131" xlink:type="simple" xlink:show="embed" xlink:actuate="onLoad"/><draw:image xlink:href="./ObjectReplacements/Object 131" xlink:type="simple" xlink:show="embed" xlink:actuate="onLoad"/><svg:desc>formula</svg:desc></draw:frame> are<draw:frame draw:style-name="fr2" draw:name="Object129" text:anchor-type="as-char" svg:y="-0.1484in" svg:width="0.2972in" svg:height="0.1839in" draw:z-index="298"><draw:object xlink:href="./Object 132" xlink:type="simple" xlink:show="embed" xlink:actuate="onLoad"/><draw:image xlink:href="./ObjectReplacements/Object 132" xlink:type="simple" xlink:show="embed" xlink:actuate="onLoad"/></draw:frame>that means that<draw:frame draw:style-name="fr2" draw:name="Object130" text:anchor-type="as-char" svg:y="-0.0866in" svg:width="0.3126in" svg:height="0.1472in" draw:z-index="299"><draw:object xlink:href="./Object 133" xlink:type="simple" xlink:show="embed" xlink:actuate="onLoad"/><draw:image xlink:href="./ObjectReplacements/Object 133" xlink:type="simple" xlink:show="embed" xlink:actuate="onLoad"/><svg:desc>formula</svg:desc></draw:frame>will always have this negative signature and the same is true for<draw:frame draw:style-name="fr2" draw:name="Object131" text:anchor-type="as-char" svg:y="-0.0866in" svg:width="0.3134in" svg:height="0.1472in" draw:z-index="300"><draw:object xlink:href="./Object 134" xlink:type="simple" xlink:show="embed" xlink:actuate="onLoad"/><draw:image xlink:href="./ObjectReplacements/Object 134" xlink:type="simple" xlink:show="embed" xlink:actuate="onLoad"/><svg:desc>formula</svg:desc></draw:frame><text:span text:style-name="T29">and</text:span><text:span text:style-name="T29"><draw:frame draw:style-name="fr2" draw:name="Object132" text:anchor-type="as-char" svg:y="-0.0866in" svg:width="0.3138in" svg:height="0.1472in" draw:z-index="301"><draw:object xlink:href="./Object 135" xlink:type="simple" xlink:show="embed" xlink:actuate="onLoad"/><draw:image xlink:href="./ObjectReplacements/Object 135" xlink:type="simple" xlink:show="embed" xlink:actuate="onLoad"/><svg:desc>formula</svg:desc></draw:frame></text:span>and these negative signatures while the absolute value is positive so this denominator here is always going to be one so we're just going to focus on just the numerator for these basis vectors. <text:span text:style-name="T29">T</text:span>he signature of these three guys is<draw:frame draw:style-name="fr2" draw:name="Object133" text:anchor-type="as-char" svg:y="-0.1484in" svg:width="0.2972in" svg:height="0.1839in" draw:z-index="302"><draw:object xlink:href="./Object 136" xlink:type="simple" xlink:show="embed" xlink:actuate="onLoad"/><draw:image xlink:href="./ObjectReplacements/Object 136" xlink:type="simple" xlink:show="embed" xlink:actuate="onLoad"/></draw:frame>and what's special about these three basis factors? <text:span text:style-name="T29">W</text:span>ell they're all the basis vectors that are bi-vectors of<draw:frame draw:style-name="fr2" draw:name="Object134" text:anchor-type="as-char" svg:y="-0.1043in" svg:width="0.5402in" svg:height="0.1646in" draw:z-index="303"><draw:object xlink:href="./Object 137" xlink:type="simple" xlink:show="embed" xlink:actuate="onLoad"/><draw:image xlink:href="./ObjectReplacements/Object 137" xlink:type="simple" xlink:show="embed" xlink:actuate="onLoad"/></draw:frame>and<draw:frame draw:style-name="fr2" draw:name="Object135" text:anchor-type="as-char" svg:y="-0.0866in" svg:width="0.2528in" svg:height="0.1472in" draw:z-index="304"><draw:object xlink:href="./Object 138" xlink:type="simple" xlink:show="embed" xlink:actuate="onLoad"/><draw:image xlink:href="./ObjectReplacements/Object 138" xlink:type="simple" xlink:show="embed" xlink:actuate="onLoad"/><svg:desc>formula</svg:desc></draw:frame>is distinct because it has the signature of<draw:frame draw:style-name="fr2" draw:name="Object136" text:anchor-type="as-char" svg:y="-0.1484in" svg:width="0.1618in" svg:height="0.1839in" draw:z-index="305"><draw:object xlink:href="./Object 139" xlink:type="simple" xlink:show="embed" xlink:actuate="onLoad"/><draw:image xlink:href="./ObjectReplacements/Object 139" xlink:type="simple" xlink:show="embed" xlink:actuate="onLoad"/></draw:frame>, not<draw:frame draw:style-name="fr2" draw:name="Object137" text:anchor-type="as-char" svg:y="-0.1484in" svg:width="0.2972in" svg:height="0.1839in" draw:z-index="306"><draw:object xlink:href="./Object 140" xlink:type="simple" xlink:show="embed" xlink:actuate="onLoad"/><draw:image xlink:href="./ObjectReplacements/Object 140" xlink:type="simple" xlink:show="embed" xlink:actuate="onLoad"/></draw:frame>or<draw:frame draw:style-name="fr2" draw:name="Object138" text:anchor-type="as-char" svg:y="-0.1602in" svg:width="0.3035in" svg:height="0.2209in" draw:z-index="307"><draw:object xlink:href="./Object 141" xlink:type="simple" xlink:show="embed" xlink:actuate="onLoad"/><draw:image xlink:href="./ObjectReplacements/Object 141" xlink:type="simple" xlink:show="embed" xlink:actuate="onLoad"/><svg:desc>formula</svg:desc></draw:frame>is<draw:frame draw:style-name="fr2" draw:name="Object139" text:anchor-type="as-char" svg:y="-0.1484in" svg:width="0.1618in" svg:height="0.1839in" draw:z-index="308"><draw:object xlink:href="./Object 142" xlink:type="simple" xlink:show="embed" xlink:actuate="onLoad"/><draw:image xlink:href="./ObjectReplacements/Object 142" xlink:type="simple" xlink:show="embed" xlink:actuate="onLoad"/></draw:frame>, well<draw:frame draw:style-name="fr2" draw:name="Object140" text:anchor-type="as-char" svg:y="-0.1602in" svg:width="0.2811in" svg:height="0.2209in" draw:z-index="309"><draw:object xlink:href="./Object 143" xlink:type="simple" xlink:show="embed" xlink:actuate="onLoad"/><draw:image xlink:href="./ObjectReplacements/Object 143" xlink:type="simple" xlink:show="embed" xlink:actuate="onLoad"/><svg:desc>formula</svg:desc></draw:frame>is<draw:frame draw:style-name="fr2" draw:name="Object141" text:anchor-type="as-char" svg:y="-0.1484in" svg:width="0.2972in" svg:height="0.1839in" draw:z-index="310"><draw:object xlink:href="./Object 144" xlink:type="simple" xlink:show="embed" xlink:actuate="onLoad"/><draw:image xlink:href="./ObjectReplacements/Object 144" xlink:type="simple" xlink:show="embed" xlink:actuate="onLoad"/></draw:frame>because we're presuming<draw:frame draw:style-name="fr2" draw:name="Object142" text:anchor-type="as-char" svg:y="-0.1484in" svg:width="0.6752in" svg:height="0.1839in" draw:z-index="311"><draw:object xlink:href="./Object 145" xlink:type="simple" xlink:show="embed" xlink:actuate="onLoad"/><draw:image xlink:href="./ObjectReplacements/Object 145" xlink:type="simple" xlink:show="embed" xlink:actuate="onLoad"/></draw:frame>because if<draw:frame draw:style-name="fr2" draw:name="Object143" text:anchor-type="as-char" svg:y="-0.1484in" svg:width="0.3543in" svg:height="0.1839in" draw:z-index="312"><draw:object xlink:href="./Object 146" xlink:type="simple" xlink:show="embed" xlink:actuate="onLoad"/><draw:image xlink:href="./ObjectReplacements/Object 146" xlink:type="simple" xlink:show="embed" xlink:actuate="onLoad"/></draw:frame><text:span text:style-name="T29">then</text:span><text:span text:style-name="T29"><draw:frame draw:style-name="fr2" draw:name="Object144" text:anchor-type="as-char" svg:y="-0.1484in" svg:width="0.7665in" svg:height="0.2091in" draw:z-index="313"><draw:object xlink:href="./Object 147" xlink:type="simple" xlink:show="embed" xlink:actuate="onLoad"/><draw:image xlink:href="./ObjectReplacements/Object 147" xlink:type="simple" xlink:show="embed" xlink:actuate="onLoad"/><svg:desc>formula</svg:desc></draw:frame></text:span>so we don't have to consider<draw:frame draw:style-name="fr2" draw:name="Object145" text:anchor-type="as-char" svg:y="-0.1484in" svg:width="0.3543in" svg:height="0.1839in" draw:z-index="314"><draw:object xlink:href="./Object 148" xlink:type="simple" xlink:show="embed" xlink:actuate="onLoad"/><draw:image xlink:href="./ObjectReplacements/Object 148" xlink:type="simple" xlink:show="embed" xlink:actuate="onLoad"/><svg:desc>formula</svg:desc></draw:frame>because<draw:frame draw:style-name="fr2" draw:name="Object146" text:anchor-type="as-char" svg:y="-0.1484in" svg:width="0.789in" svg:height="0.2091in" draw:z-index="315"><draw:object xlink:href="./Object 149" xlink:type="simple" xlink:show="embed" xlink:actuate="onLoad"/><draw:image xlink:href="./ObjectReplacements/Object 149" xlink:type="simple" xlink:show="embed" xlink:actuate="onLoad"/><svg:desc>formula</svg:desc></draw:frame>. <text:span text:style-name="T30">T</text:span>hese three basis vectors here are the time-like basis vectors for the bi-vector <text:span text:style-name="T30">s</text:span>ub-space so these are the time-like bi-vector bases. <text:span text:style-name="T31">N</text:span>ow likewise, we can do this for the three space-like ones where zero does not appear anywhere in the subscript so we're not dealing with any zeros but all of those, if you just do the same reversion process, all of those have signatures that are equal to<draw:frame draw:style-name="fr2" draw:name="Object147" text:anchor-type="as-char" svg:y="-0.1484in" svg:width="0.2681in" svg:height="0.1839in" draw:z-index="316"><draw:object xlink:href="./Object 150" xlink:type="simple" xlink:show="embed" xlink:actuate="onLoad"/><draw:image xlink:href="./ObjectReplacements/Object 150" xlink:type="simple" xlink:show="embed" xlink:actuate="onLoad"/></draw:frame>.</text:p>
      <text:p text:style-name="P32"/>
      <table:table table:name="Table13" table:style-name="Table13">
        <table:table-column table:style-name="Table13.A"/>
        <table:table-column table:style-name="Table13.B"/>
        <table:table-header-rows>
          <table:table-row>
            <table:table-cell table:style-name="Table13.A1" office:value-type="string">
              <text:p text:style-name="P76"><draw:frame draw:style-name="fr2" draw:name="Object148" text:anchor-type="as-char" svg:y="-0.4681in" svg:width="2.5965in" svg:height="0.8917in" draw:z-index="378"><draw:object xlink:href="./Object 151" xlink:type="simple" xlink:show="embed" xlink:actuate="onLoad"/><draw:image xlink:href="./ObjectReplacements/Object 151" xlink:type="simple" xlink:show="embed" xlink:actuate="onLoad"/><svg:desc>formula</svg:desc></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P33"><text:span text:style-name="T32">T</text:span>his is a key distinction that we have to remember, <text:span text:style-name="T32">t</text:span>he point of this narrative is that the bi-vectors, this time-like bi-vectors have signatures of<draw:frame draw:style-name="fr2" draw:name="Object149" text:anchor-type="as-char" svg:y="-0.1484in" svg:width="0.2972in" svg:height="0.1839in" draw:z-index="374"><draw:object xlink:href="./Object 152" xlink:type="simple" xlink:show="embed" xlink:actuate="onLoad"/><draw:image xlink:href="./ObjectReplacements/Object 152" xlink:type="simple" xlink:show="embed" xlink:actuate="onLoad"/></draw:frame>, the space-like bi-vectors have signatures of<draw:frame draw:style-name="fr2" draw:name="Object150" text:anchor-type="as-char" svg:y="-0.1484in" svg:width="0.2681in" svg:height="0.1839in" draw:z-index="375"><draw:object xlink:href="./Object 153" xlink:type="simple" xlink:show="embed" xlink:actuate="onLoad"/><draw:image xlink:href="./ObjectReplacements/Object 153" xlink:type="simple" xlink:show="embed" xlink:actuate="onLoad"/></draw:frame>.</text:p>
      <text:p text:style-name="Standard"/>
      <text:p text:style-name="P2"><text:span text:style-name="T32">T</text:span>ime-like bi-vectors</text:p>
      <text:p text:style-name="Standard"/>
      <text:p text:style-name="P34"><text:span text:style-name="T32">N</text:span>ow we imagine our canonical little vector, imagine just a bi-vector and we say<draw:frame draw:style-name="fr2" draw:name="Object151" text:anchor-type="as-char" svg:y="-0.1484in" svg:width="0.1516in" svg:height="0.1839in" draw:z-index="376"><draw:object xlink:href="./Object 154" xlink:type="simple" xlink:show="embed" xlink:actuate="onLoad"/><draw:image xlink:href="./ObjectReplacements/Object 154" xlink:type="simple" xlink:show="embed" xlink:actuate="onLoad"/></draw:frame><text:span text:style-name="T33">which </text:span>has negative signature, well if it has negative signature imagine a bi-vector that is just got time-li<text:span text:style-name="T33">k</text:span>e components, imagine all of the space-<text:span text:style-name="T33">like </text:span>components are equal to zero so this is a general space-like bi-<text:span text:style-name="T7">v</text:span>ector:</text:p>
      <text:p text:style-name="P35"/>
      <table:table table:name="Table14" table:style-name="Table14">
        <table:table-column table:style-name="Table14.A"/>
        <table:table-column table:style-name="Table14.B"/>
        <table:table-header-rows>
          <table:table-row>
            <table:table-cell table:style-name="Table14.A1" office:value-type="string">
              <text:p text:style-name="P76"><draw:frame draw:style-name="fr2" draw:name="Object152" text:anchor-type="as-char" svg:y="-0.1854in" svg:width="1.8807in" svg:height="0.261in" draw:z-index="379"><draw:object xlink:href="./Object 155" xlink:type="simple" xlink:show="embed" xlink:actuate="onLoad"/><draw:image xlink:href="./ObjectReplacements/Object 155" xlink:type="simple" xlink:show="embed" xlink:actuate="onLoad"/><svg:desc>formula</svg:desc></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P34"/>
      <text:p text:style-name="P34"><text:span text:style-name="T33">W</text:span>ell, the reversion square of a general <text:span text:style-name="T34">time</text:span>-like bi-<text:span text:style-name="T7">v</text:span>ector <text:span text:style-name="T34">basis </text:span>can be calculated, I just did it explicitly, I went out and did the whole long thing in full generality:</text:p>
      <text:p text:style-name="P35"/>
      <table:table table:name="Table15" table:style-name="Table15">
        <table:table-column table:style-name="Table15.A"/>
        <table:table-column table:style-name="Table15.B"/>
        <table:table-header-rows>
          <table:table-row>
            <table:table-cell table:style-name="Table15.A1" office:value-type="string">
              <text:p text:style-name="P76"><draw:frame draw:style-name="fr2" draw:name="Object153" text:anchor-type="as-char" svg:y="-0.4681in" svg:width="3.8957in" svg:height="0.8925in" draw:z-index="380"><draw:object xlink:href="./Object 156" xlink:type="simple" xlink:show="embed" xlink:actuate="onLoad"/><draw:image xlink:href="./ObjectReplacements/Object 156" xlink:type="simple" xlink:show="embed" xlink:actuate="onLoad"/><svg:desc>formula</svg:desc></draw:frame></text:p>
            </table:table-cell>
            <table:table-cell table:style-name="Table15.A1" office:value-type="string">
              <text:p text:style-name="P77">(<text:sequence text:ref-name="refText14" text:name="Text" text:formula="ooow:Text+1" style:num-format="1">15</text:sequence>)</text:p>
            </table:table-cell>
          </table:table-row>
        </table:table-header-rows>
      </table:table>
      <text:p text:style-name="P36"><text:soft-page-break/></text:p>
      <table:table table:name="Table16" table:style-name="Table16">
        <table:table-column table:style-name="Table16.A"/>
        <table:table-column table:style-name="Table16.B"/>
        <table:table-header-rows>
          <table:table-row>
            <table:table-cell table:style-name="Table16.A1" office:value-type="string">
              <text:p text:style-name="P76"><draw:frame draw:style-name="fr2" draw:name="Object154" text:anchor-type="as-char" svg:y="-0.3173in" svg:width="2.7528in" svg:height="0.561in" draw:z-index="389"><draw:object xlink:href="./Object 157" xlink:type="simple" xlink:show="embed" xlink:actuate="onLoad"/><draw:image xlink:href="./ObjectReplacements/Object 157" xlink:type="simple" xlink:show="embed" xlink:actuate="onLoad"/><svg:desc>formula</svg:desc></draw:frame></text:p>
            </table:table-cell>
            <table:table-cell table:style-name="Table16.A1" office:value-type="string">
              <text:p text:style-name="P77">(<text:sequence text:ref-name="refText15" text:name="Text" text:formula="ooow:Text+1" style:num-format="1">16</text:sequence>)</text:p>
            </table:table-cell>
          </table:table-row>
        </table:table-header-rows>
      </table:table>
      <text:p text:style-name="Standard"/>
      <text:p text:style-name="Standard">I'm squaring it so I have<draw:frame draw:style-name="fr2" draw:name="Object155" text:anchor-type="as-char" svg:y="-0.1484in" svg:width="0.1673in" svg:height="0.1839in" draw:z-index="381"><draw:object xlink:href="./Object 158" xlink:type="simple" xlink:show="embed" xlink:actuate="onLoad"/><draw:image xlink:href="./ObjectReplacements/Object 158" xlink:type="simple" xlink:show="embed" xlink:actuate="onLoad"/></draw:frame>, <draw:frame draw:style-name="fr2" draw:name="Object156" text:anchor-type="as-char" svg:y="-0.1484in" svg:width="0.1673in" svg:height="0.1839in" draw:z-index="382"><draw:object xlink:href="./Object 159" xlink:type="simple" xlink:show="embed" xlink:actuate="onLoad"/><draw:image xlink:href="./ObjectReplacements/Object 159" xlink:type="simple" xlink:show="embed" xlink:actuate="onLoad"/></draw:frame>and<draw:frame draw:style-name="fr2" draw:name="Object157" text:anchor-type="as-char" svg:y="-0.1484in" svg:width="0.1626in" svg:height="0.1839in" draw:z-index="383"><draw:object xlink:href="./Object 160" xlink:type="simple" xlink:show="embed" xlink:actuate="onLoad"/><draw:image xlink:href="./ObjectReplacements/Object 160" xlink:type="simple" xlink:show="embed" xlink:actuate="onLoad"/></draw:frame>but I've reversed because we're using<draw:frame draw:style-name="fr2" draw:name="Object158" text:anchor-type="as-char" svg:y="-0.1484in" svg:width="0.1516in" svg:height="0.1839in" draw:z-index="384"><draw:object xlink:href="./Object 161" xlink:type="simple" xlink:show="embed" xlink:actuate="onLoad"/><draw:image xlink:href="./ObjectReplacements/Object 161" xlink:type="simple" xlink:show="embed" xlink:actuate="onLoad"/></draw:frame>reversion so these are the reversions of the time-like basis bi-vectors and if you do this all out you end up with these terms right here <text:sequence-ref text:reference-format="text" text:ref-name="refText14">(15)</text:sequence-ref><text:s/><text:span text:style-name="T35">and </text:span><text:sequence-ref text:reference-format="text" text:ref-name="refText15">(16)</text:sequence-ref><text:s/>and you'll notice that the diagonal terms, the<draw:frame draw:style-name="fr2" draw:name="Object159" text:anchor-type="as-char" svg:y="-0.0866in" svg:width="0.3146in" svg:height="0.1472in" draw:z-index="328"><draw:object xlink:href="./Object 162" xlink:type="simple" xlink:show="embed" xlink:actuate="onLoad"/><draw:image xlink:href="./ObjectReplacements/Object 162" xlink:type="simple" xlink:show="embed" xlink:actuate="onLoad"/></draw:frame>part squares t<text:span text:style-name="T35">o … </text:span>remember we write<draw:frame draw:style-name="fr2" draw:name="Object160" text:anchor-type="as-char" svg:y="-0.0866in" svg:width="0.4339in" svg:height="0.1472in" draw:z-index="329"><draw:object xlink:href="./Object 163" xlink:type="simple" xlink:show="embed" xlink:actuate="onLoad"/><draw:image xlink:href="./ObjectReplacements/Object 163" xlink:type="simple" xlink:show="embed" xlink:actuate="onLoad"/></draw:frame>, you've got to think<draw:frame draw:style-name="fr2" draw:name="Object161" text:anchor-type="as-char" svg:y="-0.0866in" svg:width="0.8126in" svg:height="0.1472in" draw:z-index="330"><draw:object xlink:href="./Object 164" xlink:type="simple" xlink:show="embed" xlink:actuate="onLoad"/><draw:image xlink:href="./ObjectReplacements/Object 164" xlink:type="simple" xlink:show="embed" xlink:actuate="onLoad"/></draw:frame>where everything is space-time multiplied and you don't have to worry about when your space-time multiplying these things associatively, you can associate them and you don't have to worry about the bi-vector parts of these vector vector space-time products because they are, well you either worry about the bi-vector part or only the dot product part because they're orthogonal that's the point but anyway this is becomes<draw:frame draw:style-name="fr2" draw:name="Object162" text:anchor-type="as-char" svg:y="-0.1602in" svg:width="0.3035in" svg:height="0.2209in" draw:z-index="331"><draw:object xlink:href="./Object 165" xlink:type="simple" xlink:show="embed" xlink:actuate="onLoad"/><draw:image xlink:href="./ObjectReplacements/Object 165" xlink:type="simple" xlink:show="embed" xlink:actuate="onLoad"/></draw:frame>and that's a real number and then it's <draw:frame draw:style-name="fr2" draw:name="Object163" text:anchor-type="as-char" svg:y="-0.1602in" svg:width="0.3016in" svg:height="0.2209in" draw:z-index="332"><draw:object xlink:href="./Object 166" xlink:type="simple" xlink:show="embed" xlink:actuate="onLoad"/><draw:image xlink:href="./ObjectReplacements/Object 166" xlink:type="simple" xlink:show="embed" xlink:actuate="onLoad"/></draw:frame>which is<draw:frame draw:style-name="fr2" draw:name="Object164" text:anchor-type="as-char" svg:y="-0.152in" svg:width="1.3807in" svg:height="0.2126in" draw:z-index="333"><draw:object xlink:href="./Object 167" xlink:type="simple" xlink:show="embed" xlink:actuate="onLoad"/><draw:image xlink:href="./ObjectReplacements/Object 167" xlink:type="simple" xlink:show="embed" xlink:actuate="onLoad"/></draw:frame>. <text:span text:style-name="T36">L</text:span>ikewise this guy<draw:frame draw:style-name="fr2" draw:name="Object165" text:anchor-type="as-char" svg:y="-0.1484in" svg:width="0.7819in" svg:height="0.2091in" draw:z-index="334"><draw:object xlink:href="./Object 168" xlink:type="simple" xlink:show="embed" xlink:actuate="onLoad"/><draw:image xlink:href="./ObjectReplacements/Object 168" xlink:type="simple" xlink:show="embed" xlink:actuate="onLoad"/><svg:desc>formula</svg:desc></draw:frame>and this guy<draw:frame draw:style-name="fr2" draw:name="Object166" text:anchor-type="as-char" svg:y="-0.1484in" svg:width="0.7839in" svg:height="0.2091in" draw:z-index="335"><draw:object xlink:href="./Object 169" xlink:type="simple" xlink:show="embed" xlink:actuate="onLoad"/><draw:image xlink:href="./ObjectReplacements/Object 169" xlink:type="simple" xlink:show="embed" xlink:actuate="onLoad"/><svg:desc>formula</svg:desc></draw:frame>. <text:span text:style-name="T37">I</text:span>n each of those cases but what about the remaining cases? <text:span text:style-name="T37">W</text:span>ell if you look at this one<draw:frame draw:style-name="fr2" draw:name="Object167" text:anchor-type="as-char" svg:y="-0.0866in" svg:width="0.4354in" svg:height="0.1472in" draw:z-index="336"><draw:object xlink:href="./Object 170" xlink:type="simple" xlink:show="embed" xlink:actuate="onLoad"/><draw:image xlink:href="./ObjectReplacements/Object 170" xlink:type="simple" xlink:show="embed" xlink:actuate="onLoad"/><svg:desc>formula</svg:desc></draw:frame>, what you're expecting is<draw:frame draw:style-name="fr2" draw:name="Object168" text:anchor-type="as-char" svg:y="-0.0866in" svg:width="0.8134in" svg:height="0.1472in" draw:z-index="337"><draw:object xlink:href="./Object 171" xlink:type="simple" xlink:show="embed" xlink:actuate="onLoad"/><draw:image xlink:href="./ObjectReplacements/Object 171" xlink:type="simple" xlink:show="embed" xlink:actuate="onLoad"/></draw:frame>. <text:span text:style-name="T37">W</text:span>ell that ends up being the middle two space-time multiply to<draw:frame draw:style-name="fr2" draw:name="Object169" text:anchor-type="as-char" svg:y="-0.1484in" svg:width="0.2972in" svg:height="0.1839in" draw:z-index="338"><draw:object xlink:href="./Object 172" xlink:type="simple" xlink:show="embed" xlink:actuate="onLoad"/><draw:image xlink:href="./ObjectReplacements/Object 172" xlink:type="simple" xlink:show="embed" xlink:actuate="onLoad"/></draw:frame>so you get minus<draw:frame draw:style-name="fr2" draw:name="Object170" text:anchor-type="as-char" svg:y="-0.0866in" svg:width="0.4374in" svg:height="0.1472in" draw:z-index="339"><draw:object xlink:href="./Object 173" xlink:type="simple" xlink:show="embed" xlink:actuate="onLoad"/><draw:image xlink:href="./ObjectReplacements/Object 173" xlink:type="simple" xlink:show="embed" xlink:actuate="onLoad"/></draw:frame>which is<draw:frame draw:style-name="fr2" draw:name="Object171" text:anchor-type="as-char" svg:y="-0.0866in" svg:width="0.4445in" svg:height="0.1472in" draw:z-index="340"><draw:object xlink:href="./Object 174" xlink:type="simple" xlink:show="embed" xlink:actuate="onLoad"/><draw:image xlink:href="./ObjectReplacements/Object 174" xlink:type="simple" xlink:show="embed" xlink:actuate="onLoad"/></draw:frame>which is a bi-vector so this guy here gives you a bi-vector, that what you need to understand is that will exactly cancel with this bi-vector down here<draw:frame draw:style-name="fr2" draw:name="Object172" text:anchor-type="as-char" svg:y="-0.0866in" svg:width="0.4354in" svg:height="0.1472in" draw:z-index="341"><draw:object xlink:href="./Object 175" xlink:type="simple" xlink:show="embed" xlink:actuate="onLoad"/><draw:image xlink:href="./ObjectReplacements/Object 175" xlink:type="simple" xlink:show="embed" xlink:actuate="onLoad"/><svg:desc>formula</svg:desc></draw:frame>which we'll end up with as<draw:frame draw:style-name="fr2" draw:name="Object173" text:anchor-type="as-char" svg:y="-0.0866in" svg:width="0.3118in" svg:height="0.1472in" draw:z-index="342"><draw:object xlink:href="./Object 176" xlink:type="simple" xlink:show="embed" xlink:actuate="onLoad"/><draw:image xlink:href="./ObjectReplacements/Object 176" xlink:type="simple" xlink:show="embed" xlink:actuate="onLoad"/><svg:desc>formula</svg:desc></draw:frame>so those two actually will cancel and all of these will cancel all of the ones that would give you bi-vectors cancel completely leaving only the diagonal terms and those diagonal terms as I said all carry a<draw:frame draw:style-name="fr2" draw:name="Object174" text:anchor-type="as-char" svg:y="-0.1484in" svg:width="0.2181in" svg:height="0.1839in" draw:z-index="343"><draw:object xlink:href="./Object 177" xlink:type="simple" xlink:show="embed" xlink:actuate="onLoad"/><draw:image xlink:href="./ObjectReplacements/Object 177" xlink:type="simple" xlink:show="embed" xlink:actuate="onLoad"/></draw:frame>through and you end up with a real number and it's also a negative real number. <text:span text:style-name="T38">I</text:span>f you start with a time-like bi-vector a purely time-like bi-vector, its signature will be<draw:frame draw:style-name="fr2" draw:name="Object175" text:anchor-type="as-char" svg:y="-0.1484in" svg:width="0.2972in" svg:height="0.1839in" draw:z-index="344"><draw:object xlink:href="./Object 178" xlink:type="simple" xlink:show="embed" xlink:actuate="onLoad"/><draw:image xlink:href="./ObjectReplacements/Object 178" xlink:type="simple" xlink:show="embed" xlink:actuate="onLoad"/></draw:frame>because you'll divide by the absolute value of this and you'll end up with<draw:frame draw:style-name="fr2" draw:name="Object176" text:anchor-type="as-char" svg:y="-0.1484in" svg:width="0.2972in" svg:height="0.1839in" draw:z-index="345"><draw:object xlink:href="./Object 179" xlink:type="simple" xlink:show="embed" xlink:actuate="onLoad"/><draw:image xlink:href="./ObjectReplacements/Object 179" xlink:type="simple" xlink:show="embed" xlink:actuate="onLoad"/><svg:desc>formula</svg:desc></draw:frame>so the point is that when we say something has a purely negative signature, it's a bi-vector with a negative signature right away <text:span text:style-name="T38">that</text:span> it's a time-like bi-vector meaning all of its components that include space-like bi-vectors are zero and the only non-zero components are on<draw:frame draw:style-name="fr2" draw:name="Object177" text:anchor-type="as-char" svg:y="-0.1484in" svg:width="0.9311in" svg:height="0.2091in" draw:z-index="346"><draw:object xlink:href="./Object 180" xlink:type="simple" xlink:show="embed" xlink:actuate="onLoad"/><draw:image xlink:href="./ObjectReplacements/Object 180" xlink:type="simple" xlink:show="embed" xlink:actuate="onLoad"/></draw:frame>.</text:p>
      <text:p text:style-name="P37"/>
      <text:p text:style-name="P6"><text:span text:style-name="T38">S</text:span>pace-like bi-vectors</text:p>
      <text:p text:style-name="P6"/>
      <text:p text:style-name="P37"><text:span text:style-name="T38">N</text:span>ow we can also do the same thing for the space-like bi-vectors so we know that the space like bi-vectors are the duals of the time-like bi-vector so we're going to start using that dual so if<draw:frame draw:style-name="fr2" draw:name="Object178" text:anchor-type="as-char" svg:y="-0.1484in" svg:width="0.1516in" svg:height="0.1839in" draw:z-index="385"><draw:object xlink:href="./Object 181" xlink:type="simple" xlink:show="embed" xlink:actuate="onLoad"/><draw:image xlink:href="./ObjectReplacements/Object 181" xlink:type="simple" xlink:show="embed" xlink:actuate="onLoad"/></draw:frame>is just as I said before, if<draw:frame draw:style-name="fr2" draw:name="Object179" text:anchor-type="as-char" svg:y="-0.1484in" svg:width="0.1516in" svg:height="0.1839in" draw:z-index="386"><draw:object xlink:href="./Object 182" xlink:type="simple" xlink:show="embed" xlink:actuate="onLoad"/><draw:image xlink:href="./ObjectReplacements/Object 182" xlink:type="simple" xlink:show="embed" xlink:actuate="onLoad"/><svg:desc>formula</svg:desc></draw:frame>is defined exactly as it always was this way right here <text:sequence-ref text:reference-format="text" text:ref-name="refText13">(14)</text:sequence-ref>, the way we just defined it, if I just take its dual by right multiplying by<draw:frame draw:style-name="fr2" draw:name="Object180" text:anchor-type="as-char" svg:y="-0.1484in" svg:width="0.1583in" svg:height="0.1839in" draw:z-index="387"><draw:object xlink:href="./Object 183" xlink:type="simple" xlink:show="embed" xlink:actuate="onLoad"/><draw:image xlink:href="./ObjectReplacements/Object 183" xlink:type="simple" xlink:show="embed" xlink:actuate="onLoad"/></draw:frame>, I take the <text:span text:style-name="T38">d</text:span>ual of each of these basis vectors:</text:p>
      <text:p text:style-name="P38"/>
      <table:table table:name="Table17" table:style-name="Table17">
        <table:table-column table:style-name="Table17.A"/>
        <table:table-column table:style-name="Table17.B"/>
        <table:table-header-rows>
          <table:table-row>
            <table:table-cell table:style-name="Table17.A1" office:value-type="string">
              <text:p text:style-name="P76"><draw:frame draw:style-name="fr2" draw:name="Object181" text:anchor-type="as-char" svg:y="-0.2874in" svg:width="2.3575in" svg:height="0.5319in" draw:z-index="390"><draw:object xlink:href="./Object 184" xlink:type="simple" xlink:show="embed" xlink:actuate="onLoad"/><draw:image xlink:href="./ObjectReplacements/Object 184" xlink:type="simple" xlink:show="embed" xlink:actuate="onLoad"/><svg:desc>formula</svg:desc></draw:frame></text:p>
            </table:table-cell>
            <table:table-cell table:style-name="Table17.A1" office:value-type="string">
              <text:p text:style-name="P77">(<text:sequence text:ref-name="refText16" text:name="Text" text:formula="ooow:Text+1" style:num-format="1">17</text:sequence>)</text:p>
            </table:table-cell>
          </table:table-row>
        </table:table-header-rows>
      </table:table>
      <text:p text:style-name="P37"/>
      <text:p text:style-name="P39">which are the three space-like bi-vectors and I can calculate its reversion <text:span text:style-name="T39">s</text:span>quare because<draw:frame draw:style-name="fr2" draw:name="Object182" text:anchor-type="as-char" svg:y="-0.1484in" svg:width="0.248in" svg:height="0.1839in" draw:z-index="388"><draw:object xlink:href="./Object 185" xlink:type="simple" xlink:show="embed" xlink:actuate="onLoad"/><draw:image xlink:href="./ObjectReplacements/Object 185" xlink:type="simple" xlink:show="embed" xlink:actuate="onLoad"/></draw:frame>times its reversion squared, it's a recursive reversion but what's really nice is the pseudo-scalar basis vector is its own reversion so that becomes:</text:p>
      <text:p text:style-name="P40"/>
      <table:table table:name="Table18" table:style-name="Table18">
        <table:table-column table:style-name="Table18.A"/>
        <table:table-column table:style-name="Table18.B"/>
        <table:table-header-rows>
          <table:table-row>
            <table:table-cell table:style-name="Table18.A1" office:value-type="string">
              <text:p text:style-name="P76"><draw:frame draw:style-name="fr2" draw:name="Object183" text:anchor-type="as-char" svg:y="-0.2154in" svg:width="2.1681in" svg:height="0.2602in" draw:z-index="391"><draw:object xlink:href="./Object 186" xlink:type="simple" xlink:show="embed" xlink:actuate="onLoad"/><draw:image xlink:href="./ObjectReplacements/Object 186" xlink:type="simple" xlink:show="embed" xlink:actuate="onLoad"/><svg:desc>formula</svg:desc></draw:frame></text:p>
            </table:table-cell>
            <table:table-cell table:style-name="Table18.A1" office:value-type="string">
              <text:p text:style-name="P77">(<text:sequence text:ref-name="refText17" text:name="Text" text:formula="ooow:Text+1" style:num-format="1">18</text:sequence>)</text:p>
            </table:table-cell>
          </table:table-row>
        </table:table-header-rows>
      </table:table>
      <text:p text:style-name="P39"><text:span text:style-name="T39">Recall:</text:span><text:span text:style-name="T39"><draw:frame draw:style-name="fr2" draw:name="Object184" text:anchor-type="as-char" svg:y="-0.1626in" svg:width="0.6346in" svg:height="0.198in" draw:z-index="392"><draw:object xlink:href="./Object 187" xlink:type="simple" xlink:show="embed" xlink:actuate="onLoad"/><draw:image xlink:href="./ObjectReplacements/Object 187" xlink:type="simple" xlink:show="embed" xlink:actuate="onLoad"/></draw:frame></text:span><text:span text:style-name="T39">, </text:span>that's where this<draw:frame draw:style-name="fr2" draw:name="Object185" text:anchor-type="as-char" svg:y="-0.1484in" svg:width="0.2181in" svg:height="0.1839in" draw:z-index="393"><draw:object xlink:href="./Object 188" xlink:type="simple" xlink:show="embed" xlink:actuate="onLoad"/><draw:image xlink:href="./ObjectReplacements/Object 188" xlink:type="simple" xlink:show="embed" xlink:actuate="onLoad"/></draw:frame>comes from and then you get<draw:frame draw:style-name="fr2" draw:name="Object186" text:anchor-type="as-char" svg:y="-0.1728in" svg:width="0.2902in" svg:height="0.2091in" draw:z-index="394"><draw:object xlink:href="./Object 189" xlink:type="simple" xlink:show="embed" xlink:actuate="onLoad"/><draw:image xlink:href="./ObjectReplacements/Object 189" xlink:type="simple" xlink:show="embed" xlink:actuate="onLoad"/></draw:frame>which we already know and that<draw:frame draw:style-name="fr2" draw:name="Object187" text:anchor-type="as-char" svg:y="-0.1484in" svg:width="0.2181in" svg:height="0.1839in" draw:z-index="395"><draw:object xlink:href="./Object 190" xlink:type="simple" xlink:show="embed" xlink:actuate="onLoad"/><draw:image xlink:href="./ObjectReplacements/Object 190" xlink:type="simple" xlink:show="embed" xlink:actuate="onLoad"/><svg:desc>formula</svg:desc></draw:frame>makes it all positive. <text:span text:style-name="T40">I</text:span>t's space-like, this space like bi-vectors, the purely space-like bi-vectors have real number signatures that are positive. <text:span text:style-name="T40">N</text:span>ow it is possible to get, of course, a bi-vector that has a</text:p>
      <text:p text:style-name="P41"><text:soft-page-break/>signature of zero and it is also possible to have bi-vectors with a signature that is complex, we demonstrated that in a previous lecture but you have to mix time-like with space-like components to get that effect for example<draw:frame draw:style-name="fr2" draw:name="Object188" text:anchor-type="as-char" svg:y="-0.0965in" svg:width="0.6571in" svg:height="0.1575in" draw:z-index="20"><draw:object xlink:href="./Object 191" xlink:type="simple" xlink:show="embed" xlink:actuate="onLoad"/><draw:image xlink:href="./ObjectReplacements/Object 191" xlink:type="simple" xlink:show="embed" xlink:actuate="onLoad"/></draw:frame>, if you calculate this you will discover that it has a signature of zero, it actually has a signature of zero and if you have<draw:frame draw:style-name="fr2" draw:name="Object189" text:anchor-type="as-char" svg:y="-0.0965in" svg:width="0.6575in" svg:height="0.1575in" draw:z-index="21"><draw:object xlink:href="./Object 192" xlink:type="simple" xlink:show="embed" xlink:actuate="onLoad"/><draw:image xlink:href="./ObjectReplacements/Object 192" xlink:type="simple" xlink:show="embed" xlink:actuate="onLoad"/><svg:desc>formula</svg:desc></draw:frame>, the distinction in this second case being that<draw:frame draw:style-name="fr2" draw:name="Object190" text:anchor-type="as-char" svg:y="-0.0866in" svg:width="0.3126in" svg:height="0.1472in" draw:z-index="22"><draw:object xlink:href="./Object 193" xlink:type="simple" xlink:show="embed" xlink:actuate="onLoad"/><draw:image xlink:href="./ObjectReplacements/Object 193" xlink:type="simple" xlink:show="embed" xlink:actuate="onLoad"/><svg:desc>formula</svg:desc></draw:frame>is completely orthogonal <text:span text:style-name="T41">to</text:span><draw:frame draw:style-name="fr2" draw:name="Object191" text:anchor-type="as-char" svg:y="-0.0866in" svg:width="0.3126in" svg:height="0.1472in" draw:z-index="28"><draw:object xlink:href="./Object 194" xlink:type="simple" xlink:show="embed" xlink:actuate="onLoad"/><draw:image xlink:href="./ObjectReplacements/Object 194" xlink:type="simple" xlink:show="embed" xlink:actuate="onLoad"/><svg:desc>formula</svg:desc></draw:frame>, this will have a signature that's complex. <text:span text:style-name="T41">N</text:span>ow having said that, there is definitely some ambiguity, although<draw:frame draw:style-name="fr2" draw:name="Object192" text:anchor-type="as-char" svg:y="-0.0965in" svg:width="0.6571in" svg:height="0.1575in" draw:z-index="29"><draw:object xlink:href="./Object 195" xlink:type="simple" xlink:show="embed" xlink:actuate="onLoad"/><draw:image xlink:href="./ObjectReplacements/Object 195" xlink:type="simple" xlink:show="embed" xlink:actuate="onLoad"/><svg:desc>formula</svg:desc></draw:frame> has a signature of zero what about this guy, where you mix non-orthogonal time-like and space-like parts and you have some coefficient where it doesn't balance out nice and <text:span text:style-name="T43">easily</text:span> like<draw:frame draw:style-name="fr2" draw:name="Object194" text:anchor-type="as-char" svg:y="-0.0965in" svg:width="0.6571in" svg:height="0.1575in" draw:z-index="30"><draw:object xlink:href="./Object 197" xlink:type="simple" xlink:show="embed" xlink:actuate="onLoad"/><draw:image xlink:href="./ObjectReplacements/Object 197" xlink:type="simple" xlink:show="embed" xlink:actuate="onLoad"/><svg:desc>formula</svg:desc></draw:frame>does and so what if we take that multiply it by its reversion. <text:span text:style-name="T42">W</text:span>e're going to calculate its reversion square:</text:p>
      <text:p text:style-name="P42"/>
      <table:table table:name="Table19" table:style-name="Table19">
        <table:table-column table:style-name="Table19.A"/>
        <table:table-column table:style-name="Table19.B"/>
        <table:table-header-rows>
          <table:table-row>
            <table:table-cell table:style-name="Table19.A1" office:value-type="string">
              <text:p text:style-name="P76"><draw:frame draw:style-name="fr2" draw:name="Object196" text:anchor-type="as-char" svg:y="-0.2in" svg:width="5.4134in" svg:height="0.2902in" draw:z-index="207"><draw:object xlink:href="./Object 199" xlink:type="simple" xlink:show="embed" xlink:actuate="onLoad"/><draw:image xlink:href="./ObjectReplacements/Object 199" xlink:type="simple" xlink:show="embed" xlink:actuate="onLoad"/><svg:desc>formula</svg:desc></draw:frame></text:p>
            </table:table-cell>
            <table:table-cell table:style-name="Table19.A1" office:value-type="string">
              <text:p text:style-name="P77">(<text:sequence text:ref-name="refText18" text:name="Text" text:formula="ooow:Text+1" style:num-format="1">19</text:sequence>)</text:p>
            </table:table-cell>
          </table:table-row>
        </table:table-header-rows>
      </table:table>
      <text:p text:style-name="P41"/>
      <text:p text:style-name="P43"><text:span text:style-name="T43">The first term</text:span><text:span text:style-name="T43"><draw:frame draw:style-name="fr2" draw:name="Object203" text:anchor-type="as-char" svg:y="-0.0866in" svg:width="0.5602in" svg:height="0.1472in" draw:z-index="57"><draw:object xlink:href="./Object 206" xlink:type="simple" xlink:show="embed" xlink:actuate="onLoad"/><draw:image xlink:href="./ObjectReplacements/Object 206" xlink:type="simple" xlink:show="embed" xlink:actuate="onLoad"/></draw:frame></text:span>ends up being<draw:frame draw:style-name="fr2" draw:name="Object197" text:anchor-type="as-char" svg:y="-0.1484in" svg:width="0.2972in" svg:height="0.1839in" draw:z-index="59"><draw:object xlink:href="./Object 200" xlink:type="simple" xlink:show="embed" xlink:actuate="onLoad"/><draw:image xlink:href="./ObjectReplacements/Object 200" xlink:type="simple" xlink:show="embed" xlink:actuate="onLoad"/></draw:frame>, a real number. <draw:frame draw:style-name="fr2" draw:name="Object198" text:anchor-type="as-char" svg:y="-0.0866in" svg:width="0.2528in" svg:height="0.1472in" draw:z-index="60"><draw:object xlink:href="./Object 201" xlink:type="simple" xlink:show="embed" xlink:actuate="onLoad"/><draw:image xlink:href="./ObjectReplacements/Object 201" xlink:type="simple" xlink:show="embed" xlink:actuate="onLoad"/></draw:frame>squares to<draw:frame draw:style-name="fr2" draw:name="Object199" text:anchor-type="as-char" svg:y="-0.1484in" svg:width="0.2681in" svg:height="0.1839in" draw:z-index="83"><draw:object xlink:href="./Object 202" xlink:type="simple" xlink:show="embed" xlink:actuate="onLoad"/><draw:image xlink:href="./ObjectReplacements/Object 202" xlink:type="simple" xlink:show="embed" xlink:actuate="onLoad"/></draw:frame>, <draw:frame draw:style-name="fr2" draw:name="Object200" text:anchor-type="as-char" svg:y="-0.0866in" svg:width="0.2508in" svg:height="0.1472in" draw:z-index="97"><draw:object xlink:href="./Object 203" xlink:type="simple" xlink:show="embed" xlink:actuate="onLoad"/><draw:image xlink:href="./ObjectReplacements/Object 203" xlink:type="simple" xlink:show="embed" xlink:actuate="onLoad"/></draw:frame>squares to<draw:frame draw:style-name="fr2" draw:name="Object201" text:anchor-type="as-char" svg:y="-0.1484in" svg:width="0.2972in" svg:height="0.1839in" draw:z-index="98"><draw:object xlink:href="./Object 204" xlink:type="simple" xlink:show="embed" xlink:actuate="onLoad"/><draw:image xlink:href="./ObjectReplacements/Object 204" xlink:type="simple" xlink:show="embed" xlink:actuate="onLoad"/></draw:frame>leaving over a<draw:frame draw:style-name="fr2" draw:name="Object202" text:anchor-type="as-char" svg:y="-0.1484in" svg:width="0.2972in" svg:height="0.1839in" draw:z-index="121"><draw:object xlink:href="./Object 205" xlink:type="simple" xlink:show="embed" xlink:actuate="onLoad"/><draw:image xlink:href="./ObjectReplacements/Object 205" xlink:type="simple" xlink:show="embed" xlink:actuate="onLoad"/><svg:desc>formula</svg:desc></draw:frame>, the last term<draw:frame draw:style-name="fr2" draw:name="Object204" text:anchor-type="as-char" svg:y="-0.1484in" svg:width="0.6665in" svg:height="0.2091in" draw:z-index="126"><draw:object xlink:href="./Object 207" xlink:type="simple" xlink:show="embed" xlink:actuate="onLoad"/><draw:image xlink:href="./ObjectReplacements/Object 207" xlink:type="simple" xlink:show="embed" xlink:actuate="onLoad"/></draw:frame>but<draw:frame draw:style-name="fr2" draw:name="Object205" text:anchor-type="as-char" svg:y="-0.0866in" svg:width="0.252in" svg:height="0.1472in" draw:z-index="172"><draw:object xlink:href="./Object 208" xlink:type="simple" xlink:show="embed" xlink:actuate="onLoad"/><draw:image xlink:href="./ObjectReplacements/Object 208" xlink:type="simple" xlink:show="embed" xlink:actuate="onLoad"/></draw:frame>is in the middle, <text:span text:style-name="T44">s</text:span>quare to<draw:frame draw:style-name="fr2" draw:name="Object206" text:anchor-type="as-char" svg:y="-0.1484in" svg:width="0.2972in" svg:height="0.1839in" draw:z-index="174"><draw:object xlink:href="./Object 209" xlink:type="simple" xlink:show="embed" xlink:actuate="onLoad"/><draw:image xlink:href="./ObjectReplacements/Object 209" xlink:type="simple" xlink:show="embed" xlink:actuate="onLoad"/><svg:desc>formula</svg:desc></draw:frame>, the<draw:frame draw:style-name="fr2" draw:name="Object207" text:anchor-type="as-char" svg:y="-0.0866in" svg:width="0.2508in" svg:height="0.1472in" draw:z-index="175"><draw:object xlink:href="./Object 210" xlink:type="simple" xlink:show="embed" xlink:actuate="onLoad"/><draw:image xlink:href="./ObjectReplacements/Object 210" xlink:type="simple" xlink:show="embed" xlink:actuate="onLoad"/></draw:frame>outside <text:span text:style-name="T44">s</text:span>quare to<draw:frame draw:style-name="fr2" draw:name="Object208" text:anchor-type="as-char" svg:y="-0.1484in" svg:width="0.2972in" svg:height="0.1839in" draw:z-index="176"><draw:object xlink:href="./Object 211" xlink:type="simple" xlink:show="embed" xlink:actuate="onLoad"/><draw:image xlink:href="./ObjectReplacements/Object 211" xlink:type="simple" xlink:show="embed" xlink:actuate="onLoad"/><svg:desc>formula</svg:desc></draw:frame>so you end up with a<draw:frame draw:style-name="fr2" draw:name="Object209" text:anchor-type="as-char" svg:y="-0.1484in" svg:width="0.2681in" svg:height="0.1839in" draw:z-index="177"><draw:object xlink:href="./Object 212" xlink:type="simple" xlink:show="embed" xlink:actuate="onLoad"/><draw:image xlink:href="./ObjectReplacements/Object 212" xlink:type="simple" xlink:show="embed" xlink:actuate="onLoad"/></draw:frame>so you end up with<draw:frame draw:style-name="fr2" draw:name="Object210" text:anchor-type="as-char" svg:y="-0.1484in" svg:width="0.2783in" svg:height="0.1839in" draw:z-index="178"><draw:object xlink:href="./Object 213" xlink:type="simple" xlink:show="embed" xlink:actuate="onLoad"/><draw:image xlink:href="./ObjectReplacements/Object 213" xlink:type="simple" xlink:show="embed" xlink:actuate="onLoad"/></draw:frame>and<draw:frame draw:style-name="fr2" draw:name="Object195" text:anchor-type="as-char" svg:y="-0.1484in" svg:width="0.2972in" svg:height="0.1839in" draw:z-index="179"><draw:object xlink:href="./Object 198" xlink:type="simple" xlink:show="embed" xlink:actuate="onLoad"/><draw:image xlink:href="./ObjectReplacements/Object 198" xlink:type="simple" xlink:show="embed" xlink:actuate="onLoad"/><svg:desc>formula</svg:desc></draw:frame>. <text:span text:style-name="T44">T</text:span>hese two <text:span text:style-name="T44">in the middle </text:span>actually cancel, by the time you reconcile the<draw:frame draw:style-name="fr2" draw:name="Object211" text:anchor-type="as-char" svg:y="-0.0866in" svg:width="0.5598in" svg:height="0.1472in" draw:z-index="180"><draw:object xlink:href="./Object 214" xlink:type="simple" xlink:show="embed" xlink:actuate="onLoad"/><draw:image xlink:href="./ObjectReplacements/Object 214" xlink:type="simple" xlink:show="embed" xlink:actuate="onLoad"/></draw:frame>with the<draw:frame draw:style-name="fr2" draw:name="Object212" text:anchor-type="as-char" svg:y="-0.0866in" svg:width="0.5598in" svg:height="0.1472in" draw:z-index="181"><draw:object xlink:href="./Object 215" xlink:type="simple" xlink:show="embed" xlink:actuate="onLoad"/><draw:image xlink:href="./ObjectReplacements/Object 215" xlink:type="simple" xlink:show="embed" xlink:actuate="onLoad"/></draw:frame>you realize that this is the opposite of this and so those cancel so there's no bi-vector piece at all, it's still a real number but in this case it's going to end up being<draw:frame draw:style-name="fr2" draw:name="Object213" text:anchor-type="as-char" svg:y="-0.1484in" svg:width="0.5055in" svg:height="0.1839in" draw:z-index="182"><draw:object xlink:href="./Object 216" xlink:type="simple" xlink:show="embed" xlink:actuate="onLoad"/><draw:image xlink:href="./ObjectReplacements/Object 216" xlink:type="simple" xlink:show="embed" xlink:actuate="onLoad"/></draw:frame>so it's going to have a positive signature, it's going to <text:span text:style-name="T44">t</text:span>rend more towards the spatial part, it's got a larger signature so here's one where you have a mixture of components space-like and time-like and the signature will favor, through this reversion calculation being positive or negative and ultimately you would say that this is a space-like bi-vector because its signature is actually positive. <text:span text:style-name="T44">W</text:span>e're not done talking about this, unfortunately, I want to go into the next subject regarding this.</text:p>
      <text:p text:style-name="P43"/>
      <text:p text:style-name="P2">Real scalars</text:p>
      <text:p text:style-name="P43"/>
      <text:p text:style-name="P44">I want to flush out this statement “<text:span text:style-name="T45">S</text:span>ince<draw:frame draw:style-name="fr2" draw:name="Object214" text:anchor-type="as-char" svg:y="-0.1484in" svg:width="0.1516in" svg:height="0.1839in" draw:z-index="183"><draw:object xlink:href="./Object 217" xlink:type="simple" xlink:show="embed" xlink:actuate="onLoad"/><draw:image xlink:href="./ObjectReplacements/Object 217" xlink:type="simple" xlink:show="embed" xlink:actuate="onLoad"/></draw:frame>and<draw:frame draw:style-name="fr2" draw:name="Object215" text:anchor-type="as-char" svg:y="-0.1484in" svg:width="0.1728in" svg:height="0.1839in" draw:z-index="184"><draw:object xlink:href="./Object 218" xlink:type="simple" xlink:show="embed" xlink:actuate="onLoad"/><draw:image xlink:href="./ObjectReplacements/Object 218" xlink:type="simple" xlink:show="embed" xlink:actuate="onLoad"/></draw:frame>have a fixed signature<draw:frame draw:style-name="fr2" draw:name="Object216" text:anchor-type="as-char" svg:y="-0.152in" svg:width="1.1846in" svg:height="0.1992in" draw:z-index="185"><draw:object xlink:href="./Object 219" xlink:type="simple" xlink:show="embed" xlink:actuate="onLoad"/><draw:image xlink:href="./ObjectReplacements/Object 219" xlink:type="simple" xlink:show="embed" xlink:actuate="onLoad"/></draw:frame>” or the symmetric part of the space-time product of<draw:frame draw:style-name="fr2" draw:name="Object217" text:anchor-type="as-char" svg:y="-0.1484in" svg:width="0.1516in" svg:height="0.1839in" draw:z-index="186"><draw:object xlink:href="./Object 220" xlink:type="simple" xlink:show="embed" xlink:actuate="onLoad"/><draw:image xlink:href="./ObjectReplacements/Object 220" xlink:type="simple" xlink:show="embed" xlink:actuate="onLoad"/><svg:desc>formula</svg:desc></draw:frame>and<draw:frame draw:style-name="fr2" draw:name="Object218" text:anchor-type="as-char" svg:y="-0.1484in" svg:width="0.1728in" svg:height="0.1839in" draw:z-index="187"><draw:object xlink:href="./Object 221" xlink:type="simple" xlink:show="embed" xlink:actuate="onLoad"/><draw:image xlink:href="./ObjectReplacements/Object 221" xlink:type="simple" xlink:show="embed" xlink:actuate="onLoad"/><svg:desc>formula</svg:desc></draw:frame>, “is a real scalar”. <text:span text:style-name="T45">W</text:span>e're just going to demonstrate this, we're just going to go through the math and you're going to see that<draw:frame draw:style-name="fr2" draw:name="Object219" text:anchor-type="as-char" svg:y="-0.1484in" svg:width="0.2992in" svg:height="0.1839in" draw:z-index="189"><draw:object xlink:href="./Object 222" xlink:type="simple" xlink:show="embed" xlink:actuate="onLoad"/><draw:image xlink:href="./ObjectReplacements/Object 222" xlink:type="simple" xlink:show="embed" xlink:actuate="onLoad"/><svg:desc>formula</svg:desc></draw:frame>as defined, the way we <text:span text:style-name="T45">d</text:span>efine<draw:frame draw:style-name="fr2" draw:name="Object220" text:anchor-type="as-char" svg:y="-0.1484in" svg:width="0.1516in" svg:height="0.1839in" draw:z-index="190"><draw:object xlink:href="./Object 223" xlink:type="simple" xlink:show="embed" xlink:actuate="onLoad"/><draw:image xlink:href="./ObjectReplacements/Object 223" xlink:type="simple" xlink:show="embed" xlink:actuate="onLoad"/><svg:desc>formula</svg:desc></draw:frame>and<draw:frame draw:style-name="fr2" draw:name="Object221" text:anchor-type="as-char" svg:y="-0.1484in" svg:width="0.1728in" svg:height="0.1839in" draw:z-index="191"><draw:object xlink:href="./Object 224" xlink:type="simple" xlink:show="embed" xlink:actuate="onLoad"/><draw:image xlink:href="./ObjectReplacements/Object 224" xlink:type="simple" xlink:show="embed" xlink:actuate="onLoad"/><svg:desc>formula</svg:desc></draw:frame>has to be a real scalar. <text:span text:style-name="T45">A</text:span>s a quick <text:span text:style-name="T45">p</text:span>relude to the next few sections of this lecture, in case you may want to skip it, I'm going to explore some various products of two bi-vectors<draw:frame draw:style-name="fr2" draw:name="Object222" text:anchor-type="as-char" svg:y="-0.1484in" svg:width="0.1516in" svg:height="0.1839in" draw:z-index="192"><draw:object xlink:href="./Object 225" xlink:type="simple" xlink:show="embed" xlink:actuate="onLoad"/><draw:image xlink:href="./ObjectReplacements/Object 225" xlink:type="simple" xlink:show="embed" xlink:actuate="onLoad"/><svg:desc>formula</svg:desc></draw:frame>and<draw:frame draw:style-name="fr2" draw:name="Object223" text:anchor-type="as-char" svg:y="-0.1484in" svg:width="0.1728in" svg:height="0.1839in" draw:z-index="193"><draw:object xlink:href="./Object 226" xlink:type="simple" xlink:show="embed" xlink:actuate="onLoad"/><draw:image xlink:href="./ObjectReplacements/Object 226" xlink:type="simple" xlink:show="embed" xlink:actuate="onLoad"/><svg:desc>formula</svg:desc></draw:frame>and the first one I'm going to explore is when<draw:frame draw:style-name="fr2" draw:name="Object224" text:anchor-type="as-char" svg:y="-0.1484in" svg:width="0.1516in" svg:height="0.1839in" draw:z-index="194"><draw:object xlink:href="./Object 227" xlink:type="simple" xlink:show="embed" xlink:actuate="onLoad"/><draw:image xlink:href="./ObjectReplacements/Object 227" xlink:type="simple" xlink:show="embed" xlink:actuate="onLoad"/><svg:desc>formula</svg:desc></draw:frame>and<draw:frame draw:style-name="fr2" draw:name="Object225" text:anchor-type="as-char" svg:y="-0.1484in" svg:width="0.1728in" svg:height="0.1839in" draw:z-index="195"><draw:object xlink:href="./Object 228" xlink:type="simple" xlink:show="embed" xlink:actuate="onLoad"/><draw:image xlink:href="./ObjectReplacements/Object 228" xlink:type="simple" xlink:show="embed" xlink:actuate="onLoad"/><svg:desc>formula</svg:desc></draw:frame>are both entirely time-like in the sense that all of their basis vectors are these purely time-like basis vectors that is, there's no<draw:frame draw:style-name="fr2" draw:name="Object226" text:anchor-type="as-char" svg:y="-0.0866in" svg:width="0.2862in" svg:height="0.1472in" draw:z-index="196"><draw:object xlink:href="./Object 229" xlink:type="simple" xlink:show="embed" xlink:actuate="onLoad"/><draw:image xlink:href="./ObjectReplacements/Object 229" xlink:type="simple" xlink:show="embed" xlink:actuate="onLoad"/></draw:frame>where<draw:frame draw:style-name="fr2" draw:name="Object227" text:anchor-type="as-char" svg:y="-0.1484in" svg:width="0.8291in" svg:height="0.1839in" draw:z-index="197"><draw:object xlink:href="./Object 230" xlink:type="simple" xlink:show="embed" xlink:actuate="onLoad"/><draw:image xlink:href="./ObjectReplacements/Object 230" xlink:type="simple" xlink:show="embed" xlink:actuate="onLoad"/></draw:frame>, none of those. <text:span text:style-name="T46">W</text:span>hat we'll see is that the signature of this product is also going to be entirely time-like and we'll see how that happens, then I'm going to switch it to where<draw:frame draw:style-name="fr2" draw:name="Object228" text:anchor-type="as-char" svg:y="-0.1484in" svg:width="0.1516in" svg:height="0.1839in" draw:z-index="198"><draw:object xlink:href="./Object 231" xlink:type="simple" xlink:show="embed" xlink:actuate="onLoad"/><draw:image xlink:href="./ObjectReplacements/Object 231" xlink:type="simple" xlink:show="embed" xlink:actuate="onLoad"/><svg:desc>formula</svg:desc></draw:frame>is still time-like but you'll see that<draw:frame draw:style-name="fr2" draw:name="Object229" text:anchor-type="as-char" svg:y="-0.1484in" svg:width="0.1516in" svg:height="0.1839in" draw:z-index="199"><draw:object xlink:href="./Object 232" xlink:type="simple" xlink:show="embed" xlink:actuate="onLoad"/><draw:image xlink:href="./ObjectReplacements/Object 232" xlink:type="simple" xlink:show="embed" xlink:actuate="onLoad"/><svg:desc>formula</svg:desc></draw:frame>is time-like despite the fact that it has a space-like component its signature is still negative, likewise here<draw:frame draw:style-name="fr2" draw:name="Object230" text:anchor-type="as-char" svg:y="-0.1484in" svg:width="0.1728in" svg:height="0.1839in" draw:z-index="200"><draw:object xlink:href="./Object 233" xlink:type="simple" xlink:show="embed" xlink:actuate="onLoad"/><draw:image xlink:href="./ObjectReplacements/Object 233" xlink:type="simple" xlink:show="embed" xlink:actuate="onLoad"/><svg:desc>formula</svg:desc></draw:frame>its signature is still negative then we'll take the product of<draw:frame draw:style-name="fr2" draw:name="Object231" text:anchor-type="as-char" svg:y="-0.1484in" svg:width="0.1516in" svg:height="0.1839in" draw:z-index="201"><draw:object xlink:href="./Object 234" xlink:type="simple" xlink:show="embed" xlink:actuate="onLoad"/><draw:image xlink:href="./ObjectReplacements/Object 234" xlink:type="simple" xlink:show="embed" xlink:actuate="onLoad"/><svg:desc>formula</svg:desc></draw:frame>and<draw:frame draw:style-name="fr2" draw:name="Object232" text:anchor-type="as-char" svg:y="-0.1484in" svg:width="0.1728in" svg:height="0.1839in" draw:z-index="202"><draw:object xlink:href="./Object 235" xlink:type="simple" xlink:show="embed" xlink:actuate="onLoad"/><draw:image xlink:href="./ObjectReplacements/Object 235" xlink:type="simple" xlink:show="embed" xlink:actuate="onLoad"/><svg:desc>formula</svg:desc></draw:frame>and what we'll discover is that this product is zero because<draw:frame draw:style-name="fr2" draw:name="Object233" text:anchor-type="as-char" svg:y="-0.1484in" svg:width="0.1728in" svg:height="0.1839in" draw:z-index="203"><draw:object xlink:href="./Object 236" xlink:type="simple" xlink:show="embed" xlink:actuate="onLoad"/><draw:image xlink:href="./ObjectReplacements/Object 236" xlink:type="simple" xlink:show="embed" xlink:actuate="onLoad"/><svg:desc>formula</svg:desc></draw:frame><text:span text:style-name="T46">i</text:span>s actually entirely orthogonal to<draw:frame draw:style-name="fr2" draw:name="Object234" text:anchor-type="as-char" svg:y="-0.1484in" svg:width="0.1516in" svg:height="0.1839in" draw:z-index="204"><draw:object xlink:href="./Object 237" xlink:type="simple" xlink:show="embed" xlink:actuate="onLoad"/><draw:image xlink:href="./ObjectReplacements/Object 237" xlink:type="simple" xlink:show="embed" xlink:actuate="onLoad"/><svg:desc>formula</svg:desc></draw:frame>in some sense, they don't share any basis vectors and as such<draw:frame draw:style-name="fr2" draw:name="Object235" text:anchor-type="as-char" svg:y="-0.1484in" svg:width="0.1728in" svg:height="0.1839in" draw:z-index="205"><draw:object xlink:href="./Object 238" xlink:type="simple" xlink:show="embed" xlink:actuate="onLoad"/><draw:image xlink:href="./ObjectReplacements/Object 238" xlink:type="simple" xlink:show="embed" xlink:actuate="onLoad"/><svg:desc>formula</svg:desc></draw:frame>and<draw:frame draw:style-name="fr2" draw:name="Object236" text:anchor-type="as-char" svg:y="-0.1484in" svg:width="0.1516in" svg:height="0.1839in" draw:z-index="206"><draw:object xlink:href="./Object 239" xlink:type="simple" xlink:show="embed" xlink:actuate="onLoad"/><draw:image xlink:href="./ObjectReplacements/Object 239" xlink:type="simple" xlink:show="embed" xlink:actuate="onLoad"/><svg:desc>formula</svg:desc></draw:frame>, <text:span text:style-name="T46">well </text:span>their product won't be zero but there's the symmetric part of their product will turn out to be zero.</text:p>
      <text:p text:style-name="P45"/>
      <table:table table:name="Table20" table:style-name="Table20">
        <table:table-column table:style-name="Table20.A"/>
        <table:table-column table:style-name="Table20.B"/>
        <table:table-header-rows>
          <table:table-row>
            <table:table-cell table:style-name="Table20.A1" office:value-type="string">
              <text:p text:style-name="P76"><draw:frame draw:style-name="fr2" draw:name="Object237" text:anchor-type="as-char" svg:y="-0.2in" svg:width="3.8366in" svg:height="0.2902in" draw:z-index="208"><draw:object xlink:href="./Object 240" xlink:type="simple" xlink:show="embed" xlink:actuate="onLoad"/><draw:image xlink:href="./ObjectReplacements/Object 240" xlink:type="simple" xlink:show="embed" xlink:actuate="onLoad"/><svg:desc>formula</svg:desc></draw:frame></text:p>
            </table:table-cell>
            <table:table-cell table:style-name="Table20.A1" office:value-type="string">
              <text:p text:style-name="P77">(<text:sequence text:ref-name="refText19" text:name="Text" text:formula="ooow:Text+1" style:num-format="1">20</text:sequence>)</text:p>
            </table:table-cell>
          </table:table-row>
        </table:table-header-rows>
      </table:table>
      <text:p text:style-name="P44"/>
      <text:p text:style-name="P48"><text:span text:style-name="T47">T</text:span>hen I start changing<draw:frame draw:style-name="fr2" draw:name="Object238" text:anchor-type="as-char" svg:y="-0.1484in" svg:width="0.1728in" svg:height="0.1839in" draw:z-index="209"><draw:object xlink:href="./Object 241" xlink:type="simple" xlink:show="embed" xlink:actuate="onLoad"/><draw:image xlink:href="./ObjectReplacements/Object 241" xlink:type="simple" xlink:show="embed" xlink:actuate="onLoad"/></draw:frame>a little bit, I give<draw:frame draw:style-name="fr2" draw:name="Object239" text:anchor-type="as-char" svg:y="-0.1484in" svg:width="0.1728in" svg:height="0.1839in" draw:z-index="210"><draw:object xlink:href="./Object 242" xlink:type="simple" xlink:show="embed" xlink:actuate="onLoad"/><draw:image xlink:href="./ObjectReplacements/Object 242" xlink:type="simple" xlink:show="embed" xlink:actuate="onLoad"/><svg:desc>formula</svg:desc></draw:frame>the same basis vector that lives in<draw:frame draw:style-name="fr2" draw:name="Object240" text:anchor-type="as-char" svg:y="-0.1484in" svg:width="0.1516in" svg:height="0.1839in" draw:z-index="211"><draw:object xlink:href="./Object 243" xlink:type="simple" xlink:show="embed" xlink:actuate="onLoad"/><draw:image xlink:href="./ObjectReplacements/Object 243" xlink:type="simple" xlink:show="embed" xlink:actuate="onLoad"/><svg:desc>formula</svg:desc></draw:frame>so we'll see what that product is like and what you'll discover in that case is that<draw:frame draw:style-name="fr2" draw:name="Object241" text:anchor-type="as-char" svg:y="-0.1484in" svg:width="0.1728in" svg:height="0.1839in" draw:z-index="213"><draw:object xlink:href="./Object 244" xlink:type="simple" xlink:show="embed" xlink:actuate="onLoad"/><draw:image xlink:href="./ObjectReplacements/Object 244" xlink:type="simple" xlink:show="embed" xlink:actuate="onLoad"/><svg:desc>formula</svg:desc></draw:frame>actually as I've written it here isn't really space-like, it has a complex signature so we skip that and then the last one is the case where you end up <text:soft-page-break/>with two truly … I'm sorry<draw:frame draw:style-name="fr2" draw:name="Object242" text:anchor-type="as-char" svg:y="-0.1484in" svg:width="0.1728in" svg:height="0.1839in" draw:z-index="62"><draw:object xlink:href="./Object 245" xlink:type="simple" xlink:show="embed" xlink:actuate="onLoad"/><draw:image xlink:href="./ObjectReplacements/Object 245" xlink:type="simple" xlink:show="embed" xlink:actuate="onLoad"/><svg:desc>formula</svg:desc></draw:frame>isn't time-<text:span text:style-name="T48">like,</text:span> it's actually complex and in this case this is where you have<draw:frame draw:style-name="fr2" draw:name="Object243" text:anchor-type="as-char" svg:y="-0.1484in" svg:width="0.1516in" svg:height="0.1839in" draw:z-index="63"><draw:object xlink:href="./Object 246" xlink:type="simple" xlink:show="embed" xlink:actuate="onLoad"/><draw:image xlink:href="./ObjectReplacements/Object 246" xlink:type="simple" xlink:show="embed" xlink:actuate="onLoad"/><svg:desc>formula</svg:desc></draw:frame>and<draw:frame draw:style-name="fr2" draw:name="Object244" text:anchor-type="as-char" svg:y="-0.1484in" svg:width="0.1728in" svg:height="0.1839in" draw:z-index="66"><draw:object xlink:href="./Object 247" xlink:type="simple" xlink:show="embed" xlink:actuate="onLoad"/><draw:image xlink:href="./ObjectReplacements/Object 247" xlink:type="simple" xlink:show="embed" xlink:actuate="onLoad"/><svg:desc>formula</svg:desc></draw:frame>they're both time-like and they share a common basis vector. <text:span text:style-name="T49">W</text:span>e're going to go through those three examples and we're just going to work them straight out and catch what the symmetric product is in all those cases except this case <text:span text:style-name="T49">(2</text:span><text:span text:style-name="T50">nd</text:span><text:span text:style-name="T49">) </text:span>where<draw:frame draw:style-name="fr2" draw:name="Object246" text:anchor-type="as-char" svg:y="-0.1484in" svg:width="0.1728in" svg:height="0.1839in" draw:z-index="67"><draw:object xlink:href="./Object 249" xlink:type="simple" xlink:show="embed" xlink:actuate="onLoad"/><draw:image xlink:href="./ObjectReplacements/Object 249" xlink:type="simple" xlink:show="embed" xlink:actuate="onLoad"/><svg:desc>formula</svg:desc></draw:frame>is actually not even time-like, I just want to illustrate how you can get a non-time-<text:span text:style-name="T49">like, </text:span>what happens to make this not time-like, even though the time component is substantially larger than the space component. <text:span text:style-name="T49">I</text:span>f you're interested in that, follow on, if not then you can just move on to the next lecture.</text:p>
      <text:p text:style-name="P47"/>
      <table:table table:name="Table21" table:style-name="Table21">
        <table:table-column table:style-name="Table21.A"/>
        <table:table-column table:style-name="Table21.B"/>
        <table:table-header-rows>
          <table:table-row>
            <table:table-cell table:style-name="Table21.A1" office:value-type="string">
              <text:p text:style-name="P76"><draw:frame draw:style-name="fr2" draw:name="Object245" text:anchor-type="as-char" svg:y="-0.498in" svg:width="2.8417in" svg:height="0.9071in" draw:z-index="124"><draw:object xlink:href="./Object 248" xlink:type="simple" xlink:show="embed" xlink:actuate="onLoad"/><draw:image xlink:href="./ObjectReplacements/Object 248" xlink:type="simple" xlink:show="embed" xlink:actuate="onLoad"/><svg:desc>formula</svg:desc></draw:frame></text:p>
            </table:table-cell>
            <table:table-cell table:style-name="Table21.A1" office:value-type="string">
              <text:p text:style-name="P77">(<text:sequence text:ref-name="refText20" text:name="Text" text:formula="ooow:Text+1" style:num-format="1">21</text:sequence>)</text:p>
            </table:table-cell>
          </table:table-row>
        </table:table-header-rows>
      </table:table>
      <text:p text:style-name="P46"/>
      <text:p text:style-name="P49"><text:span text:style-name="T58">L</text:span>et's just explore this a little bit, I don't think I'm going to come up with a formal proof here but I do want to get comfortable with understanding a little bit how these signatures work a little even better than we just did. <text:span text:style-name="T58">I</text:span>f we consider two general, totally time-like bi-vectors<draw:frame draw:style-name="fr2" draw:name="Object247" text:anchor-type="as-char" svg:y="-0.1484in" svg:width="0.1516in" svg:height="0.1839in" draw:z-index="68"><draw:object xlink:href="./Object 250" xlink:type="simple" xlink:show="embed" xlink:actuate="onLoad"/><draw:image xlink:href="./ObjectReplacements/Object 250" xlink:type="simple" xlink:show="embed" xlink:actuate="onLoad"/></draw:frame><text:span text:style-name="T58">and</text:span><text:span text:style-name="T58"><draw:frame draw:style-name="fr2" draw:name="Object248" text:anchor-type="as-char" svg:y="-0.1484in" svg:width="0.1728in" svg:height="0.1839in" draw:z-index="76"><draw:object xlink:href="./Object 251" xlink:type="simple" xlink:show="embed" xlink:actuate="onLoad"/><draw:image xlink:href="./ObjectReplacements/Object 251" xlink:type="simple" xlink:show="embed" xlink:actuate="onLoad"/></draw:frame></text:span>and I write<draw:frame draw:style-name="fr2" draw:name="Object249" text:anchor-type="as-char" svg:y="-0.1484in" svg:width="0.1516in" svg:height="0.1839in" draw:z-index="79"><draw:object xlink:href="./Object 252" xlink:type="simple" xlink:show="embed" xlink:actuate="onLoad"/><draw:image xlink:href="./ObjectReplacements/Object 252" xlink:type="simple" xlink:show="embed" xlink:actuate="onLoad"/><svg:desc>formula</svg:desc></draw:frame><text:span text:style-name="T58">and</text:span><text:span text:style-name="T58"><draw:frame draw:style-name="fr2" draw:name="Object250" text:anchor-type="as-char" svg:y="-0.1484in" svg:width="0.1728in" svg:height="0.1839in" draw:z-index="82"><draw:object xlink:href="./Object 253" xlink:type="simple" xlink:show="embed" xlink:actuate="onLoad"/><draw:image xlink:href="./ObjectReplacements/Object 253" xlink:type="simple" xlink:show="embed" xlink:actuate="onLoad"/><svg:desc>formula</svg:desc></draw:frame></text:span><text:span text:style-name="T58">as</text:span> <text:sequence-ref text:reference-format="text" text:ref-name="refText19">(20)</text:sequence-ref>, these are all time-like basis vectors, if I execute this product which is the most <text:span text:style-name="T57">g</text:span>eneral product between two bi-<text:span text:style-name="T7">ve</text:span>ctors that only have the time-like bases vectors so we're leaving out<draw:frame draw:style-name="fr2" draw:name="Object251" text:anchor-type="as-char" svg:y="-0.0866in" svg:width="0.3126in" svg:height="0.1472in" draw:z-index="84"><draw:object xlink:href="./Object 254" xlink:type="simple" xlink:show="embed" xlink:actuate="onLoad"/><draw:image xlink:href="./ObjectReplacements/Object 254" xlink:type="simple" xlink:show="embed" xlink:actuate="onLoad"/></draw:frame>, <draw:frame draw:style-name="fr2" draw:name="Object254" text:anchor-type="as-char" svg:y="-0.0866in" svg:width="0.3118in" svg:height="0.1472in" draw:z-index="87"><draw:object xlink:href="./Object 257" xlink:type="simple" xlink:show="embed" xlink:actuate="onLoad"/><draw:image xlink:href="./ObjectReplacements/Object 257" xlink:type="simple" xlink:show="embed" xlink:actuate="onLoad"/><svg:desc>formula</svg:desc></draw:frame><text:span text:style-name="T59">and</text:span><text:span text:style-name="T59"><draw:frame draw:style-name="fr2" draw:name="Object255" text:anchor-type="as-char" svg:y="-0.0866in" svg:width="0.311in" svg:height="0.1472in" draw:z-index="88"><draw:object xlink:href="./Object 258" xlink:type="simple" xlink:show="embed" xlink:actuate="onLoad"/><draw:image xlink:href="./ObjectReplacements/Object 258" xlink:type="simple" xlink:show="embed" xlink:actuate="onLoad"/><svg:desc>formula</svg:desc></draw:frame></text:span>and if we did execute that product you're going to get this expression:</text:p>
      <text:p text:style-name="P50"/>
      <table:table table:name="Table22" table:style-name="Table22">
        <table:table-column table:style-name="Table22.A"/>
        <table:table-column table:style-name="Table22.B"/>
        <table:table-header-rows>
          <table:table-row>
            <table:table-cell table:style-name="Table22.A1" office:value-type="string">
              <text:p text:style-name="P76"><draw:frame draw:style-name="fr2" draw:name="Object252" text:anchor-type="as-char" svg:y="-0.4228in" svg:width="2.8693in" svg:height="0.8028in" draw:z-index="125"><draw:object xlink:href="./Object 255" xlink:type="simple" xlink:show="embed" xlink:actuate="onLoad"/><draw:image xlink:href="./ObjectReplacements/Object 255" xlink:type="simple" xlink:show="embed" xlink:actuate="onLoad"/><svg:desc>formula</svg:desc></draw:frame></text:p>
            </table:table-cell>
            <table:table-cell table:style-name="Table22.A1" office:value-type="string">
              <text:p text:style-name="P77">(<text:sequence text:ref-name="refText21" text:name="Text" text:formula="ooow:Text+1" style:num-format="1">22</text:sequence>)</text:p>
            </table:table-cell>
          </table:table-row>
        </table:table-header-rows>
      </table:table>
      <text:p text:style-name="P49"/>
      <text:p text:style-name="P49"><text:span text:style-name="T59">I</text:span>t's very straightforward, let me make multiplication and these diagonal row elements, you can see are all going to all of these diagonal elements, these guys are going to become, let's see they'll become<draw:frame draw:style-name="fr2" draw:name="Object253" text:anchor-type="as-char" svg:y="-0.1484in" svg:width="0.2972in" svg:height="0.1839in" draw:z-index="89"><draw:object xlink:href="./Object 256" xlink:type="simple" xlink:show="embed" xlink:actuate="onLoad"/><draw:image xlink:href="./ObjectReplacements/Object 256" xlink:type="simple" xlink:show="embed" xlink:actuate="onLoad"/></draw:frame> because it'll be one flip it'll be a<draw:frame draw:style-name="fr2" draw:name="Object256" text:anchor-type="as-char" svg:y="-0.1484in" svg:width="0.2972in" svg:height="0.1839in" draw:z-index="90"><draw:object xlink:href="./Object 259" xlink:type="simple" xlink:show="embed" xlink:actuate="onLoad"/><draw:image xlink:href="./ObjectReplacements/Object 259" xlink:type="simple" xlink:show="embed" xlink:actuate="onLoad"/><svg:desc>formula</svg:desc></draw:frame>, I don't know, it would be positive so each of these are going to become<draw:frame draw:style-name="fr2" draw:name="Object257" text:anchor-type="as-char" svg:y="-0.1484in" svg:width="0.2681in" svg:height="0.1839in" draw:z-index="100"><draw:object xlink:href="./Object 260" xlink:type="simple" xlink:show="embed" xlink:actuate="onLoad"/><draw:image xlink:href="./ObjectReplacements/Object 260" xlink:type="simple" xlink:show="embed" xlink:actuate="onLoad"/><svg:desc>formula</svg:desc></draw:frame>but these don't cancel, <draw:frame draw:style-name="fr2" draw:name="Object258" text:anchor-type="as-char" svg:y="-0.1484in" svg:width="0.2626in" svg:height="0.1839in" draw:z-index="101"><draw:object xlink:href="./Object 261" xlink:type="simple" xlink:show="embed" xlink:actuate="onLoad"/><draw:image xlink:href="./ObjectReplacements/Object 261" xlink:type="simple" xlink:show="embed" xlink:actuate="onLoad"/></draw:frame>will have all of these components in it and these guys will end up being bi-vectors because you'll flip for example<draw:frame draw:style-name="fr2" draw:name="Object259" text:anchor-type="as-char" svg:y="-0.1484in" svg:width="0.6484in" svg:height="0.2091in" draw:z-index="102"><draw:object xlink:href="./Object 262" xlink:type="simple" xlink:show="embed" xlink:actuate="onLoad"/><draw:image xlink:href="./ObjectReplacements/Object 262" xlink:type="simple" xlink:show="embed" xlink:actuate="onLoad"/></draw:frame>, in this case you'll flip the<draw:frame draw:style-name="fr2" draw:name="Object260" text:anchor-type="as-char" svg:y="-0.1484in" svg:width="0.1618in" svg:height="0.1839in" draw:z-index="103"><draw:object xlink:href="./Object 263" xlink:type="simple" xlink:show="embed" xlink:actuate="onLoad"/><draw:image xlink:href="./ObjectReplacements/Object 263" xlink:type="simple" xlink:show="embed" xlink:actuate="onLoad"/></draw:frame><text:span text:style-name="T60">and </text:span>the<draw:frame draw:style-name="fr2" draw:name="Object261" text:anchor-type="as-char" svg:y="-0.1484in" svg:width="0.1661in" svg:height="0.1839in" draw:z-index="104"><draw:object xlink:href="./Object 264" xlink:type="simple" xlink:show="embed" xlink:actuate="onLoad"/><draw:image xlink:href="./ObjectReplacements/Object 264" xlink:type="simple" xlink:show="embed" xlink:actuate="onLoad"/></draw:frame>, you'll pick up a<draw:frame draw:style-name="fr2" draw:name="Object262" text:anchor-type="as-char" svg:y="-0.1484in" svg:width="0.2181in" svg:height="0.1839in" draw:z-index="106"><draw:object xlink:href="./Object 265" xlink:type="simple" xlink:show="embed" xlink:actuate="onLoad"/><draw:image xlink:href="./ObjectReplacements/Object 265" xlink:type="simple" xlink:show="embed" xlink:actuate="onLoad"/></draw:frame>but the<draw:frame draw:style-name="fr2" draw:name="Object263" text:anchor-type="as-char" svg:y="-0.0866in" svg:width="0.3146in" svg:height="0.1472in" draw:z-index="107"><draw:object xlink:href="./Object 266" xlink:type="simple" xlink:show="embed" xlink:actuate="onLoad"/><draw:image xlink:href="./ObjectReplacements/Object 266" xlink:type="simple" xlink:show="embed" xlink:actuate="onLoad"/></draw:frame>part will go away to<draw:frame draw:style-name="fr2" draw:name="Object264" text:anchor-type="as-char" svg:y="-0.1484in" svg:width="0.2681in" svg:height="0.1839in" draw:z-index="114"><draw:object xlink:href="./Object 267" xlink:type="simple" xlink:show="embed" xlink:actuate="onLoad"/><draw:image xlink:href="./ObjectReplacements/Object 267" xlink:type="simple" xlink:show="embed" xlink:actuate="onLoad"/></draw:frame>and you'll end up with<draw:frame draw:style-name="fr2" draw:name="Object265" text:anchor-type="as-char" svg:y="-0.0866in" svg:width="0.311in" svg:height="0.1472in" draw:z-index="115"><draw:object xlink:href="./Object 268" xlink:type="simple" xlink:show="embed" xlink:actuate="onLoad"/><draw:image xlink:href="./ObjectReplacements/Object 268" xlink:type="simple" xlink:show="embed" xlink:actuate="onLoad"/><svg:desc>formula</svg:desc></draw:frame>. <text:span text:style-name="T60">L</text:span>ikewise <text:span text:style-name="T60">here</text:span><draw:frame draw:style-name="fr2" draw:name="Object266" text:anchor-type="as-char" svg:y="-0.1484in" svg:width="0.6453in" svg:height="0.2091in" draw:z-index="119"><draw:object xlink:href="./Object 269" xlink:type="simple" xlink:show="embed" xlink:actuate="onLoad"/><draw:image xlink:href="./ObjectReplacements/Object 269" xlink:type="simple" xlink:show="embed" xlink:actuate="onLoad"/><svg:desc>formula</svg:desc></draw:frame>, you'll end up with<draw:frame draw:style-name="fr2" draw:name="Object267" text:anchor-type="as-char" svg:y="-0.0866in" svg:width="0.3118in" svg:height="0.1472in" draw:z-index="120"><draw:object xlink:href="./Object 270" xlink:type="simple" xlink:show="embed" xlink:actuate="onLoad"/><draw:image xlink:href="./ObjectReplacements/Object 270" xlink:type="simple" xlink:show="embed" xlink:actuate="onLoad"/><svg:desc>formula</svg:desc></draw:frame>but then if you reverse this product instead of doing<draw:frame draw:style-name="fr2" draw:name="Object268" text:anchor-type="as-char" svg:y="-0.1484in" svg:width="0.2626in" svg:height="0.1839in" draw:z-index="122"><draw:object xlink:href="./Object 271" xlink:type="simple" xlink:show="embed" xlink:actuate="onLoad"/><draw:image xlink:href="./ObjectReplacements/Object 271" xlink:type="simple" xlink:show="embed" xlink:actuate="onLoad"/><svg:desc>formula</svg:desc></draw:frame>you do <draw:frame draw:style-name="fr2" draw:name="Object269" text:anchor-type="as-char" svg:y="-0.1484in" svg:width="0.2626in" svg:height="0.1839in" draw:z-index="123"><draw:object xlink:href="./Object 272" xlink:type="simple" xlink:show="embed" xlink:actuate="onLoad"/><draw:image xlink:href="./ObjectReplacements/Object 272" xlink:type="simple" xlink:show="embed" xlink:actuate="onLoad"/><svg:desc>formula</svg:desc></draw:frame></text:p>
      <text:p text:style-name="P51">you end up with similar <text:span text:style-name="T61">m</text:span>atrix:</text:p>
      <text:p text:style-name="P52"/>
      <table:table table:name="Table23" table:style-name="Table23">
        <table:table-column table:style-name="Table23.A"/>
        <table:table-column table:style-name="Table23.B"/>
        <table:table-header-rows>
          <table:table-row>
            <table:table-cell table:style-name="Table23.A1" office:value-type="string">
              <text:p text:style-name="P76"><draw:frame draw:style-name="fr2" draw:name="Object270" text:anchor-type="as-char" svg:y="-0.4228in" svg:width="2.8693in" svg:height="0.8028in" draw:z-index="127"><draw:object xlink:href="./Object 273" xlink:type="simple" xlink:show="embed" xlink:actuate="onLoad"/><draw:image xlink:href="./ObjectReplacements/Object 273" xlink:type="simple" xlink:show="embed" xlink:actuate="onLoad"/><svg:desc>formula</svg:desc></draw:frame></text:p>
            </table:table-cell>
            <table:table-cell table:style-name="Table23.A1" office:value-type="string">
              <text:p text:style-name="P77">(<text:sequence text:ref-name="refText22" text:name="Text" text:formula="ooow:Text+1" style:num-format="1">23</text:sequence>)</text:p>
            </table:table-cell>
          </table:table-row>
        </table:table-header-rows>
      </table:table>
      <text:p text:style-name="P51"/>
      <text:p text:style-name="P54"><text:span text:style-name="T61">I</text:span>n each of the cases the off-diagonal terms where I'm calling these the diagonal terms here, you'll pick up the opposite sign, the<draw:frame draw:style-name="fr2" draw:name="Object271" text:anchor-type="as-char" svg:y="-0.1484in" svg:width="0.2709in" svg:height="0.1839in" draw:z-index="128"><draw:object xlink:href="./Object 274" xlink:type="simple" xlink:show="embed" xlink:actuate="onLoad"/><draw:image xlink:href="./ObjectReplacements/Object 274" xlink:type="simple" xlink:show="embed" xlink:actuate="onLoad"/></draw:frame>term which is related to the first and the last, for example, is<draw:frame draw:style-name="fr2" draw:name="Object272" text:anchor-type="as-char" svg:y="-0.0866in" svg:width="0.4354in" svg:height="0.1472in" draw:z-index="129"><draw:object xlink:href="./Object 275" xlink:type="simple" xlink:show="embed" xlink:actuate="onLoad"/><draw:image xlink:href="./ObjectReplacements/Object 275" xlink:type="simple" xlink:show="embed" xlink:actuate="onLoad"/></draw:frame><text:span text:style-name="T61">in </text:span><text:span text:style-name="T61"><text:sequence-ref text:reference-format="text" text:ref-name="refText21">(22)</text:sequence-ref></text:span><text:span text:style-name="T61"><text:s/></text:span>and it's <draw:frame draw:style-name="fr2" draw:name="Object273" text:anchor-type="as-char" svg:y="-0.0866in" svg:width="0.4354in" svg:height="0.1472in" draw:z-index="130"><draw:object xlink:href="./Object 276" xlink:type="simple" xlink:show="embed" xlink:actuate="onLoad"/><draw:image xlink:href="./ObjectReplacements/Object 276" xlink:type="simple" xlink:show="embed" xlink:actuate="onLoad"/><svg:desc>formula</svg:desc></draw:frame><text:span text:style-name="T61">in </text:span><text:span text:style-name="T61"><text:sequence-ref text:reference-format="text" text:ref-name="refText22">(23)</text:sequence-ref></text:span><text:span text:style-name="T61"><text:s/></text:span>so if you try to reconcile this and you try to bring you just do the permutation you try to bring<draw:frame draw:style-name="fr2" draw:name="Object274" text:anchor-type="as-char" svg:y="-0.1484in" svg:width="0.6547in" svg:height="0.1839in" draw:z-index="131"><draw:object xlink:href="./Object 277" xlink:type="simple" xlink:show="embed" xlink:actuate="onLoad"/><draw:image xlink:href="./ObjectReplacements/Object 277" xlink:type="simple" xlink:show="embed" xlink:actuate="onLoad"/></draw:frame>and your goal is to make it<draw:frame draw:style-name="fr2" draw:name="Object275" text:anchor-type="as-char" svg:y="-0.1484in" svg:width="0.6547in" svg:height="0.1839in" draw:z-index="134"><draw:object xlink:href="./Object 278" xlink:type="simple" xlink:show="embed" xlink:actuate="onLoad"/><draw:image xlink:href="./ObjectReplacements/Object 278" xlink:type="simple" xlink:show="embed" xlink:actuate="onLoad"/></draw:frame>and you're asking, do I pick up a<draw:frame draw:style-name="fr2" draw:name="Object276" text:anchor-type="as-char" svg:y="-0.1484in" svg:width="0.2181in" svg:height="0.1839in" draw:z-index="135"><draw:object xlink:href="./Object 279" xlink:type="simple" xlink:show="embed" xlink:actuate="onLoad"/><draw:image xlink:href="./ObjectReplacements/Object 279" xlink:type="simple" xlink:show="embed" xlink:actuate="onLoad"/></draw:frame><text:span text:style-name="T62">sign </text:span>so that if I were to add<draw:frame draw:style-name="fr2" draw:name="Object277" text:anchor-type="as-char" svg:y="-0.1484in" svg:width="0.2626in" svg:height="0.1839in" draw:z-index="136"><draw:object xlink:href="./Object 280" xlink:type="simple" xlink:show="embed" xlink:actuate="onLoad"/><draw:image xlink:href="./ObjectReplacements/Object 280" xlink:type="simple" xlink:show="embed" xlink:actuate="onLoad"/><svg:desc>formula</svg:desc></draw:frame>to<draw:frame draw:style-name="fr2" draw:name="Object278" text:anchor-type="as-char" svg:y="-0.1484in" svg:width="0.2626in" svg:height="0.1839in" draw:z-index="137"><draw:object xlink:href="./Object 281" xlink:type="simple" xlink:show="embed" xlink:actuate="onLoad"/><draw:image xlink:href="./ObjectReplacements/Object 281" xlink:type="simple" xlink:show="embed" xlink:actuate="onLoad"/><svg:desc>formula</svg:desc></draw:frame>, if I were to form the symmetric sum, would these off-diagonal terms cancel? <text:span text:style-name="T62">I</text:span>t's a short exercise, you realize oh I got one flip to so I get<draw:frame draw:style-name="fr2" draw:name="Object279" text:anchor-type="as-char" svg:y="-0.0866in" svg:width="0.5681in" svg:height="0.1472in" draw:z-index="139"><draw:object xlink:href="./Object 282" xlink:type="simple" xlink:show="embed" xlink:actuate="onLoad"/><draw:image xlink:href="./ObjectReplacements/Object 282" xlink:type="simple" xlink:show="embed" xlink:actuate="onLoad"/><svg:desc>formula</svg:desc></draw:frame>and that becomes<draw:frame draw:style-name="fr2" draw:name="Object280" text:anchor-type="as-char" svg:y="-0.0866in" svg:width="0.4445in" svg:height="0.1472in" draw:z-index="140"><draw:object xlink:href="./Object 283" xlink:type="simple" xlink:show="embed" xlink:actuate="onLoad"/><draw:image xlink:href="./ObjectReplacements/Object 283" xlink:type="simple" xlink:show="embed" xlink:actuate="onLoad"/><svg:desc>formula</svg:desc></draw:frame><text:soft-page-break/>and th<text:span text:style-name="T62">e other</text:span> becomes<draw:frame draw:style-name="fr2" draw:name="Object281" text:anchor-type="as-char" svg:y="-0.0866in" svg:width="0.5681in" svg:height="0.1472in" draw:z-index="142"><draw:object xlink:href="./Object 284" xlink:type="simple" xlink:show="embed" xlink:actuate="onLoad"/><draw:image xlink:href="./ObjectReplacements/Object 284" xlink:type="simple" xlink:show="embed" xlink:actuate="onLoad"/><svg:desc>formula</svg:desc></draw:frame>which is now<draw:frame draw:style-name="fr2" draw:name="Object282" text:anchor-type="as-char" svg:y="-0.0866in" svg:width="0.4445in" svg:height="0.1472in" draw:z-index="143"><draw:object xlink:href="./Object 285" xlink:type="simple" xlink:show="embed" xlink:actuate="onLoad"/><draw:image xlink:href="./ObjectReplacements/Object 285" xlink:type="simple" xlink:show="embed" xlink:actuate="onLoad"/><svg:desc>formula</svg:desc></draw:frame>, well<draw:frame draw:style-name="fr2" draw:name="Object283" text:anchor-type="as-char" svg:y="-0.0866in" svg:width="0.4445in" svg:height="0.1472in" draw:z-index="144"><draw:object xlink:href="./Object 286" xlink:type="simple" xlink:show="embed" xlink:actuate="onLoad"/><draw:image xlink:href="./ObjectReplacements/Object 286" xlink:type="simple" xlink:show="embed" xlink:actuate="onLoad"/><svg:desc>formula</svg:desc></draw:frame>equals<draw:frame draw:style-name="fr2" draw:name="Object284" text:anchor-type="as-char" svg:y="-0.0866in" svg:width="0.3118in" svg:height="0.1472in" draw:z-index="145"><draw:object xlink:href="./Object 287" xlink:type="simple" xlink:show="embed" xlink:actuate="onLoad"/><draw:image xlink:href="./ObjectReplacements/Object 287" xlink:type="simple" xlink:show="embed" xlink:actuate="onLoad"/><svg:desc>formula</svg:desc></draw:frame>so if you were to add<draw:frame draw:style-name="fr2" draw:name="Object285" text:anchor-type="as-char" svg:y="-0.1484in" svg:width="0.1516in" svg:height="0.1839in" draw:z-index="146"><draw:object xlink:href="./Object 288" xlink:type="simple" xlink:show="embed" xlink:actuate="onLoad"/><draw:image xlink:href="./ObjectReplacements/Object 288" xlink:type="simple" xlink:show="embed" xlink:actuate="onLoad"/><svg:desc>formula</svg:desc></draw:frame>to<draw:frame draw:style-name="fr2" draw:name="Object286" text:anchor-type="as-char" svg:y="-0.1484in" svg:width="0.1728in" svg:height="0.1839in" draw:z-index="147"><draw:object xlink:href="./Object 289" xlink:type="simple" xlink:show="embed" xlink:actuate="onLoad"/><draw:image xlink:href="./ObjectReplacements/Object 289" xlink:type="simple" xlink:show="embed" xlink:actuate="onLoad"/><svg:desc>formula</svg:desc></draw:frame>you know that this term<draw:frame draw:style-name="fr2" draw:name="Object287" text:anchor-type="as-char" svg:y="-0.1484in" svg:width="0.6417in" svg:height="0.2091in" draw:z-index="148"><draw:object xlink:href="./Object 290" xlink:type="simple" xlink:show="embed" xlink:actuate="onLoad"/><draw:image xlink:href="./ObjectReplacements/Object 290" xlink:type="simple" xlink:show="embed" xlink:actuate="onLoad"/></draw:frame>would cancel<draw:frame draw:style-name="fr2" draw:name="Object288" text:anchor-type="as-char" svg:y="-0.1484in" svg:width="0.6417in" svg:height="0.2091in" draw:z-index="149"><draw:object xlink:href="./Object 291" xlink:type="simple" xlink:show="embed" xlink:actuate="onLoad"/><draw:image xlink:href="./ObjectReplacements/Object 291" xlink:type="simple" xlink:show="embed" xlink:actuate="onLoad"/></draw:frame>and if you check it works for all of the off-diagonal terms so the only things that survive when you do this operation is just these diagonal elements<draw:frame draw:style-name="fr2" draw:name="Object289" text:anchor-type="as-char" svg:y="-0.1484in" svg:width="0.2791in" svg:height="0.1839in" draw:z-index="150"><draw:object xlink:href="./Object 292" xlink:type="simple" xlink:show="embed" xlink:actuate="onLoad"/><draw:image xlink:href="./ObjectReplacements/Object 292" xlink:type="simple" xlink:show="embed" xlink:actuate="onLoad"/></draw:frame>, <draw:frame draw:style-name="fr2" draw:name="Object291" text:anchor-type="as-char" svg:y="-0.1484in" svg:width="0.2661in" svg:height="0.1839in" draw:z-index="151"><draw:object xlink:href="./Object 293" xlink:type="simple" xlink:show="embed" xlink:actuate="onLoad"/><draw:image xlink:href="./ObjectReplacements/Object 293" xlink:type="simple" xlink:show="embed" xlink:actuate="onLoad"/><svg:desc>formula</svg:desc></draw:frame>and<draw:frame draw:style-name="fr2" draw:name="Object292" text:anchor-type="as-char" svg:y="-0.1484in" svg:width="0.2661in" svg:height="0.1839in" draw:z-index="152"><draw:object xlink:href="./Object 294" xlink:type="simple" xlink:show="embed" xlink:actuate="onLoad"/><draw:image xlink:href="./ObjectReplacements/Object 294" xlink:type="simple" xlink:show="embed" xlink:actuate="onLoad"/><svg:desc>formula</svg:desc></draw:frame>. <text:span text:style-name="T62">T</text:span>hey don't cancel, they actually add up. <text:span text:style-name="T62">W</text:span>hat <text:span text:style-name="T62">you know</text:span> is that if you multiply two time-like vectors together you are going to get a real number because these diagonal elements here, this sum is going to be a real number and that real number is:</text:p>
      <text:p text:style-name="P53"/>
      <table:table table:name="Table24" table:style-name="Table24">
        <table:table-column table:style-name="Table24.A"/>
        <table:table-column table:style-name="Table24.B"/>
        <table:table-header-rows>
          <table:table-row>
            <table:table-cell table:style-name="Table24.A1" office:value-type="string">
              <text:p text:style-name="P76"><draw:frame draw:style-name="fr2" draw:name="Object293" text:anchor-type="as-char" svg:y="-0.1898in" svg:width="2.1772in" svg:height="0.2492in" draw:z-index="241"><draw:object xlink:href="./Object 295" xlink:type="simple" xlink:show="embed" xlink:actuate="onLoad"/><draw:image xlink:href="./ObjectReplacements/Object 295" xlink:type="simple" xlink:show="embed" xlink:actuate="onLoad"/><svg:desc>formula</svg:desc></draw:frame></text:p>
            </table:table-cell>
            <table:table-cell table:style-name="Table24.A1" office:value-type="string">
              <text:p text:style-name="P77">(<text:sequence text:ref-name="refText23" text:name="Text" text:formula="ooow:Text+1" style:num-format="1">24</text:sequence>)</text:p>
            </table:table-cell>
          </table:table-row>
        </table:table-header-rows>
      </table:table>
      <text:p text:style-name="P51"/>
      <text:p text:style-name="P55"><text:span text:style-name="T63">I</text:span>n some sense that was the explanation that I'm after here, is that if you have two of these purely time-like, when I say purely time-like I mean it only has time-like basis vectors, you're clearly gonna get from the symmetric sum, you're just going to get a real number. <text:span text:style-name="T64">L</text:span>et's go ahead and explore this just a little more just just to get some exercises done here. <text:span text:style-name="T64">S</text:span>ay<draw:frame draw:style-name="fr2" draw:name="Object294" text:anchor-type="as-char" svg:y="-0.1484in" svg:width="0.1516in" svg:height="0.1839in" draw:z-index="153"><draw:object xlink:href="./Object 296" xlink:type="simple" xlink:show="embed" xlink:actuate="onLoad"/><draw:image xlink:href="./ObjectReplacements/Object 296" xlink:type="simple" xlink:show="embed" xlink:actuate="onLoad"/><svg:desc>formula</svg:desc></draw:frame>is not a purely time-like bi-<text:span text:style-name="T7">v</text:span>ector, it is a time-like bi-vector, <text:span text:style-name="T65">l</text:span>et's take those two:</text:p>
      <text:p text:style-name="P55"/>
      <table:table table:name="Table25" table:style-name="Table25">
        <table:table-column table:style-name="Table25.A"/>
        <table:table-column table:style-name="Table25.B"/>
        <table:table-header-rows>
          <table:table-row>
            <table:table-cell table:style-name="Table25.A1" office:value-type="string">
              <text:p text:style-name="P76"><draw:frame draw:style-name="fr2" draw:name="Object295" text:anchor-type="as-char" svg:y="-0.1898in" svg:width="2.9146in" svg:height="0.2654in" draw:z-index="242"><draw:object xlink:href="./Object 297" xlink:type="simple" xlink:show="embed" xlink:actuate="onLoad"/><draw:image xlink:href="./ObjectReplacements/Object 297" xlink:type="simple" xlink:show="embed" xlink:actuate="onLoad"/><svg:desc>formula</svg:desc></draw:frame></text:p>
            </table:table-cell>
            <table:table-cell table:style-name="Table25.A1" office:value-type="string">
              <text:p text:style-name="P77">(<text:sequence text:ref-name="refText24" text:name="Text" text:formula="ooow:Text+1" style:num-format="1">25</text:sequence>)</text:p>
            </table:table-cell>
          </table:table-row>
        </table:table-header-rows>
      </table:table>
      <text:p text:style-name="P54"/>
      <text:p text:style-name="P56"><text:span text:style-name="T66">F</text:span>irst of all, is<draw:frame draw:style-name="fr2" draw:name="Object296" text:anchor-type="as-char" svg:y="-0.1484in" svg:width="0.1516in" svg:height="0.1839in" draw:z-index="154"><draw:object xlink:href="./Object 298" xlink:type="simple" xlink:show="embed" xlink:actuate="onLoad"/><draw:image xlink:href="./ObjectReplacements/Object 298" xlink:type="simple" xlink:show="embed" xlink:actuate="onLoad"/><svg:desc>formula</svg:desc></draw:frame>time-like even though it has this space-like basis vector? <text:span text:style-name="T66">W</text:span>ell what's<draw:frame draw:style-name="fr2" draw:name="Object297" text:anchor-type="as-char" svg:y="-0.1728in" svg:width="0.2902in" svg:height="0.2091in" draw:z-index="155"><draw:object xlink:href="./Object 299" xlink:type="simple" xlink:show="embed" xlink:actuate="onLoad"/><draw:image xlink:href="./ObjectReplacements/Object 299" xlink:type="simple" xlink:show="embed" xlink:actuate="onLoad"/><svg:desc>formula</svg:desc></draw:frame>reversion? <text:span text:style-name="T65">W</text:span>e calculate<draw:frame draw:style-name="fr2" draw:name="Object298" text:anchor-type="as-char" svg:y="-0.1728in" svg:width="0.2902in" svg:height="0.2091in" draw:z-index="156"><draw:object xlink:href="./Object 300" xlink:type="simple" xlink:show="embed" xlink:actuate="onLoad"/><draw:image xlink:href="./ObjectReplacements/Object 300" xlink:type="simple" xlink:show="embed" xlink:actuate="onLoad"/><svg:desc>formula</svg:desc></draw:frame>and when I did so I got this expression:</text:p>
      <text:p text:style-name="P57"/>
      <table:table table:name="Table26" table:style-name="Table26">
        <table:table-column table:style-name="Table26.A"/>
        <table:table-column table:style-name="Table26.B"/>
        <table:table-header-rows>
          <table:table-row>
            <table:table-cell table:style-name="Table26.A1" office:value-type="string">
              <text:p text:style-name="P76"><draw:frame draw:style-name="fr2" draw:name="Object299" text:anchor-type="as-char" svg:y="-0.4681in" svg:width="2.772in" svg:height="0.8618in" draw:z-index="243"><draw:object xlink:href="./Object 301" xlink:type="simple" xlink:show="embed" xlink:actuate="onLoad"/><draw:image xlink:href="./ObjectReplacements/Object 301" xlink:type="simple" xlink:show="embed" xlink:actuate="onLoad"/><svg:desc>formula</svg:desc></draw:frame></text:p>
            </table:table-cell>
            <table:table-cell table:style-name="Table26.A1" office:value-type="string">
              <text:p text:style-name="P77">(<text:sequence text:ref-name="refText25" text:name="Text" text:formula="ooow:Text+1" style:num-format="1">26</text:sequence>)</text:p>
            </table:table-cell>
          </table:table-row>
        </table:table-header-rows>
      </table:table>
      <text:p text:style-name="P56"/>
      <text:p text:style-name="P60"><text:span text:style-name="T67">N</text:span>ow you can tell right away because all the indices match in pairs, that's going to be either<draw:frame draw:style-name="fr2" draw:name="Object300" text:anchor-type="as-char" svg:y="-0.1484in" svg:width="0.2681in" svg:height="0.1839in" draw:z-index="157"><draw:object xlink:href="./Object 302" xlink:type="simple" xlink:show="embed" xlink:actuate="onLoad"/><draw:image xlink:href="./ObjectReplacements/Object 302" xlink:type="simple" xlink:show="embed" xlink:actuate="onLoad"/></draw:frame>or<draw:frame draw:style-name="fr2" draw:name="Object301" text:anchor-type="as-char" svg:y="-0.1484in" svg:width="0.2972in" svg:height="0.1839in" draw:z-index="158"><draw:object xlink:href="./Object 303" xlink:type="simple" xlink:show="embed" xlink:actuate="onLoad"/><draw:image xlink:href="./ObjectReplacements/Object 303" xlink:type="simple" xlink:show="embed" xlink:actuate="onLoad"/></draw:frame>, it turns out it is<draw:frame draw:style-name="fr2" draw:name="Object302" text:anchor-type="as-char" svg:y="-0.1484in" svg:width="0.2681in" svg:height="0.1839in" draw:z-index="159"><draw:object xlink:href="./Object 304" xlink:type="simple" xlink:show="embed" xlink:actuate="onLoad"/><draw:image xlink:href="./ObjectReplacements/Object 304" xlink:type="simple" xlink:show="embed" xlink:actuate="onLoad"/><svg:desc>formula</svg:desc></draw:frame>. <text:span text:style-name="T67">T</text:span>his first term is<draw:frame draw:style-name="fr2" draw:name="Object303" text:anchor-type="as-char" svg:y="-0.0866in" svg:width="0.4339in" svg:height="0.1472in" draw:z-index="160"><draw:object xlink:href="./Object 305" xlink:type="simple" xlink:show="embed" xlink:actuate="onLoad"/><draw:image xlink:href="./ObjectReplacements/Object 305" xlink:type="simple" xlink:show="embed" xlink:actuate="onLoad"/></draw:frame>so likewise it's going to be a real number and it is in fact<draw:frame draw:style-name="fr2" draw:name="Object305" text:anchor-type="as-char" svg:y="-0.1484in" svg:width="0.2972in" svg:height="0.1839in" draw:z-index="161"><draw:object xlink:href="./Object 306" xlink:type="simple" xlink:show="embed" xlink:actuate="onLoad"/><draw:image xlink:href="./ObjectReplacements/Object 306" xlink:type="simple" xlink:show="embed" xlink:actuate="onLoad"/><svg:desc>formula</svg:desc></draw:frame>so the twos come together so you get negative<draw:frame draw:style-name="fr2" draw:name="Object306" text:anchor-type="as-char" svg:y="-0.1484in" svg:width="0.3083in" svg:height="0.1839in" draw:z-index="162"><draw:object xlink:href="./Object 307" xlink:type="simple" xlink:show="embed" xlink:actuate="onLoad"/><draw:image xlink:href="./ObjectReplacements/Object 307" xlink:type="simple" xlink:show="embed" xlink:actuate="onLoad"/><svg:desc>formula</svg:desc></draw:frame>so <text:span text:style-name="T68">overall you </text:span>get<draw:frame draw:style-name="fr2" draw:name="Object307" text:anchor-type="as-char" svg:y="-0.1484in" svg:width="0.8555in" svg:height="0.1839in" draw:z-index="163"><draw:object xlink:href="./Object 308" xlink:type="simple" xlink:show="embed" xlink:actuate="onLoad"/><draw:image xlink:href="./ObjectReplacements/Object 308" xlink:type="simple" xlink:show="embed" xlink:actuate="onLoad"/><svg:desc>formula</svg:desc></draw:frame>. <text:span text:style-name="T68">Since</text:span><text:span text:style-name="T68"><draw:frame draw:style-name="fr2" draw:name="Object308" text:anchor-type="as-char" svg:y="-0.1484in" svg:width="0.502in" svg:height="0.1839in" draw:z-index="167"><draw:object xlink:href="./Object 309" xlink:type="simple" xlink:show="embed" xlink:actuate="onLoad"/><draw:image xlink:href="./ObjectReplacements/Object 309" xlink:type="simple" xlink:show="embed" xlink:actuate="onLoad"/></draw:frame></text:span>the signature of<draw:frame draw:style-name="fr2" draw:name="Object309" text:anchor-type="as-char" svg:y="-0.1484in" svg:width="0.1516in" svg:height="0.1839in" draw:z-index="170"><draw:object xlink:href="./Object 310" xlink:type="simple" xlink:show="embed" xlink:actuate="onLoad"/><draw:image xlink:href="./ObjectReplacements/Object 310" xlink:type="simple" xlink:show="embed" xlink:actuate="onLoad"/><svg:desc>formula</svg:desc></draw:frame>is going to be<draw:frame draw:style-name="fr2" draw:name="Object310" text:anchor-type="as-char" svg:y="-0.1484in" svg:width="0.2972in" svg:height="0.1839in" draw:z-index="171"><draw:object xlink:href="./Object 311" xlink:type="simple" xlink:show="embed" xlink:actuate="onLoad"/><draw:image xlink:href="./ObjectReplacements/Object 311" xlink:type="simple" xlink:show="embed" xlink:actuate="onLoad"/><svg:desc>formula</svg:desc></draw:frame>because remember the signature of<draw:frame draw:style-name="fr2" draw:name="Object311" text:anchor-type="as-char" svg:y="-0.1484in" svg:width="0.1516in" svg:height="0.1839in" draw:z-index="188"><draw:object xlink:href="./Object 312" xlink:type="simple" xlink:show="embed" xlink:actuate="onLoad"/><draw:image xlink:href="./ObjectReplacements/Object 312" xlink:type="simple" xlink:show="embed" xlink:actuate="onLoad"/><svg:desc>formula</svg:desc></draw:frame>is <text:sequence-ref text:reference-format="text" text:ref-name="refText25">(26)</text:sequence-ref><text:s/>divided by the magnitude of this so it's going to be<draw:frame draw:style-name="fr2" draw:name="Object312" text:anchor-type="as-char" svg:y="-0.1484in" svg:width="0.8047in" svg:height="0.1839in" draw:z-index="231"><draw:object xlink:href="./Object 313" xlink:type="simple" xlink:show="embed" xlink:actuate="onLoad"/><draw:image xlink:href="./ObjectReplacements/Object 313" xlink:type="simple" xlink:show="embed" xlink:actuate="onLoad"/></draw:frame>you get a signature of<draw:frame draw:style-name="fr2" draw:name="Object313" text:anchor-type="as-char" svg:y="-0.1484in" svg:width="0.2972in" svg:height="0.1839in" draw:z-index="233"><draw:object xlink:href="./Object 314" xlink:type="simple" xlink:show="embed" xlink:actuate="onLoad"/><draw:image xlink:href="./ObjectReplacements/Object 314" xlink:type="simple" xlink:show="embed" xlink:actuate="onLoad"/><svg:desc>formula</svg:desc></draw:frame>for<draw:frame draw:style-name="fr2" draw:name="Object315" text:anchor-type="as-char" svg:y="-0.1484in" svg:width="0.1516in" svg:height="0.1839in" draw:z-index="234"><draw:object xlink:href="./Object 315" xlink:type="simple" xlink:show="embed" xlink:actuate="onLoad"/><draw:image xlink:href="./ObjectReplacements/Object 315" xlink:type="simple" xlink:show="embed" xlink:actuate="onLoad"/><svg:desc>formula</svg:desc></draw:frame>. <text:span text:style-name="T68">F</text:span>or<draw:frame draw:style-name="fr2" draw:name="Object316" text:anchor-type="as-char" svg:y="-0.1484in" svg:width="0.1728in" svg:height="0.1839in" draw:z-index="235"><draw:object xlink:href="./Object 316" xlink:type="simple" xlink:show="embed" xlink:actuate="onLoad"/><draw:image xlink:href="./ObjectReplacements/Object 316" xlink:type="simple" xlink:show="embed" xlink:actuate="onLoad"/><svg:desc>formula</svg:desc></draw:frame>you do the same calculation the way we've set up<draw:frame draw:style-name="fr2" draw:name="Object317" text:anchor-type="as-char" svg:y="-0.1484in" svg:width="0.1728in" svg:height="0.1839in" draw:z-index="236"><draw:object xlink:href="./Object 317" xlink:type="simple" xlink:show="embed" xlink:actuate="onLoad"/><draw:image xlink:href="./ObjectReplacements/Object 317" xlink:type="simple" xlink:show="embed" xlink:actuate="onLoad"/><svg:desc>formula</svg:desc></draw:frame>and you get a <text:span text:style-name="T69">result</text:span> of<draw:frame draw:style-name="fr2" draw:name="Object318" text:anchor-type="as-char" svg:y="-0.1484in" svg:width="0.3016in" svg:height="0.1839in" draw:z-index="237"><draw:object xlink:href="./Object 318" xlink:type="simple" xlink:show="embed" xlink:actuate="onLoad"/><draw:image xlink:href="./ObjectReplacements/Object 318" xlink:type="simple" xlink:show="embed" xlink:actuate="onLoad"/></draw:frame>, <text:span text:style-name="T70">y</text:span>ou get a signature of<draw:frame draw:style-name="fr2" draw:name="Object320" text:anchor-type="as-char" svg:y="-0.1484in" svg:width="0.2972in" svg:height="0.1839in" draw:z-index="238"><draw:object xlink:href="./Object 320" xlink:type="simple" xlink:show="embed" xlink:actuate="onLoad"/><draw:image xlink:href="./ObjectReplacements/Object 320" xlink:type="simple" xlink:show="embed" xlink:actuate="onLoad"/><svg:desc>formula</svg:desc></draw:frame>.</text:p>
      <text:p text:style-name="P59"/>
      <table:table table:name="Table27" table:style-name="Table27">
        <table:table-column table:style-name="Table27.A"/>
        <table:table-column table:style-name="Table27.B"/>
        <table:table-header-rows>
          <table:table-row>
            <table:table-cell table:style-name="Table27.A1" office:value-type="string">
              <text:p text:style-name="P76"><draw:frame draw:style-name="fr2" draw:name="Object319" text:anchor-type="as-char" svg:y="-0.4547in" svg:width="2.7634in" svg:height="0.8362in" draw:z-index="244"><draw:object xlink:href="./Object 319" xlink:type="simple" xlink:show="embed" xlink:actuate="onLoad"/><draw:image xlink:href="./ObjectReplacements/Object 319" xlink:type="simple" xlink:show="embed" xlink:actuate="onLoad"/><svg:desc>formula</svg:desc></draw:frame></text:p>
            </table:table-cell>
            <table:table-cell table:style-name="Table27.A1" office:value-type="string">
              <text:p text:style-name="P77">(<text:sequence text:ref-name="refText26" text:name="Text" text:formula="ooow:Text+1" style:num-format="1">27</text:sequence>)</text:p>
            </table:table-cell>
          </table:table-row>
        </table:table-header-rows>
      </table:table>
      <text:p text:style-name="P58"/>
      <text:p text:style-name="P61"><text:span text:style-name="T71">L</text:span>et's do this<draw:frame draw:style-name="fr2" draw:name="Object321" text:anchor-type="as-char" svg:y="-0.1484in" svg:width="0.2626in" svg:height="0.1839in" draw:z-index="239"><draw:object xlink:href="./Object 321" xlink:type="simple" xlink:show="embed" xlink:actuate="onLoad"/><draw:image xlink:href="./ObjectReplacements/Object 321" xlink:type="simple" xlink:show="embed" xlink:actuate="onLoad"/><svg:desc>formula</svg:desc></draw:frame>, <text:span text:style-name="T71"><draw:frame draw:style-name="fr2" draw:name="Object322" text:anchor-type="as-char" svg:y="-0.1484in" svg:width="0.2626in" svg:height="0.1839in" draw:z-index="240"><draw:object xlink:href="./Object 322" xlink:type="simple" xlink:show="embed" xlink:actuate="onLoad"/><draw:image xlink:href="./ObjectReplacements/Object 322" xlink:type="simple" xlink:show="embed" xlink:actuate="onLoad"/><svg:desc>formula</svg:desc></draw:frame></text:span>calculation here and what are we going to get <text:span text:style-name="T71">is:</text:span></text:p>
      <text:p text:style-name="P62"/>
      <table:table table:name="Table28" table:style-name="Table28">
        <table:table-column table:style-name="Table28.A"/>
        <table:table-column table:style-name="Table28.B"/>
        <table:table-header-rows>
          <table:table-row>
            <table:table-cell table:style-name="Table28.A1" office:value-type="string">
              <text:p text:style-name="P76"><draw:frame draw:style-name="fr2" draw:name="Object323" text:anchor-type="as-char" svg:y="-0.2898in" svg:width="3.048in" svg:height="0.5362in" draw:z-index="245"><draw:object xlink:href="./Object 323" xlink:type="simple" xlink:show="embed" xlink:actuate="onLoad"/><draw:image xlink:href="./ObjectReplacements/Object 323" xlink:type="simple" xlink:show="embed" xlink:actuate="onLoad"/><svg:desc>formula</svg:desc></draw:frame></text:p>
            </table:table-cell>
            <table:table-cell table:style-name="Table28.A1" office:value-type="string">
              <text:p text:style-name="P77">(<text:sequence text:ref-name="refText27" text:name="Text" text:formula="ooow:Text+1" style:num-format="1">28</text:sequence>)</text:p>
            </table:table-cell>
          </table:table-row>
        </table:table-header-rows>
      </table:table>
      <text:p text:style-name="P61"/>
      <text:p text:style-name="P63">I get this expression which you can break down the usual way, I see there are two zeros <text:span text:style-name="T72">in the 1</text:span><text:span text:style-name="T51">st</text:span><text:span text:style-name="T72"> term </text:span>so I know that this is<draw:frame draw:style-name="fr2" draw:name="Object324" text:anchor-type="as-char" svg:y="-0.0866in" svg:width="1.8075in" svg:height="0.1472in" draw:z-index="246"><draw:object xlink:href="./Object 324" xlink:type="simple" xlink:show="embed" xlink:actuate="onLoad"/><draw:image xlink:href="./ObjectReplacements/Object 324" xlink:type="simple" xlink:show="embed" xlink:actuate="onLoad"/></draw:frame>because they're orthogonal, they anti-commute straight <text:soft-page-break/>up like that, that's the beauty of using basis vectors then I use the associative <text:span text:style-name="T73">r</text:span>ule and I know that<draw:frame draw:style-name="fr2" draw:name="Object325" text:anchor-type="as-char" svg:y="-0.1602in" svg:width="0.6429in" svg:height="0.2209in" draw:z-index="248"><draw:object xlink:href="./Object 325" xlink:type="simple" xlink:show="embed" xlink:actuate="onLoad"/><draw:image xlink:href="./ObjectReplacements/Object 325" xlink:type="simple" xlink:show="embed" xlink:actuate="onLoad"/></draw:frame>so I know <text:span text:style-name="T73">it is</text:span><text:span text:style-name="T73"><draw:frame draw:style-name="fr2" draw:name="Object326" text:anchor-type="as-char" svg:y="-0.0866in" svg:width="1.0634in" svg:height="0.1472in" draw:z-index="33"><draw:object xlink:href="./Object 326" xlink:type="simple" xlink:show="embed" xlink:actuate="onLoad"/><draw:image xlink:href="./ObjectReplacements/Object 326" xlink:type="simple" xlink:show="embed" xlink:actuate="onLoad"/></draw:frame></text:span>so I do this operation for each of these basis vectors this is just a review, I know at this point, everything I've done here should be pretty familiar in second nature but it never hurts to review so you do this for each of these basis vectors and you see that <text:span text:style-name="T73">the 4</text:span><text:span text:style-name="T52">th</text:span><text:span text:style-name="T73"> term </text:span>will collapse because you have a pair of ones, th<text:span text:style-name="T73">e 3</text:span><text:span text:style-name="T52">rd</text:span><text:span text:style-name="T73"> term </text:span>will not collapse because they're all different so when that happens this is going to be some form of the pseudo-scalar<draw:frame draw:style-name="fr2" draw:name="Object327" text:anchor-type="as-char" svg:y="-0.1484in" svg:width="0.2937in" svg:height="0.1839in" draw:z-index="34"><draw:object xlink:href="./Object 327" xlink:type="simple" xlink:show="embed" xlink:actuate="onLoad"/><draw:image xlink:href="./ObjectReplacements/Object 327" xlink:type="simple" xlink:show="embed" xlink:actuate="onLoad"/></draw:frame>so that's important to note and then <text:span text:style-name="T74">the 2</text:span><text:span text:style-name="T53">nd</text:span><text:span text:style-name="T74"> term</text:span> will collapse into a bi-vector so this will be a <text:span text:style-name="T74">bi-vector </text:span>so you'll end up with three bi-vectors and a pseudo-scalar so<draw:frame draw:style-name="fr2" draw:name="Object328" text:anchor-type="as-char" svg:y="-0.1484in" svg:width="0.2626in" svg:height="0.1839in" draw:z-index="35"><draw:object xlink:href="./Object 328" xlink:type="simple" xlink:show="embed" xlink:actuate="onLoad"/><draw:image xlink:href="./ObjectReplacements/Object 328" xlink:type="simple" xlink:show="embed" xlink:actuate="onLoad"/><svg:desc>formula</svg:desc></draw:frame><text:span text:style-name="T76">it </text:span>turns out I've got two arbitrar<text:span text:style-name="T76">y</text:span><draw:frame draw:style-name="fr2" draw:name="Object329" text:anchor-type="as-char" svg:y="-0.1484in" svg:width="0.1516in" svg:height="0.1839in" draw:z-index="36"><draw:object xlink:href="./Object 329" xlink:type="simple" xlink:show="embed" xlink:actuate="onLoad"/><draw:image xlink:href="./ObjectReplacements/Object 329" xlink:type="simple" xlink:show="embed" xlink:actuate="onLoad"/><svg:desc>formula</svg:desc></draw:frame><text:span text:style-name="T76">and</text:span><draw:frame draw:style-name="fr2" draw:name="Object330" text:anchor-type="as-char" svg:y="-0.1484in" svg:width="0.1728in" svg:height="0.1839in" draw:z-index="37"><draw:object xlink:href="./Object 330" xlink:type="simple" xlink:show="embed" xlink:actuate="onLoad"/><draw:image xlink:href="./ObjectReplacements/Object 330" xlink:type="simple" xlink:show="embed" xlink:actuate="onLoad"/><svg:desc>formula</svg:desc></draw:frame>, well I end up with two bi-v<text:span text:style-name="T75">e</text:span>ctors and a pseudo-scalar. <text:span text:style-name="T76">N</text:span>otice I don't end up with a scalar, where <text:span text:style-name="T76">did</text:span> the scalar go? <text:span text:style-name="T76">W</text:span>ell there's no scalar because these two would have to share a basis vector for a scalar to appear here because you would need something that would look like<draw:frame draw:style-name="fr2" draw:name="Object331" text:anchor-type="as-char" svg:y="-0.1484in" svg:width="0.4827in" svg:height="0.1839in" draw:z-index="42"><draw:object xlink:href="./Object 331" xlink:type="simple" xlink:show="embed" xlink:actuate="onLoad"/><draw:image xlink:href="./ObjectReplacements/Object 331" xlink:type="simple" xlink:show="embed" xlink:actuate="onLoad"/></draw:frame>so<draw:frame draw:style-name="fr2" draw:name="Object332" text:anchor-type="as-char" svg:y="-0.1484in" svg:width="0.1673in" svg:height="0.1839in" draw:z-index="43"><draw:object xlink:href="./Object 332" xlink:type="simple" xlink:show="embed" xlink:actuate="onLoad"/><draw:image xlink:href="./ObjectReplacements/Object 332" xlink:type="simple" xlink:show="embed" xlink:actuate="onLoad"/></draw:frame><text:span text:style-name="T76">a</text:span>nd<draw:frame draw:style-name="fr2" draw:name="Object333" text:anchor-type="as-char" svg:y="-0.1484in" svg:width="0.1673in" svg:height="0.1839in" draw:z-index="49"><draw:object xlink:href="./Object 333" xlink:type="simple" xlink:show="embed" xlink:actuate="onLoad"/><draw:image xlink:href="./ObjectReplacements/Object 333" xlink:type="simple" xlink:show="embed" xlink:actuate="onLoad"/></draw:frame>would fully contract into a scalar. <text:span text:style-name="T76">Y</text:span>ou have the opposite here where none of them contracts, you end up with a pseudo-scalar so that's why there's no scalar there but if my calculation is correct on this I ended up with:</text:p>
      <text:p text:style-name="P64"/>
      <table:table table:name="Table29" table:style-name="Table29">
        <table:table-column table:style-name="Table29.A"/>
        <table:table-column table:style-name="Table29.B"/>
        <table:table-header-rows>
          <table:table-row>
            <table:table-cell table:style-name="Table29.A1" office:value-type="string">
              <text:p text:style-name="P76"><draw:frame draw:style-name="fr2" draw:name="Object334" text:anchor-type="as-char" svg:y="-0.1854in" svg:width="2.5063in" svg:height="0.261in" draw:z-index="212"><draw:object xlink:href="./Object 334" xlink:type="simple" xlink:show="embed" xlink:actuate="onLoad"/><draw:image xlink:href="./ObjectReplacements/Object 334" xlink:type="simple" xlink:show="embed" xlink:actuate="onLoad"/><svg:desc>formula</svg:desc></draw:frame></text:p>
            </table:table-cell>
            <table:table-cell table:style-name="Table29.A1" office:value-type="string">
              <text:p text:style-name="P77">(<text:sequence text:ref-name="refText28" text:name="Text" text:formula="ooow:Text+1" style:num-format="1">29</text:sequence>)</text:p>
            </table:table-cell>
          </table:table-row>
        </table:table-header-rows>
      </table:table>
      <text:p text:style-name="P63"/>
      <text:p text:style-name="P65"><text:span text:style-name="T77">I</text:span>f I calculate<draw:frame draw:style-name="fr2" draw:name="Object335" text:anchor-type="as-char" svg:y="-0.1484in" svg:width="0.2626in" svg:height="0.1839in" draw:z-index="50"><draw:object xlink:href="./Object 335" xlink:type="simple" xlink:show="embed" xlink:actuate="onLoad"/><draw:image xlink:href="./ObjectReplacements/Object 335" xlink:type="simple" xlink:show="embed" xlink:actuate="onLoad"/><svg:desc>formula</svg:desc></draw:frame>, well it turns out if I calculate<draw:frame draw:style-name="fr2" draw:name="Object336" text:anchor-type="as-char" svg:y="-0.1484in" svg:width="0.2626in" svg:height="0.1839in" draw:z-index="51"><draw:object xlink:href="./Object 336" xlink:type="simple" xlink:show="embed" xlink:actuate="onLoad"/><draw:image xlink:href="./ObjectReplacements/Object 336" xlink:type="simple" xlink:show="embed" xlink:actuate="onLoad"/><svg:desc>formula</svg:desc></draw:frame>I get the same thing with an opposite sign:</text:p>
      <text:p text:style-name="P66"/>
      <table:table table:name="Table30" table:style-name="Table30">
        <table:table-column table:style-name="Table30.A"/>
        <table:table-column table:style-name="Table30.B"/>
        <table:table-header-rows>
          <table:table-row>
            <table:table-cell table:style-name="Table30.A1" office:value-type="string">
              <text:p text:style-name="P76"><draw:frame draw:style-name="fr2" draw:name="Object337" text:anchor-type="as-char" svg:y="-0.1854in" svg:width="3.048in" svg:height="0.261in" draw:z-index="226"><draw:object xlink:href="./Object 337" xlink:type="simple" xlink:show="embed" xlink:actuate="onLoad"/><draw:image xlink:href="./ObjectReplacements/Object 337" xlink:type="simple" xlink:show="embed" xlink:actuate="onLoad"/><svg:desc>formula</svg:desc></draw:frame></text:p>
            </table:table-cell>
            <table:table-cell table:style-name="Table30.A1" office:value-type="string">
              <text:p text:style-name="P77">(<text:sequence text:ref-name="refText29" text:name="Text" text:formula="ooow:Text+1" style:num-format="1">30</text:sequence>)</text:p>
            </table:table-cell>
          </table:table-row>
        </table:table-header-rows>
      </table:table>
      <text:p text:style-name="P65"/>
      <text:p text:style-name="P65"><text:span text:style-name="T77">F</text:span>or example, let's look at this <text:span text:style-name="T77">1</text:span><text:span text:style-name="T54">st</text:span><text:span text:style-name="T77"> term,</text:span><text:span text:style-name="T77"><draw:frame draw:style-name="fr2" draw:name="Object338" text:anchor-type="as-char" svg:y="-0.1484in" svg:width="0.5425in" svg:height="0.2091in" draw:z-index="52"><draw:object xlink:href="./Object 338" xlink:type="simple" xlink:show="embed" xlink:actuate="onLoad"/><draw:image xlink:href="./ObjectReplacements/Object 338" xlink:type="simple" xlink:show="embed" xlink:actuate="onLoad"/></draw:frame></text:span><text:span text:style-name="T77">, </text:span>well if I flip the one <text:span text:style-name="T77">and</text:span> the zero I pick up a<draw:frame draw:style-name="fr2" draw:name="Object339" text:anchor-type="as-char" svg:y="-0.1484in" svg:width="0.2181in" svg:height="0.1839in" draw:z-index="54"><draw:object xlink:href="./Object 339" xlink:type="simple" xlink:show="embed" xlink:actuate="onLoad"/><draw:image xlink:href="./ObjectReplacements/Object 339" xlink:type="simple" xlink:show="embed" xlink:actuate="onLoad"/></draw:frame>, the two zeros at the end square <text:span text:style-name="T77">to</text:span><text:span text:style-name="T77"><draw:frame draw:style-name="fr2" draw:name="Object340" text:anchor-type="as-char" svg:y="-0.1484in" svg:width="0.2681in" svg:height="0.1839in" draw:z-index="55"><draw:object xlink:href="./Object 340" xlink:type="simple" xlink:show="embed" xlink:actuate="onLoad"/><draw:image xlink:href="./ObjectReplacements/Object 340" xlink:type="simple" xlink:show="embed" xlink:actuate="onLoad"/></draw:frame></text:span>so I have<draw:frame draw:style-name="fr2" draw:name="Object341" text:anchor-type="as-char" svg:y="-0.1484in" svg:width="0.5543in" svg:height="0.2091in" draw:z-index="58"><draw:object xlink:href="./Object 341" xlink:type="simple" xlink:show="embed" xlink:actuate="onLoad"/><draw:image xlink:href="./ObjectReplacements/Object 341" xlink:type="simple" xlink:show="embed" xlink:actuate="onLoad"/><svg:desc>formula</svg:desc></draw:frame>. <text:span text:style-name="T77">W</text:span>ell what did I have up here <text:sequence-ref text:reference-format="text" text:ref-name="refText28">(29)</text:sequence-ref>? I had<draw:frame draw:style-name="fr2" draw:name="Object342" text:anchor-type="as-char" svg:y="-0.1484in" svg:width="0.5543in" svg:height="0.2091in" draw:z-index="61"><draw:object xlink:href="./Object 342" xlink:type="simple" xlink:show="embed" xlink:actuate="onLoad"/><draw:image xlink:href="./ObjectReplacements/Object 342" xlink:type="simple" xlink:show="embed" xlink:actuate="onLoad"/><svg:desc>formula</svg:desc></draw:frame>.</text:p>
      <text:p text:style-name="Standard"><text:span text:style-name="T78">W</text:span>ell, those are opposites because if I flip the <text:span text:style-name="T78">two</text:span> and the one I lose the<draw:frame draw:style-name="fr2" draw:name="Object343" text:anchor-type="as-char" svg:y="-0.1484in" svg:width="0.2181in" svg:height="0.1839in" draw:z-index="64"><draw:object xlink:href="./Object 343" xlink:type="simple" xlink:show="embed" xlink:actuate="onLoad"/><draw:image xlink:href="./ObjectReplacements/Object 343" xlink:type="simple" xlink:show="embed" xlink:actuate="onLoad"/><svg:desc>formula</svg:desc></draw:frame>and I pick up a<draw:frame draw:style-name="fr2" draw:name="Object344" text:anchor-type="as-char" svg:y="-0.1484in" svg:width="0.1937in" svg:height="0.1839in" draw:z-index="65"><draw:object xlink:href="./Object 344" xlink:type="simple" xlink:show="embed" xlink:actuate="onLoad"/><draw:image xlink:href="./ObjectReplacements/Object 344" xlink:type="simple" xlink:show="embed" xlink:actuate="onLoad"/><svg:desc>formula</svg:desc></draw:frame>if I flip those two and then when I add these two together those two will cancel so this bi-vector will cancel. <text:span text:style-name="T78">L</text:span>ikewise, if I compare the <text:span text:style-name="T78">2</text:span><text:span text:style-name="T55">nd</text:span><text:span text:style-name="T78"> terms, </text:span>what will I end up with? I want to get these two ones together so you pick up a<draw:frame draw:style-name="fr2" draw:name="Object345" text:anchor-type="as-char" svg:y="-0.1484in" svg:width="0.2181in" svg:height="0.1839in" draw:z-index="70"><draw:object xlink:href="./Object 345" xlink:type="simple" xlink:show="embed" xlink:actuate="onLoad"/><draw:image xlink:href="./ObjectReplacements/Object 345" xlink:type="simple" xlink:show="embed" xlink:actuate="onLoad"/><svg:desc>formula</svg:desc></draw:frame>on the first flip, you lose the<draw:frame draw:style-name="fr2" draw:name="Object346" text:anchor-type="as-char" svg:y="-0.1484in" svg:width="0.2181in" svg:height="0.1839in" draw:z-index="72"><draw:object xlink:href="./Object 346" xlink:type="simple" xlink:show="embed" xlink:actuate="onLoad"/><draw:image xlink:href="./ObjectReplacements/Object 346" xlink:type="simple" xlink:show="embed" xlink:actuate="onLoad"/><svg:desc>formula</svg:desc></draw:frame>in the second flip but you end up with<draw:frame draw:style-name="fr2" draw:name="Object347" text:anchor-type="as-char" svg:y="-0.1602in" svg:width="0.6484in" svg:height="0.2209in" draw:z-index="75"><draw:object xlink:href="./Object 347" xlink:type="simple" xlink:show="embed" xlink:actuate="onLoad"/><draw:image xlink:href="./ObjectReplacements/Object 347" xlink:type="simple" xlink:show="embed" xlink:actuate="onLoad"/></draw:frame>so you pick up a<draw:frame draw:style-name="fr2" draw:name="Object348" text:anchor-type="as-char" svg:y="-0.1484in" svg:width="0.2181in" svg:height="0.1839in" draw:z-index="99"><draw:object xlink:href="./Object 348" xlink:type="simple" xlink:show="embed" xlink:actuate="onLoad"/><draw:image xlink:href="./ObjectReplacements/Object 348" xlink:type="simple" xlink:show="embed" xlink:actuate="onLoad"/><svg:desc>formula</svg:desc></draw:frame>there because of the signature of the metric so you end up with<draw:frame draw:style-name="fr2" draw:name="Object349" text:anchor-type="as-char" svg:y="-0.0866in" svg:width="0.4457in" svg:height="0.1472in" draw:z-index="105"><draw:object xlink:href="./Object 349" xlink:type="simple" xlink:show="embed" xlink:actuate="onLoad"/><draw:image xlink:href="./ObjectReplacements/Object 349" xlink:type="simple" xlink:show="embed" xlink:actuate="onLoad"/></draw:frame>and what happens down here, well they're already next to each other so you immediately pick up a<draw:frame draw:style-name="fr2" draw:name="Object350" text:anchor-type="as-char" svg:y="-0.1484in" svg:width="0.2972in" svg:height="0.1839in" draw:z-index="108"><draw:object xlink:href="./Object 350" xlink:type="simple" xlink:show="embed" xlink:actuate="onLoad"/><draw:image xlink:href="./ObjectReplacements/Object 350" xlink:type="simple" xlink:show="embed" xlink:actuate="onLoad"/><svg:desc>formula</svg:desc></draw:frame>so you end up here with a<draw:frame draw:style-name="fr2" draw:name="Object351" text:anchor-type="as-char" svg:y="-0.0866in" svg:width="0.4457in" svg:height="0.1472in" draw:z-index="109"><draw:object xlink:href="./Object 351" xlink:type="simple" xlink:show="embed" xlink:actuate="onLoad"/><draw:image xlink:href="./ObjectReplacements/Object 351" xlink:type="simple" xlink:show="embed" xlink:actuate="onLoad"/></draw:frame>and for the same reason when you flip these two to make them match you lose the<draw:frame draw:style-name="fr2" draw:name="Object352" text:anchor-type="as-char" svg:y="-0.1484in" svg:width="0.2181in" svg:height="0.1839in" draw:z-index="110"><draw:object xlink:href="./Object 352" xlink:type="simple" xlink:show="embed" xlink:actuate="onLoad"/><draw:image xlink:href="./ObjectReplacements/Object 352" xlink:type="simple" xlink:show="embed" xlink:actuate="onLoad"/><svg:desc>formula</svg:desc></draw:frame>and when you add everything together those two cancel. <text:span text:style-name="T79">W</text:span>ell, it's interesting so why is all this cancellation happening? <text:span text:style-name="T80">I</text:span>t will happen again for <text:span text:style-name="T80">the 3</text:span><text:span text:style-name="T56">rd</text:span><text:span text:style-name="T80"> and 4</text:span><text:span text:style-name="T56">th</text:span><text:span text:style-name="T80"> terms, </text:span>those will cancel. <text:span text:style-name="T80">W</text:span>hat's important about these two canceling is th<text:span text:style-name="T80">e 3</text:span><text:span text:style-name="T56">rd</text:span><text:span text:style-name="T80"> terms</text:span> <text:span text:style-name="T80">are</text:span><text:span text:style-name="T80"><draw:frame draw:style-name="fr2" draw:name="Object353" text:anchor-type="as-char" svg:y="-0.1484in" svg:width="0.2583in" svg:height="0.1839in" draw:z-index="111"><draw:object xlink:href="./Object 353" xlink:type="simple" xlink:show="embed" xlink:actuate="onLoad"/><draw:image xlink:href="./ObjectReplacements/Object 353" xlink:type="simple" xlink:show="embed" xlink:actuate="onLoad"/></draw:frame></text:span>and<draw:frame draw:style-name="fr2" draw:name="Object354" text:anchor-type="as-char" svg:y="-0.1484in" svg:width="0.3937in" svg:height="0.1839in" draw:z-index="112"><draw:object xlink:href="./Object 354" xlink:type="simple" xlink:show="embed" xlink:actuate="onLoad"/><draw:image xlink:href="./ObjectReplacements/Object 354" xlink:type="simple" xlink:show="embed" xlink:actuate="onLoad"/><svg:desc>formula</svg:desc></draw:frame>, those will cancel so everything's going to cancel. <text:span text:style-name="T80">I</text:span>n fact, let me put these together, when you work this out you end up with this:</text:p>
      <text:p text:style-name="P68"/>
      <table:table table:name="Table31" table:style-name="Table31">
        <table:table-column table:style-name="Table31.A"/>
        <table:table-column table:style-name="Table31.B"/>
        <table:table-header-rows>
          <table:table-row>
            <table:table-cell table:style-name="Table31.A1" office:value-type="string">
              <text:p text:style-name="P76"><draw:frame draw:style-name="fr2" draw:name="Object355" text:anchor-type="as-char" svg:y="-0.1854in" svg:width="2.4752in" svg:height="0.261in" draw:z-index="227"><draw:object xlink:href="./Object 355" xlink:type="simple" xlink:show="embed" xlink:actuate="onLoad"/><draw:image xlink:href="./ObjectReplacements/Object 355" xlink:type="simple" xlink:show="embed" xlink:actuate="onLoad"/><svg:desc>formula</svg:desc></draw:frame></text:p>
            </table:table-cell>
            <table:table-cell table:style-name="Table31.A1" office:value-type="string">
              <text:p text:style-name="P77">(<text:sequence text:ref-name="refText30" text:name="Text" text:formula="ooow:Text+1" style:num-format="1">31</text:sequence>)</text:p>
            </table:table-cell>
          </table:table-row>
        </table:table-header-rows>
      </table:table>
      <text:p text:style-name="P67"/>
      <text:p text:style-name="P67"><text:span text:style-name="T80">W</text:span>hen you calculate:</text:p>
      <table:table table:name="Table32" table:style-name="Table32">
        <table:table-column table:style-name="Table32.A"/>
        <table:table-column table:style-name="Table32.B"/>
        <table:table-header-rows>
          <table:table-row>
            <table:table-cell table:style-name="Table32.A1" office:value-type="string">
              <text:p text:style-name="P76"><draw:frame draw:style-name="fr2" draw:name="Object356" text:anchor-type="as-char" svg:y="-0.1898in" svg:width="1.2846in" svg:height="0.2492in" draw:z-index="228"><draw:object xlink:href="./Object 356" xlink:type="simple" xlink:show="embed" xlink:actuate="onLoad"/><draw:image xlink:href="./ObjectReplacements/Object 356" xlink:type="simple" xlink:show="embed" xlink:actuate="onLoad"/><svg:desc>formula</svg:desc></draw:frame></text:p>
            </table:table-cell>
            <table:table-cell table:style-name="Table32.A1" office:value-type="string">
              <text:p text:style-name="P77">(<text:sequence text:ref-name="refText31" text:name="Text" text:formula="ooow:Text+1" style:num-format="1">32</text:sequence>)</text:p>
            </table:table-cell>
          </table:table-row>
        </table:table-header-rows>
      </table:table>
      <text:p text:style-name="P67"/>
      <text:p text:style-name="P7"><text:span text:style-name="T82">O</text:span><text:span text:style-name="T80">rthogonality</text:span></text:p>
      <text:p text:style-name="P69"/>
      <text:p text:style-name="P70"><text:span text:style-name="T80">Y</text:span>ou end up with zero because these two cancel so what happened? <text:span text:style-name="T81">H</text:span>ow is it that we happen to pick<draw:frame draw:style-name="fr2" draw:name="Object357" text:anchor-type="as-char" svg:y="-0.1484in" svg:width="0.1516in" svg:height="0.1839in" draw:z-index="113"><draw:object xlink:href="./Object 357" xlink:type="simple" xlink:show="embed" xlink:actuate="onLoad"/><draw:image xlink:href="./ObjectReplacements/Object 357" xlink:type="simple" xlink:show="embed" xlink:actuate="onLoad"/></draw:frame>and<draw:frame draw:style-name="fr2" draw:name="Object358" text:anchor-type="as-char" svg:y="-0.1484in" svg:width="0.1728in" svg:height="0.1839in" draw:z-index="116"><draw:object xlink:href="./Object 358" xlink:type="simple" xlink:show="embed" xlink:actuate="onLoad"/><draw:image xlink:href="./ObjectReplacements/Object 358" xlink:type="simple" xlink:show="embed" xlink:actuate="onLoad"/></draw:frame>that the symmetric sum exactly canceled? <text:span text:style-name="T83">I</text:span>f you look at it, this exercise, you see, well<draw:frame draw:style-name="fr2" draw:name="Object359" text:anchor-type="as-char" svg:y="-0.1484in" svg:width="0.1516in" svg:height="0.1839in" draw:z-index="117"><draw:object xlink:href="./Object 359" xlink:type="simple" xlink:show="embed" xlink:actuate="onLoad"/><draw:image xlink:href="./ObjectReplacements/Object 359" xlink:type="simple" xlink:show="embed" xlink:actuate="onLoad"/><svg:desc>formula</svg:desc></draw:frame>and<draw:frame draw:style-name="fr2" draw:name="Object360" text:anchor-type="as-char" svg:y="-0.1484in" svg:width="0.1728in" svg:height="0.1839in" draw:z-index="118"><draw:object xlink:href="./Object 360" xlink:type="simple" xlink:show="embed" xlink:actuate="onLoad"/><draw:image xlink:href="./ObjectReplacements/Object 360" xlink:type="simple" xlink:show="embed" xlink:actuate="onLoad"/><svg:desc>formula</svg:desc></draw:frame>are actually orthogonal as bi-vectors, they don't share any basis vectors so as bi-vectors go, they are</text:p>
      <text:p text:style-name="Standard"><text:soft-page-break/>orthogonal which shows that there's a different notion of orthogonality here<draw:frame draw:style-name="fr2" draw:name="Object362" text:anchor-type="as-char" svg:y="-0.0866in" svg:width="0.3126in" svg:height="0.1472in" draw:z-index="26"><draw:object xlink:href="./Object 362" xlink:type="simple" xlink:show="embed" xlink:actuate="onLoad"/><draw:image xlink:href="./ObjectReplacements/Object 362" xlink:type="simple" xlink:show="embed" xlink:actuate="onLoad"/></draw:frame>and<draw:frame draw:style-name="fr2" draw:name="Object363" text:anchor-type="as-char" svg:y="-0.0866in" svg:width="0.3134in" svg:height="0.1472in" draw:z-index="27"><draw:object xlink:href="./Object 363" xlink:type="simple" xlink:show="embed" xlink:actuate="onLoad"/><draw:image xlink:href="./ObjectReplacements/Object 363" xlink:type="simple" xlink:show="embed" xlink:actuate="onLoad"/></draw:frame>are orthogonal bi-vectors because well they're not the same but they do share this time like piece, so there is this notion of completely detached and separate and orthogonal that we still need to clear up a little bit but for example<draw:frame draw:style-name="fr2" draw:name="Object361" text:anchor-type="as-char" svg:y="-0.0866in" svg:width="0.3126in" svg:height="0.1472in" draw:z-index="31"><draw:object xlink:href="./Object 361" xlink:type="simple" xlink:show="embed" xlink:actuate="onLoad"/><draw:image xlink:href="./ObjectReplacements/Object 361" xlink:type="simple" xlink:show="embed" xlink:actuate="onLoad"/></draw:frame>and<draw:frame draw:style-name="fr2" draw:name="Object364" text:anchor-type="as-char" svg:y="-0.0866in" svg:width="0.3126in" svg:height="0.1472in" draw:z-index="32"><draw:object xlink:href="./Object 364" xlink:type="simple" xlink:show="embed" xlink:actuate="onLoad"/><draw:image xlink:href="./ObjectReplacements/Object 364" xlink:type="simple" xlink:show="embed" xlink:actuate="onLoad"/></draw:frame>don't share any lines, these two planes never intersect anywhere in four-dimensional space, notice they're not parallel in the context of three-dimensional space where</text:p>
      <text:p text:style-name="Standard"><text:s/>you can have two planes that never intersect but they're parallel but this is a different thing, they're parallel in the sense that they never intersect but they're very distinct in that they're they're separate they're completely separate bi-vectors this is why any bi-vector in four dimensions can always be broken down into the product of two bi-v<text:span text:style-name="T7">e</text:span>ctors that are separate at most, you can always get it down to at least two if not one and that's a different issue but the point is<draw:frame draw:style-name="fr2" draw:name="Object365" text:anchor-type="as-char" svg:y="-0.1484in" svg:width="0.1516in" svg:height="0.1839in" draw:z-index="38"><draw:object xlink:href="./Object 365" xlink:type="simple" xlink:show="embed" xlink:actuate="onLoad"/><draw:image xlink:href="./ObjectReplacements/Object 365" xlink:type="simple" xlink:show="embed" xlink:actuate="onLoad"/></draw:frame>and<draw:frame draw:style-name="fr2" draw:name="Object366" text:anchor-type="as-char" svg:y="-0.1484in" svg:width="0.1728in" svg:height="0.1839in" draw:z-index="39"><draw:object xlink:href="./Object 366" xlink:type="simple" xlink:show="embed" xlink:actuate="onLoad"/><draw:image xlink:href="./ObjectReplacements/Object 366" xlink:type="simple" xlink:show="embed" xlink:actuate="onLoad"/></draw:frame>are completely orthogonal and that they share no basis vectors so there turns out that there's symmetric sum is what captures that and it goes to zero so because of this we can say, if we <text:span text:style-name="T84">d</text:span>efine<draw:frame draw:style-name="fr2" draw:name="Object367" text:anchor-type="as-char" svg:y="-0.1484in" svg:width="0.2992in" svg:height="0.1839in" draw:z-index="40"><draw:object xlink:href="./Object 367" xlink:type="simple" xlink:show="embed" xlink:actuate="onLoad"/><draw:image xlink:href="./ObjectReplacements/Object 367" xlink:type="simple" xlink:show="embed" xlink:actuate="onLoad"/></draw:frame>as that symmetric <text:span text:style-name="T85">sum, </text:span><text:span text:style-name="T84">it </text:span>is zero</text:p>
      <text:p text:style-name="Standard">and they share no bi-v<text:span text:style-name="T85">ectors</text:span> in their bases so this makes sense.</text:p>
      <text:p text:style-name="Standard"/>
      <text:p text:style-name="P71"><text:span text:style-name="T85">L</text:span>et's try this again and change<draw:frame draw:style-name="fr2" draw:name="Object369" text:anchor-type="as-char" svg:y="-0.1484in" svg:width="0.1728in" svg:height="0.1839in" draw:z-index="41"><draw:object xlink:href="./Object 369" xlink:type="simple" xlink:show="embed" xlink:actuate="onLoad"/><draw:image xlink:href="./ObjectReplacements/Object 369" xlink:type="simple" xlink:show="embed" xlink:actuate="onLoad"/><svg:desc>formula</svg:desc></draw:frame>to have<draw:frame draw:style-name="fr2" draw:name="Object368" text:anchor-type="as-char" svg:y="-0.0866in" svg:width="0.3118in" svg:height="0.1472in" draw:z-index="44"><draw:object xlink:href="./Object 368" xlink:type="simple" xlink:show="embed" xlink:actuate="onLoad"/><draw:image xlink:href="./ObjectReplacements/Object 368" xlink:type="simple" xlink:show="embed" xlink:actuate="onLoad"/></draw:frame>, <text:span text:style-name="T85">now </text:span>they do share a basis vector so let's see what happens now well first of all the signature for<draw:frame draw:style-name="fr2" draw:name="Object370" text:anchor-type="as-char" svg:y="-0.1484in" svg:width="0.1516in" svg:height="0.1839in" draw:z-index="45"><draw:object xlink:href="./Object 370" xlink:type="simple" xlink:show="embed" xlink:actuate="onLoad"/><draw:image xlink:href="./ObjectReplacements/Object 370" xlink:type="simple" xlink:show="embed" xlink:actuate="onLoad"/><svg:desc>formula</svg:desc></draw:frame>doesn't change but let's calculate the signature of<draw:frame draw:style-name="fr2" draw:name="Object371" text:anchor-type="as-char" svg:y="-0.1484in" svg:width="0.1728in" svg:height="0.1839in" draw:z-index="46"><draw:object xlink:href="./Object 371" xlink:type="simple" xlink:show="embed" xlink:actuate="onLoad"/><draw:image xlink:href="./ObjectReplacements/Object 371" xlink:type="simple" xlink:show="embed" xlink:actuate="onLoad"/><svg:desc>formula</svg:desc></draw:frame>:</text:p>
      <text:p text:style-name="P72"/>
      <table:table table:name="Table33" table:style-name="Table33">
        <table:table-column table:style-name="Table33.A"/>
        <table:table-column table:style-name="Table33.B"/>
        <table:table-header-rows>
          <table:table-row>
            <table:table-cell table:style-name="Table33.A1" office:value-type="string">
              <text:p text:style-name="P76"><draw:frame draw:style-name="fr2" draw:name="Object372" text:anchor-type="as-char" svg:y="-0.4547in" svg:width="3.0819in" svg:height="0.8362in" draw:z-index="69"><draw:object xlink:href="./Object 372" xlink:type="simple" xlink:show="embed" xlink:actuate="onLoad"/><draw:image xlink:href="./ObjectReplacements/Object 372" xlink:type="simple" xlink:show="embed" xlink:actuate="onLoad"/><svg:desc>formula</svg:desc></draw:frame></text:p>
            </table:table-cell>
            <table:table-cell table:style-name="Table33.A1" office:value-type="string">
              <text:p text:style-name="P77">(<text:sequence text:ref-name="refText32" text:name="Text" text:formula="ooow:Text+1" style:num-format="1">33</text:sequence>)</text:p>
            </table:table-cell>
          </table:table-row>
        </table:table-header-rows>
      </table:table>
      <text:p text:style-name="P71"/>
      <text:p text:style-name="Standard"><text:span text:style-name="T86">Y</text:span>ou end up with<draw:frame draw:style-name="fr2" draw:name="Object373" text:anchor-type="as-char" svg:y="-0.1484in" svg:width="0.6244in" svg:height="0.1839in" draw:z-index="47"><draw:object xlink:href="./Object 373" xlink:type="simple" xlink:show="embed" xlink:actuate="onLoad"/><draw:image xlink:href="./ObjectReplacements/Object 373" xlink:type="simple" xlink:show="embed" xlink:actuate="onLoad"/></draw:frame>so this guy has a complex signature. I would have to divide this by<draw:frame draw:style-name="fr2" draw:name="Object374" text:anchor-type="as-char" svg:y="-0.1484in" svg:width="0.1661in" svg:height="0.1839in" draw:z-index="48"><draw:object xlink:href="./Object 374" xlink:type="simple" xlink:show="embed" xlink:actuate="onLoad"/><draw:image xlink:href="./ObjectReplacements/Object 374" xlink:type="simple" xlink:show="embed" xlink:actuate="onLoad"/></draw:frame>to get <text:span text:style-name="T86">t</text:span>he signature. <text:span text:style-name="T86">T</text:span>his one we don't want to deal with because we know that when we create a canonical basis vector, the canonical basis vector always has a negative signature so why did this guy come up with a complex signature and the answer is, it came up with a complex signature because it's two basis vectors are completely detached from one another so when you do this reversion product you end up with these pseudo-scal<text:span text:style-name="T7">a</text:span>rs that actually add up, they don't cancel out so this is not eligible to be the lead factor of the canonical form of an arbitrary bi-vector. I'm not going to study<draw:frame draw:style-name="fr2" draw:name="Object375" text:anchor-type="as-char" svg:y="-0.1484in" svg:width="0.5839in" svg:height="0.1839in" draw:z-index="53"><draw:object xlink:href="./Object 375" xlink:type="simple" xlink:show="embed" xlink:actuate="onLoad"/><draw:image xlink:href="./ObjectReplacements/Object 375" xlink:type="simple" xlink:show="embed" xlink:actuate="onLoad"/></draw:frame>for this particular case. <text:span text:style-name="T86">T</text:span>hen we can do one more case, right now I'm going to change this to<draw:frame draw:style-name="fr2" draw:name="Object376" text:anchor-type="as-char" svg:y="-0.1484in" svg:width="0.9902in" svg:height="0.2091in" draw:z-index="56"><draw:object xlink:href="./Object 376" xlink:type="simple" xlink:show="embed" xlink:actuate="onLoad"/><draw:image xlink:href="./ObjectReplacements/Object 376" xlink:type="simple" xlink:show="embed" xlink:actuate="onLoad"/></draw:frame>:</text:p>
      <text:p text:style-name="P74"/>
      <table:table table:name="Table34" table:style-name="Table34">
        <table:table-column table:style-name="Table34.A"/>
        <table:table-column table:style-name="Table34.B"/>
        <table:table-header-rows>
          <table:table-row>
            <table:table-cell table:style-name="Table34.A1" office:value-type="string">
              <text:p text:style-name="P76"><draw:frame draw:style-name="fr2" draw:name="Object377" text:anchor-type="as-char" svg:y="-0.3654in" svg:width="2.3654in" svg:height="0.6957in" draw:z-index="71"><draw:object xlink:href="./Object 377" xlink:type="simple" xlink:show="embed" xlink:actuate="onLoad"/><draw:image xlink:href="./ObjectReplacements/Object 377" xlink:type="simple" xlink:show="embed" xlink:actuate="onLoad"/><svg:desc>formula</svg:desc></draw:frame></text:p>
            </table:table-cell>
            <table:table-cell table:style-name="Table34.A1" office:value-type="string">
              <text:p text:style-name="P77">(<text:sequence text:ref-name="refText33" text:name="Text" text:formula="ooow:Text+1" style:num-format="1">34</text:sequence>)</text:p>
            </table:table-cell>
          </table:table-row>
        </table:table-header-rows>
      </table:table>
      <text:p text:style-name="P73"/>
      <text:p text:style-name="P75"><text:span text:style-name="T87">N</text:span>ow in this circumstance<draw:frame draw:style-name="fr2" draw:name="Object380" text:anchor-type="as-char" svg:y="-0.152in" svg:width="1.0862in" svg:height="0.2126in" draw:z-index="73"><draw:object xlink:href="./Object 380" xlink:type="simple" xlink:show="embed" xlink:actuate="onLoad"/><draw:image xlink:href="./ObjectReplacements/Object 380" xlink:type="simple" xlink:show="embed" xlink:actuate="onLoad"/><svg:desc>formula</svg:desc></draw:frame>and<draw:frame draw:style-name="fr2" draw:name="Object378" text:anchor-type="as-char" svg:y="-0.1484in" svg:width="0.9902in" svg:height="0.2091in" draw:z-index="74"><draw:object xlink:href="./Object 378" xlink:type="simple" xlink:show="embed" xlink:actuate="onLoad"/><draw:image xlink:href="./ObjectReplacements/Object 378" xlink:type="simple" xlink:show="embed" xlink:actuate="onLoad"/><svg:desc>formula</svg:desc></draw:frame>do in fact share at least one basis vector and these two basis vectors in<draw:frame draw:style-name="fr2" draw:name="Object379" text:anchor-type="as-char" svg:y="-0.1484in" svg:width="0.1728in" svg:height="0.1839in" draw:z-index="77"><draw:object xlink:href="./Object 379" xlink:type="simple" xlink:show="embed" xlink:actuate="onLoad"/><draw:image xlink:href="./ObjectReplacements/Object 379" xlink:type="simple" xlink:show="embed" xlink:actuate="onLoad"/><svg:desc>formula</svg:desc></draw:frame>and the two basis vectors in<draw:frame draw:style-name="fr2" draw:name="Object381" text:anchor-type="as-char" svg:y="-0.1484in" svg:width="0.1516in" svg:height="0.1839in" draw:z-index="78"><draw:object xlink:href="./Object 381" xlink:type="simple" xlink:show="embed" xlink:actuate="onLoad"/><draw:image xlink:href="./ObjectReplacements/Object 381" xlink:type="simple" xlink:show="embed" xlink:actuate="onLoad"/><svg:desc>formula</svg:desc></draw:frame>are not completely detached from one another meaning they both have an index of <text:span text:style-name="T87">1</text:span> here and they both have an index of <text:span text:style-name="T87">3</text:span> here. <text:span text:style-name="T87">T</text:span>here must be a word for this, there must be a word for<draw:frame draw:style-name="fr2" draw:name="Object382" text:anchor-type="as-char" svg:y="-0.0866in" svg:width="0.3165in" svg:height="0.1472in" draw:z-index="80"><draw:object xlink:href="./Object 382" xlink:type="simple" xlink:show="embed" xlink:actuate="onLoad"/><draw:image xlink:href="./ObjectReplacements/Object 382" xlink:type="simple" xlink:show="embed" xlink:actuate="onLoad"/></draw:frame>and<draw:frame draw:style-name="fr2" draw:name="Object383" text:anchor-type="as-char" svg:y="-0.0866in" svg:width="0.3173in" svg:height="0.1472in" draw:z-index="81"><draw:object xlink:href="./Object 383" xlink:type="simple" xlink:show="embed" xlink:actuate="onLoad"/><draw:image xlink:href="./ObjectReplacements/Object 383" xlink:type="simple" xlink:show="embed" xlink:actuate="onLoad"/></draw:frame>where neither<draw:frame draw:style-name="fr2" draw:name="Object384" text:anchor-type="as-char" svg:y="-0.1484in" svg:width="0.1626in" svg:height="0.1839in" draw:z-index="85"><draw:object xlink:href="./Object 384" xlink:type="simple" xlink:show="embed" xlink:actuate="onLoad"/><draw:image xlink:href="./ObjectReplacements/Object 384" xlink:type="simple" xlink:show="embed" xlink:actuate="onLoad"/></draw:frame>nor<draw:frame draw:style-name="fr2" draw:name="Object385" text:anchor-type="as-char" svg:y="-0.1484in" svg:width="0.1744in" svg:height="0.1839in" draw:z-index="86"><draw:object xlink:href="./Object 385" xlink:type="simple" xlink:show="embed" xlink:actuate="onLoad"/><draw:image xlink:href="./ObjectReplacements/Object 385" xlink:type="simple" xlink:show="embed" xlink:actuate="onLoad"/></draw:frame>equals<draw:frame draw:style-name="fr2" draw:name="Object386" text:anchor-type="as-char" svg:y="-0.1484in" svg:width="0.1673in" svg:height="0.1839in" draw:z-index="91"><draw:object xlink:href="./Object 386" xlink:type="simple" xlink:show="embed" xlink:actuate="onLoad"/><draw:image xlink:href="./ObjectReplacements/Object 386" xlink:type="simple" xlink:show="embed" xlink:actuate="onLoad"/></draw:frame>or<draw:frame draw:style-name="fr2" draw:name="Object387" text:anchor-type="as-char" svg:y="-0.1484in" svg:width="0.1673in" svg:height="0.1839in" draw:z-index="92"><draw:object xlink:href="./Object 387" xlink:type="simple" xlink:show="embed" xlink:actuate="onLoad"/><draw:image xlink:href="./ObjectReplacements/Object 387" xlink:type="simple" xlink:show="embed" xlink:actuate="onLoad"/></draw:frame>. I presume the word is orthogonal, I think that's the right word but all these basis factors are orthogonal in some sense so I'm going to be on the lookout for the right word for that <text:span text:style-name="T87">kind of</text:span> distinction between these bi-vectors. <text:span text:style-name="T87">I</text:span>f we <text:span text:style-name="T87">calculate </text:span>the signature of this<draw:frame draw:style-name="fr2" draw:name="Object388" text:anchor-type="as-char" svg:y="-0.1484in" svg:width="0.1728in" svg:height="0.1839in" draw:z-index="93"><draw:object xlink:href="./Object 388" xlink:type="simple" xlink:show="embed" xlink:actuate="onLoad"/><draw:image xlink:href="./ObjectReplacements/Object 388" xlink:type="simple" xlink:show="embed" xlink:actuate="onLoad"/><svg:desc>formula</svg:desc></draw:frame><text:sequence-ref text:reference-format="text" text:ref-name="refText33">(34)</text:sequence-ref> once again, it comes up to <text:span text:style-name="T87">be</text:span><text:span text:style-name="T87"><draw:frame draw:style-name="fr2" draw:name="Object389" text:anchor-type="as-char" svg:y="-0.1484in" svg:width="0.3016in" svg:height="0.1839in" draw:z-index="94"><draw:object xlink:href="./Object 389" xlink:type="simple" xlink:show="embed" xlink:actuate="onLoad"/><draw:image xlink:href="./ObjectReplacements/Object 389" xlink:type="simple" xlink:show="embed" xlink:actuate="onLoad"/></draw:frame></text:span>so it's negative, well the signature is -1 but the fact that it's negative is important because now I have a time like b<text:span text:style-name="T87">i-</text:span>vector<draw:frame draw:style-name="fr2" draw:name="Object390" text:anchor-type="as-char" svg:y="-0.1484in" svg:width="0.1728in" svg:height="0.1839in" draw:z-index="95"><draw:object xlink:href="./Object 390" xlink:type="simple" xlink:show="embed" xlink:actuate="onLoad"/><draw:image xlink:href="./ObjectReplacements/Object 390" xlink:type="simple" xlink:show="embed" xlink:actuate="onLoad"/><svg:desc>formula</svg:desc></draw:frame><text:span text:style-name="T87">a</text:span>nd we know<draw:frame draw:style-name="fr2" draw:name="Object391" text:anchor-type="as-char" svg:y="-0.1484in" svg:width="0.1516in" svg:height="0.1839in" draw:z-index="96"><draw:object xlink:href="./Object 391" xlink:type="simple" xlink:show="embed" xlink:actuate="onLoad"/><draw:image xlink:href="./ObjectReplacements/Object 391" xlink:type="simple" xlink:show="embed" xlink:actuate="onLoad"/><svg:desc>formula</svg:desc></draw:frame>is time like because we've done<draw:frame draw:style-name="fr2" draw:name="Object392" text:anchor-type="as-char" svg:y="-0.1484in" svg:width="0.1516in" svg:height="0.1839in" draw:z-index="132"><draw:object xlink:href="./Object 392" xlink:type="simple" xlink:show="embed" xlink:actuate="onLoad"/><draw:image xlink:href="./ObjectReplacements/Object 392" xlink:type="simple" xlink:show="embed" xlink:actuate="onLoad"/><svg:desc>formula</svg:desc></draw:frame>, <draw:frame draw:style-name="fr2" draw:name="Object393" text:anchor-type="as-char" svg:y="-0.1484in" svg:width="0.1516in" svg:height="0.1839in" draw:z-index="133"><draw:object xlink:href="./Object 393" xlink:type="simple" xlink:show="embed" xlink:actuate="onLoad"/><draw:image xlink:href="./ObjectReplacements/Object 393" xlink:type="simple" xlink:show="embed" xlink:actuate="onLoad"/><svg:desc>formula</svg:desc></draw:frame>is not changing so now if I calculate<draw:frame draw:style-name="fr2" draw:name="Object394" text:anchor-type="as-char" svg:y="-0.1484in" svg:width="0.2626in" svg:height="0.1839in" draw:z-index="138"><draw:object xlink:href="./Object 394" xlink:type="simple" xlink:show="embed" xlink:actuate="onLoad"/><draw:image xlink:href="./ObjectReplacements/Object 394" xlink:type="simple" xlink:show="embed" xlink:actuate="onLoad"/><svg:desc>formula</svg:desc></draw:frame>I end up with this bi-<text:span text:style-name="T7">v</text:span>ector, it has a bi-vector part and a real part notice<draw:frame draw:style-name="fr2" draw:name="Object395" text:anchor-type="as-char" svg:y="-0.1484in" svg:width="0.2626in" svg:height="0.1839in" draw:z-index="141"><draw:object xlink:href="./Object 395" xlink:type="simple" xlink:show="embed" xlink:actuate="onLoad"/><draw:image xlink:href="./ObjectReplacements/Object 395" xlink:type="simple" xlink:show="embed" xlink:actuate="onLoad"/><svg:desc>formula</svg:desc></draw:frame>won't have a <text:soft-page-break/>pseudo-scalar part because there's no components over in<draw:frame draw:style-name="fr2" draw:name="Object396" text:anchor-type="as-char" svg:y="-0.1484in" svg:width="0.1728in" svg:height="0.1839in" draw:z-index="23"><draw:object xlink:href="./Object 396" xlink:type="simple" xlink:show="embed" xlink:actuate="onLoad"/><draw:image xlink:href="./ObjectReplacements/Object 396" xlink:type="simple" xlink:show="embed" xlink:actuate="onLoad"/><svg:desc>formula</svg:desc></draw:frame>that are entirely detached from the components in<draw:frame draw:style-name="fr2" draw:name="Object397" text:anchor-type="as-char" svg:y="-0.1484in" svg:width="0.1516in" svg:height="0.1839in" draw:z-index="24"><draw:object xlink:href="./Object 397" xlink:type="simple" xlink:show="embed" xlink:actuate="onLoad"/><draw:image xlink:href="./ObjectReplacements/Object 397" xlink:type="simple" xlink:show="embed" xlink:actuate="onLoad"/><svg:desc>formula</svg:desc></draw:frame>, I don't have a<draw:frame draw:style-name="fr2" draw:name="Object398" text:anchor-type="as-char" svg:y="-0.0866in" svg:width="0.3126in" svg:height="0.1472in" draw:z-index="25"><draw:object xlink:href="./Object 398" xlink:type="simple" xlink:show="embed" xlink:actuate="onLoad"/><draw:image xlink:href="./ObjectReplacements/Object 398" xlink:type="simple" xlink:show="embed" xlink:actuate="onLoad"/></draw:frame>for example over here.</text:p>
      <text:p text:style-name="P78"/>
      <table:table table:name="Table35" table:style-name="Table35">
        <table:table-column table:style-name="Table35.A"/>
        <table:table-column table:style-name="Table35.B"/>
        <table:table-header-rows>
          <table:table-row>
            <table:table-cell table:style-name="Table35.A1" office:value-type="string">
              <text:p text:style-name="P76"><draw:frame draw:style-name="fr2" draw:name="Object399" text:anchor-type="as-char" svg:y="-0.4252in" svg:width="3.0528in" svg:height="0.8071in" draw:z-index="396"><draw:object xlink:href="./Object 399" xlink:type="simple" xlink:show="embed" xlink:actuate="onLoad"/><draw:image xlink:href="./ObjectReplacements/Object 399" xlink:type="simple" xlink:show="embed" xlink:actuate="onLoad"/><svg:desc>formula</svg:desc></draw:frame></text:p>
            </table:table-cell>
            <table:table-cell table:style-name="Table35.A1" office:value-type="string">
              <text:p text:style-name="P77">(<text:sequence text:ref-name="refText34" text:name="Text" text:formula="ooow:Text+1" style:num-format="1">35</text:sequence>)</text:p>
            </table:table-cell>
          </table:table-row>
        </table:table-header-rows>
      </table:table>
      <text:p text:style-name="P75"/>
      <table:table table:name="Table36" table:style-name="Table36">
        <table:table-column table:style-name="Table36.A"/>
        <table:table-column table:style-name="Table36.B"/>
        <table:table-header-rows>
          <table:table-row>
            <table:table-cell table:style-name="Table36.A1" office:value-type="string">
              <text:p text:style-name="P76"><draw:frame draw:style-name="fr2" draw:name="Object401" text:anchor-type="as-char" svg:y="-0.2874in" svg:width="3.0528in" svg:height="0.5319in" draw:z-index="398"><draw:object xlink:href="./Object 401" xlink:type="simple" xlink:show="embed" xlink:actuate="onLoad"/><draw:image xlink:href="./ObjectReplacements/Object 401" xlink:type="simple" xlink:show="embed" xlink:actuate="onLoad"/><svg:desc>formula</svg:desc></draw:frame></text:p>
            </table:table-cell>
            <table:table-cell table:style-name="Table36.A1" office:value-type="string">
              <text:p text:style-name="P77">(<text:sequence text:ref-name="refText35" text:name="Text" text:formula="ooow:Text+1" style:num-format="1">36</text:sequence>)</text:p>
            </table:table-cell>
          </table:table-row>
        </table:table-header-rows>
      </table:table>
      <text:p text:style-name="P75"/>
      <text:p text:style-name="P81"><text:span text:style-name="T88">W</text:span>hen you calculate<draw:frame draw:style-name="fr2" draw:name="Object400" text:anchor-type="as-char" svg:y="-0.1484in" svg:width="0.2626in" svg:height="0.1839in" draw:z-index="397"><draw:object xlink:href="./Object 400" xlink:type="simple" xlink:show="embed" xlink:actuate="onLoad"/><draw:image xlink:href="./ObjectReplacements/Object 400" xlink:type="simple" xlink:show="embed" xlink:actuate="onLoad"/><svg:desc>formula</svg:desc></draw:frame>what you're going to see is that all of the bi-vector parts will ultimately cancel when you add them together so you end up with just the scalar part and you'll see it's negative. <text:span text:style-name="T89">T</text:span>his is showing you how these signatures work, I have these two time-like bi-vectors and their symmetric sum is also a time like, well the symmetric sum is actually just a real number, it's just a negative number.</text:p>
      <text:p text:style-name="P80"/>
      <table:table table:name="Table37" table:style-name="Table37">
        <table:table-column table:style-name="Table37.A"/>
        <table:table-column table:style-name="Table37.B"/>
        <table:table-header-rows>
          <table:table-row>
            <table:table-cell table:style-name="Table37.A1" office:value-type="string">
              <text:p text:style-name="P76"><draw:frame draw:style-name="fr2" draw:name="Object402" text:anchor-type="as-char" svg:y="-0.1854in" svg:width="1.1126in" svg:height="0.2307in" draw:z-index="399"><draw:object xlink:href="./Object 402" xlink:type="simple" xlink:show="embed" xlink:actuate="onLoad"/><draw:image xlink:href="./ObjectReplacements/Object 402" xlink:type="simple" xlink:show="embed" xlink:actuate="onLoad"/><svg:desc>formula</svg:desc></draw:frame></text:p>
            </table:table-cell>
            <table:table-cell table:style-name="Table37.A1" office:value-type="string">
              <text:p text:style-name="P77">(<text:sequence text:ref-name="refText36" text:name="Text" text:formula="ooow:Text+1" style:num-format="1">37</text:sequence>)</text:p>
            </table:table-cell>
          </table:table-row>
        </table:table-header-rows>
      </table:table>
      <text:p text:style-name="P81"/>
      <text:p text:style-name="P82"><text:span text:style-name="T89">Outro</text:span></text:p>
      <text:p text:style-name="P81"/>
      <text:p text:style-name="P83"><text:span text:style-name="T89">T</text:span>hat is what they're saying in the paper, in the paper they want to say: “<text:span text:style-name="T90">Since</text:span><text:span text:style-name="T90"><draw:frame draw:style-name="fr2" draw:name="Object403" text:anchor-type="as-char" svg:y="-0.1484in" svg:width="0.1516in" svg:height="0.1839in" draw:z-index="400"><draw:object xlink:href="./Object 403" xlink:type="simple" xlink:show="embed" xlink:actuate="onLoad"/><draw:image xlink:href="./ObjectReplacements/Object 403" xlink:type="simple" xlink:show="embed" xlink:actuate="onLoad"/><svg:desc>formula</svg:desc></draw:frame></text:span><text:span text:style-name="T90">and</text:span><text:span text:style-name="T90"><draw:frame draw:style-name="fr2" draw:name="Object404" text:anchor-type="as-char" svg:y="-0.1484in" svg:width="0.1728in" svg:height="0.1839in" draw:z-index="401"><draw:object xlink:href="./Object 404" xlink:type="simple" xlink:show="embed" xlink:actuate="onLoad"/><draw:image xlink:href="./ObjectReplacements/Object 404" xlink:type="simple" xlink:show="embed" xlink:actuate="onLoad"/><svg:desc>formula</svg:desc></draw:frame></text:span><text:span text:style-name="T90">have fixed signature, </text:span><text:span text:style-name="T90"><draw:frame draw:style-name="fr1" draw:name="Object405" text:anchor-type="as-char" svg:y="-0.152in" svg:width="1.1846in" svg:height="0.1992in" draw:z-index="402"><draw:object xlink:href="./Object 405" xlink:type="simple" xlink:show="embed" xlink:actuate="onLoad"/><draw:image xlink:href="./ObjectReplacements/Object 405" xlink:type="simple" xlink:show="embed" xlink:actuate="onLoad"/></draw:frame></text:span><text:span text:style-name="T90">is a real scalar</text:span>”. <text:span text:style-name="T90">T</text:span>hey want to say<draw:frame draw:style-name="fr1" draw:name="Object406" text:anchor-type="as-char" svg:y="-0.1484in" svg:width="0.2992in" svg:height="0.1839in" draw:z-index="403"><draw:object xlink:href="./Object 406" xlink:type="simple" xlink:show="embed" xlink:actuate="onLoad"/><draw:image xlink:href="./ObjectReplacements/Object 406" xlink:type="simple" xlink:show="embed" xlink:actuate="onLoad"/><svg:desc>formula</svg:desc></draw:frame>which is this part is a real scale so we've worked through that and demonstrated a few cases just started to exercise this process so let's move on. <text:span text:style-name="T90">W</text:span>ell I think that's actually enough for today we spent a lot of time really playing around with different bi-vector products, I mean we did a lot of bi-vector products in different forms and I think we're you can't spend enough time doing it good good some good exercises so next time we'll pick up right here and we'll move through Section 3.5.3 <text:span text:style-name="T90">C</text:span>omplex conjugations. I'll see you next time.</text:p>
      <text:p text:style-name="P83"/>
      <text:p text:style-name="P8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5-07T17:32:53.532000000</meta:creation-date>
    <dc:date>2024-08-07T12:00:49.794000000</dc:date>
    <dc:creator>Daniel Volinski</dc:creator>
    <meta:editing-duration>P3DT17H5M26S</meta:editing-duration>
    <meta:editing-cycles>79</meta:editing-cycles>
    <meta:generator>LibreOffice/6.4.5.2$Windows_X86_64 LibreOffice_project/a726b36747cf2001e06b58ad5db1aa3a9a1872d6</meta:generator>
    <dc:title>Geometric Algebra 17: Bivector products</dc:title>
    <dc:subject>QED Prerequisites</dc:subject>
    <meta:keyword>XylyXylyX</meta:keyword>
    <meta:document-statistic meta:table-count="37" meta:image-count="0" meta:object-count="404" meta:page-count="12" meta:paragraph-count="141" meta:word-count="5611" meta:character-count="31894" meta:non-whitespace-character-count="26374"/>
  </office:meta>
</office:document-meta>
</file>

<file path=Object 1/content.xml><?xml version="1.0" encoding="utf-8"?>
<math xmlns="http://www.w3.org/1998/Math/MathML">
  <semantics>
    <msub>
      <mi>η</mi>
      <mrow>
        <mstyle color="red">
          <mi>α</mi>
        </mstyle>
        <mstyle color="red">
          <mi>β</mi>
        </mstyle>
      </mrow>
    </msub>
    <annotation encoding="StarMath 5.0">%eta sub {{color red %alpha} {color red %beta}}</annotation>
  </semantics>
</math>
</file>

<file path=Object 10/content.xml><?xml version="1.0" encoding="utf-8"?>
<math xmlns="http://www.w3.org/1998/Math/MathML" display="block">
  <semantics>
    <mn>2</mn>
    <annotation encoding="StarMath 5.0"> 2</annotation>
  </semantics>
</math>
</file>

<file path=Object 100/content.xml><?xml version="1.0" encoding="utf-8"?>
<math xmlns="http://www.w3.org/1998/Math/MathML">
  <semantics>
    <mrow>
      <mstyle mathvariant="bold">
        <mi mathvariant="normal">f</mi>
      </mstyle>
      <mo stretchy="false">⋅</mo>
      <mstyle mathvariant="bold">
        <mi mathvariant="normal">g</mi>
      </mstyle>
    </mrow>
    <annotation encoding="StarMath 5.0">{bold func f} cdot {bold func g}</annotation>
  </semantics>
</math>
</file>

<file path=Object 101/content.xml><?xml version="1.0" encoding="utf-8"?>
<math xmlns="http://www.w3.org/1998/Math/MathML">
  <semantics>
    <mrow>
      <mstyle mathvariant="bold">
        <mi mathvariant="normal">f</mi>
      </mstyle>
      <mo stretchy="false">⋅</mo>
      <mstyle mathvariant="bold">
        <mi mathvariant="normal">g</mi>
      </mstyle>
    </mrow>
    <annotation encoding="StarMath 5.0">{bold func f} cdot {bold func g}</annotation>
  </semantics>
</math>
</file>

<file path=Object 102/content.xml><?xml version="1.0" encoding="utf-8"?>
<math xmlns="http://www.w3.org/1998/Math/MathML">
  <semantics>
    <mstyle mathvariant="bold">
      <mi mathvariant="normal">f</mi>
    </mstyle>
    <annotation encoding="StarMath 5.0">{bold func f}</annotation>
  </semantics>
</math>
</file>

<file path=Object 103/content.xml><?xml version="1.0" encoding="utf-8"?>
<math xmlns="http://www.w3.org/1998/Math/MathML">
  <semantics>
    <mstyle mathvariant="bold">
      <mi mathvariant="normal">g</mi>
    </mstyle>
    <annotation encoding="StarMath 5.0">{bold func g}</annotation>
  </semantics>
</math>
</file>

<file path=Object 104/content.xml><?xml version="1.0" encoding="utf-8"?>
<math xmlns="http://www.w3.org/1998/Math/MathML" display="block">
  <semantics>
    <mstyle mathvariant="bold">
      <mi>F</mi>
    </mstyle>
    <annotation encoding="StarMath 5.0">bold F</annotation>
  </semantics>
</math>
</file>

<file path=Object 105/content.xml><?xml version="1.0" encoding="utf-8"?>
<math xmlns="http://www.w3.org/1998/Math/MathML">
  <semantics>
    <mrow>
      <mrow>
        <mstyle mathvariant="bold">
          <mi>F</mi>
        </mstyle>
        <mo stretchy="false">=</mo>
        <mstyle mathvariant="bold">
          <mi mathvariant="normal">f</mi>
        </mstyle>
      </mrow>
      <mi>exp</mi>
      <mrow>
        <mo fence="true" stretchy="false">(</mo>
        <mrow>
          <mrow>
            <mi>ϑ</mi>
            <mi>I</mi>
          </mrow>
        </mrow>
        <mo fence="true" stretchy="false">)</mo>
      </mrow>
    </mrow>
    <annotation encoding="StarMath 5.0">{bold F} = {bold func f} exp ( %vartheta I )</annotation>
  </semantics>
</math>
</file>

<file path=Object 106/content.xml><?xml version="1.0" encoding="utf-8"?>
<math xmlns="http://www.w3.org/1998/Math/MathML">
  <semantics>
    <mstyle mathvariant="bold">
      <mi mathvariant="normal">f</mi>
    </mstyle>
    <annotation encoding="StarMath 5.0">{bold func f}</annotation>
  </semantics>
</math>
</file>

<file path=Object 107/content.xml><?xml version="1.0" encoding="utf-8"?>
<math xmlns="http://www.w3.org/1998/Math/MathML">
  <semantics>
    <mstyle mathvariant="bold">
      <mi mathvariant="normal">g</mi>
    </mstyle>
    <annotation encoding="StarMath 5.0">{bold func g}</annotation>
  </semantics>
</math>
</file>

<file path=Object 108/content.xml><?xml version="1.0" encoding="utf-8"?>
<math xmlns="http://www.w3.org/1998/Math/MathML">
  <semantics>
    <mstyle mathvariant="bold">
      <mi mathvariant="normal">f</mi>
    </mstyle>
    <annotation encoding="StarMath 5.0">{bold func f}</annotation>
  </semantics>
</math>
</file>

<file path=Object 109/content.xml><?xml version="1.0" encoding="utf-8"?>
<math xmlns="http://www.w3.org/1998/Math/MathML">
  <semantics>
    <mrow>
      <mstyle mathvariant="bold">
        <mi mathvariant="normal">f</mi>
      </mstyle>
      <mstyle mathvariant="bold">
        <mover accent="true">
          <mi mathvariant="normal">f</mi>
          <mo stretchy="false">~</mo>
        </mover>
      </mstyle>
    </mrow>
    <annotation encoding="StarMath 5.0">{bold func f} {bold tilde func f}</annotation>
  </semantics>
</math>
</file>

<file path=Object 11/content.xml><?xml version="1.0" encoding="utf-8"?>
<math xmlns="http://www.w3.org/1998/Math/MathML" display="block">
  <semantics>
    <mn>2</mn>
    <annotation encoding="StarMath 5.0"> 2</annotation>
  </semantics>
</math>
</file>

<file path=Object 110/content.xml><?xml version="1.0" encoding="utf-8"?>
<math xmlns="http://www.w3.org/1998/Math/MathML">
  <semantics>
    <mstyle mathvariant="bold">
      <mi mathvariant="normal">f</mi>
    </mstyle>
    <annotation encoding="StarMath 5.0">{bold func f}</annotation>
  </semantics>
</math>
</file>

<file path=Object 111/content.xml><?xml version="1.0" encoding="utf-8"?>
<math xmlns="http://www.w3.org/1998/Math/MathML" display="block">
  <semantics>
    <mi>ρ</mi>
    <annotation encoding="StarMath 5.0">%rho</annotation>
  </semantics>
</math>
</file>

<file path=Object 112/content.xml><?xml version="1.0" encoding="utf-8"?>
<math xmlns="http://www.w3.org/1998/Math/MathML" display="block">
  <semantics>
    <mrow>
      <mstyle mathvariant="bold">
        <mi mathvariant="normal">f</mi>
      </mstyle>
      <mrow>
        <mstyle mathvariant="bold">
          <mover accent="true">
            <mi mathvariant="normal">f</mi>
            <mo stretchy="false">~</mo>
          </mover>
        </mstyle>
        <mo stretchy="false">=</mo>
        <mi>ρ</mi>
      </mrow>
      <mi>R</mi>
      <mi>I</mi>
      <mover accent="true">
        <mi>I</mi>
        <mo stretchy="false">~</mo>
      </mover>
      <mrow>
        <mover accent="true">
          <mi>R</mi>
          <mo stretchy="false">~</mo>
        </mover>
        <mo stretchy="false">=</mo>
        <mi>ρ</mi>
      </mrow>
      <mi>R</mi>
      <mrow>
        <mo fence="true" stretchy="false">(</mo>
        <mrow>
          <mrow>
            <mo stretchy="false">−</mo>
            <mn>1</mn>
          </mrow>
        </mrow>
        <mo fence="true" stretchy="false">)</mo>
      </mrow>
      <mrow>
        <mover accent="true">
          <mi>R</mi>
          <mo stretchy="false">~</mo>
        </mover>
        <mo stretchy="false">=</mo>
        <mrow>
          <mo stretchy="false">−</mo>
          <mi>ρ</mi>
        </mrow>
      </mrow>
      <mi>R</mi>
      <mrow>
        <mover accent="true">
          <mi>R</mi>
          <mo stretchy="false">~</mo>
        </mover>
        <mo stretchy="false">=</mo>
        <mrow>
          <mo stretchy="false">−</mo>
          <mi>ρ</mi>
        </mrow>
      </mrow>
    </mrow>
    <annotation encoding="StarMath 5.0">{bold func f} {bold tilde func f} = %rho R I tilde I tilde R = %rho R ( -1 ) tilde R = - %rho R tilde R = - %rho</annotation>
  </semantics>
</math>
</file>

<file path=Object 113/content.xml><?xml version="1.0" encoding="utf-8"?>
<math xmlns="http://www.w3.org/1998/Math/MathML">
  <semantics>
    <mstyle mathvariant="bold">
      <mi mathvariant="normal">f</mi>
    </mstyle>
    <annotation encoding="StarMath 5.0">{bold func f}</annotation>
  </semantics>
</math>
</file>

<file path=Object 114/content.xml><?xml version="1.0" encoding="utf-8"?>
<math xmlns="http://www.w3.org/1998/Math/MathML" display="block">
  <semantics>
    <mrow>
      <msub>
        <mi>ε</mi>
        <mi mathvariant="normal">f</mi>
      </msub>
      <mo stretchy="false">≡</mo>
      <mfrac>
        <mrow>
          <mstyle mathvariant="bold">
            <mi mathvariant="normal">f</mi>
          </mstyle>
          <mstyle mathvariant="bold">
            <mover accent="true">
              <mi mathvariant="normal">f</mi>
              <mo stretchy="false">~</mo>
            </mover>
          </mstyle>
        </mrow>
        <msup>
          <mrow>
            <mo fence="true" stretchy="true">|</mo>
            <mrow>
              <mstyle mathvariant="bold">
                <mi mathvariant="normal">f</mi>
              </mstyle>
            </mrow>
            <mo fence="true" stretchy="true">|</mo>
          </mrow>
          <mn>2</mn>
        </msup>
      </mfrac>
      <mo stretchy="false">=</mo>
      <mfrac>
        <mrow>
          <mo stretchy="false">−</mo>
          <mi>ρ</mi>
        </mrow>
        <mrow>
          <mo fence="true" stretchy="false">|</mo>
          <mrow>
            <mrow>
              <mo fence="true" stretchy="false">⟨</mo>
              <mrow>
                <mrow>
                  <mstyle mathvariant="bold">
                    <mi mathvariant="normal">f</mi>
                  </mstyle>
                  <mstyle mathvariant="bold">
                    <mover accent="true">
                      <mi mathvariant="normal">f</mi>
                      <mo stretchy="false">~</mo>
                    </mover>
                  </mstyle>
                </mrow>
              </mrow>
              <mo fence="true" stretchy="false">⟩</mo>
            </mrow>
          </mrow>
          <mo fence="true" stretchy="false">|</mo>
        </mrow>
      </mfrac>
      <mo stretchy="false">=</mo>
      <mfrac>
        <mrow>
          <mo stretchy="false">−</mo>
          <mi>ρ</mi>
        </mrow>
        <mi>ρ</mi>
      </mfrac>
      <mo stretchy="false">=</mo>
      <mrow>
        <mo stretchy="false">−</mo>
        <mn>1</mn>
      </mrow>
    </mrow>
    <annotation encoding="StarMath 5.0">%varepsilon sub {func f} equiv { { {bold func f} {bold tilde func f} } over {abs{bold func f}}^2 } = { {- %rho} over { lline { langle { {bold func f} {bold tilde func f} } rangle } rline } } = { {- %rho} over %rho } = - 1</annotation>
  </semantics>
</math>
</file>

<file path=Object 115/content.xml><?xml version="1.0" encoding="utf-8"?>
<math xmlns="http://www.w3.org/1998/Math/MathML">
  <semantics>
    <mrow>
      <mo stretchy="false">−</mo>
      <mn>1</mn>
    </mrow>
    <annotation encoding="StarMath 5.0">- 1</annotation>
  </semantics>
</math>
</file>

<file path=Object 116/content.xml><?xml version="1.0" encoding="utf-8"?>
<math xmlns="http://www.w3.org/1998/Math/MathML">
  <semantics>
    <mrow>
      <mo stretchy="false">−</mo>
      <mn>1</mn>
    </mrow>
    <annotation encoding="StarMath 5.0">- 1</annotation>
  </semantics>
</math>
</file>

<file path=Object 117/content.xml><?xml version="1.0" encoding="utf-8"?>
<math xmlns="http://www.w3.org/1998/Math/MathML">
  <semantics>
    <mstyle mathvariant="bold">
      <mi mathvariant="normal">f</mi>
    </mstyle>
    <annotation encoding="StarMath 5.0">{bold func f}</annotation>
  </semantics>
</math>
</file>

<file path=Object 118/content.xml><?xml version="1.0" encoding="utf-8"?>
<math xmlns="http://www.w3.org/1998/Math/MathML" display="block">
  <semantics>
    <mtable>
      <mtr>
        <mtd>
          <mrow>
            <mstyle color="red">
              <msub>
                <mi>γ</mi>
                <mrow>
                  <mn>1</mn>
                  <mn>0</mn>
                </mrow>
              </msub>
            </mstyle>
            <mrow>
              <mstyle color="red">
                <msub>
                  <mover accent="true">
                    <mi>γ</mi>
                    <mo stretchy="false">~</mo>
                  </mover>
                  <mrow>
                    <mn>1</mn>
                    <mn>0</mn>
                  </mrow>
                </msub>
              </mstyle>
              <mo stretchy="false">=</mo>
              <mstyle color="red">
                <msub>
                  <mi>γ</mi>
                  <mrow>
                    <mn>1</mn>
                    <mn>0</mn>
                  </mrow>
                </msub>
              </mstyle>
            </mrow>
            <mrow>
              <mstyle color="red">
                <msub>
                  <mi>γ</mi>
                  <mrow>
                    <mn>0</mn>
                    <mn>1</mn>
                  </mrow>
                </msub>
              </mstyle>
              <mo stretchy="false">=</mo>
              <msup>
                <mstyle color="blue">
                  <msub>
                    <mi>γ</mi>
                    <mn>0</mn>
                  </msub>
                </mstyle>
                <mn>2</mn>
              </msup>
            </mrow>
            <mrow>
              <msup>
                <mstyle color="red">
                  <msub>
                    <mi>γ</mi>
                    <mn>1</mn>
                  </msub>
                </mstyle>
                <mn>2</mn>
              </msup>
              <mo stretchy="false">=</mo>
              <mrow>
                <mo stretchy="false">−</mo>
                <mn>1</mn>
              </mrow>
            </mrow>
          </mrow>
        </mtd>
      </mtr>
      <mtr>
        <mtd>
          <mrow>
            <mstyle color="red">
              <msub>
                <mi>γ</mi>
                <mrow>
                  <mn>2</mn>
                  <mn>0</mn>
                </mrow>
              </msub>
            </mstyle>
            <mrow>
              <mstyle color="red">
                <msub>
                  <mover accent="true">
                    <mi>γ</mi>
                    <mo stretchy="false">~</mo>
                  </mover>
                  <mrow>
                    <mn>2</mn>
                    <mn>0</mn>
                  </mrow>
                </msub>
              </mstyle>
              <mo stretchy="false">=</mo>
              <mstyle color="red">
                <msub>
                  <mi>γ</mi>
                  <mrow>
                    <mn>2</mn>
                    <mn>0</mn>
                  </mrow>
                </msub>
              </mstyle>
            </mrow>
            <mrow>
              <mstyle color="red">
                <msub>
                  <mi>γ</mi>
                  <mrow>
                    <mn>0</mn>
                    <mn>2</mn>
                  </mrow>
                </msub>
              </mstyle>
              <mo stretchy="false">=</mo>
              <msup>
                <mstyle color="blue">
                  <msub>
                    <mi>γ</mi>
                    <mn>0</mn>
                  </msub>
                </mstyle>
                <mn>2</mn>
              </msup>
            </mrow>
            <mrow>
              <msup>
                <mstyle color="red">
                  <msub>
                    <mi>γ</mi>
                    <mn>2</mn>
                  </msub>
                </mstyle>
                <mn>2</mn>
              </msup>
              <mo stretchy="false">=</mo>
              <mrow>
                <mo stretchy="false">−</mo>
                <mn>1</mn>
              </mrow>
            </mrow>
          </mrow>
        </mtd>
      </mtr>
      <mtr>
        <mtd>
          <mrow>
            <mstyle color="red">
              <msub>
                <mi>γ</mi>
                <mrow>
                  <mn>3</mn>
                  <mn>0</mn>
                </mrow>
              </msub>
            </mstyle>
            <mrow>
              <mstyle color="red">
                <msub>
                  <mover accent="true">
                    <mi>γ</mi>
                    <mo stretchy="false">~</mo>
                  </mover>
                  <mrow>
                    <mn>3</mn>
                    <mn>0</mn>
                  </mrow>
                </msub>
              </mstyle>
              <mo stretchy="false">=</mo>
              <mstyle color="red">
                <msub>
                  <mi>γ</mi>
                  <mrow>
                    <mn>3</mn>
                    <mn>0</mn>
                  </mrow>
                </msub>
              </mstyle>
            </mrow>
            <mrow>
              <mstyle color="red">
                <msub>
                  <mi>γ</mi>
                  <mrow>
                    <mn>0</mn>
                    <mn>3</mn>
                  </mrow>
                </msub>
              </mstyle>
              <mo stretchy="false">=</mo>
              <msup>
                <mstyle color="blue">
                  <msub>
                    <mi>γ</mi>
                    <mn>0</mn>
                  </msub>
                </mstyle>
                <mn>2</mn>
              </msup>
            </mrow>
            <mrow>
              <msup>
                <mstyle color="red">
                  <msub>
                    <mi>γ</mi>
                    <mn>3</mn>
                  </msub>
                </mstyle>
                <mn>2</mn>
              </msup>
              <mo stretchy="false">=</mo>
              <mrow>
                <mo stretchy="false">−</mo>
                <mn>1</mn>
              </mrow>
            </mrow>
          </mrow>
        </mtd>
      </mtr>
    </mtable>
    <annotation encoding="StarMath 5.0">stack {
color red %gamma sub {1 0} color red {tilde %gamma} sub {1 0} = color red %gamma sub {1 0} color red %gamma sub {0 1} = {color blue %gamma sub 0} sup 2 {color red %gamma sub 1} sup 2 = - 1 #
color red %gamma sub {2 0} color red {tilde %gamma} sub {2 0} = color red %gamma sub {2 0} color red %gamma sub {0 2} = {color blue %gamma sub 0} sup 2 {color red %gamma sub 2} sup 2 = - 1 #
color red %gamma sub {3 0} color red {tilde %gamma} sub {3 0} = color red %gamma sub {3 0} color red %gamma sub {0 3} = {color blue %gamma sub 0} sup 2 {color red %gamma sub 3} sup 2 = - 1
}</annotation>
  </semantics>
</math>
</file>

<file path=Object 119/content.xml><?xml version="1.0" encoding="utf-8"?>
<math xmlns="http://www.w3.org/1998/Math/MathML">
  <semantics>
    <mstyle color="red">
      <msub>
        <mi>γ</mi>
        <mrow>
          <mn>0</mn>
          <mn>1</mn>
        </mrow>
      </msub>
    </mstyle>
    <annotation encoding="StarMath 5.0">color red %gamma sub {0 1}</annotation>
  </semantics>
</math>
</file>

<file path=Object 12/content.xml><?xml version="1.0" encoding="utf-8"?>
<math xmlns="http://www.w3.org/1998/Math/MathML">
  <semantics>
    <mrow>
      <mrow>
        <mo fence="true" stretchy="true">|</mo>
        <mrow>
          <mrow>
            <mi>p</mi>
            <mo stretchy="false">+</mo>
            <mi>q</mi>
          </mrow>
        </mrow>
        <mo fence="true" stretchy="true">|</mo>
      </mrow>
      <mo stretchy="false">=</mo>
      <mrow>
        <mn>2</mn>
        <mo stretchy="false">+</mo>
        <mn>2</mn>
      </mrow>
      <mo stretchy="false">=</mo>
      <mn>4</mn>
    </mrow>
    <annotation encoding="StarMath 5.0">abs {p + q} = 2 + 2 = 4</annotation>
  </semantics>
</math>
</file>

<file path=Object 120/content.xml><?xml version="1.0" encoding="utf-8"?>
<math xmlns="http://www.w3.org/1998/Math/MathML" display="block">
  <semantics>
    <mrow>
      <msub>
        <mi>ε</mi>
        <mstyle mathvariant="bold">
          <mi>F</mi>
        </mstyle>
      </msub>
      <mo stretchy="false">=</mo>
      <mfrac>
        <mrow>
          <mstyle mathvariant="bold">
            <mi>F</mi>
          </mstyle>
          <mstyle mathvariant="bold">
            <mover accent="true">
              <mi>F</mi>
              <mo stretchy="false">~</mo>
            </mover>
          </mstyle>
        </mrow>
        <mrow>
          <mo fence="true" stretchy="false">|</mo>
          <mrow>
            <mrow>
              <mo fence="true" stretchy="false">⟨</mo>
              <mrow>
                <mrow>
                  <mstyle mathvariant="bold">
                    <mi>F</mi>
                  </mstyle>
                  <mstyle mathvariant="bold">
                    <mover accent="true">
                      <mi>F</mi>
                      <mo stretchy="false">~</mo>
                    </mover>
                  </mstyle>
                </mrow>
              </mrow>
              <mo fence="true" stretchy="false">⟩</mo>
            </mrow>
          </mrow>
          <mo fence="true" stretchy="false">|</mo>
        </mrow>
      </mfrac>
    </mrow>
    <annotation encoding="StarMath 5.0">%varepsilon sub {bold F} = { { {bold F} {bold tilde F} } over lline langle { {bold F} {bold tilde F} } rangle rline }</annotation>
  </semantics>
</math>
</file>

<file path=Object 121/content.xml><?xml version="1.0" encoding="utf-8"?>
<math xmlns="http://www.w3.org/1998/Math/MathML" display="block">
  <semantics>
    <mn>1</mn>
    <annotation encoding="StarMath 5.0"> 1</annotation>
  </semantics>
</math>
</file>

<file path=Object 122/content.xml><?xml version="1.0" encoding="utf-8"?>
<math xmlns="http://www.w3.org/1998/Math/MathML">
  <semantics>
    <mstyle color="red">
      <msub>
        <mi>γ</mi>
        <mrow>
          <mn>1</mn>
          <mn>0</mn>
        </mrow>
      </msub>
    </mstyle>
    <annotation encoding="StarMath 5.0">color red %gamma sub {1 0}</annotation>
  </semantics>
</math>
</file>

<file path=Object 123/content.xml><?xml version="1.0" encoding="utf-8"?>
<math xmlns="http://www.w3.org/1998/Math/MathML">
  <semantics>
    <mrow>
      <mstyle color="red">
        <msub>
          <mi>γ</mi>
          <mrow>
            <mn>1</mn>
            <mn>0</mn>
          </mrow>
        </msub>
      </mstyle>
      <mstyle color="red">
        <msub>
          <mi>γ</mi>
          <mrow>
            <mn>0</mn>
            <mn>1</mn>
          </mrow>
        </msub>
      </mstyle>
    </mrow>
    <annotation encoding="StarMath 5.0">color red %gamma sub {1 0} color red %gamma sub {0 1}</annotation>
  </semantics>
</math>
</file>

<file path=Object 124/content.xml><?xml version="1.0" encoding="utf-8"?>
<math xmlns="http://www.w3.org/1998/Math/MathML">
  <semantics>
    <mstyle color="blue">
      <msub>
        <mi>γ</mi>
        <mn>0</mn>
      </msub>
    </mstyle>
    <annotation encoding="StarMath 5.0">color blue %gamma sub 0</annotation>
  </semantics>
</math>
</file>

<file path=Object 125/content.xml><?xml version="1.0" encoding="utf-8"?>
<math xmlns="http://www.w3.org/1998/Math/MathML">
  <semantics>
    <msup>
      <mstyle color="blue">
        <msub>
          <mi>γ</mi>
          <mn>0</mn>
        </msub>
      </mstyle>
      <mn>2</mn>
    </msup>
    <annotation encoding="StarMath 5.0">{color blue %gamma sub 0} sup 2</annotation>
  </semantics>
</math>
</file>

<file path=Object 126/content.xml><?xml version="1.0" encoding="utf-8"?>
<math xmlns="http://www.w3.org/1998/Math/MathML">
  <semantics>
    <msup>
      <mstyle color="red">
        <msub>
          <mi>γ</mi>
          <mn>1</mn>
        </msub>
      </mstyle>
      <mn>2</mn>
    </msup>
    <annotation encoding="StarMath 5.0">{color red %gamma sub 1} sup 2</annotation>
  </semantics>
</math>
</file>

<file path=Object 127/content.xml><?xml version="1.0" encoding="utf-8"?>
<math xmlns="http://www.w3.org/1998/Math/MathML">
  <semantics>
    <msup>
      <mstyle color="blue">
        <msub>
          <mi>γ</mi>
          <mn>0</mn>
        </msub>
      </mstyle>
      <mn>2</mn>
    </msup>
    <annotation encoding="StarMath 5.0">{color blue %gamma sub 0} sup 2</annotation>
  </semantics>
</math>
</file>

<file path=Object 128/content.xml><?xml version="1.0" encoding="utf-8"?>
<math xmlns="http://www.w3.org/1998/Math/MathML" display="block">
  <semantics>
    <mn>1</mn>
    <annotation encoding="StarMath 5.0">1</annotation>
  </semantics>
</math>
</file>

<file path=Object 129/content.xml><?xml version="1.0" encoding="utf-8"?>
<math xmlns="http://www.w3.org/1998/Math/MathML">
  <semantics>
    <msup>
      <mstyle color="red">
        <msub>
          <mi>γ</mi>
          <mn>1</mn>
        </msub>
      </mstyle>
      <mn>2</mn>
    </msup>
    <annotation encoding="StarMath 5.0">{color red %gamma sub 1} sup 2</annotation>
  </semantics>
</math>
</file>

<file path=Object 13/content.xml><?xml version="1.0" encoding="utf-8"?>
<math xmlns="http://www.w3.org/1998/Math/MathML" display="block">
  <semantics>
    <mrow>
      <mrow>
        <mn>0</mn>
        <mo stretchy="false">+</mo>
        <mn>2</mn>
      </mrow>
      <mo stretchy="false">=</mo>
      <mn>2</mn>
    </mrow>
    <annotation encoding="StarMath 5.0">0 + 2 = 2</annotation>
  </semantics>
</math>
</file>

<file path=Object 130/content.xml><?xml version="1.0" encoding="utf-8"?>
<math xmlns="http://www.w3.org/1998/Math/MathML">
  <semantics>
    <msup>
      <mstyle color="red">
        <msub>
          <mi>γ</mi>
          <mn>2</mn>
        </msub>
      </mstyle>
      <mn>2</mn>
    </msup>
    <annotation encoding="StarMath 5.0">{color red %gamma sub 2} sup 2</annotation>
  </semantics>
</math>
</file>

<file path=Object 131/content.xml><?xml version="1.0" encoding="utf-8"?>
<math xmlns="http://www.w3.org/1998/Math/MathML">
  <semantics>
    <msup>
      <mstyle color="red">
        <msub>
          <mi>γ</mi>
          <mn>3</mn>
        </msub>
      </mstyle>
      <mn>2</mn>
    </msup>
    <annotation encoding="StarMath 5.0">{color red %gamma sub 3} sup 2</annotation>
  </semantics>
</math>
</file>

<file path=Object 132/content.xml><?xml version="1.0" encoding="utf-8"?>
<math xmlns="http://www.w3.org/1998/Math/MathML" display="block">
  <semantics>
    <mrow>
      <mo stretchy="false">−</mo>
      <mn>1</mn>
    </mrow>
    <annotation encoding="StarMath 5.0">- 1</annotation>
  </semantics>
</math>
</file>

<file path=Object 133/content.xml><?xml version="1.0" encoding="utf-8"?>
<math xmlns="http://www.w3.org/1998/Math/MathML">
  <semantics>
    <mstyle color="red">
      <msub>
        <mi>γ</mi>
        <mrow>
          <mn>1</mn>
          <mn>0</mn>
        </mrow>
      </msub>
    </mstyle>
    <annotation encoding="StarMath 5.0">color red %gamma sub {1 0}</annotation>
  </semantics>
</math>
</file>

<file path=Object 134/content.xml><?xml version="1.0" encoding="utf-8"?>
<math xmlns="http://www.w3.org/1998/Math/MathML">
  <semantics>
    <mstyle color="red">
      <msub>
        <mi>γ</mi>
        <mrow>
          <mn>2</mn>
          <mn>0</mn>
        </mrow>
      </msub>
    </mstyle>
    <annotation encoding="StarMath 5.0">color red %gamma sub {2 0}</annotation>
  </semantics>
</math>
</file>

<file path=Object 135/content.xml><?xml version="1.0" encoding="utf-8"?>
<math xmlns="http://www.w3.org/1998/Math/MathML">
  <semantics>
    <mstyle color="red">
      <msub>
        <mi>γ</mi>
        <mrow>
          <mn>3</mn>
          <mn>0</mn>
        </mrow>
      </msub>
    </mstyle>
    <annotation encoding="StarMath 5.0">color red %gamma sub {3 0}</annotation>
  </semantics>
</math>
</file>

<file path=Object 136/content.xml><?xml version="1.0" encoding="utf-8"?>
<math xmlns="http://www.w3.org/1998/Math/MathML" display="block">
  <semantics>
    <mrow>
      <mo stretchy="false">−</mo>
      <mn>1</mn>
    </mrow>
    <annotation encoding="StarMath 5.0">- 1</annotation>
  </semantics>
</math>
</file>

<file path=Object 137/content.xml><?xml version="1.0" encoding="utf-8"?>
<math xmlns="http://www.w3.org/1998/Math/MathML">
  <semantics>
    <mrow>
      <mstyle color="red">
        <msub>
          <mi>γ</mi>
          <mi>i</mi>
        </msub>
      </mstyle>
      <mo stretchy="false">∧</mo>
      <mstyle color="blue">
        <msub>
          <mi>γ</mi>
          <mn>0</mn>
        </msub>
      </mstyle>
    </mrow>
    <annotation encoding="StarMath 5.0">color red %gamma sub i and color blue %gamma sub 0</annotation>
  </semantics>
</math>
</file>

<file path=Object 138/content.xml><?xml version="1.0" encoding="utf-8"?>
<math xmlns="http://www.w3.org/1998/Math/MathML">
  <semantics>
    <mstyle color="blue">
      <msub>
        <mi>γ</mi>
        <mn>0</mn>
      </msub>
    </mstyle>
    <annotation encoding="StarMath 5.0">color blue %gamma sub 0</annotation>
  </semantics>
</math>
</file>

<file path=Object 139/content.xml><?xml version="1.0" encoding="utf-8"?>
<math xmlns="http://www.w3.org/1998/Math/MathML" display="block">
  <semantics>
    <mn>1</mn>
    <annotation encoding="StarMath 5.0">1</annotation>
  </semantics>
</math>
</file>

<file path=Object 14/content.xml><?xml version="1.0" encoding="utf-8"?>
<math xmlns="http://www.w3.org/1998/Math/MathML">
  <semantics>
    <mrow>
      <mrow>
        <mo fence="true" stretchy="false">[</mo>
        <mrow>
          <mrow>
            <mstyle mathvariant="bold">
              <mi>F</mi>
            </mstyle>
            <mi>,</mi>
            <mstyle mathvariant="bold">
              <mi>G</mi>
            </mstyle>
          </mrow>
        </mrow>
        <mo fence="true" stretchy="false">]</mo>
      </mrow>
      <mo stretchy="false">=</mo>
      <msub>
        <mrow>
          <mo fence="true" stretchy="false">⟨</mo>
          <mrow>
            <mrow>
              <mstyle mathvariant="bold">
                <mi>F</mi>
              </mstyle>
              <mi>,</mi>
              <mstyle mathvariant="bold">
                <mi>G</mi>
              </mstyle>
            </mrow>
          </mrow>
          <mo fence="true" stretchy="false">⟩</mo>
        </mrow>
        <mn>2</mn>
      </msub>
    </mrow>
    <annotation encoding="StarMath 5.0">[ {bold F} , {bold G} ] = langle { {bold F} , {bold G} } rangle sub 2</annotation>
  </semantics>
</math>
</file>

<file path=Object 140/content.xml><?xml version="1.0" encoding="utf-8"?>
<math xmlns="http://www.w3.org/1998/Math/MathML" display="block">
  <semantics>
    <mrow>
      <mo stretchy="false">−</mo>
      <mn>1</mn>
    </mrow>
    <annotation encoding="StarMath 5.0">- 1</annotation>
  </semantics>
</math>
</file>

<file path=Object 141/content.xml><?xml version="1.0" encoding="utf-8"?>
<math xmlns="http://www.w3.org/1998/Math/MathML">
  <semantics>
    <msup>
      <mstyle color="blue">
        <msub>
          <mi>γ</mi>
          <mn>0</mn>
        </msub>
      </mstyle>
      <mn>2</mn>
    </msup>
    <annotation encoding="StarMath 5.0">{color blue %gamma sub 0} sup 2</annotation>
  </semantics>
</math>
</file>

<file path=Object 142/content.xml><?xml version="1.0" encoding="utf-8"?>
<math xmlns="http://www.w3.org/1998/Math/MathML" display="block">
  <semantics>
    <mn>1</mn>
    <annotation encoding="StarMath 5.0">1</annotation>
  </semantics>
</math>
</file>

<file path=Object 143/content.xml><?xml version="1.0" encoding="utf-8"?>
<math xmlns="http://www.w3.org/1998/Math/MathML">
  <semantics>
    <msup>
      <mstyle color="red">
        <msub>
          <mi>γ</mi>
          <mi>i</mi>
        </msub>
      </mstyle>
      <mn>2</mn>
    </msup>
    <annotation encoding="StarMath 5.0">{color red %gamma sub i} sup 2</annotation>
  </semantics>
</math>
</file>

<file path=Object 144/content.xml><?xml version="1.0" encoding="utf-8"?>
<math xmlns="http://www.w3.org/1998/Math/MathML" display="block">
  <semantics>
    <mrow>
      <mo stretchy="false">−</mo>
      <mn>1</mn>
    </mrow>
    <annotation encoding="StarMath 5.0">- 1</annotation>
  </semantics>
</math>
</file>

<file path=Object 145/content.xml><?xml version="1.0" encoding="utf-8"?>
<math xmlns="http://www.w3.org/1998/Math/MathML">
  <semantics>
    <mrow>
      <mrow>
        <mi>i</mi>
        <mo stretchy="false">=</mo>
        <mn>1</mn>
      </mrow>
      <mi>,</mi>
      <mn>2</mn>
      <mi>,</mi>
      <mn>3</mn>
    </mrow>
    <annotation encoding="StarMath 5.0">i = 1 , 2 , 3</annotation>
  </semantics>
</math>
</file>

<file path=Object 146/content.xml><?xml version="1.0" encoding="utf-8"?>
<math xmlns="http://www.w3.org/1998/Math/MathML" display="block">
  <semantics>
    <mrow>
      <mi>i</mi>
      <mo stretchy="false">=</mo>
      <mn>0</mn>
    </mrow>
    <annotation encoding="StarMath 5.0">i = 0</annotation>
  </semantics>
</math>
</file>

<file path=Object 147/content.xml><?xml version="1.0" encoding="utf-8"?>
<math xmlns="http://www.w3.org/1998/Math/MathML">
  <semantics>
    <mrow>
      <mrow>
        <mstyle color="red">
          <msub>
            <mi>γ</mi>
            <mi>i</mi>
          </msub>
        </mstyle>
        <mo stretchy="false">∧</mo>
        <mstyle color="blue">
          <msub>
            <mi>γ</mi>
            <mn>0</mn>
          </msub>
        </mstyle>
      </mrow>
      <mo stretchy="false">=</mo>
      <mn>0</mn>
    </mrow>
    <annotation encoding="StarMath 5.0">color red %gamma sub i and color blue %gamma sub 0 = 0</annotation>
  </semantics>
</math>
</file>

<file path=Object 148/content.xml><?xml version="1.0" encoding="utf-8"?>
<math xmlns="http://www.w3.org/1998/Math/MathML" display="block">
  <semantics>
    <mrow>
      <mi>i</mi>
      <mo stretchy="false">=</mo>
      <mn>0</mn>
    </mrow>
    <annotation encoding="StarMath 5.0">i = 0</annotation>
  </semantics>
</math>
</file>

<file path=Object 149/content.xml><?xml version="1.0" encoding="utf-8"?>
<math xmlns="http://www.w3.org/1998/Math/MathML">
  <semantics>
    <mrow>
      <mrow>
        <mstyle color="blue">
          <msub>
            <mi>γ</mi>
            <mn>0</mn>
          </msub>
        </mstyle>
        <mo stretchy="false">∧</mo>
        <mstyle color="blue">
          <msub>
            <mi>γ</mi>
            <mn>0</mn>
          </msub>
        </mstyle>
      </mrow>
      <mo stretchy="false">=</mo>
      <mn>0</mn>
    </mrow>
    <annotation encoding="StarMath 5.0">color blue %gamma sub 0 and color blue %gamma sub 0 = 0</annotation>
  </semantics>
</math>
</file>

<file path=Object 15/content.xml><?xml version="1.0" encoding="utf-8"?>
<math xmlns="http://www.w3.org/1998/Math/MathML">
  <semantics>
    <msub>
      <mrow>
        <mo fence="true" stretchy="false">⟨</mo>
        <mrow>
          <mrow>
            <mstyle mathvariant="bold">
              <mi>F</mi>
            </mstyle>
            <mo stretchy="false">⋅</mo>
            <mstyle mathvariant="bold">
              <mi>G</mi>
            </mstyle>
          </mrow>
        </mrow>
        <mo fence="true" stretchy="false">⟩</mo>
      </mrow>
      <mn>0</mn>
    </msub>
    <annotation encoding="StarMath 5.0">langle { {bold F} cdot {bold G} } rangle sub 0</annotation>
  </semantics>
</math>
</file>

<file path=Object 150/content.xml><?xml version="1.0" encoding="utf-8"?>
<math xmlns="http://www.w3.org/1998/Math/MathML" display="block">
  <semantics>
    <mrow>
      <mo stretchy="false">+</mo>
      <mn>1</mn>
    </mrow>
    <annotation encoding="StarMath 5.0">+ 1</annotation>
  </semantics>
</math>
</file>

<file path=Object 151/content.xml><?xml version="1.0" encoding="utf-8"?>
<math xmlns="http://www.w3.org/1998/Math/MathML" display="block">
  <semantics>
    <mtable>
      <mtr>
        <mtd>
          <mrow>
            <mstyle color="blue">
              <msub>
                <mi>γ</mi>
                <mrow>
                  <mn>1</mn>
                  <mn>2</mn>
                </mrow>
              </msub>
            </mstyle>
            <mrow>
              <mstyle color="blue">
                <msub>
                  <mover accent="true">
                    <mi>γ</mi>
                    <mo stretchy="false">~</mo>
                  </mover>
                  <mrow>
                    <mn>1</mn>
                    <mn>2</mn>
                  </mrow>
                </msub>
              </mstyle>
              <mo stretchy="false">=</mo>
              <mstyle color="blue">
                <msub>
                  <mi>γ</mi>
                  <mrow>
                    <mn>1</mn>
                    <mn>2</mn>
                  </mrow>
                </msub>
              </mstyle>
            </mrow>
            <mrow>
              <mstyle color="blue">
                <msub>
                  <mi>γ</mi>
                  <mrow>
                    <mn>2</mn>
                    <mn>1</mn>
                  </mrow>
                </msub>
              </mstyle>
              <mo stretchy="false">=</mo>
              <msup>
                <mstyle color="red">
                  <msub>
                    <mi>γ</mi>
                    <mn>1</mn>
                  </msub>
                </mstyle>
                <mn>2</mn>
              </msup>
            </mrow>
            <mrow>
              <msup>
                <mstyle color="red">
                  <msub>
                    <mi>γ</mi>
                    <mn>2</mn>
                  </msub>
                </mstyle>
                <mn>2</mn>
              </msup>
              <mo stretchy="false">=</mo>
              <mrow>
                <mo stretchy="false">+</mo>
                <mn>1</mn>
              </mrow>
            </mrow>
          </mrow>
        </mtd>
      </mtr>
      <mtr>
        <mtd>
          <mrow>
            <mstyle color="blue">
              <msub>
                <mi>γ</mi>
                <mrow>
                  <mn>2</mn>
                  <mn>3</mn>
                </mrow>
              </msub>
            </mstyle>
            <mrow>
              <mstyle color="blue">
                <msub>
                  <mover accent="true">
                    <mi>γ</mi>
                    <mo stretchy="false">~</mo>
                  </mover>
                  <mrow>
                    <mn>2</mn>
                    <mn>3</mn>
                  </mrow>
                </msub>
              </mstyle>
              <mo stretchy="false">=</mo>
              <mstyle color="blue">
                <msub>
                  <mi>γ</mi>
                  <mrow>
                    <mn>2</mn>
                    <mn>3</mn>
                  </mrow>
                </msub>
              </mstyle>
            </mrow>
            <mrow>
              <mstyle color="blue">
                <msub>
                  <mi>γ</mi>
                  <mrow>
                    <mn>3</mn>
                    <mn>2</mn>
                  </mrow>
                </msub>
              </mstyle>
              <mo stretchy="false">=</mo>
              <msup>
                <mstyle color="red">
                  <msub>
                    <mi>γ</mi>
                    <mn>2</mn>
                  </msub>
                </mstyle>
                <mn>2</mn>
              </msup>
            </mrow>
            <mrow>
              <msup>
                <mstyle color="red">
                  <msub>
                    <mi>γ</mi>
                    <mn>3</mn>
                  </msub>
                </mstyle>
                <mn>2</mn>
              </msup>
              <mo stretchy="false">=</mo>
              <mrow>
                <mo stretchy="false">+</mo>
                <mn>1</mn>
              </mrow>
            </mrow>
          </mrow>
        </mtd>
      </mtr>
      <mtr>
        <mtd>
          <mrow>
            <mstyle color="blue">
              <msub>
                <mi>γ</mi>
                <mrow>
                  <mn>3</mn>
                  <mn>1</mn>
                </mrow>
              </msub>
            </mstyle>
            <mrow>
              <mstyle color="blue">
                <msub>
                  <mover accent="true">
                    <mi>γ</mi>
                    <mo stretchy="false">~</mo>
                  </mover>
                  <mrow>
                    <mn>3</mn>
                    <mn>1</mn>
                  </mrow>
                </msub>
              </mstyle>
              <mo stretchy="false">=</mo>
              <mstyle color="blue">
                <msub>
                  <mi>γ</mi>
                  <mrow>
                    <mn>3</mn>
                    <mn>1</mn>
                  </mrow>
                </msub>
              </mstyle>
            </mrow>
            <mrow>
              <mstyle color="blue">
                <msub>
                  <mi>γ</mi>
                  <mrow>
                    <mn>1</mn>
                    <mn>3</mn>
                  </mrow>
                </msub>
              </mstyle>
              <mo stretchy="false">=</mo>
              <msup>
                <mstyle color="red">
                  <msub>
                    <mi>γ</mi>
                    <mn>3</mn>
                  </msub>
                </mstyle>
                <mn>2</mn>
              </msup>
            </mrow>
            <mrow>
              <msup>
                <mstyle color="red">
                  <msub>
                    <mi>γ</mi>
                    <mn>1</mn>
                  </msub>
                </mstyle>
                <mn>2</mn>
              </msup>
              <mo stretchy="false">=</mo>
              <mrow>
                <mo stretchy="false">+</mo>
                <mn>1</mn>
              </mrow>
            </mrow>
          </mrow>
        </mtd>
      </mtr>
    </mtable>
    <annotation encoding="StarMath 5.0">stack {
color blue %gamma sub {1 2} color blue {tilde %gamma} sub {1 2} = color blue %gamma sub {1 2} color blue %gamma sub {2 1} = {color red %gamma sub 1} sup 2 {color red %gamma sub 2} sup 2 = + 1 #
color blue %gamma sub {2 3} color blue {tilde %gamma} sub {2 3} = color blue %gamma sub {2 3} color blue %gamma sub {3 2} = {color red %gamma sub 2} sup 2 {color red %gamma sub 3} sup 2 = + 1 #
color blue %gamma sub {3 1} color blue {tilde %gamma} sub {3 1} = color blue %gamma sub {3 1} color blue %gamma sub {1 3} = {color red %gamma sub 3} sup 2 {color red %gamma sub 1} sup 2 = + 1
}</annotation>
  </semantics>
</math>
</file>

<file path=Object 152/content.xml><?xml version="1.0" encoding="utf-8"?>
<math xmlns="http://www.w3.org/1998/Math/MathML" display="block">
  <semantics>
    <mrow>
      <mo stretchy="false">−</mo>
      <mn>1</mn>
    </mrow>
    <annotation encoding="StarMath 5.0">- 1</annotation>
  </semantics>
</math>
</file>

<file path=Object 153/content.xml><?xml version="1.0" encoding="utf-8"?>
<math xmlns="http://www.w3.org/1998/Math/MathML" display="block">
  <semantics>
    <mrow>
      <mo stretchy="false">+</mo>
      <mn>1</mn>
    </mrow>
    <annotation encoding="StarMath 5.0">+ 1</annotation>
  </semantics>
</math>
</file>

<file path=Object 154/content.xml><?xml version="1.0" encoding="utf-8"?>
<math xmlns="http://www.w3.org/1998/Math/MathML">
  <semantics>
    <mstyle mathvariant="bold">
      <mi mathvariant="normal">f</mi>
    </mstyle>
    <annotation encoding="StarMath 5.0">bold func f</annotation>
  </semantics>
</math>
</file>

<file path=Object 155/content.xml><?xml version="1.0" encoding="utf-8"?>
<math xmlns="http://www.w3.org/1998/Math/MathML" display="block">
  <semantics>
    <mrow>
      <mrow>
        <mstyle mathvariant="bold">
          <mi mathvariant="normal">f</mi>
        </mstyle>
        <mo stretchy="false">=</mo>
        <mi>a</mi>
      </mrow>
      <mrow>
        <mstyle color="red">
          <msub>
            <mi>γ</mi>
            <mrow>
              <mn>1</mn>
              <mn>0</mn>
            </mrow>
          </msub>
        </mstyle>
        <mo stretchy="false">+</mo>
        <mi>b</mi>
      </mrow>
      <mrow>
        <mstyle color="red">
          <msub>
            <mi>γ</mi>
            <mrow>
              <mn>2</mn>
              <mn>0</mn>
            </mrow>
          </msub>
        </mstyle>
        <mo stretchy="false">+</mo>
        <mi>c</mi>
      </mrow>
      <mstyle color="red">
        <msub>
          <mi>γ</mi>
          <mrow>
            <mn>3</mn>
            <mn>0</mn>
          </mrow>
        </msub>
      </mstyle>
    </mrow>
    <annotation encoding="StarMath 5.0">bold func f = a color red %gamma sub {1 0} + b color red %gamma sub {2 0} + c color red %gamma sub {3 0}</annotation>
  </semantics>
</math>
</file>

<file path=Object 156/content.xml><?xml version="1.0" encoding="utf-8"?>
<math xmlns="http://www.w3.org/1998/Math/MathML" display="block">
  <semantics>
    <mtable>
      <mtr>
        <mtd columnalign="left">
          <mrow>
            <mstyle mathvariant="bold">
              <mi mathvariant="normal">f</mi>
            </mstyle>
            <mrow>
              <mstyle mathvariant="bold">
                <mover accent="true">
                  <mi mathvariant="normal">f</mi>
                  <mo stretchy="false">~</mo>
                </mover>
              </mstyle>
              <mo stretchy="false">=</mo>
              <mrow>
                <mo fence="true" stretchy="false">(</mo>
                <mrow>
                  <mrow>
                    <mi>a</mi>
                    <mrow>
                      <mstyle color="red">
                        <msub>
                          <mi>γ</mi>
                          <mrow>
                            <mn>1</mn>
                            <mn>0</mn>
                          </mrow>
                        </msub>
                      </mstyle>
                      <mo stretchy="false">+</mo>
                      <mi>b</mi>
                    </mrow>
                    <mrow>
                      <mstyle color="red">
                        <msub>
                          <mi>γ</mi>
                          <mrow>
                            <mn>2</mn>
                            <mn>0</mn>
                          </mrow>
                        </msub>
                      </mstyle>
                      <mo stretchy="false">+</mo>
                      <mi>c</mi>
                    </mrow>
                    <mstyle color="red">
                      <msub>
                        <mi>γ</mi>
                        <mrow>
                          <mn>3</mn>
                          <mn>0</mn>
                        </mrow>
                      </msub>
                    </mstyle>
                  </mrow>
                </mrow>
                <mo fence="true" stretchy="false">)</mo>
              </mrow>
            </mrow>
            <mrow>
              <mo fence="true" stretchy="false">(</mo>
              <mrow>
                <mrow>
                  <mi>a</mi>
                  <mrow>
                    <mstyle color="red">
                      <msub>
                        <mi>γ</mi>
                        <mrow>
                          <mn>0</mn>
                          <mn>1</mn>
                        </mrow>
                      </msub>
                    </mstyle>
                    <mo stretchy="false">+</mo>
                    <mi>b</mi>
                  </mrow>
                  <mrow>
                    <mstyle color="red">
                      <msub>
                        <mi>γ</mi>
                        <mrow>
                          <mn>0</mn>
                          <mn>2</mn>
                        </mrow>
                      </msub>
                    </mstyle>
                    <mo stretchy="false">+</mo>
                    <mi>c</mi>
                  </mrow>
                  <mstyle color="red">
                    <msub>
                      <mi>γ</mi>
                      <mrow>
                        <mn>0</mn>
                        <mn>3</mn>
                      </mrow>
                    </msub>
                  </mstyle>
                </mrow>
              </mrow>
              <mo fence="true" stretchy="false">)</mo>
            </mrow>
          </mrow>
        </mtd>
      </mtr>
      <mtr>
        <mtd columnalign="left">
          <mrow>
            <mrow>
              <mphantom>
                <mrow>
                  <mstyle mathvariant="bold">
                    <mi mathvariant="normal">f</mi>
                  </mstyle>
                  <mstyle mathvariant="bold">
                    <mover accent="true">
                      <mi mathvariant="normal">f</mi>
                      <mo stretchy="false">~</mo>
                    </mover>
                  </mstyle>
                </mrow>
              </mphantom>
              <mo stretchy="false">=</mo>
              <msup>
                <mi>a</mi>
                <mn>2</mn>
              </msup>
            </mrow>
            <mrow>
              <mstyle color="red">
                <msub>
                  <mi>γ</mi>
                  <mrow>
                    <mn>1</mn>
                    <mn>0</mn>
                    <mn>0</mn>
                    <mn>1</mn>
                  </mrow>
                </msub>
              </mstyle>
              <mo stretchy="false">+</mo>
              <mi>a</mi>
            </mrow>
            <mi>b</mi>
            <mrow>
              <mstyle color="red">
                <msub>
                  <mi>γ</mi>
                  <mrow>
                    <mn>1</mn>
                    <mn>0</mn>
                    <mn>0</mn>
                    <mn>2</mn>
                  </mrow>
                </msub>
              </mstyle>
              <mo stretchy="false">+</mo>
              <mi>a</mi>
            </mrow>
            <mi>c</mi>
            <mstyle color="red">
              <msub>
                <mi>γ</mi>
                <mrow>
                  <mn>1</mn>
                  <mn>0</mn>
                  <mn>0</mn>
                  <mn>3</mn>
                </mrow>
              </msub>
            </mstyle>
          </mrow>
        </mtd>
      </mtr>
      <mtr>
        <mtd columnalign="left">
          <mrow>
            <mrow>
              <mphantom>
                <mrow>
                  <mstyle mathvariant="bold">
                    <mi mathvariant="normal">f</mi>
                  </mstyle>
                  <mstyle mathvariant="bold">
                    <mover accent="true">
                      <mi mathvariant="normal">f</mi>
                      <mo stretchy="false">~</mo>
                    </mover>
                  </mstyle>
                </mrow>
              </mphantom>
              <mo stretchy="false">+</mo>
              <mi>b</mi>
            </mrow>
            <mi>a</mi>
            <mrow>
              <mstyle color="red">
                <msub>
                  <mi>γ</mi>
                  <mrow>
                    <mn>2</mn>
                    <mn>0</mn>
                    <mn>0</mn>
                    <mn>1</mn>
                  </mrow>
                </msub>
              </mstyle>
              <mo stretchy="false">+</mo>
              <msup>
                <mi>b</mi>
                <mn>2</mn>
              </msup>
            </mrow>
            <mrow>
              <mstyle color="red">
                <msub>
                  <mi>γ</mi>
                  <mrow>
                    <mn>2</mn>
                    <mn>0</mn>
                    <mn>0</mn>
                    <mn>2</mn>
                  </mrow>
                </msub>
              </mstyle>
              <mo stretchy="false">+</mo>
              <mi>b</mi>
            </mrow>
            <mi>c</mi>
            <mstyle color="red">
              <msub>
                <mi>γ</mi>
                <mrow>
                  <mn>2</mn>
                  <mn>0</mn>
                  <mn>0</mn>
                  <mn>3</mn>
                </mrow>
              </msub>
            </mstyle>
          </mrow>
        </mtd>
      </mtr>
    </mtable>
    <annotation encoding="StarMath 5.0">alignl {bold func f} {bold tilde func f} = ( a color red %gamma sub {1 0} + b color red %gamma sub {2 0} + c color red %gamma sub {3 0} ) ( a color red %gamma sub {0 1} + b color red %gamma sub {0 2} + c color red %gamma sub {0 3} ) newline
alignl phantom { {bold func f} {bold tilde func f} } = a^2 color red %gamma sub {1 0 0 1} + a b color red %gamma sub {1 0 0 2} + a c color red %gamma sub {1 0 0 3} newline
alignl phantom { {bold func f} {bold tilde func f} } + b a color red %gamma sub {2 0 0 1} + b^2 color red %gamma sub {2 0 0 2} + b c color red %gamma sub {2 0 0 3}</annotation>
  </semantics>
</math>
</file>

<file path=Object 157/content.xml><?xml version="1.0" encoding="utf-8"?>
<math xmlns="http://www.w3.org/1998/Math/MathML" display="block">
  <semantics>
    <mtable>
      <mtr>
        <mtd columnalign="left">
          <mrow>
            <mrow>
              <mphantom>
                <mrow>
                  <mstyle mathvariant="bold">
                    <mi mathvariant="normal">f</mi>
                  </mstyle>
                  <mstyle mathvariant="bold">
                    <mover accent="true">
                      <mi mathvariant="normal">f</mi>
                      <mo stretchy="false">~</mo>
                    </mover>
                  </mstyle>
                </mrow>
              </mphantom>
              <mo stretchy="false">+</mo>
              <mi>c</mi>
            </mrow>
            <mi>a</mi>
            <mrow>
              <mstyle color="red">
                <msub>
                  <mi>γ</mi>
                  <mrow>
                    <mn>3</mn>
                    <mn>0</mn>
                    <mn>0</mn>
                    <mn>1</mn>
                  </mrow>
                </msub>
              </mstyle>
              <mo stretchy="false">+</mo>
              <mi mathvariant="italic">cb</mi>
            </mrow>
            <mrow>
              <mstyle color="red">
                <msub>
                  <mi>γ</mi>
                  <mrow>
                    <mn>3</mn>
                    <mn>0</mn>
                    <mn>0</mn>
                    <mn>2</mn>
                  </mrow>
                </msub>
              </mstyle>
              <mo stretchy="false">+</mo>
              <msup>
                <mi>c</mi>
                <mn>2</mn>
              </msup>
            </mrow>
            <mstyle color="red">
              <msub>
                <mi>γ</mi>
                <mrow>
                  <mn>3</mn>
                  <mn>0</mn>
                  <mn>0</mn>
                  <mn>3</mn>
                </mrow>
              </msub>
            </mstyle>
          </mrow>
        </mtd>
      </mtr>
      <mtr>
        <mtd columnalign="left">
          <mrow>
            <mphantom>
              <mrow>
                <mstyle mathvariant="bold">
                  <mi mathvariant="normal">f</mi>
                </mstyle>
                <mstyle mathvariant="bold">
                  <mover accent="true">
                    <mi mathvariant="normal">f</mi>
                    <mo stretchy="false">~</mo>
                  </mover>
                </mstyle>
              </mrow>
            </mphantom>
            <mo stretchy="false">=</mo>
            <mrow>
              <mrow>
                <mo stretchy="false">−</mo>
                <msup>
                  <mi>a</mi>
                  <mn>2</mn>
                </msup>
              </mrow>
              <mo stretchy="false">−</mo>
              <msup>
                <mi>b</mi>
                <mn>2</mn>
              </msup>
              <mo stretchy="false">−</mo>
              <msup>
                <mi>c</mi>
                <mn>2</mn>
              </msup>
            </mrow>
          </mrow>
        </mtd>
      </mtr>
    </mtable>
    <annotation encoding="StarMath 5.0">alignl phantom { {bold func f} {bold tilde func f} } + c a color red %gamma sub {3 0 0 1} + cb color red %gamma sub {3 0 0 2} + c^2 color red %gamma sub {3 0 0 3} newline
alignl phantom { {bold func f} {bold tilde func f} } = - a^2 - b^2 - c^2</annotation>
  </semantics>
</math>
</file>

<file path=Object 158/content.xml><?xml version="1.0" encoding="utf-8"?>
<math xmlns="http://www.w3.org/1998/Math/MathML" display="block">
  <semantics>
    <mi>a</mi>
    <annotation encoding="StarMath 5.0"> a </annotation>
  </semantics>
</math>
</file>

<file path=Object 159/content.xml><?xml version="1.0" encoding="utf-8"?>
<math xmlns="http://www.w3.org/1998/Math/MathML" display="block">
  <semantics>
    <mi>b</mi>
    <annotation encoding="StarMath 5.0">b</annotation>
  </semantics>
</math>
</file>

<file path=Object 16/content.xml><?xml version="1.0" encoding="utf-8"?>
<math xmlns="http://www.w3.org/1998/Math/MathML">
  <semantics>
    <msub>
      <mrow>
        <mo fence="true" stretchy="false">⟨</mo>
        <mrow>
          <mrow>
            <mstyle mathvariant="bold">
              <mi>F</mi>
            </mstyle>
            <mo stretchy="false">⋅</mo>
            <mstyle mathvariant="bold">
              <mi>G</mi>
            </mstyle>
          </mrow>
        </mrow>
        <mo fence="true" stretchy="false">⟩</mo>
      </mrow>
      <mn>4</mn>
    </msub>
    <annotation encoding="StarMath 5.0">langle { {bold F} cdot {bold G} } rangle sub 4</annotation>
  </semantics>
</math>
</file>

<file path=Object 160/content.xml><?xml version="1.0" encoding="utf-8"?>
<math xmlns="http://www.w3.org/1998/Math/MathML" display="block">
  <semantics>
    <mi>c</mi>
    <annotation encoding="StarMath 5.0"> c </annotation>
  </semantics>
</math>
</file>

<file path=Object 161/content.xml><?xml version="1.0" encoding="utf-8"?>
<math xmlns="http://www.w3.org/1998/Math/MathML" display="block">
  <semantics>
    <mstyle mathvariant="bold">
      <mi mathvariant="normal">f</mi>
    </mstyle>
    <annotation encoding="StarMath 5.0">bold func f</annotation>
  </semantics>
</math>
</file>

<file path=Object 162/content.xml><?xml version="1.0" encoding="utf-8"?>
<math xmlns="http://www.w3.org/1998/Math/MathML">
  <semantics>
    <mstyle color="blue">
      <msub>
        <mi>γ</mi>
        <mrow>
          <mn>0</mn>
          <mn>0</mn>
        </mrow>
      </msub>
    </mstyle>
    <annotation encoding="StarMath 5.0">color blue %gamma sub {0 0}</annotation>
  </semantics>
</math>
</file>

<file path=Object 163/content.xml><?xml version="1.0" encoding="utf-8"?>
<math xmlns="http://www.w3.org/1998/Math/MathML">
  <semantics>
    <mstyle color="red">
      <msub>
        <mi>γ</mi>
        <mrow>
          <mn>1</mn>
          <mn>0</mn>
          <mn>0</mn>
          <mn>1</mn>
        </mrow>
      </msub>
    </mstyle>
    <annotation encoding="StarMath 5.0">color red %gamma sub {1 0 0 1}</annotation>
  </semantics>
</math>
</file>

<file path=Object 164/content.xml><?xml version="1.0" encoding="utf-8"?>
<math xmlns="http://www.w3.org/1998/Math/MathML">
  <semantics>
    <mrow>
      <mstyle color="red">
        <msub>
          <mi>γ</mi>
          <mn>1</mn>
        </msub>
      </mstyle>
      <mstyle color="blue">
        <msub>
          <mi>γ</mi>
          <mn>0</mn>
        </msub>
      </mstyle>
      <mstyle color="blue">
        <msub>
          <mi>γ</mi>
          <mn>0</mn>
        </msub>
      </mstyle>
      <mstyle color="red">
        <msub>
          <mi>γ</mi>
          <mn>1</mn>
        </msub>
      </mstyle>
    </mrow>
    <annotation encoding="StarMath 5.0">color red %gamma sub 1 color blue %gamma sub 0 color blue %gamma sub 0 color red %gamma sub 1</annotation>
  </semantics>
</math>
</file>

<file path=Object 165/content.xml><?xml version="1.0" encoding="utf-8"?>
<math xmlns="http://www.w3.org/1998/Math/MathML">
  <semantics>
    <msup>
      <mstyle color="blue">
        <msub>
          <mi>γ</mi>
          <mn>0</mn>
        </msub>
      </mstyle>
      <mn>2</mn>
    </msup>
    <annotation encoding="StarMath 5.0">{color blue %gamma sub 0} sup 2</annotation>
  </semantics>
</math>
</file>

<file path=Object 166/content.xml><?xml version="1.0" encoding="utf-8"?>
<math xmlns="http://www.w3.org/1998/Math/MathML">
  <semantics>
    <msup>
      <mstyle color="red">
        <msub>
          <mi>γ</mi>
          <mn>1</mn>
        </msub>
      </mstyle>
      <mn>2</mn>
    </msup>
    <annotation encoding="StarMath 5.0">{color red %gamma sub 1} sup 2</annotation>
  </semantics>
</math>
</file>

<file path=Object 167/content.xml><?xml version="1.0" encoding="utf-8"?>
<math xmlns="http://www.w3.org/1998/Math/MathML">
  <semantics>
    <mrow>
      <mstyle color="red">
        <msub>
          <mi>γ</mi>
          <mrow>
            <mn>1</mn>
            <mn>0</mn>
            <mn>0</mn>
            <mn>1</mn>
          </mrow>
        </msub>
      </mstyle>
      <mo stretchy="false">=</mo>
      <mrow>
        <mn>1</mn>
        <mo stretchy="false">⋅</mo>
        <mrow>
          <mo fence="true" stretchy="false">(</mo>
          <mrow>
            <mrow>
              <mo stretchy="false">−</mo>
              <mn>1</mn>
            </mrow>
          </mrow>
          <mo fence="true" stretchy="false">)</mo>
        </mrow>
      </mrow>
      <mo stretchy="false">=</mo>
      <mrow>
        <mo stretchy="false">−</mo>
        <mn>1</mn>
      </mrow>
    </mrow>
    <annotation encoding="StarMath 5.0">color red %gamma sub {1 0 0 1} = 1 cdot ( - 1 ) = - 1</annotation>
  </semantics>
</math>
</file>

<file path=Object 168/content.xml><?xml version="1.0" encoding="utf-8"?>
<math xmlns="http://www.w3.org/1998/Math/MathML">
  <semantics>
    <mrow>
      <mstyle color="red">
        <msub>
          <mi>γ</mi>
          <mrow>
            <mn>2</mn>
            <mn>0</mn>
            <mn>0</mn>
            <mn>2</mn>
          </mrow>
        </msub>
      </mstyle>
      <mo stretchy="false">=</mo>
      <mrow>
        <mo stretchy="false">−</mo>
        <mn>1</mn>
      </mrow>
    </mrow>
    <annotation encoding="StarMath 5.0">color red %gamma sub {2 0 0 2} = - 1</annotation>
  </semantics>
</math>
</file>

<file path=Object 169/content.xml><?xml version="1.0" encoding="utf-8"?>
<math xmlns="http://www.w3.org/1998/Math/MathML">
  <semantics>
    <mrow>
      <mstyle color="red">
        <msub>
          <mi>γ</mi>
          <mrow>
            <mn>3</mn>
            <mn>0</mn>
            <mn>0</mn>
            <mn>3</mn>
          </mrow>
        </msub>
      </mstyle>
      <mo stretchy="false">=</mo>
      <mrow>
        <mo stretchy="false">−</mo>
        <mn>1</mn>
      </mrow>
    </mrow>
    <annotation encoding="StarMath 5.0">color red %gamma sub {3 0 0 3} = - 1</annotation>
  </semantics>
</math>
</file>

<file path=Object 17/content.xml><?xml version="1.0" encoding="utf-8"?>
<math xmlns="http://www.w3.org/1998/Math/MathML">
  <semantics>
    <mrow>
      <mo fence="true" stretchy="false">[</mo>
      <mrow>
        <mrow>
          <mstyle mathvariant="bold">
            <mi>F</mi>
          </mstyle>
          <mi>,</mi>
          <mstyle mathvariant="bold">
            <mi>G</mi>
          </mstyle>
        </mrow>
      </mrow>
      <mo fence="true" stretchy="false">]</mo>
    </mrow>
    <annotation encoding="StarMath 5.0">[ {bold F} , {bold G} ]</annotation>
  </semantics>
</math>
</file>

<file path=Object 170/content.xml><?xml version="1.0" encoding="utf-8"?>
<math xmlns="http://www.w3.org/1998/Math/MathML">
  <semantics>
    <mstyle color="red">
      <msub>
        <mi>γ</mi>
        <mrow>
          <mn>1</mn>
          <mn>0</mn>
          <mn>0</mn>
          <mn>3</mn>
        </mrow>
      </msub>
    </mstyle>
    <annotation encoding="StarMath 5.0">color red %gamma sub {1 0 0 3}</annotation>
  </semantics>
</math>
</file>

<file path=Object 171/content.xml><?xml version="1.0" encoding="utf-8"?>
<math xmlns="http://www.w3.org/1998/Math/MathML">
  <semantics>
    <mrow>
      <mstyle color="red">
        <msub>
          <mi>γ</mi>
          <mn>1</mn>
        </msub>
      </mstyle>
      <mstyle color="blue">
        <msub>
          <mi>γ</mi>
          <mn>0</mn>
        </msub>
      </mstyle>
      <mstyle color="blue">
        <msub>
          <mi>γ</mi>
          <mn>0</mn>
        </msub>
      </mstyle>
      <mstyle color="red">
        <msub>
          <mi>γ</mi>
          <mn>3</mn>
        </msub>
      </mstyle>
    </mrow>
    <annotation encoding="StarMath 5.0">color red %gamma sub 1 color blue %gamma sub 0 color blue %gamma sub 0 color red %gamma sub 3</annotation>
  </semantics>
</math>
</file>

<file path=Object 172/content.xml><?xml version="1.0" encoding="utf-8"?>
<math xmlns="http://www.w3.org/1998/Math/MathML" display="block">
  <semantics>
    <mrow>
      <mo stretchy="false">−</mo>
      <mn>1</mn>
    </mrow>
    <annotation encoding="StarMath 5.0">- 1</annotation>
  </semantics>
</math>
</file>

<file path=Object 173/content.xml><?xml version="1.0" encoding="utf-8"?>
<math xmlns="http://www.w3.org/1998/Math/MathML">
  <semantics>
    <mrow>
      <mstyle color="red">
        <msub>
          <mi>γ</mi>
          <mn>1</mn>
        </msub>
      </mstyle>
      <mstyle color="red">
        <msub>
          <mi>γ</mi>
          <mn>3</mn>
        </msub>
      </mstyle>
    </mrow>
    <annotation encoding="StarMath 5.0">color red %gamma sub 1 color red %gamma sub 3 </annotation>
  </semantics>
</math>
</file>

<file path=Object 174/content.xml><?xml version="1.0" encoding="utf-8"?>
<math xmlns="http://www.w3.org/1998/Math/MathML" display="block">
  <semantics>
    <mrow>
      <mo stretchy="false">−</mo>
      <mstyle color="blue">
        <msub>
          <mi>γ</mi>
          <mrow>
            <mn>1</mn>
            <mn>3</mn>
          </mrow>
        </msub>
      </mstyle>
    </mrow>
    <annotation encoding="StarMath 5.0">- color blue %gamma sub {1 3}</annotation>
  </semantics>
</math>
</file>

<file path=Object 175/content.xml><?xml version="1.0" encoding="utf-8"?>
<math xmlns="http://www.w3.org/1998/Math/MathML">
  <semantics>
    <mstyle color="red">
      <msub>
        <mi>γ</mi>
        <mrow>
          <mn>3</mn>
          <mn>0</mn>
          <mn>0</mn>
          <mn>1</mn>
        </mrow>
      </msub>
    </mstyle>
    <annotation encoding="StarMath 5.0">color red %gamma sub {3 0 0 1}</annotation>
  </semantics>
</math>
</file>

<file path=Object 176/content.xml><?xml version="1.0" encoding="utf-8"?>
<math xmlns="http://www.w3.org/1998/Math/MathML" display="block">
  <semantics>
    <mstyle color="blue">
      <msub>
        <mi>γ</mi>
        <mrow>
          <mn>1</mn>
          <mn>3</mn>
        </mrow>
      </msub>
    </mstyle>
    <annotation encoding="StarMath 5.0">color blue %gamma sub {1 3}</annotation>
  </semantics>
</math>
</file>

<file path=Object 177/content.xml><?xml version="1.0" encoding="utf-8"?>
<math xmlns="http://www.w3.org/1998/Math/MathML" display="block">
  <semantics>
    <mrow>
      <mrow/>
      <mo stretchy="false">−</mo>
      <mrow/>
    </mrow>
    <annotation encoding="StarMath 5.0">{{}-{}}</annotation>
  </semantics>
</math>
</file>

<file path=Object 178/content.xml><?xml version="1.0" encoding="utf-8"?>
<math xmlns="http://www.w3.org/1998/Math/MathML" display="block">
  <semantics>
    <mrow>
      <mo stretchy="false">−</mo>
      <mn>1</mn>
    </mrow>
    <annotation encoding="StarMath 5.0">- 1</annotation>
  </semantics>
</math>
</file>

<file path=Object 179/content.xml><?xml version="1.0" encoding="utf-8"?>
<math xmlns="http://www.w3.org/1998/Math/MathML" display="block">
  <semantics>
    <mrow>
      <mo stretchy="false">−</mo>
      <mn>1</mn>
    </mrow>
    <annotation encoding="StarMath 5.0">- 1</annotation>
  </semantics>
</math>
</file>

<file path=Object 18/content.xml><?xml version="1.0" encoding="utf-8"?>
<math xmlns="http://www.w3.org/1998/Math/MathML" display="block">
  <semantics>
    <mrow>
      <mstyle mathvariant="bold">
        <mi>F</mi>
      </mstyle>
      <mrow>
        <mstyle mathvariant="bold">
          <mi>G</mi>
        </mstyle>
        <mo stretchy="false">=</mo>
        <mrow>
          <mrow>
            <mo fence="true" stretchy="false">⟨</mo>
            <mrow>
              <mrow>
                <mstyle mathvariant="bold">
                  <mi>F</mi>
                </mstyle>
                <mstyle mathvariant="bold">
                  <mi>G</mi>
                </mstyle>
              </mrow>
            </mrow>
            <mo fence="true" stretchy="false">⟩</mo>
          </mrow>
          <mo stretchy="false">+</mo>
          <msub>
            <mrow>
              <mo fence="true" stretchy="false">⟨</mo>
              <mrow>
                <mrow>
                  <mstyle mathvariant="bold">
                    <mi>F</mi>
                  </mstyle>
                  <mstyle mathvariant="bold">
                    <mi>G</mi>
                  </mstyle>
                </mrow>
              </mrow>
              <mo fence="true" stretchy="false">⟩</mo>
            </mrow>
            <mn>2</mn>
          </msub>
          <mo stretchy="false">+</mo>
          <msub>
            <mrow>
              <mo fence="true" stretchy="false">⟨</mo>
              <mrow>
                <mrow>
                  <mstyle mathvariant="bold">
                    <mi>F</mi>
                  </mstyle>
                  <mstyle mathvariant="bold">
                    <mi>G</mi>
                  </mstyle>
                </mrow>
              </mrow>
              <mo fence="true" stretchy="false">⟩</mo>
            </mrow>
            <mn>4</mn>
          </msub>
        </mrow>
      </mrow>
    </mrow>
    <annotation encoding="StarMath 5.0">{bold F} {bold G} = langle { {bold F} {bold G} } rangle + langle { {bold F} {bold G} } rangle sub 2 + langle { {bold F} {bold G} } rangle sub 4</annotation>
  </semantics>
</math>
</file>

<file path=Object 180/content.xml><?xml version="1.0" encoding="utf-8"?>
<math xmlns="http://www.w3.org/1998/Math/MathML" display="block">
  <semantics>
    <mrow>
      <mstyle color="red">
        <msub>
          <mi>γ</mi>
          <mrow>
            <mn>1</mn>
            <mn>0</mn>
          </mrow>
        </msub>
      </mstyle>
      <mi>,</mi>
      <mstyle color="red">
        <msub>
          <mi>γ</mi>
          <mrow>
            <mn>2</mn>
            <mn>0</mn>
          </mrow>
        </msub>
      </mstyle>
      <mi>,</mi>
      <mstyle color="red">
        <msub>
          <mi>γ</mi>
          <mrow>
            <mn>3</mn>
            <mn>0</mn>
          </mrow>
        </msub>
      </mstyle>
    </mrow>
    <annotation encoding="StarMath 5.0">color red %gamma sub {1 0} , color red %gamma sub {2 0} , color red %gamma sub {3 0}</annotation>
  </semantics>
</math>
</file>

<file path=Object 181/content.xml><?xml version="1.0" encoding="utf-8"?>
<math xmlns="http://www.w3.org/1998/Math/MathML" display="block">
  <semantics>
    <mstyle mathvariant="bold">
      <mi mathvariant="normal">f</mi>
    </mstyle>
    <annotation encoding="StarMath 5.0">bold func f </annotation>
  </semantics>
</math>
</file>

<file path=Object 182/content.xml><?xml version="1.0" encoding="utf-8"?>
<math xmlns="http://www.w3.org/1998/Math/MathML" display="block">
  <semantics>
    <mstyle mathvariant="bold">
      <mi mathvariant="normal">f</mi>
    </mstyle>
    <annotation encoding="StarMath 5.0">bold func f </annotation>
  </semantics>
</math>
</file>

<file path=Object 183/content.xml><?xml version="1.0" encoding="utf-8"?>
<math xmlns="http://www.w3.org/1998/Math/MathML" display="block">
  <semantics>
    <mi>I</mi>
    <annotation encoding="StarMath 5.0"> I </annotation>
  </semantics>
</math>
</file>

<file path=Object 184/content.xml><?xml version="1.0" encoding="utf-8"?>
<math xmlns="http://www.w3.org/1998/Math/MathML" display="block">
  <semantics>
    <mtable>
      <mtr>
        <mtd columnalign="left">
          <mrow>
            <mstyle mathvariant="bold">
              <mi mathvariant="normal">f</mi>
            </mstyle>
            <mrow>
              <mi>I</mi>
              <mo stretchy="false">=</mo>
              <mi>a</mi>
            </mrow>
            <mstyle color="red">
              <msub>
                <mi>γ</mi>
                <mrow>
                  <mn>1</mn>
                  <mn>0</mn>
                </mrow>
              </msub>
            </mstyle>
            <mrow>
              <mi>I</mi>
              <mo stretchy="false">+</mo>
              <mi>b</mi>
            </mrow>
            <mstyle color="red">
              <msub>
                <mi>γ</mi>
                <mrow>
                  <mn>2</mn>
                  <mn>0</mn>
                </mrow>
              </msub>
            </mstyle>
            <mrow>
              <mi>I</mi>
              <mo stretchy="false">+</mo>
              <mi>c</mi>
            </mrow>
            <mstyle color="red">
              <msub>
                <mi>γ</mi>
                <mrow>
                  <mn>3</mn>
                  <mn>0</mn>
                </mrow>
              </msub>
            </mstyle>
            <mi>I</mi>
          </mrow>
        </mtd>
      </mtr>
      <mtr>
        <mtd columnalign="left">
          <mrow>
            <mrow>
              <mphantom>
                <mrow>
                  <mstyle mathvariant="bold">
                    <mi mathvariant="normal">f</mi>
                  </mstyle>
                  <mi>I</mi>
                </mrow>
              </mphantom>
              <mo stretchy="false">=</mo>
              <mi>a</mi>
            </mrow>
            <mrow>
              <mstyle color="blue">
                <msub>
                  <mi>γ</mi>
                  <mrow>
                    <mn>3</mn>
                    <mn>2</mn>
                  </mrow>
                </msub>
              </mstyle>
              <mo stretchy="false">+</mo>
              <mi>b</mi>
            </mrow>
            <mrow>
              <mstyle color="blue">
                <msub>
                  <mi>γ</mi>
                  <mrow>
                    <mn>1</mn>
                    <mn>3</mn>
                  </mrow>
                </msub>
              </mstyle>
              <mo stretchy="false">+</mo>
              <mi>c</mi>
            </mrow>
            <mstyle color="blue">
              <msub>
                <mi>γ</mi>
                <mrow>
                  <mn>2</mn>
                  <mn>1</mn>
                </mrow>
              </msub>
            </mstyle>
          </mrow>
        </mtd>
      </mtr>
    </mtable>
    <annotation encoding="StarMath 5.0">alignl {bold func f} I = a color red %gamma sub {1 0} I + b color red %gamma sub {2 0} I + c color red %gamma sub {3 0} I newline
alignl phantom { {bold func f} I } = a color blue %gamma sub {3 2} + b color blue %gamma sub {1 3} + c color blue %gamma sub {2 1}</annotation>
  </semantics>
</math>
</file>

<file path=Object 185/content.xml><?xml version="1.0" encoding="utf-8"?>
<math xmlns="http://www.w3.org/1998/Math/MathML" display="block">
  <semantics>
    <mrow>
      <mstyle mathvariant="bold">
        <mi mathvariant="normal">f</mi>
      </mstyle>
      <mi>I</mi>
    </mrow>
    <annotation encoding="StarMath 5.0">{bold func f} I</annotation>
  </semantics>
</math>
</file>

<file path=Object 186/content.xml><?xml version="1.0" encoding="utf-8"?>
<math xmlns="http://www.w3.org/1998/Math/MathML" display="block">
  <semantics>
    <mrow>
      <mstyle mathvariant="bold">
        <mi mathvariant="normal">f</mi>
      </mstyle>
      <mi>I</mi>
      <mover accent="true">
        <mi>I</mi>
        <mo stretchy="false">~</mo>
      </mover>
      <mrow>
        <mstyle mathvariant="bold">
          <mover accent="true">
            <mi mathvariant="normal">f</mi>
            <mo stretchy="false">~</mo>
          </mover>
        </mstyle>
        <mo stretchy="false">=</mo>
        <mrow>
          <mo stretchy="false">−</mo>
          <mstyle mathvariant="bold">
            <mi mathvariant="normal">f</mi>
          </mstyle>
        </mrow>
      </mrow>
      <mrow>
        <mstyle mathvariant="bold">
          <mover accent="true">
            <mi mathvariant="normal">f</mi>
            <mo stretchy="false">~</mo>
          </mover>
        </mstyle>
        <mo stretchy="false">=</mo>
        <mrow>
          <msup>
            <mi>a</mi>
            <mn>2</mn>
          </msup>
          <mo stretchy="false">+</mo>
          <msup>
            <mi>b</mi>
            <mn>2</mn>
          </msup>
          <mo stretchy="false">+</mo>
          <msup>
            <mi>c</mi>
            <mn>2</mn>
          </msup>
        </mrow>
      </mrow>
    </mrow>
    <annotation encoding="StarMath 5.0">{bold func f} I tilde I {bold tilde func f} = - {bold func f} {bold tilde func f} = a^2 + b^2 + c^2</annotation>
  </semantics>
</math>
</file>

<file path=Object 187/content.xml><?xml version="1.0" encoding="utf-8"?>
<math xmlns="http://www.w3.org/1998/Math/MathML">
  <semantics>
    <mrow>
      <mi>I</mi>
      <mrow>
        <mover accent="true">
          <mi>I</mi>
          <mo stretchy="false">~</mo>
        </mover>
        <mo stretchy="false">=</mo>
        <mrow>
          <mo stretchy="false">−</mo>
          <mn>1</mn>
        </mrow>
      </mrow>
    </mrow>
    <annotation encoding="StarMath 5.0">I tilde I = - 1</annotation>
  </semantics>
</math>
</file>

<file path=Object 188/content.xml><?xml version="1.0" encoding="utf-8"?>
<math xmlns="http://www.w3.org/1998/Math/MathML">
  <semantics>
    <mrow>
      <mrow/>
      <mo stretchy="false">−</mo>
      <mrow/>
    </mrow>
    <annotation encoding="StarMath 5.0">{{}-{}}</annotation>
  </semantics>
</math>
</file>

<file path=Object 189/content.xml><?xml version="1.0" encoding="utf-8"?>
<math xmlns="http://www.w3.org/1998/Math/MathML">
  <semantics>
    <mrow>
      <mstyle mathvariant="bold">
        <mi mathvariant="normal">f</mi>
      </mstyle>
      <mstyle mathvariant="bold">
        <mover accent="true">
          <mi mathvariant="normal">f</mi>
          <mo stretchy="false">~</mo>
        </mover>
      </mstyle>
    </mrow>
    <annotation encoding="StarMath 5.0">{bold func f} {bold tilde func f}</annotation>
  </semantics>
</math>
</file>

<file path=Object 19/content.xml><?xml version="1.0" encoding="utf-8"?>
<math xmlns="http://www.w3.org/1998/Math/MathML">
  <semantics>
    <mrow>
      <mo fence="true" stretchy="false">⟨</mo>
      <mrow>
        <mrow>
          <mstyle mathvariant="bold">
            <mi>F</mi>
          </mstyle>
          <mstyle mathvariant="bold">
            <mi>G</mi>
          </mstyle>
        </mrow>
      </mrow>
      <mo fence="true" stretchy="false">⟩</mo>
    </mrow>
    <annotation encoding="StarMath 5.0">langle { {bold F} {bold G} } rangle</annotation>
  </semantics>
</math>
</file>

<file path=Object 190/content.xml><?xml version="1.0" encoding="utf-8"?>
<math xmlns="http://www.w3.org/1998/Math/MathML">
  <semantics>
    <mrow>
      <mrow/>
      <mo stretchy="false">−</mo>
      <mrow/>
    </mrow>
    <annotation encoding="StarMath 5.0">{{}-{}}</annotation>
  </semantics>
</math>
</file>

<file path=Object 191/content.xml><?xml version="1.0" encoding="utf-8"?>
<math xmlns="http://www.w3.org/1998/Math/MathML">
  <semantics>
    <mrow>
      <mstyle color="red">
        <msub>
          <mi>γ</mi>
          <mrow>
            <mn>1</mn>
            <mn>0</mn>
          </mrow>
        </msub>
      </mstyle>
      <mo stretchy="false">+</mo>
      <mstyle color="blue">
        <msub>
          <mi>γ</mi>
          <mrow>
            <mn>1</mn>
            <mn>3</mn>
          </mrow>
        </msub>
      </mstyle>
    </mrow>
    <annotation encoding="StarMath 5.0">color red %gamma sub {1 0} + color blue %gamma sub {1 3}</annotation>
  </semantics>
</math>
</file>

<file path=Object 192/content.xml><?xml version="1.0" encoding="utf-8"?>
<math xmlns="http://www.w3.org/1998/Math/MathML">
  <semantics>
    <mrow>
      <mstyle color="red">
        <msub>
          <mi>γ</mi>
          <mrow>
            <mn>1</mn>
            <mn>0</mn>
          </mrow>
        </msub>
      </mstyle>
      <mo stretchy="false">+</mo>
      <mstyle color="blue">
        <msub>
          <mi>γ</mi>
          <mrow>
            <mn>2</mn>
            <mn>3</mn>
          </mrow>
        </msub>
      </mstyle>
    </mrow>
    <annotation encoding="StarMath 5.0">color red %gamma sub {1 0} + color blue %gamma sub {2 3}</annotation>
  </semantics>
</math>
</file>

<file path=Object 193/content.xml><?xml version="1.0" encoding="utf-8"?>
<math xmlns="http://www.w3.org/1998/Math/MathML">
  <semantics>
    <mstyle color="blue">
      <msub>
        <mi>γ</mi>
        <mrow>
          <mn>2</mn>
          <mn>3</mn>
        </mrow>
      </msub>
    </mstyle>
    <annotation encoding="StarMath 5.0">color blue %gamma sub {2 3}</annotation>
  </semantics>
</math>
</file>

<file path=Object 194/content.xml><?xml version="1.0" encoding="utf-8"?>
<math xmlns="http://www.w3.org/1998/Math/MathML">
  <semantics>
    <mstyle color="red">
      <msub>
        <mi>γ</mi>
        <mrow>
          <mn>1</mn>
          <mn>0</mn>
        </mrow>
      </msub>
    </mstyle>
    <annotation encoding="StarMath 5.0">color red %gamma sub {1 0}</annotation>
  </semantics>
</math>
</file>

<file path=Object 195/content.xml><?xml version="1.0" encoding="utf-8"?>
<math xmlns="http://www.w3.org/1998/Math/MathML">
  <semantics>
    <mrow>
      <mstyle color="red">
        <msub>
          <mi>γ</mi>
          <mrow>
            <mn>1</mn>
            <mn>0</mn>
          </mrow>
        </msub>
      </mstyle>
      <mo stretchy="false">+</mo>
      <mstyle color="blue">
        <msub>
          <mi>γ</mi>
          <mrow>
            <mn>1</mn>
            <mn>3</mn>
          </mrow>
        </msub>
      </mstyle>
    </mrow>
    <annotation encoding="StarMath 5.0">color red %gamma sub {1 0} + color blue %gamma sub {1 3}</annotation>
  </semantics>
</math>
</file>

<file path=Object 197/content.xml><?xml version="1.0" encoding="utf-8"?>
<math xmlns="http://www.w3.org/1998/Math/MathML">
  <semantics>
    <mrow>
      <mstyle color="red">
        <msub>
          <mi>γ</mi>
          <mrow>
            <mn>1</mn>
            <mn>0</mn>
          </mrow>
        </msub>
      </mstyle>
      <mo stretchy="false">+</mo>
      <mstyle color="blue">
        <msub>
          <mi>γ</mi>
          <mrow>
            <mn>1</mn>
            <mn>3</mn>
          </mrow>
        </msub>
      </mstyle>
    </mrow>
    <annotation encoding="StarMath 5.0">color red %gamma sub {1 0} + color blue %gamma sub {1 3}</annotation>
  </semantics>
</math>
</file>

<file path=Object 198/content.xml><?xml version="1.0" encoding="utf-8"?>
<math xmlns="http://www.w3.org/1998/Math/MathML" display="block">
  <semantics>
    <mrow>
      <mo stretchy="false">−</mo>
      <mn>1</mn>
    </mrow>
    <annotation encoding="StarMath 5.0">- 1</annotation>
  </semantics>
</math>
</file>

<file path=Object 199/content.xml><?xml version="1.0" encoding="utf-8"?>
<math xmlns="http://www.w3.org/1998/Math/MathML" display="block">
  <semantics>
    <mrow>
      <mrow>
        <mo fence="true" stretchy="true">(</mo>
        <mrow>
          <mrow>
            <mrow>
              <mstyle color="red">
                <msub>
                  <mi>γ</mi>
                  <mrow>
                    <mn>1</mn>
                    <mn>0</mn>
                  </mrow>
                </msub>
              </mstyle>
              <mo stretchy="false">+</mo>
              <mn>2</mn>
            </mrow>
            <mstyle color="blue">
              <msub>
                <mi>γ</mi>
                <mrow>
                  <mn>1</mn>
                  <mn>3</mn>
                </mrow>
              </msub>
            </mstyle>
          </mrow>
        </mrow>
        <mo fence="true" stretchy="true">)</mo>
      </mrow>
      <mrow>
        <mrow>
          <mo fence="true" stretchy="true">(</mo>
          <mrow>
            <mrow>
              <mrow>
                <mstyle color="red">
                  <msub>
                    <mi>γ</mi>
                    <mrow>
                      <mn>0</mn>
                      <mn>1</mn>
                    </mrow>
                  </msub>
                </mstyle>
                <mo stretchy="false">+</mo>
                <mn>2</mn>
              </mrow>
              <mstyle color="blue">
                <msub>
                  <mi>γ</mi>
                  <mrow>
                    <mn>3</mn>
                    <mn>1</mn>
                  </mrow>
                </msub>
              </mstyle>
            </mrow>
          </mrow>
          <mo fence="true" stretchy="true">)</mo>
        </mrow>
        <mo stretchy="false">=</mo>
        <mstyle color="red">
          <msub>
            <mi>γ</mi>
            <mrow>
              <mn>1</mn>
              <mn>0</mn>
            </mrow>
          </msub>
        </mstyle>
      </mrow>
      <mrow>
        <mstyle color="red">
          <msub>
            <mi>γ</mi>
            <mrow>
              <mn>0</mn>
              <mn>1</mn>
            </mrow>
          </msub>
        </mstyle>
        <mo stretchy="false">+</mo>
        <mn>2</mn>
      </mrow>
      <mstyle color="red">
        <msub>
          <mi>γ</mi>
          <mrow>
            <mn>1</mn>
            <mn>0</mn>
          </mrow>
        </msub>
      </mstyle>
      <mrow>
        <mstyle color="blue">
          <msub>
            <mi>γ</mi>
            <mrow>
              <mn>3</mn>
              <mn>1</mn>
            </mrow>
          </msub>
        </mstyle>
        <mo stretchy="false">+</mo>
        <mn>2</mn>
      </mrow>
      <mstyle color="blue">
        <msub>
          <mi>γ</mi>
          <mrow>
            <mn>1</mn>
            <mn>3</mn>
          </mrow>
        </msub>
      </mstyle>
      <mrow>
        <mstyle color="red">
          <msub>
            <mi>γ</mi>
            <mrow>
              <mn>0</mn>
              <mn>1</mn>
            </mrow>
          </msub>
        </mstyle>
        <mo stretchy="false">+</mo>
        <mn>4</mn>
      </mrow>
      <mstyle color="blue">
        <msub>
          <mi>γ</mi>
          <mrow>
            <mn>1</mn>
            <mn>3</mn>
          </mrow>
        </msub>
      </mstyle>
      <mstyle color="blue">
        <msub>
          <mi>γ</mi>
          <mrow>
            <mn>3</mn>
            <mn>1</mn>
          </mrow>
        </msub>
      </mstyle>
    </mrow>
    <annotation encoding="StarMath 5.0">left ( { color red %gamma sub {1 0} + 2 color blue %gamma sub {1 3} } right ) left ( { color red %gamma sub {0 1} + 2 color blue %gamma sub {3 1} } right ) = color red %gamma sub {1 0} color red %gamma sub {0 1} + 2 color red %gamma sub {1 0} color blue %gamma sub {3 1} + 2 color blue %gamma sub {1 3} color red %gamma sub {0 1} + 4 color blue %gamma sub {1 3} color blue %gamma sub {3 1}</annotation>
  </semantics>
</math>
</file>

<file path=Object 2/content.xml><?xml version="1.0" encoding="utf-8"?>
<math xmlns="http://www.w3.org/1998/Math/MathML" display="block">
  <semantics>
    <mrow>
      <mrow>
        <mrow>
          <mo fence="true" stretchy="false">⟨</mo>
          <mrow>
            <mrow>
              <mi>ψ</mi>
              <mover accent="true">
                <mi>ψ</mi>
                <mo stretchy="false">~</mo>
              </mover>
            </mrow>
          </mrow>
          <mo fence="true" stretchy="false">⟩</mo>
        </mrow>
        <mo stretchy="false">=</mo>
        <mrow>
          <mi>α</mi>
          <mo stretchy="false">+</mo>
          <mi>β</mi>
        </mrow>
      </mrow>
      <mi>I</mi>
    </mrow>
    <annotation encoding="StarMath 5.0">langle { %psi tilde %psi } rangle = %alpha + %beta I</annotation>
  </semantics>
</math>
</file>

<file path=Object 20/content.xml><?xml version="1.0" encoding="utf-8"?>
<math xmlns="http://www.w3.org/1998/Math/MathML">
  <semantics>
    <msub>
      <mrow>
        <mo fence="true" stretchy="false">⟨</mo>
        <mrow>
          <mrow>
            <mstyle mathvariant="bold">
              <mi>F</mi>
            </mstyle>
            <mstyle mathvariant="bold">
              <mi>G</mi>
            </mstyle>
          </mrow>
        </mrow>
        <mo fence="true" stretchy="false">⟩</mo>
      </mrow>
      <mn>2</mn>
    </msub>
    <annotation encoding="StarMath 5.0">langle { {bold F} {bold G} } rangle sub 2</annotation>
  </semantics>
</math>
</file>

<file path=Object 200/content.xml><?xml version="1.0" encoding="utf-8"?>
<math xmlns="http://www.w3.org/1998/Math/MathML" display="block">
  <semantics>
    <mrow>
      <mo stretchy="false">−</mo>
      <mn>1</mn>
    </mrow>
    <annotation encoding="StarMath 5.0">- 1</annotation>
  </semantics>
</math>
</file>

<file path=Object 201/content.xml><?xml version="1.0" encoding="utf-8"?>
<math xmlns="http://www.w3.org/1998/Math/MathML">
  <semantics>
    <mstyle color="blue">
      <msub>
        <mi>γ</mi>
        <mn>0</mn>
      </msub>
    </mstyle>
    <annotation encoding="StarMath 5.0">color blue %gamma sub 0</annotation>
  </semantics>
</math>
</file>

<file path=Object 202/content.xml><?xml version="1.0" encoding="utf-8"?>
<math xmlns="http://www.w3.org/1998/Math/MathML" display="block">
  <semantics>
    <mrow>
      <mo stretchy="false">+</mo>
      <mn>1</mn>
    </mrow>
    <annotation encoding="StarMath 5.0">+ 1</annotation>
  </semantics>
</math>
</file>

<file path=Object 203/content.xml><?xml version="1.0" encoding="utf-8"?>
<math xmlns="http://www.w3.org/1998/Math/MathML">
  <semantics>
    <mstyle color="red">
      <msub>
        <mi>γ</mi>
        <mn>1</mn>
      </msub>
    </mstyle>
    <annotation encoding="StarMath 5.0">color red %gamma sub 1</annotation>
  </semantics>
</math>
</file>

<file path=Object 204/content.xml><?xml version="1.0" encoding="utf-8"?>
<math xmlns="http://www.w3.org/1998/Math/MathML" display="block">
  <semantics>
    <mrow>
      <mo stretchy="false">−</mo>
      <mn>1</mn>
    </mrow>
    <annotation encoding="StarMath 5.0">- 1</annotation>
  </semantics>
</math>
</file>

<file path=Object 205/content.xml><?xml version="1.0" encoding="utf-8"?>
<math xmlns="http://www.w3.org/1998/Math/MathML" display="block">
  <semantics>
    <mrow>
      <mo stretchy="false">−</mo>
      <mn>1</mn>
    </mrow>
    <annotation encoding="StarMath 5.0">- 1</annotation>
  </semantics>
</math>
</file>

<file path=Object 206/content.xml><?xml version="1.0" encoding="utf-8"?>
<math xmlns="http://www.w3.org/1998/Math/MathML">
  <semantics>
    <mrow>
      <mstyle color="red">
        <msub>
          <mi>γ</mi>
          <mrow>
            <mn>1</mn>
            <mn>0</mn>
          </mrow>
        </msub>
      </mstyle>
      <mstyle color="red">
        <msub>
          <mi>γ</mi>
          <mrow>
            <mn>0</mn>
            <mn>1</mn>
          </mrow>
        </msub>
      </mstyle>
    </mrow>
    <annotation encoding="StarMath 5.0">color red %gamma sub {1 0} color red %gamma sub {0 1}</annotation>
  </semantics>
</math>
</file>

<file path=Object 207/content.xml><?xml version="1.0" encoding="utf-8"?>
<math xmlns="http://www.w3.org/1998/Math/MathML">
  <semantics>
    <mrow>
      <mn>4</mn>
      <mstyle color="blue">
        <msub>
          <mi>γ</mi>
          <mrow>
            <mn>1</mn>
            <mn>3</mn>
          </mrow>
        </msub>
      </mstyle>
      <mstyle color="blue">
        <msub>
          <mi>γ</mi>
          <mrow>
            <mn>3</mn>
            <mn>1</mn>
          </mrow>
        </msub>
      </mstyle>
    </mrow>
    <annotation encoding="StarMath 5.0">4 color blue %gamma sub {1 3} color blue %gamma sub {3 1}</annotation>
  </semantics>
</math>
</file>

<file path=Object 208/content.xml><?xml version="1.0" encoding="utf-8"?>
<math xmlns="http://www.w3.org/1998/Math/MathML">
  <semantics>
    <mstyle color="red">
      <msub>
        <mi>γ</mi>
        <mn>3</mn>
      </msub>
    </mstyle>
    <annotation encoding="StarMath 5.0">color red %gamma sub 3</annotation>
  </semantics>
</math>
</file>

<file path=Object 209/content.xml><?xml version="1.0" encoding="utf-8"?>
<math xmlns="http://www.w3.org/1998/Math/MathML" display="block">
  <semantics>
    <mrow>
      <mo stretchy="false">−</mo>
      <mn>1</mn>
    </mrow>
    <annotation encoding="StarMath 5.0">- 1</annotation>
  </semantics>
</math>
</file>

<file path=Object 21/content.xml><?xml version="1.0" encoding="utf-8"?>
<math xmlns="http://www.w3.org/1998/Math/MathML">
  <semantics>
    <msub>
      <mrow>
        <mo fence="true" stretchy="false">⟨</mo>
        <mrow>
          <mrow>
            <mstyle mathvariant="bold">
              <mi>F</mi>
            </mstyle>
            <mstyle mathvariant="bold">
              <mi>G</mi>
            </mstyle>
          </mrow>
        </mrow>
        <mo fence="true" stretchy="false">⟩</mo>
      </mrow>
      <mn>4</mn>
    </msub>
    <annotation encoding="StarMath 5.0">langle { {bold F} {bold G} } rangle sub 4</annotation>
  </semantics>
</math>
</file>

<file path=Object 210/content.xml><?xml version="1.0" encoding="utf-8"?>
<math xmlns="http://www.w3.org/1998/Math/MathML">
  <semantics>
    <mstyle color="red">
      <msub>
        <mi>γ</mi>
        <mn>1</mn>
      </msub>
    </mstyle>
    <annotation encoding="StarMath 5.0">color red %gamma sub 1</annotation>
  </semantics>
</math>
</file>

<file path=Object 211/content.xml><?xml version="1.0" encoding="utf-8"?>
<math xmlns="http://www.w3.org/1998/Math/MathML" display="block">
  <semantics>
    <mrow>
      <mo stretchy="false">−</mo>
      <mn>1</mn>
    </mrow>
    <annotation encoding="StarMath 5.0">- 1</annotation>
  </semantics>
</math>
</file>

<file path=Object 212/content.xml><?xml version="1.0" encoding="utf-8"?>
<math xmlns="http://www.w3.org/1998/Math/MathML" display="block">
  <semantics>
    <mrow>
      <mo stretchy="false">+</mo>
      <mn>1</mn>
    </mrow>
    <annotation encoding="StarMath 5.0">+ 1</annotation>
  </semantics>
</math>
</file>

<file path=Object 213/content.xml><?xml version="1.0" encoding="utf-8"?>
<math xmlns="http://www.w3.org/1998/Math/MathML" display="block">
  <semantics>
    <mrow>
      <mo stretchy="false">+</mo>
      <mn>4</mn>
    </mrow>
    <annotation encoding="StarMath 5.0">+ 4</annotation>
  </semantics>
</math>
</file>

<file path=Object 214/content.xml><?xml version="1.0" encoding="utf-8"?>
<math xmlns="http://www.w3.org/1998/Math/MathML">
  <semantics>
    <mrow>
      <mstyle color="red">
        <msub>
          <mi>γ</mi>
          <mrow>
            <mn>1</mn>
            <mn>0</mn>
          </mrow>
        </msub>
      </mstyle>
      <mstyle color="blue">
        <msub>
          <mi>γ</mi>
          <mrow>
            <mn>3</mn>
            <mn>1</mn>
          </mrow>
        </msub>
      </mstyle>
    </mrow>
    <annotation encoding="StarMath 5.0">color red %gamma sub {1 0} color blue %gamma sub {3 1}</annotation>
  </semantics>
</math>
</file>

<file path=Object 215/content.xml><?xml version="1.0" encoding="utf-8"?>
<math xmlns="http://www.w3.org/1998/Math/MathML">
  <semantics>
    <mrow>
      <mstyle color="blue">
        <msub>
          <mi>γ</mi>
          <mrow>
            <mn>1</mn>
            <mn>3</mn>
          </mrow>
        </msub>
      </mstyle>
      <mstyle color="red">
        <msub>
          <mi>γ</mi>
          <mrow>
            <mn>0</mn>
            <mn>1</mn>
          </mrow>
        </msub>
      </mstyle>
    </mrow>
    <annotation encoding="StarMath 5.0">color blue %gamma sub {1 3} color red %gamma sub {0 1}</annotation>
  </semantics>
</math>
</file>

<file path=Object 216/content.xml><?xml version="1.0" encoding="utf-8"?>
<math xmlns="http://www.w3.org/1998/Math/MathML" display="block">
  <semantics>
    <mrow>
      <mrow>
        <mo stretchy="false">−</mo>
        <mn>1</mn>
      </mrow>
      <mo stretchy="false">+</mo>
      <mn>4</mn>
    </mrow>
    <annotation encoding="StarMath 5.0">- 1 + 4</annotation>
  </semantics>
</math>
</file>

<file path=Object 217/content.xml><?xml version="1.0" encoding="utf-8"?>
<math xmlns="http://www.w3.org/1998/Math/MathML" display="block">
  <semantics>
    <mstyle mathvariant="bold">
      <mi mathvariant="normal">f</mi>
    </mstyle>
    <annotation encoding="StarMath 5.0">bold func f </annotation>
  </semantics>
</math>
</file>

<file path=Object 218/content.xml><?xml version="1.0" encoding="utf-8"?>
<math xmlns="http://www.w3.org/1998/Math/MathML" display="block">
  <semantics>
    <mstyle mathvariant="bold">
      <mi mathvariant="normal">g</mi>
    </mstyle>
    <annotation encoding="StarMath 5.0">bold func g</annotation>
  </semantics>
</math>
</file>

<file path=Object 219/content.xml><?xml version="1.0" encoding="utf-8"?>
<math xmlns="http://www.w3.org/1998/Math/MathML" display="block">
  <semantics>
    <mrow>
      <mrow>
        <mrow>
          <mstyle mathvariant="bold">
            <mi mathvariant="normal">f</mi>
          </mstyle>
          <mo stretchy="false">⋅</mo>
          <mstyle mathvariant="bold">
            <mi mathvariant="normal">g</mi>
          </mstyle>
        </mrow>
        <mo stretchy="false">=</mo>
        <mn>½</mn>
      </mrow>
      <mrow>
        <mo fence="true" stretchy="fals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false">)</mo>
      </mrow>
    </mrow>
    <annotation encoding="StarMath 5.0">{bold func f} cdot {bold func g} =  ½ ( {bold func f} {bold func g} + {bold func g} {bold func f} )</annotation>
  </semantics>
</math>
</file>

<file path=Object 22/content.xml><?xml version="1.0" encoding="utf-8"?>
<math xmlns="http://www.w3.org/1998/Math/MathML">
  <semantics>
    <mrow>
      <mstyle mathvariant="bold">
        <mi>F</mi>
      </mstyle>
      <mstyle mathvariant="bold">
        <mi>G</mi>
      </mstyle>
    </mrow>
    <annotation encoding="StarMath 5.0">{bold F} {bold G}</annotation>
  </semantics>
</math>
</file>

<file path=Object 220/content.xml><?xml version="1.0" encoding="utf-8"?>
<math xmlns="http://www.w3.org/1998/Math/MathML" display="block">
  <semantics>
    <mstyle mathvariant="bold">
      <mi mathvariant="normal">f</mi>
    </mstyle>
    <annotation encoding="StarMath 5.0">bold func f </annotation>
  </semantics>
</math>
</file>

<file path=Object 221/content.xml><?xml version="1.0" encoding="utf-8"?>
<math xmlns="http://www.w3.org/1998/Math/MathML" display="block">
  <semantics>
    <mstyle mathvariant="bold">
      <mi mathvariant="normal">g</mi>
    </mstyle>
    <annotation encoding="StarMath 5.0">bold func g</annotation>
  </semantics>
</math>
</file>

<file path=Object 222/content.xml><?xml version="1.0" encoding="utf-8"?>
<math xmlns="http://www.w3.org/1998/Math/MathML" display="block">
  <semantics>
    <mrow>
      <mstyle mathvariant="bold">
        <mi mathvariant="normal">f</mi>
      </mstyle>
      <mo stretchy="false">⋅</mo>
      <mstyle mathvariant="bold">
        <mi mathvariant="normal">g</mi>
      </mstyle>
    </mrow>
    <annotation encoding="StarMath 5.0">{bold func f} cdot {bold func g}</annotation>
  </semantics>
</math>
</file>

<file path=Object 223/content.xml><?xml version="1.0" encoding="utf-8"?>
<math xmlns="http://www.w3.org/1998/Math/MathML" display="block">
  <semantics>
    <mstyle mathvariant="bold">
      <mi mathvariant="normal">f</mi>
    </mstyle>
    <annotation encoding="StarMath 5.0">bold func f </annotation>
  </semantics>
</math>
</file>

<file path=Object 224/content.xml><?xml version="1.0" encoding="utf-8"?>
<math xmlns="http://www.w3.org/1998/Math/MathML" display="block">
  <semantics>
    <mstyle mathvariant="bold">
      <mi mathvariant="normal">g</mi>
    </mstyle>
    <annotation encoding="StarMath 5.0">bold func g</annotation>
  </semantics>
</math>
</file>

<file path=Object 225/content.xml><?xml version="1.0" encoding="utf-8"?>
<math xmlns="http://www.w3.org/1998/Math/MathML" display="block">
  <semantics>
    <mstyle mathvariant="bold">
      <mi mathvariant="normal">f</mi>
    </mstyle>
    <annotation encoding="StarMath 5.0">bold func f </annotation>
  </semantics>
</math>
</file>

<file path=Object 226/content.xml><?xml version="1.0" encoding="utf-8"?>
<math xmlns="http://www.w3.org/1998/Math/MathML" display="block">
  <semantics>
    <mstyle mathvariant="bold">
      <mi mathvariant="normal">g</mi>
    </mstyle>
    <annotation encoding="StarMath 5.0">bold func g</annotation>
  </semantics>
</math>
</file>

<file path=Object 227/content.xml><?xml version="1.0" encoding="utf-8"?>
<math xmlns="http://www.w3.org/1998/Math/MathML" display="block">
  <semantics>
    <mstyle mathvariant="bold">
      <mi mathvariant="normal">f</mi>
    </mstyle>
    <annotation encoding="StarMath 5.0">bold func f </annotation>
  </semantics>
</math>
</file>

<file path=Object 228/content.xml><?xml version="1.0" encoding="utf-8"?>
<math xmlns="http://www.w3.org/1998/Math/MathML" display="block">
  <semantics>
    <mstyle mathvariant="bold">
      <mi mathvariant="normal">g</mi>
    </mstyle>
    <annotation encoding="StarMath 5.0">bold func g</annotation>
  </semantics>
</math>
</file>

<file path=Object 229/content.xml><?xml version="1.0" encoding="utf-8"?>
<math xmlns="http://www.w3.org/1998/Math/MathML">
  <semantics>
    <mstyle color="blue">
      <msub>
        <mi>γ</mi>
        <mrow>
          <mi>i</mi>
          <mi>j</mi>
        </mrow>
      </msub>
    </mstyle>
    <annotation encoding="StarMath 5.0">color blue %gamma sub {i j}</annotation>
  </semantics>
</math>
</file>

<file path=Object 23/content.xml><?xml version="1.0" encoding="utf-8"?>
<math xmlns="http://www.w3.org/1998/Math/MathML" display="block">
  <semantics>
    <mstyle mathvariant="bold">
      <mi>F</mi>
    </mstyle>
    <annotation encoding="StarMath 5.0">bold F </annotation>
  </semantics>
</math>
</file>

<file path=Object 230/content.xml><?xml version="1.0" encoding="utf-8"?>
<math xmlns="http://www.w3.org/1998/Math/MathML" display="block">
  <semantics>
    <mrow>
      <mi>i</mi>
      <mi>,</mi>
      <mrow>
        <mi>j</mi>
        <mo stretchy="false">=</mo>
        <mn>1</mn>
      </mrow>
      <mi>,</mi>
      <mn>2</mn>
      <mi>,</mi>
      <mn>3</mn>
    </mrow>
    <annotation encoding="StarMath 5.0">i , j = 1 , 2 , 3</annotation>
  </semantics>
</math>
</file>

<file path=Object 231/content.xml><?xml version="1.0" encoding="utf-8"?>
<math xmlns="http://www.w3.org/1998/Math/MathML" display="block">
  <semantics>
    <mstyle mathvariant="bold">
      <mi mathvariant="normal">f</mi>
    </mstyle>
    <annotation encoding="StarMath 5.0">bold func f </annotation>
  </semantics>
</math>
</file>

<file path=Object 232/content.xml><?xml version="1.0" encoding="utf-8"?>
<math xmlns="http://www.w3.org/1998/Math/MathML" display="block">
  <semantics>
    <mstyle mathvariant="bold">
      <mi mathvariant="normal">f</mi>
    </mstyle>
    <annotation encoding="StarMath 5.0">bold func f </annotation>
  </semantics>
</math>
</file>

<file path=Object 233/content.xml><?xml version="1.0" encoding="utf-8"?>
<math xmlns="http://www.w3.org/1998/Math/MathML" display="block">
  <semantics>
    <mstyle mathvariant="bold">
      <mi mathvariant="normal">g</mi>
    </mstyle>
    <annotation encoding="StarMath 5.0">bold func g</annotation>
  </semantics>
</math>
</file>

<file path=Object 234/content.xml><?xml version="1.0" encoding="utf-8"?>
<math xmlns="http://www.w3.org/1998/Math/MathML" display="block">
  <semantics>
    <mstyle mathvariant="bold">
      <mi mathvariant="normal">f</mi>
    </mstyle>
    <annotation encoding="StarMath 5.0">bold func f </annotation>
  </semantics>
</math>
</file>

<file path=Object 235/content.xml><?xml version="1.0" encoding="utf-8"?>
<math xmlns="http://www.w3.org/1998/Math/MathML" display="block">
  <semantics>
    <mstyle mathvariant="bold">
      <mi mathvariant="normal">g</mi>
    </mstyle>
    <annotation encoding="StarMath 5.0">bold func g</annotation>
  </semantics>
</math>
</file>

<file path=Object 236/content.xml><?xml version="1.0" encoding="utf-8"?>
<math xmlns="http://www.w3.org/1998/Math/MathML" display="block">
  <semantics>
    <mstyle mathvariant="bold">
      <mi mathvariant="normal">g</mi>
    </mstyle>
    <annotation encoding="StarMath 5.0">bold func g</annotation>
  </semantics>
</math>
</file>

<file path=Object 237/content.xml><?xml version="1.0" encoding="utf-8"?>
<math xmlns="http://www.w3.org/1998/Math/MathML" display="block">
  <semantics>
    <mstyle mathvariant="bold">
      <mi mathvariant="normal">f</mi>
    </mstyle>
    <annotation encoding="StarMath 5.0">bold func f </annotation>
  </semantics>
</math>
</file>

<file path=Object 238/content.xml><?xml version="1.0" encoding="utf-8"?>
<math xmlns="http://www.w3.org/1998/Math/MathML" display="block">
  <semantics>
    <mstyle mathvariant="bold">
      <mi mathvariant="normal">g</mi>
    </mstyle>
    <annotation encoding="StarMath 5.0">bold func g</annotation>
  </semantics>
</math>
</file>

<file path=Object 239/content.xml><?xml version="1.0" encoding="utf-8"?>
<math xmlns="http://www.w3.org/1998/Math/MathML" display="block">
  <semantics>
    <mstyle mathvariant="bold">
      <mi mathvariant="normal">f</mi>
    </mstyle>
    <annotation encoding="StarMath 5.0">bold func f </annotation>
  </semantics>
</math>
</file>

<file path=Object 24/content.xml><?xml version="1.0" encoding="utf-8"?>
<math xmlns="http://www.w3.org/1998/Math/MathML" display="block">
  <semantics>
    <mstyle mathvariant="bold">
      <mi>G</mi>
    </mstyle>
    <annotation encoding="StarMath 5.0">bold G </annotation>
  </semantics>
</math>
</file>

<file path=Object 240/content.xml><?xml version="1.0" encoding="utf-8"?>
<math xmlns="http://www.w3.org/1998/Math/MathML" display="block">
  <semantics>
    <mrow>
      <mstyle mathvariant="bold">
        <mi mathvariant="normal">f</mi>
      </mstyle>
      <mrow>
        <mstyle mathvariant="bold">
          <mi mathvariant="normal">g</mi>
        </mstyle>
        <mo stretchy="false">=</mo>
        <mrow>
          <mo fence="true" stretchy="true">(</mo>
          <mrow>
            <mrow>
              <mi>a</mi>
              <mrow>
                <mstyle color="red">
                  <msub>
                    <mi>γ</mi>
                    <mrow>
                      <mn>1</mn>
                      <mn>0</mn>
                    </mrow>
                  </msub>
                </mstyle>
                <mo stretchy="false">+</mo>
                <mi>b</mi>
              </mrow>
              <mrow>
                <mstyle color="red">
                  <msub>
                    <mi>γ</mi>
                    <mrow>
                      <mn>2</mn>
                      <mn>0</mn>
                    </mrow>
                  </msub>
                </mstyle>
                <mo stretchy="false">+</mo>
                <mi>c</mi>
              </mrow>
              <mstyle color="red">
                <msub>
                  <mi>γ</mi>
                  <mrow>
                    <mn>3</mn>
                    <mn>0</mn>
                  </mrow>
                </msub>
              </mstyle>
            </mrow>
          </mrow>
          <mo fence="true" stretchy="true">)</mo>
        </mrow>
      </mrow>
      <mrow>
        <mo fence="true" stretchy="true">(</mo>
        <mrow>
          <mrow>
            <mi>d</mi>
            <mrow>
              <mstyle color="red">
                <msub>
                  <mi>γ</mi>
                  <mrow>
                    <mn>1</mn>
                    <mn>0</mn>
                  </mrow>
                </msub>
              </mstyle>
              <mo stretchy="false">+</mo>
              <mi>e</mi>
            </mrow>
            <mrow>
              <mstyle color="red">
                <msub>
                  <mi>γ</mi>
                  <mrow>
                    <mn>2</mn>
                    <mn>0</mn>
                  </mrow>
                </msub>
              </mstyle>
              <mo stretchy="false">+</mo>
              <mi>h</mi>
            </mrow>
            <mstyle color="red">
              <msub>
                <mi>γ</mi>
                <mrow>
                  <mn>3</mn>
                  <mn>0</mn>
                </mrow>
              </msub>
            </mstyle>
          </mrow>
        </mrow>
        <mo fence="true" stretchy="true">)</mo>
      </mrow>
    </mrow>
    <annotation encoding="StarMath 5.0">{bold func f} {bold func g} = left ( { a color red %gamma sub {1 0} + b color red %gamma sub {2 0} + c color red  %gamma sub {3 0} } right ) left ( { d color red %gamma sub {1 0} + e color red %gamma sub {2 0} + h color red  %gamma sub {3 0} } right )</annotation>
  </semantics>
</math>
</file>

<file path=Object 241/content.xml><?xml version="1.0" encoding="utf-8"?>
<math xmlns="http://www.w3.org/1998/Math/MathML" display="block">
  <semantics>
    <mstyle mathvariant="bold">
      <mi mathvariant="normal">g</mi>
    </mstyle>
    <annotation encoding="StarMath 5.0">bold func g </annotation>
  </semantics>
</math>
</file>

<file path=Object 242/content.xml><?xml version="1.0" encoding="utf-8"?>
<math xmlns="http://www.w3.org/1998/Math/MathML" display="block">
  <semantics>
    <mstyle mathvariant="bold">
      <mi mathvariant="normal">g</mi>
    </mstyle>
    <annotation encoding="StarMath 5.0">bold func g </annotation>
  </semantics>
</math>
</file>

<file path=Object 243/content.xml><?xml version="1.0" encoding="utf-8"?>
<math xmlns="http://www.w3.org/1998/Math/MathML" display="block">
  <semantics>
    <mstyle mathvariant="bold">
      <mi mathvariant="normal">f</mi>
    </mstyle>
    <annotation encoding="StarMath 5.0">bold func f</annotation>
  </semantics>
</math>
</file>

<file path=Object 244/content.xml><?xml version="1.0" encoding="utf-8"?>
<math xmlns="http://www.w3.org/1998/Math/MathML" display="block">
  <semantics>
    <mstyle mathvariant="bold">
      <mi mathvariant="normal">g</mi>
    </mstyle>
    <annotation encoding="StarMath 5.0">bold func g </annotation>
  </semantics>
</math>
</file>

<file path=Object 245/content.xml><?xml version="1.0" encoding="utf-8"?>
<math xmlns="http://www.w3.org/1998/Math/MathML" display="block">
  <semantics>
    <mstyle mathvariant="bold">
      <mi mathvariant="normal">g</mi>
    </mstyle>
    <annotation encoding="StarMath 5.0">bold func g </annotation>
  </semantics>
</math>
</file>

<file path=Object 246/content.xml><?xml version="1.0" encoding="utf-8"?>
<math xmlns="http://www.w3.org/1998/Math/MathML" display="block">
  <semantics>
    <mstyle mathvariant="bold">
      <mi mathvariant="normal">f</mi>
    </mstyle>
    <annotation encoding="StarMath 5.0">bold func f</annotation>
  </semantics>
</math>
</file>

<file path=Object 247/content.xml><?xml version="1.0" encoding="utf-8"?>
<math xmlns="http://www.w3.org/1998/Math/MathML" display="block">
  <semantics>
    <mstyle mathvariant="bold">
      <mi mathvariant="normal">g</mi>
    </mstyle>
    <annotation encoding="StarMath 5.0">bold func g </annotation>
  </semantics>
</math>
</file>

<file path=Object 248/content.xml><?xml version="1.0" encoding="utf-8"?>
<math xmlns="http://www.w3.org/1998/Math/MathML" display="block">
  <semantics>
    <mtable>
      <mtr>
        <mtd>
          <mrow>
            <mrow>
              <mstyle mathvariant="bold">
                <mi mathvariant="normal">f</mi>
              </mstyle>
              <mo stretchy="false">=</mo>
              <mrow>
                <mo fence="true" stretchy="true">(</mo>
                <mrow>
                  <mrow>
                    <mn>2</mn>
                    <mrow>
                      <mstyle color="red">
                        <msub>
                          <mi>γ</mi>
                          <mrow>
                            <mn>1</mn>
                            <mn>0</mn>
                          </mrow>
                        </msub>
                      </mstyle>
                      <mo stretchy="false">+</mo>
                      <mstyle color="blue">
                        <msub>
                          <mi>γ</mi>
                          <mrow>
                            <mn>1</mn>
                            <mn>3</mn>
                          </mrow>
                        </msub>
                      </mstyle>
                    </mrow>
                  </mrow>
                </mrow>
                <mo fence="true" stretchy="true">)</mo>
              </mrow>
            </mrow>
            <mi>,</mi>
          </mrow>
        </mtd>
        <mtd>
          <mrow>
            <mstyle mathvariant="bold">
              <mi mathvariant="normal">g</mi>
            </mstyle>
            <mo stretchy="false">=</mo>
            <mrow>
              <mo fence="true" stretchy="true">(</mo>
              <mrow>
                <mrow>
                  <mn>3</mn>
                  <mrow>
                    <mstyle color="red">
                      <msub>
                        <mi>γ</mi>
                        <mrow>
                          <mn>2</mn>
                          <mn>0</mn>
                        </mrow>
                      </msub>
                    </mstyle>
                    <mo stretchy="false">+</mo>
                    <mstyle color="blue">
                      <msub>
                        <mi>γ</mi>
                        <mrow>
                          <mn>2</mn>
                          <mn>1</mn>
                        </mrow>
                      </msub>
                    </mstyle>
                  </mrow>
                </mrow>
              </mrow>
              <mo fence="true" stretchy="true">)</mo>
            </mrow>
          </mrow>
        </mtd>
      </mtr>
      <mtr>
        <mtd>
          <mrow>
            <mrow>
              <mstyle mathvariant="bold">
                <mi mathvariant="normal">f</mi>
              </mstyle>
              <mo stretchy="false">=</mo>
              <mrow>
                <mo fence="true" stretchy="true">(</mo>
                <mrow>
                  <mrow>
                    <mn>2</mn>
                    <mrow>
                      <mstyle color="red">
                        <msub>
                          <mi>γ</mi>
                          <mrow>
                            <mn>1</mn>
                            <mn>0</mn>
                          </mrow>
                        </msub>
                      </mstyle>
                      <mo stretchy="false">+</mo>
                      <mstyle color="blue">
                        <msub>
                          <mi>γ</mi>
                          <mrow>
                            <mn>1</mn>
                            <mn>3</mn>
                          </mrow>
                        </msub>
                      </mstyle>
                    </mrow>
                  </mrow>
                </mrow>
                <mo fence="true" stretchy="true">)</mo>
              </mrow>
            </mrow>
            <mi>,</mi>
          </mrow>
        </mtd>
        <mtd>
          <mrow>
            <mstyle mathvariant="bold">
              <mi mathvariant="normal">g</mi>
            </mstyle>
            <mo stretchy="false">=</mo>
            <mrow>
              <mo fence="true" stretchy="true">(</mo>
              <mrow>
                <mrow>
                  <mn>3</mn>
                  <mrow>
                    <mstyle color="red">
                      <msub>
                        <mi>γ</mi>
                        <mrow>
                          <mn>2</mn>
                          <mn>0</mn>
                        </mrow>
                      </msub>
                    </mstyle>
                    <mo stretchy="false">+</mo>
                    <mstyle color="blue">
                      <msub>
                        <mi>γ</mi>
                        <mrow>
                          <mn>1</mn>
                          <mn>3</mn>
                        </mrow>
                      </msub>
                    </mstyle>
                  </mrow>
                </mrow>
              </mrow>
              <mo fence="true" stretchy="true">)</mo>
            </mrow>
          </mrow>
        </mtd>
      </mtr>
      <mtr>
        <mtd>
          <mrow>
            <mrow>
              <mstyle mathvariant="bold">
                <mi mathvariant="normal">f</mi>
              </mstyle>
              <mo stretchy="false">=</mo>
              <mrow>
                <mo fence="true" stretchy="true">(</mo>
                <mrow>
                  <mrow>
                    <mn>2</mn>
                    <mrow>
                      <mstyle color="red">
                        <msub>
                          <mi>γ</mi>
                          <mrow>
                            <mn>1</mn>
                            <mn>0</mn>
                          </mrow>
                        </msub>
                      </mstyle>
                      <mo stretchy="false">+</mo>
                      <mstyle color="blue">
                        <msub>
                          <mi>γ</mi>
                          <mrow>
                            <mn>1</mn>
                            <mn>3</mn>
                          </mrow>
                        </msub>
                      </mstyle>
                    </mrow>
                  </mrow>
                </mrow>
                <mo fence="true" stretchy="true">)</mo>
              </mrow>
            </mrow>
            <mi>,</mi>
          </mrow>
        </mtd>
        <mtd>
          <mrow>
            <mstyle mathvariant="bold">
              <mi mathvariant="normal">g</mi>
            </mstyle>
            <mo stretchy="false">=</mo>
            <mrow>
              <mo fence="true" stretchy="true">(</mo>
              <mrow>
                <mrow>
                  <mn>3</mn>
                  <mrow>
                    <mstyle color="red">
                      <msub>
                        <mi>γ</mi>
                        <mrow>
                          <mn>3</mn>
                          <mn>0</mn>
                        </mrow>
                      </msub>
                    </mstyle>
                    <mo stretchy="false">+</mo>
                    <mstyle color="blue">
                      <msub>
                        <mi>γ</mi>
                        <mrow>
                          <mn>1</mn>
                          <mn>3</mn>
                        </mrow>
                      </msub>
                    </mstyle>
                  </mrow>
                </mrow>
              </mrow>
              <mo fence="true" stretchy="true">)</mo>
            </mrow>
          </mrow>
        </mtd>
      </mtr>
    </mtable>
    <annotation encoding="StarMath 5.0">matrix { {
{bold func f} = left ( { 2 color red %gamma sub {1 0} + color blue %gamma sub {1 3} } right ), } # {
{bold func g} = left ( { 3 color red %gamma sub {2 0} + color blue %gamma sub {2 1} } right ) } ## {
{bold func f} = left ( { 2 color red %gamma sub {1 0} + color blue %gamma sub {1 3} } right ), } # {
{bold func g} = left ( { 3 color red %gamma sub {2 0} + color blue %gamma sub {1 3} } right ) } ## {
{bold func f} = left ( { 2 color red %gamma sub {1 0} + color blue %gamma sub {1 3} } right ), } # {
{bold func g} = left ( { 3 color red %gamma sub {3 0} + color blue %gamma sub {1 3} } right ) } }</annotation>
  </semantics>
</math>
</file>

<file path=Object 249/content.xml><?xml version="1.0" encoding="utf-8"?>
<math xmlns="http://www.w3.org/1998/Math/MathML" display="block">
  <semantics>
    <mstyle mathvariant="bold">
      <mi mathvariant="normal">g</mi>
    </mstyle>
    <annotation encoding="StarMath 5.0">bold func g </annotation>
  </semantics>
</math>
</file>

<file path=Object 25/content.xml><?xml version="1.0" encoding="utf-8"?>
<math xmlns="http://www.w3.org/1998/Math/MathML">
  <semantics>
    <mrow>
      <mrow>
        <mo fence="true" stretchy="false">[</mo>
        <mrow>
          <mrow>
            <mstyle mathvariant="bold">
              <mi>F</mi>
            </mstyle>
            <mi>,</mi>
            <mstyle mathvariant="bold">
              <mi>G</mi>
            </mstyle>
          </mrow>
        </mrow>
        <mo fence="true" stretchy="false">]</mo>
      </mrow>
      <mo stretchy="false">=</mo>
      <msub>
        <mrow>
          <mo fence="true" stretchy="false">⟨</mo>
          <mrow>
            <mrow>
              <mstyle mathvariant="bold">
                <mi>F</mi>
              </mstyle>
              <mi>,</mi>
              <mstyle mathvariant="bold">
                <mi>G</mi>
              </mstyle>
            </mrow>
          </mrow>
          <mo fence="true" stretchy="false">⟩</mo>
        </mrow>
        <mn>2</mn>
      </msub>
    </mrow>
    <annotation encoding="StarMath 5.0">[ {bold F} , {bold G} ] = langle { {bold F} , {bold G} } rangle sub 2</annotation>
  </semantics>
</math>
</file>

<file path=Object 250/content.xml><?xml version="1.0" encoding="utf-8"?>
<math xmlns="http://www.w3.org/1998/Math/MathML" display="block"/>
</file>

<file path=Object 251/content.xml><?xml version="1.0" encoding="utf-8"?>
<math xmlns="http://www.w3.org/1998/Math/MathML" display="block">
  <semantics>
    <mstyle mathvariant="bold">
      <mi mathvariant="normal">g</mi>
    </mstyle>
    <annotation encoding="StarMath 5.0">bold func g</annotation>
  </semantics>
</math>
</file>

<file path=Object 252/content.xml><?xml version="1.0" encoding="utf-8"?>
<math xmlns="http://www.w3.org/1998/Math/MathML" display="block">
  <semantics>
    <mstyle mathvariant="bold">
      <mi mathvariant="normal">f</mi>
    </mstyle>
    <annotation encoding="StarMath 5.0">bold func f</annotation>
  </semantics>
</math>
</file>

<file path=Object 253/content.xml><?xml version="1.0" encoding="utf-8"?>
<math xmlns="http://www.w3.org/1998/Math/MathML" display="block">
  <semantics>
    <mstyle mathvariant="bold">
      <mi mathvariant="normal">g</mi>
    </mstyle>
    <annotation encoding="StarMath 5.0">bold func g</annotation>
  </semantics>
</math>
</file>

<file path=Object 254/content.xml><?xml version="1.0" encoding="utf-8"?>
<math xmlns="http://www.w3.org/1998/Math/MathML">
  <semantics>
    <mstyle color="blue">
      <msub>
        <mi>γ</mi>
        <mrow>
          <mn>2</mn>
          <mn>3</mn>
        </mrow>
      </msub>
    </mstyle>
    <annotation encoding="StarMath 5.0">color blue %gamma sub {2 3}</annotation>
  </semantics>
</math>
</file>

<file path=Object 255/content.xml><?xml version="1.0" encoding="utf-8"?>
<math xmlns="http://www.w3.org/1998/Math/MathML" display="block">
  <semantics>
    <mtable>
      <mtr>
        <mtd columnalign="left">
          <mrow>
            <mstyle mathvariant="bold">
              <mi mathvariant="normal">f</mi>
            </mstyle>
            <mrow>
              <mstyle mathvariant="bold">
                <mi mathvariant="normal">g</mi>
              </mstyle>
              <mo stretchy="false">=</mo>
              <mi>a</mi>
            </mrow>
            <mi>d</mi>
            <mrow>
              <mstyle color="red">
                <msub>
                  <mi>γ</mi>
                  <mrow>
                    <mn>1</mn>
                    <mn>0</mn>
                    <mn>1</mn>
                    <mn>0</mn>
                  </mrow>
                </msub>
              </mstyle>
              <mo stretchy="false">+</mo>
              <mi>a</mi>
            </mrow>
            <mi>e</mi>
            <mrow>
              <mstyle color="red">
                <msub>
                  <mi>γ</mi>
                  <mrow>
                    <mn>1</mn>
                    <mn>0</mn>
                    <mn>2</mn>
                    <mn>0</mn>
                  </mrow>
                </msub>
              </mstyle>
              <mo stretchy="false">+</mo>
              <mi>a</mi>
            </mrow>
            <mi>h</mi>
            <mstyle color="red">
              <msub>
                <mi>γ</mi>
                <mrow>
                  <mn>1</mn>
                  <mn>0</mn>
                  <mn>3</mn>
                  <mn>0</mn>
                </mrow>
              </msub>
            </mstyle>
          </mrow>
        </mtd>
      </mtr>
      <mtr>
        <mtd columnalign="left">
          <mrow>
            <mrow>
              <mphantom>
                <mrow>
                  <mstyle mathvariant="bold">
                    <mi mathvariant="normal">f</mi>
                  </mstyle>
                  <mstyle mathvariant="bold">
                    <mi mathvariant="normal">g</mi>
                  </mstyle>
                </mrow>
              </mphantom>
              <mo stretchy="false">+</mo>
              <mi>b</mi>
            </mrow>
            <mi>d</mi>
            <mrow>
              <mstyle color="red">
                <msub>
                  <mi>γ</mi>
                  <mrow>
                    <mn>2</mn>
                    <mn>0</mn>
                    <mn>1</mn>
                    <mn>0</mn>
                  </mrow>
                </msub>
              </mstyle>
              <mo stretchy="false">+</mo>
              <mi>b</mi>
            </mrow>
            <mi>e</mi>
            <mrow>
              <mstyle color="red">
                <msub>
                  <mi>γ</mi>
                  <mrow>
                    <mn>2</mn>
                    <mn>0</mn>
                    <mn>2</mn>
                    <mn>0</mn>
                  </mrow>
                </msub>
              </mstyle>
              <mo stretchy="false">+</mo>
              <mi>b</mi>
            </mrow>
            <mi>h</mi>
            <mstyle color="red">
              <msub>
                <mi>γ</mi>
                <mrow>
                  <mn>2</mn>
                  <mn>0</mn>
                  <mn>3</mn>
                  <mn>0</mn>
                </mrow>
              </msub>
            </mstyle>
          </mrow>
        </mtd>
      </mtr>
      <mtr>
        <mtd columnalign="left">
          <mrow>
            <mrow>
              <mphantom>
                <mrow>
                  <mstyle mathvariant="bold">
                    <mi mathvariant="normal">f</mi>
                  </mstyle>
                  <mstyle mathvariant="bold">
                    <mi mathvariant="normal">g</mi>
                  </mstyle>
                </mrow>
              </mphantom>
              <mo stretchy="false">+</mo>
              <mi>c</mi>
            </mrow>
            <mi>d</mi>
            <mrow>
              <mstyle color="red">
                <msub>
                  <mi>γ</mi>
                  <mrow>
                    <mn>3</mn>
                    <mn>0</mn>
                    <mn>1</mn>
                    <mn>0</mn>
                  </mrow>
                </msub>
              </mstyle>
              <mo stretchy="false">+</mo>
              <mi>c</mi>
            </mrow>
            <mi>e</mi>
            <mrow>
              <mstyle color="red">
                <msub>
                  <mi>γ</mi>
                  <mrow>
                    <mn>3</mn>
                    <mn>0</mn>
                    <mn>2</mn>
                    <mn>0</mn>
                  </mrow>
                </msub>
              </mstyle>
              <mo stretchy="false">+</mo>
              <mi>c</mi>
            </mrow>
            <mi>h</mi>
            <mstyle color="red">
              <msub>
                <mi>γ</mi>
                <mrow>
                  <mn>3</mn>
                  <mn>0</mn>
                  <mn>3</mn>
                  <mn>0</mn>
                </mrow>
              </msub>
            </mstyle>
          </mrow>
        </mtd>
      </mtr>
    </mtable>
    <annotation encoding="StarMath 5.0">alignl {bold func f} {bold func g} = a d color red %gamma sub {1 0 1 0} + a e color red %gamma sub {1 0 2 0} + a h color red %gamma sub {1 0 3 0} newline
alignl phantom { {bold func f} {bold func g} } + b d color red %gamma sub {2 0 1 0} + b e color red %gamma sub {2 0 2 0} + b h color red %gamma sub {2 0 3 0} newline
alignl phantom { {bold func f} {bold func g} } + c d color red %gamma sub {3 0 1 0} + c e color red %gamma sub {3 0 2 0} + c h color red %gamma sub {3 0 3 0}</annotation>
  </semantics>
</math>
</file>

<file path=Object 256/content.xml><?xml version="1.0" encoding="utf-8"?>
<math xmlns="http://www.w3.org/1998/Math/MathML" display="block">
  <semantics>
    <mrow>
      <mo stretchy="false">−</mo>
      <mn>1</mn>
    </mrow>
    <annotation encoding="StarMath 5.0">- 1</annotation>
  </semantics>
</math>
</file>

<file path=Object 257/content.xml><?xml version="1.0" encoding="utf-8"?>
<math xmlns="http://www.w3.org/1998/Math/MathML">
  <semantics>
    <mstyle color="blue">
      <msub>
        <mi>γ</mi>
        <mrow>
          <mn>3</mn>
          <mn>1</mn>
        </mrow>
      </msub>
    </mstyle>
    <annotation encoding="StarMath 5.0">color blue %gamma sub {3 1}</annotation>
  </semantics>
</math>
</file>

<file path=Object 258/content.xml><?xml version="1.0" encoding="utf-8"?>
<math xmlns="http://www.w3.org/1998/Math/MathML">
  <semantics>
    <mstyle color="blue">
      <msub>
        <mi>γ</mi>
        <mrow>
          <mn>1</mn>
          <mn>2</mn>
        </mrow>
      </msub>
    </mstyle>
    <annotation encoding="StarMath 5.0">color blue %gamma sub {1 2}</annotation>
  </semantics>
</math>
</file>

<file path=Object 259/content.xml><?xml version="1.0" encoding="utf-8"?>
<math xmlns="http://www.w3.org/1998/Math/MathML" display="block">
  <semantics>
    <mrow>
      <mo stretchy="false">−</mo>
      <mn>1</mn>
    </mrow>
    <annotation encoding="StarMath 5.0">- 1</annotation>
  </semantics>
</math>
</file>

<file path=Object 26/content.xml><?xml version="1.0" encoding="utf-8"?>
<math xmlns="http://www.w3.org/1998/Math/MathML" display="block">
  <semantics>
    <mrow>
      <msub>
        <mrow>
          <mo fence="true" stretchy="false">⟨</mo>
          <mrow>
            <mrow>
              <mstyle mathvariant="bold">
                <mi>F</mi>
              </mstyle>
              <mo stretchy="false">⋅</mo>
              <mstyle mathvariant="bold">
                <mi>G</mi>
              </mstyle>
            </mrow>
          </mrow>
          <mo fence="true" stretchy="false">⟩</mo>
        </mrow>
        <mn>0</mn>
      </msub>
      <mo stretchy="false">=</mo>
      <mrow>
        <mo fence="true" stretchy="false">⟨</mo>
        <mrow>
          <mrow>
            <mstyle mathvariant="bold">
              <mi>F</mi>
            </mstyle>
            <mstyle mathvariant="bold">
              <mi>G</mi>
            </mstyle>
          </mrow>
        </mrow>
        <mo fence="true" stretchy="false">⟩</mo>
      </mrow>
    </mrow>
    <annotation encoding="StarMath 5.0">langle { {bold F} cdot {bold G} } rangle sub 0 = langle { {bold F} {bold G} } rangle</annotation>
  </semantics>
</math>
</file>

<file path=Object 260/content.xml><?xml version="1.0" encoding="utf-8"?>
<math xmlns="http://www.w3.org/1998/Math/MathML" display="block">
  <semantics>
    <mrow>
      <mo stretchy="false">+</mo>
      <mn>1</mn>
    </mrow>
    <annotation encoding="StarMath 5.0">+ 1</annotation>
  </semantics>
</math>
</file>

<file path=Object 261/content.xml><?xml version="1.0" encoding="utf-8"?>
<math xmlns="http://www.w3.org/1998/Math/MathML" display="block">
  <semantics>
    <mrow>
      <mstyle mathvariant="bold">
        <mi mathvariant="normal">f</mi>
      </mstyle>
      <mstyle mathvariant="bold">
        <mi mathvariant="normal">g</mi>
      </mstyle>
    </mrow>
    <annotation encoding="StarMath 5.0">{bold func f} {bold func g}</annotation>
  </semantics>
</math>
</file>

<file path=Object 262/content.xml><?xml version="1.0" encoding="utf-8"?>
<math xmlns="http://www.w3.org/1998/Math/MathML">
  <semantics>
    <mrow>
      <mi>b</mi>
      <mi>d</mi>
      <mstyle color="red">
        <msub>
          <mi>γ</mi>
          <mrow>
            <mn>2</mn>
            <mn>0</mn>
            <mn>1</mn>
            <mn>0</mn>
          </mrow>
        </msub>
      </mstyle>
    </mrow>
    <annotation encoding="StarMath 5.0">b d color red %gamma sub {2 0 1 0}</annotation>
  </semantics>
</math>
</file>

<file path=Object 263/content.xml><?xml version="1.0" encoding="utf-8"?>
<math xmlns="http://www.w3.org/1998/Math/MathML" display="block">
  <semantics>
    <mn>1</mn>
    <annotation encoding="StarMath 5.0">1</annotation>
  </semantics>
</math>
</file>

<file path=Object 264/content.xml><?xml version="1.0" encoding="utf-8"?>
<math xmlns="http://www.w3.org/1998/Math/MathML" display="block">
  <semantics>
    <mn>0</mn>
    <annotation encoding="StarMath 5.0">0</annotation>
  </semantics>
</math>
</file>

<file path=Object 265/content.xml><?xml version="1.0" encoding="utf-8"?>
<math xmlns="http://www.w3.org/1998/Math/MathML" display="block">
  <semantics>
    <mrow>
      <mrow/>
      <mo stretchy="false">−</mo>
      <mrow/>
    </mrow>
    <annotation encoding="StarMath 5.0">{{}-{}}</annotation>
  </semantics>
</math>
</file>

<file path=Object 266/content.xml><?xml version="1.0" encoding="utf-8"?>
<math xmlns="http://www.w3.org/1998/Math/MathML">
  <semantics>
    <mstyle color="blue">
      <msub>
        <mi>γ</mi>
        <mrow>
          <mn>0</mn>
          <mn>0</mn>
        </mrow>
      </msub>
    </mstyle>
    <annotation encoding="StarMath 5.0">color blue %gamma sub {0 0}</annotation>
  </semantics>
</math>
</file>

<file path=Object 267/content.xml><?xml version="1.0" encoding="utf-8"?>
<math xmlns="http://www.w3.org/1998/Math/MathML" display="block">
  <semantics>
    <mrow>
      <mo stretchy="false">+</mo>
      <mn>1</mn>
    </mrow>
    <annotation encoding="StarMath 5.0">+ 1</annotation>
  </semantics>
</math>
</file>

<file path=Object 268/content.xml><?xml version="1.0" encoding="utf-8"?>
<math xmlns="http://www.w3.org/1998/Math/MathML">
  <semantics>
    <mstyle color="blue">
      <msub>
        <mi>γ</mi>
        <mrow>
          <mn>2</mn>
          <mn>1</mn>
        </mrow>
      </msub>
    </mstyle>
    <annotation encoding="StarMath 5.0">color blue %gamma sub {2 1}</annotation>
  </semantics>
</math>
</file>

<file path=Object 269/content.xml><?xml version="1.0" encoding="utf-8"?>
<math xmlns="http://www.w3.org/1998/Math/MathML">
  <semantics>
    <mrow>
      <mi>b</mi>
      <mi>d</mi>
      <mstyle color="red">
        <msub>
          <mi>γ</mi>
          <mrow>
            <mn>2</mn>
            <mn>0</mn>
            <mn>1</mn>
            <mn>0</mn>
          </mrow>
        </msub>
      </mstyle>
    </mrow>
    <annotation encoding="StarMath 5.0">b d color red %gamma sub {2 0 1 0}</annotation>
  </semantics>
</math>
</file>

<file path=Object 27/content.xml><?xml version="1.0" encoding="utf-8"?>
<math xmlns="http://www.w3.org/1998/Math/MathML">
  <semantics>
    <mrow>
      <msub>
        <mrow>
          <mo fence="true" stretchy="false">⟨</mo>
          <mrow>
            <mrow>
              <mstyle mathvariant="bold">
                <mi>F</mi>
              </mstyle>
              <mo stretchy="false">⋅</mo>
              <mstyle mathvariant="bold">
                <mi>G</mi>
              </mstyle>
            </mrow>
          </mrow>
          <mo fence="true" stretchy="false">⟩</mo>
        </mrow>
        <mn>4</mn>
      </msub>
      <mo stretchy="false">=</mo>
      <msub>
        <mrow>
          <mo fence="true" stretchy="false">⟨</mo>
          <mrow>
            <mrow>
              <mstyle mathvariant="bold">
                <mi>F</mi>
              </mstyle>
              <mstyle mathvariant="bold">
                <mi>G</mi>
              </mstyle>
            </mrow>
          </mrow>
          <mo fence="true" stretchy="false">⟩</mo>
        </mrow>
        <mn>4</mn>
      </msub>
    </mrow>
    <annotation encoding="StarMath 5.0">langle { {bold F} cdot {bold G} } rangle sub 4 = langle { {bold F} {bold G} } rangle sub 4</annotation>
  </semantics>
</math>
</file>

<file path=Object 270/content.xml><?xml version="1.0" encoding="utf-8"?>
<math xmlns="http://www.w3.org/1998/Math/MathML">
  <semantics>
    <mstyle color="blue">
      <msub>
        <mi>γ</mi>
        <mrow>
          <mn>3</mn>
          <mn>1</mn>
        </mrow>
      </msub>
    </mstyle>
    <annotation encoding="StarMath 5.0">color blue %gamma sub {3 1}</annotation>
  </semantics>
</math>
</file>

<file path=Object 271/content.xml><?xml version="1.0" encoding="utf-8"?>
<math xmlns="http://www.w3.org/1998/Math/MathML" display="block">
  <semantics>
    <mrow>
      <mstyle mathvariant="bold">
        <mi mathvariant="normal">f</mi>
      </mstyle>
      <mstyle mathvariant="bold">
        <mi mathvariant="normal">g</mi>
      </mstyle>
    </mrow>
    <annotation encoding="StarMath 5.0">{bold func f} {bold func g}</annotation>
  </semantics>
</math>
</file>

<file path=Object 272/content.xml><?xml version="1.0" encoding="utf-8"?>
<math xmlns="http://www.w3.org/1998/Math/MathML" display="block">
  <semantics>
    <mrow>
      <mstyle mathvariant="bold">
        <mi mathvariant="normal">g</mi>
      </mstyle>
      <mstyle mathvariant="bold">
        <mi mathvariant="normal">f</mi>
      </mstyle>
    </mrow>
    <annotation encoding="StarMath 5.0">{bold func g} {bold func f}</annotation>
  </semantics>
</math>
</file>

<file path=Object 273/content.xml><?xml version="1.0" encoding="utf-8"?>
<math xmlns="http://www.w3.org/1998/Math/MathML" display="block">
  <semantics>
    <mtable>
      <mtr>
        <mtd columnalign="left">
          <mrow>
            <mstyle mathvariant="bold">
              <mi mathvariant="normal">g</mi>
            </mstyle>
            <mrow>
              <mstyle mathvariant="bold">
                <mi mathvariant="normal">f</mi>
              </mstyle>
              <mo stretchy="false">=</mo>
              <mi>a</mi>
            </mrow>
            <mi>d</mi>
            <mrow>
              <mstyle color="red">
                <msub>
                  <mi>γ</mi>
                  <mrow>
                    <mn>1</mn>
                    <mn>0</mn>
                    <mn>1</mn>
                    <mn>0</mn>
                  </mrow>
                </msub>
              </mstyle>
              <mo stretchy="false">+</mo>
              <mi>a</mi>
            </mrow>
            <mi>e</mi>
            <mrow>
              <mstyle color="red">
                <msub>
                  <mi>γ</mi>
                  <mrow>
                    <mn>2</mn>
                    <mn>0</mn>
                    <mn>1</mn>
                    <mn>0</mn>
                  </mrow>
                </msub>
              </mstyle>
              <mo stretchy="false">+</mo>
              <mi>a</mi>
            </mrow>
            <mi>h</mi>
            <mstyle color="red">
              <msub>
                <mi>γ</mi>
                <mrow>
                  <mn>3</mn>
                  <mn>0</mn>
                  <mn>1</mn>
                  <mn>0</mn>
                </mrow>
              </msub>
            </mstyle>
          </mrow>
        </mtd>
      </mtr>
      <mtr>
        <mtd columnalign="left">
          <mrow>
            <mrow>
              <mphantom>
                <mrow>
                  <mstyle mathvariant="bold">
                    <mi mathvariant="normal">f</mi>
                  </mstyle>
                  <mstyle mathvariant="bold">
                    <mi mathvariant="normal">g</mi>
                  </mstyle>
                </mrow>
              </mphantom>
              <mo stretchy="false">+</mo>
              <mi>b</mi>
            </mrow>
            <mi>d</mi>
            <mrow>
              <mstyle color="red">
                <msub>
                  <mi>γ</mi>
                  <mrow>
                    <mn>1</mn>
                    <mn>0</mn>
                    <mn>2</mn>
                    <mn>0</mn>
                  </mrow>
                </msub>
              </mstyle>
              <mo stretchy="false">+</mo>
              <mi>b</mi>
            </mrow>
            <mi>e</mi>
            <mrow>
              <mstyle color="red">
                <msub>
                  <mi>γ</mi>
                  <mrow>
                    <mn>2</mn>
                    <mn>0</mn>
                    <mn>2</mn>
                    <mn>0</mn>
                  </mrow>
                </msub>
              </mstyle>
              <mo stretchy="false">+</mo>
              <mi>b</mi>
            </mrow>
            <mi>h</mi>
            <mstyle color="red">
              <msub>
                <mi>γ</mi>
                <mrow>
                  <mn>3</mn>
                  <mn>0</mn>
                  <mn>2</mn>
                  <mn>0</mn>
                </mrow>
              </msub>
            </mstyle>
          </mrow>
        </mtd>
      </mtr>
      <mtr>
        <mtd columnalign="left">
          <mrow>
            <mrow>
              <mphantom>
                <mrow>
                  <mstyle mathvariant="bold">
                    <mi mathvariant="normal">f</mi>
                  </mstyle>
                  <mstyle mathvariant="bold">
                    <mi mathvariant="normal">g</mi>
                  </mstyle>
                </mrow>
              </mphantom>
              <mo stretchy="false">+</mo>
              <mi>c</mi>
            </mrow>
            <mi>d</mi>
            <mrow>
              <mstyle color="red">
                <msub>
                  <mi>γ</mi>
                  <mrow>
                    <mn>1</mn>
                    <mn>0</mn>
                    <mn>3</mn>
                    <mn>0</mn>
                  </mrow>
                </msub>
              </mstyle>
              <mo stretchy="false">+</mo>
              <mi>c</mi>
            </mrow>
            <mi>e</mi>
            <mrow>
              <mstyle color="red">
                <msub>
                  <mi>γ</mi>
                  <mrow>
                    <mn>2</mn>
                    <mn>0</mn>
                    <mn>3</mn>
                    <mn>0</mn>
                  </mrow>
                </msub>
              </mstyle>
              <mo stretchy="false">+</mo>
              <mi>c</mi>
            </mrow>
            <mi>h</mi>
            <mstyle color="red">
              <msub>
                <mi>γ</mi>
                <mrow>
                  <mn>3</mn>
                  <mn>0</mn>
                  <mn>3</mn>
                  <mn>0</mn>
                </mrow>
              </msub>
            </mstyle>
          </mrow>
        </mtd>
      </mtr>
    </mtable>
    <annotation encoding="StarMath 5.0">alignl {bold func g} {bold func f} = a d color red %gamma sub {1 0 1 0} + a e color red %gamma sub {2 0 1 0} + a h color red %gamma sub {3 0 1 0} newline
alignl phantom { {bold func f} {bold func g} } + b d color red %gamma sub {1 0 2 0} + b e color red %gamma sub {2 0 2 0} + b h color red %gamma sub {3 0 2 0} newline
alignl phantom { {bold func f} {bold func g} } + c d color red %gamma sub {1 0 3 0} + c e color red %gamma sub {2 0 3 0} + c h color red %gamma sub {3 0 3 0}</annotation>
  </semantics>
</math>
</file>

<file path=Object 274/content.xml><?xml version="1.0" encoding="utf-8"?>
<math xmlns="http://www.w3.org/1998/Math/MathML">
  <semantics>
    <mrow>
      <mi>a</mi>
      <mi>h</mi>
    </mrow>
    <annotation encoding="StarMath 5.0">a h </annotation>
  </semantics>
</math>
</file>

<file path=Object 275/content.xml><?xml version="1.0" encoding="utf-8"?>
<math xmlns="http://www.w3.org/1998/Math/MathML">
  <semantics>
    <mstyle color="red">
      <msub>
        <mi>γ</mi>
        <mrow>
          <mn>1</mn>
          <mn>0</mn>
          <mn>3</mn>
          <mn>0</mn>
        </mrow>
      </msub>
    </mstyle>
    <annotation encoding="StarMath 5.0">color red %gamma sub {1 0 3 0}</annotation>
  </semantics>
</math>
</file>

<file path=Object 276/content.xml><?xml version="1.0" encoding="utf-8"?>
<math xmlns="http://www.w3.org/1998/Math/MathML">
  <semantics>
    <mstyle color="red">
      <msub>
        <mi>γ</mi>
        <mrow>
          <mn>3</mn>
          <mn>0</mn>
          <mn>1</mn>
          <mn>0</mn>
        </mrow>
      </msub>
    </mstyle>
    <annotation encoding="StarMath 5.0">color red %gamma sub {3 0 1 0}</annotation>
  </semantics>
</math>
</file>

<file path=Object 277/content.xml><?xml version="1.0" encoding="utf-8"?>
<math xmlns="http://www.w3.org/1998/Math/MathML" display="block">
  <semantics>
    <mrow>
      <mn>1</mn>
      <mi>,</mi>
      <mn>0</mn>
      <mi>,</mi>
      <mn>3</mn>
      <mi>,</mi>
      <mn>0</mn>
    </mrow>
    <annotation encoding="StarMath 5.0">1 , 0 , 3 , 0</annotation>
  </semantics>
</math>
</file>

<file path=Object 278/content.xml><?xml version="1.0" encoding="utf-8"?>
<math xmlns="http://www.w3.org/1998/Math/MathML" display="block">
  <semantics>
    <mrow>
      <mn>3</mn>
      <mi>,</mi>
      <mn>0</mn>
      <mi>,</mi>
      <mn>1</mn>
      <mi>,</mi>
      <mn>0</mn>
    </mrow>
    <annotation encoding="StarMath 5.0">3 , 0 , 1 , 0</annotation>
  </semantics>
</math>
</file>

<file path=Object 279/content.xml><?xml version="1.0" encoding="utf-8"?>
<math xmlns="http://www.w3.org/1998/Math/MathML" display="block">
  <semantics>
    <mrow>
      <mrow/>
      <mo stretchy="false">−</mo>
      <mrow/>
    </mrow>
    <annotation encoding="StarMath 5.0">{{}-{}}</annotation>
  </semantics>
</math>
</file>

<file path=Object 28/content.xml><?xml version="1.0" encoding="utf-8"?>
<math xmlns="http://www.w3.org/1998/Math/MathML" display="block">
  <semantics>
    <mrow>
      <mrow>
        <mstyle mathvariant="bold">
          <mi>F</mi>
        </mstyle>
        <mo stretchy="false">⋅</mo>
        <mstyle mathvariant="bold">
          <mi>G</mi>
        </mstyle>
      </mrow>
      <mo stretchy="false">=</mo>
      <mrow>
        <msub>
          <mrow>
            <mo fence="true" stretchy="false">⟨</mo>
            <mrow>
              <mrow/>
            </mrow>
            <mo fence="true" stretchy="false">⟩</mo>
          </mrow>
          <mn>0</mn>
        </msub>
        <mo stretchy="false">+</mo>
        <msub>
          <mrow>
            <mo fence="true" stretchy="false">⟨</mo>
            <mrow>
              <mrow/>
            </mrow>
            <mo fence="true" stretchy="false">⟩</mo>
          </mrow>
          <mn>4</mn>
        </msub>
      </mrow>
    </mrow>
    <annotation encoding="StarMath 5.0">{bold F} cdot {bold G} = langle {} rangle sub 0 + langle {} rangle sub 4</annotation>
  </semantics>
</math>
</file>

<file path=Object 280/content.xml><?xml version="1.0" encoding="utf-8"?>
<math xmlns="http://www.w3.org/1998/Math/MathML" display="block">
  <semantics>
    <mrow>
      <mstyle mathvariant="bold">
        <mi mathvariant="normal">f</mi>
      </mstyle>
      <mstyle mathvariant="bold">
        <mi mathvariant="normal">g</mi>
      </mstyle>
    </mrow>
    <annotation encoding="StarMath 5.0">{bold func f} {bold func g}</annotation>
  </semantics>
</math>
</file>

<file path=Object 281/content.xml><?xml version="1.0" encoding="utf-8"?>
<math xmlns="http://www.w3.org/1998/Math/MathML" display="block">
  <semantics>
    <mrow>
      <mstyle mathvariant="bold">
        <mi mathvariant="normal">g</mi>
      </mstyle>
      <mstyle mathvariant="bold">
        <mi mathvariant="normal">f</mi>
      </mstyle>
    </mrow>
    <annotation encoding="StarMath 5.0">{bold func g} {bold func f}</annotation>
  </semantics>
</math>
</file>

<file path=Object 282/content.xml><?xml version="1.0" encoding="utf-8"?>
<math xmlns="http://www.w3.org/1998/Math/MathML">
  <semantics>
    <mrow>
      <mo stretchy="false">−</mo>
      <mstyle color="red">
        <msub>
          <mi>γ</mi>
          <mrow>
            <mn>1</mn>
            <mn>0</mn>
            <mn>0</mn>
            <mn>3</mn>
          </mrow>
        </msub>
      </mstyle>
    </mrow>
    <annotation encoding="StarMath 5.0">- color red %gamma sub {1 0 0 3}</annotation>
  </semantics>
</math>
</file>

<file path=Object 283/content.xml><?xml version="1.0" encoding="utf-8"?>
<math xmlns="http://www.w3.org/1998/Math/MathML">
  <semantics>
    <mrow>
      <mo stretchy="false">−</mo>
      <mstyle color="red">
        <msub>
          <mi>γ</mi>
          <mrow>
            <mn>1</mn>
            <mn>3</mn>
          </mrow>
        </msub>
      </mstyle>
    </mrow>
    <annotation encoding="StarMath 5.0">- color red %gamma sub {1 3}</annotation>
  </semantics>
</math>
</file>

<file path=Object 284/content.xml><?xml version="1.0" encoding="utf-8"?>
<math xmlns="http://www.w3.org/1998/Math/MathML">
  <semantics>
    <mrow>
      <mo stretchy="false">−</mo>
      <mstyle color="red">
        <msub>
          <mi>γ</mi>
          <mrow>
            <mn>3</mn>
            <mn>0</mn>
            <mn>0</mn>
            <mn>1</mn>
          </mrow>
        </msub>
      </mstyle>
    </mrow>
    <annotation encoding="StarMath 5.0">- color red %gamma sub {3 0 0 1}</annotation>
  </semantics>
</math>
</file>

<file path=Object 285/content.xml><?xml version="1.0" encoding="utf-8"?>
<math xmlns="http://www.w3.org/1998/Math/MathML">
  <semantics>
    <mrow>
      <mo stretchy="false">−</mo>
      <mstyle color="red">
        <msub>
          <mi>γ</mi>
          <mrow>
            <mn>3</mn>
            <mn>1</mn>
          </mrow>
        </msub>
      </mstyle>
    </mrow>
    <annotation encoding="StarMath 5.0">- color red %gamma sub {3 1}</annotation>
  </semantics>
</math>
</file>

<file path=Object 286/content.xml><?xml version="1.0" encoding="utf-8"?>
<math xmlns="http://www.w3.org/1998/Math/MathML">
  <semantics>
    <mrow>
      <mo stretchy="false">−</mo>
      <mstyle color="red">
        <msub>
          <mi>γ</mi>
          <mrow>
            <mn>3</mn>
            <mn>1</mn>
          </mrow>
        </msub>
      </mstyle>
    </mrow>
    <annotation encoding="StarMath 5.0">- color red %gamma sub {3 1}</annotation>
  </semantics>
</math>
</file>

<file path=Object 287/content.xml><?xml version="1.0" encoding="utf-8"?>
<math xmlns="http://www.w3.org/1998/Math/MathML">
  <semantics>
    <mstyle color="red">
      <msub>
        <mi>γ</mi>
        <mrow>
          <mn>1</mn>
          <mn>3</mn>
        </mrow>
      </msub>
    </mstyle>
    <annotation encoding="StarMath 5.0">color red %gamma sub {1 3}</annotation>
  </semantics>
</math>
</file>

<file path=Object 288/content.xml><?xml version="1.0" encoding="utf-8"?>
<math xmlns="http://www.w3.org/1998/Math/MathML" display="block">
  <semantics>
    <mstyle mathvariant="bold">
      <mi mathvariant="normal">f</mi>
    </mstyle>
    <annotation encoding="StarMath 5.0">{bold func f}</annotation>
  </semantics>
</math>
</file>

<file path=Object 289/content.xml><?xml version="1.0" encoding="utf-8"?>
<math xmlns="http://www.w3.org/1998/Math/MathML" display="block">
  <semantics>
    <mstyle mathvariant="bold">
      <mi mathvariant="normal">g</mi>
    </mstyle>
    <annotation encoding="StarMath 5.0">{bold func g}</annotation>
  </semantics>
</math>
</file>

<file path=Object 29/content.xml><?xml version="1.0" encoding="utf-8"?>
<math xmlns="http://www.w3.org/1998/Math/MathML" display="block">
  <semantics>
    <mstyle mathvariant="bold">
      <mi>F</mi>
    </mstyle>
    <annotation encoding="StarMath 5.0">bold F</annotation>
  </semantics>
</math>
</file>

<file path=Object 290/content.xml><?xml version="1.0" encoding="utf-8"?>
<math xmlns="http://www.w3.org/1998/Math/MathML">
  <semantics>
    <mrow>
      <mi>a</mi>
      <mi>h</mi>
      <mstyle color="red">
        <msub>
          <mi>γ</mi>
          <mrow>
            <mn>1</mn>
            <mn>0</mn>
            <mn>3</mn>
            <mn>0</mn>
          </mrow>
        </msub>
      </mstyle>
    </mrow>
    <annotation encoding="StarMath 5.0">a h color red %gamma sub {1 0 3 0}</annotation>
  </semantics>
</math>
</file>

<file path=Object 291/content.xml><?xml version="1.0" encoding="utf-8"?>
<math xmlns="http://www.w3.org/1998/Math/MathML">
  <semantics>
    <mrow>
      <mi>a</mi>
      <mi>h</mi>
      <mstyle color="red">
        <msub>
          <mi>γ</mi>
          <mrow>
            <mn>3</mn>
            <mn>0</mn>
            <mn>1</mn>
            <mn>0</mn>
          </mrow>
        </msub>
      </mstyle>
    </mrow>
    <annotation encoding="StarMath 5.0">a h color red %gamma sub {3 0 1 0}</annotation>
  </semantics>
</math>
</file>

<file path=Object 292/content.xml><?xml version="1.0" encoding="utf-8"?>
<math xmlns="http://www.w3.org/1998/Math/MathML" display="block">
  <semantics>
    <mrow>
      <mi>a</mi>
      <mi>d</mi>
    </mrow>
    <annotation encoding="StarMath 5.0">a d</annotation>
  </semantics>
</math>
</file>

<file path=Object 293/content.xml><?xml version="1.0" encoding="utf-8"?>
<math xmlns="http://www.w3.org/1998/Math/MathML" display="block">
  <semantics>
    <mrow>
      <mi>b</mi>
      <mi>e</mi>
    </mrow>
    <annotation encoding="StarMath 5.0">b e</annotation>
  </semantics>
</math>
</file>

<file path=Object 294/content.xml><?xml version="1.0" encoding="utf-8"?>
<math xmlns="http://www.w3.org/1998/Math/MathML" display="block">
  <semantics>
    <mrow>
      <mi>c</mi>
      <mi>h</mi>
    </mrow>
    <annotation encoding="StarMath 5.0">c h</annotation>
  </semantics>
</math>
</file>

<file path=Object 295/content.xml><?xml version="1.0" encoding="utf-8"?>
<math xmlns="http://www.w3.org/1998/Math/MathML" display="block">
  <semantics>
    <mrow>
      <mn>½</mn>
      <mrow>
        <mrow>
          <mo fence="true" stretchy="fals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false">)</mo>
        </mrow>
        <mo stretchy="false">=</mo>
        <mi>a</mi>
      </mrow>
      <mrow>
        <mi>d</mi>
        <mo stretchy="false">+</mo>
        <mi>b</mi>
      </mrow>
      <mrow>
        <mi>e</mi>
        <mo stretchy="false">+</mo>
        <mi>c</mi>
      </mrow>
      <mi>h</mi>
    </mrow>
    <annotation encoding="StarMath 5.0">½ ( {bold func f} {bold func g} + {bold func g} {bold func f} ) = a d + b e + c h</annotation>
  </semantics>
</math>
</file>

<file path=Object 296/content.xml><?xml version="1.0" encoding="utf-8"?>
<math xmlns="http://www.w3.org/1998/Math/MathML" display="block">
  <semantics>
    <mstyle mathvariant="bold">
      <mi mathvariant="normal">f</mi>
    </mstyle>
    <annotation encoding="StarMath 5.0">{bold func f}</annotation>
  </semantics>
</math>
</file>

<file path=Object 297/content.xml><?xml version="1.0" encoding="utf-8"?>
<math xmlns="http://www.w3.org/1998/Math/MathML" display="block">
  <semantics>
    <mrow>
      <mrow>
        <mstyle mathvariant="bold">
          <mi mathvariant="normal">f</mi>
        </mstyle>
        <mo stretchy="false">=</mo>
        <mrow>
          <mo fence="true" stretchy="false">(</mo>
          <mrow>
            <mrow>
              <mn>2</mn>
              <mrow>
                <mstyle color="red">
                  <msub>
                    <mi>γ</mi>
                    <mrow>
                      <mn>1</mn>
                      <mn>0</mn>
                    </mrow>
                  </msub>
                </mstyle>
                <mo stretchy="false">+</mo>
                <mstyle color="blue">
                  <msub>
                    <mi>γ</mi>
                    <mrow>
                      <mn>1</mn>
                      <mn>3</mn>
                    </mrow>
                  </msub>
                </mstyle>
              </mrow>
            </mrow>
          </mrow>
          <mo fence="true" stretchy="false">)</mo>
        </mrow>
      </mrow>
      <mspace width="2em"/>
      <mi>,</mi>
      <mspace width="2em"/>
      <mrow>
        <mstyle mathvariant="bold">
          <mi mathvariant="normal">g</mi>
        </mstyle>
        <mo stretchy="false">=</mo>
        <mrow>
          <mo fence="true" stretchy="false">(</mo>
          <mrow>
            <mrow>
              <mn>3</mn>
              <mrow>
                <mstyle color="red">
                  <msub>
                    <mi>γ</mi>
                    <mrow>
                      <mn>2</mn>
                      <mn>0</mn>
                    </mrow>
                  </msub>
                </mstyle>
                <mo stretchy="false">+</mo>
                <mstyle color="blue">
                  <msub>
                    <mi>γ</mi>
                    <mrow>
                      <mn>2</mn>
                      <mn>1</mn>
                    </mrow>
                  </msub>
                </mstyle>
              </mrow>
            </mrow>
          </mrow>
          <mo fence="true" stretchy="false">)</mo>
        </mrow>
      </mrow>
    </mrow>
    <annotation encoding="StarMath 5.0">{bold func f} = ( 2 color red %gamma sub {1 0} + color blue %gamma sub {1 3} ) ~,~ {bold func g} = ( 3 color red %gamma sub {2 0} + color blue %gamma sub {2 1} )</annotation>
  </semantics>
</math>
</file>

<file path=Object 298/content.xml><?xml version="1.0" encoding="utf-8"?>
<math xmlns="http://www.w3.org/1998/Math/MathML" display="block">
  <semantics>
    <mstyle mathvariant="bold">
      <mi mathvariant="normal">f</mi>
    </mstyle>
    <annotation encoding="StarMath 5.0">{bold func f}</annotation>
  </semantics>
</math>
</file>

<file path=Object 299/content.xml><?xml version="1.0" encoding="utf-8"?>
<math xmlns="http://www.w3.org/1998/Math/MathML" display="block">
  <semantics>
    <mrow>
      <mstyle mathvariant="bold">
        <mi mathvariant="normal">f</mi>
      </mstyle>
      <mstyle mathvariant="bold">
        <mover accent="true">
          <mi mathvariant="normal">f</mi>
          <mo stretchy="false">~</mo>
        </mover>
      </mstyle>
    </mrow>
    <annotation encoding="StarMath 5.0">{bold func f} {bold tilde func f}</annotation>
  </semantics>
</math>
</file>

<file path=Object 3/content.xml><?xml version="1.0" encoding="utf-8"?>
<math xmlns="http://www.w3.org/1998/Math/MathML">
  <semantics>
    <mrow>
      <mo fence="true" stretchy="false">(</mo>
      <mrow>
        <mrow>
          <mi>ψ</mi>
          <mover accent="true">
            <mi>ψ</mi>
            <mo stretchy="false">~</mo>
          </mover>
        </mrow>
      </mrow>
      <mo fence="true" stretchy="false">)</mo>
    </mrow>
    <annotation encoding="StarMath 5.0">( %psi tilde %psi )</annotation>
  </semantics>
</math>
</file>

<file path=Object 30/content.xml><?xml version="1.0" encoding="utf-8"?>
<math xmlns="http://www.w3.org/1998/Math/MathML" display="block">
  <semantics>
    <mstyle mathvariant="bold">
      <mi>G</mi>
    </mstyle>
    <annotation encoding="StarMath 5.0">bold G</annotation>
  </semantics>
</math>
</file>

<file path=Object 300/content.xml><?xml version="1.0" encoding="utf-8"?>
<math xmlns="http://www.w3.org/1998/Math/MathML" display="block">
  <semantics>
    <mrow>
      <mstyle mathvariant="bold">
        <mi mathvariant="normal">f</mi>
      </mstyle>
      <mstyle mathvariant="bold">
        <mover accent="true">
          <mi mathvariant="normal">f</mi>
          <mo stretchy="false">~</mo>
        </mover>
      </mstyle>
    </mrow>
    <annotation encoding="StarMath 5.0">{bold func f} {bold tilde func f}</annotation>
  </semantics>
</math>
</file>

<file path=Object 301/content.xml><?xml version="1.0" encoding="utf-8"?>
<math xmlns="http://www.w3.org/1998/Math/MathML" display="block">
  <semantics>
    <mtable>
      <mtr>
        <mtd columnalign="left">
          <mrow>
            <mstyle mathvariant="bold">
              <mi mathvariant="normal">f</mi>
            </mstyle>
            <mrow>
              <mstyle mathvariant="bold">
                <mover accent="true">
                  <mi mathvariant="normal">f</mi>
                  <mo stretchy="false">~</mo>
                </mover>
              </mstyle>
              <mo stretchy="false">=</mo>
              <mrow>
                <mo fence="true" stretchy="false">(</mo>
                <mrow>
                  <mrow>
                    <mn>2</mn>
                    <mrow>
                      <mstyle color="red">
                        <msub>
                          <mi>γ</mi>
                          <mrow>
                            <mn>1</mn>
                            <mn>0</mn>
                          </mrow>
                        </msub>
                      </mstyle>
                      <mo stretchy="false">+</mo>
                      <mstyle color="blue">
                        <msub>
                          <mi>γ</mi>
                          <mrow>
                            <mn>1</mn>
                            <mn>3</mn>
                          </mrow>
                        </msub>
                      </mstyle>
                    </mrow>
                  </mrow>
                </mrow>
                <mo fence="true" stretchy="false">)</mo>
              </mrow>
            </mrow>
            <mrow>
              <mo fence="true" stretchy="false">(</mo>
              <mrow>
                <mrow>
                  <mn>2</mn>
                  <mrow>
                    <mstyle color="red">
                      <msub>
                        <mi>γ</mi>
                        <mrow>
                          <mn>0</mn>
                          <mn>1</mn>
                        </mrow>
                      </msub>
                    </mstyle>
                    <mo stretchy="false">+</mo>
                    <mstyle color="blue">
                      <msub>
                        <mi>γ</mi>
                        <mrow>
                          <mn>3</mn>
                          <mn>1</mn>
                        </mrow>
                      </msub>
                    </mstyle>
                  </mrow>
                </mrow>
              </mrow>
              <mo fence="true" stretchy="false">)</mo>
            </mrow>
          </mrow>
        </mtd>
      </mtr>
      <mtr>
        <mtd columnalign="left">
          <mrow>
            <mrow>
              <mphantom>
                <mrow>
                  <mstyle mathvariant="bold">
                    <mi mathvariant="normal">f</mi>
                  </mstyle>
                  <mstyle mathvariant="bold">
                    <mover accent="true">
                      <mi mathvariant="normal">f</mi>
                      <mo stretchy="false">~</mo>
                    </mover>
                  </mstyle>
                </mrow>
              </mphantom>
              <mo stretchy="false">=</mo>
              <mrow>
                <mrow>
                  <mo stretchy="false">−</mo>
                  <mn>4</mn>
                </mrow>
                <mo stretchy="false">+</mo>
                <mn>2</mn>
              </mrow>
            </mrow>
            <mrow>
              <mstyle color="blue">
                <msub>
                  <mi>γ</mi>
                  <mrow>
                    <mn>1</mn>
                    <mn>0</mn>
                    <mn>3</mn>
                    <mn>1</mn>
                  </mrow>
                </msub>
              </mstyle>
              <mo stretchy="false">+</mo>
              <mn>2</mn>
            </mrow>
            <mrow>
              <mstyle color="blue">
                <msub>
                  <mi>γ</mi>
                  <mrow>
                    <mn>1</mn>
                    <mn>3</mn>
                    <mn>0</mn>
                    <mn>1</mn>
                  </mrow>
                </msub>
              </mstyle>
              <mo stretchy="false">+</mo>
              <mstyle color="red">
                <msub>
                  <mi>γ</mi>
                  <mrow>
                    <mn>1</mn>
                    <mn>3</mn>
                    <mn>3</mn>
                    <mn>1</mn>
                  </mrow>
                </msub>
              </mstyle>
            </mrow>
          </mrow>
        </mtd>
      </mtr>
      <mtr>
        <mtd columnalign="left">
          <mrow>
            <mphantom>
              <mrow>
                <mstyle mathvariant="bold">
                  <mi mathvariant="normal">f</mi>
                </mstyle>
                <mstyle mathvariant="bold">
                  <mover accent="true">
                    <mi mathvariant="normal">f</mi>
                    <mo stretchy="false">~</mo>
                  </mover>
                </mstyle>
              </mrow>
            </mphantom>
            <mo stretchy="false">=</mo>
            <mrow>
              <mrow>
                <mo stretchy="false">−</mo>
                <mn>4</mn>
              </mrow>
              <mo stretchy="false">+</mo>
              <mn>1</mn>
            </mrow>
            <mo stretchy="false">=</mo>
            <mrow>
              <mo stretchy="false">−</mo>
              <mn>3</mn>
            </mrow>
          </mrow>
        </mtd>
      </mtr>
    </mtable>
    <annotation encoding="StarMath 5.0">alignl {bold func f} {bold tilde func f} = ( 2 color red %gamma sub {1 0} + color blue %gamma sub {1 3} ) ( 2 color red %gamma sub {0 1} + color blue %gamma sub {3 1} ) newline
alignl phantom { {bold func f} {bold tilde func f} } = - 4 + 2 color blue %gamma sub {1 0 3 1} + 2 color blue %gamma sub {1 3 0 1} + color red %gamma sub {1 3 3 1} newline
alignl phantom { {bold func f} {bold tilde func f} } = -4 + 1 = - 3</annotation>
  </semantics>
</math>
</file>

<file path=Object 302/content.xml><?xml version="1.0" encoding="utf-8"?>
<math xmlns="http://www.w3.org/1998/Math/MathML" display="block">
  <semantics>
    <mrow>
      <mo stretchy="false">+</mo>
      <mn>1</mn>
    </mrow>
    <annotation encoding="StarMath 5.0">+ 1</annotation>
  </semantics>
</math>
</file>

<file path=Object 303/content.xml><?xml version="1.0" encoding="utf-8"?>
<math xmlns="http://www.w3.org/1998/Math/MathML" display="block">
  <semantics>
    <mrow>
      <mo stretchy="false">−</mo>
      <mn>1</mn>
    </mrow>
    <annotation encoding="StarMath 5.0">- 1</annotation>
  </semantics>
</math>
</file>

<file path=Object 304/content.xml><?xml version="1.0" encoding="utf-8"?>
<math xmlns="http://www.w3.org/1998/Math/MathML" display="block">
  <semantics>
    <mrow>
      <mo stretchy="false">+</mo>
      <mn>1</mn>
    </mrow>
    <annotation encoding="StarMath 5.0">+ 1</annotation>
  </semantics>
</math>
</file>

<file path=Object 305/content.xml><?xml version="1.0" encoding="utf-8"?>
<math xmlns="http://www.w3.org/1998/Math/MathML" display="block">
  <semantics>
    <mstyle color="red">
      <msub>
        <mi>γ</mi>
        <mrow>
          <mn>1</mn>
          <mn>0</mn>
          <mn>0</mn>
          <mn>1</mn>
        </mrow>
      </msub>
    </mstyle>
    <annotation encoding="StarMath 5.0">color red %gamma sub {1 0 0 1}</annotation>
  </semantics>
</math>
</file>

<file path=Object 306/content.xml><?xml version="1.0" encoding="utf-8"?>
<math xmlns="http://www.w3.org/1998/Math/MathML" display="block">
  <semantics>
    <mrow>
      <mo stretchy="false">−</mo>
      <mn>1</mn>
    </mrow>
    <annotation encoding="StarMath 5.0">- 1</annotation>
  </semantics>
</math>
</file>

<file path=Object 307/content.xml><?xml version="1.0" encoding="utf-8"?>
<math xmlns="http://www.w3.org/1998/Math/MathML" display="block">
  <semantics>
    <mrow>
      <mo stretchy="false">−</mo>
      <mn>4</mn>
    </mrow>
    <annotation encoding="StarMath 5.0">- 4</annotation>
  </semantics>
</math>
</file>

<file path=Object 308/content.xml><?xml version="1.0" encoding="utf-8"?>
<math xmlns="http://www.w3.org/1998/Math/MathML" display="block">
  <semantics>
    <mrow>
      <mrow>
        <mrow>
          <mo stretchy="false">−</mo>
          <mn>4</mn>
        </mrow>
        <mo stretchy="false">+</mo>
        <mn>1</mn>
      </mrow>
      <mo stretchy="false">=</mo>
      <mrow>
        <mo stretchy="false">−</mo>
        <mn>3</mn>
      </mrow>
    </mrow>
    <annotation encoding="StarMath 5.0">- 4 + 1 = - 3</annotation>
  </semantics>
</math>
</file>

<file path=Object 309/content.xml><?xml version="1.0" encoding="utf-8"?>
<math xmlns="http://www.w3.org/1998/Math/MathML" display="block">
  <semantics>
    <mrow>
      <mrow>
        <mo stretchy="false">−</mo>
        <mn>3</mn>
      </mrow>
      <mo stretchy="false">&lt;</mo>
      <mn>0</mn>
    </mrow>
    <annotation encoding="StarMath 5.0">-3 &lt; 0</annotation>
  </semantics>
</math>
</file>

<file path=Object 31/content.xml><?xml version="1.0" encoding="utf-8"?>
<math xmlns="http://www.w3.org/1998/Math/MathML" display="block">
  <semantics>
    <mrow>
      <mstyle mathvariant="bold">
        <mi>F</mi>
      </mstyle>
      <mrow>
        <mstyle mathvariant="bold">
          <mi>G</mi>
        </mstyle>
        <mo stretchy="false">=</mo>
        <mstyle mathvariant="bold">
          <mi>F</mi>
        </mstyle>
      </mrow>
      <mi mathvariant="normal">:</mi>
      <mrow>
        <mstyle mathvariant="bold">
          <mi>G</mi>
        </mstyle>
        <mo stretchy="false">+</mo>
        <mrow>
          <mstyle mathvariant="bold">
            <mi>F</mi>
          </mstyle>
          <mo stretchy="false">⋅</mo>
          <mstyle mathvariant="bold">
            <mi>G</mi>
          </mstyle>
        </mrow>
        <mo stretchy="false">+</mo>
        <mrow>
          <mstyle mathvariant="bold">
            <mi>F</mi>
          </mstyle>
          <mo stretchy="false">∧</mo>
          <mstyle mathvariant="bold">
            <mi>G</mi>
          </mstyle>
        </mrow>
      </mrow>
    </mrow>
    <annotation encoding="StarMath 5.0">{bold F} {bold G} = {bold F} : {bold G} + {bold F} cdot {bold G} + {bold F} and {bold G}</annotation>
  </semantics>
</math>
</file>

<file path=Object 310/content.xml><?xml version="1.0" encoding="utf-8"?>
<math xmlns="http://www.w3.org/1998/Math/MathML" display="block">
  <semantics>
    <mstyle mathvariant="bold">
      <mi mathvariant="normal">f</mi>
    </mstyle>
    <annotation encoding="StarMath 5.0">{bold func f}</annotation>
  </semantics>
</math>
</file>

<file path=Object 311/content.xml><?xml version="1.0" encoding="utf-8"?>
<math xmlns="http://www.w3.org/1998/Math/MathML" display="block">
  <semantics>
    <mrow>
      <mo stretchy="false">−</mo>
      <mn>1</mn>
    </mrow>
    <annotation encoding="StarMath 5.0">- 1</annotation>
  </semantics>
</math>
</file>

<file path=Object 312/content.xml><?xml version="1.0" encoding="utf-8"?>
<math xmlns="http://www.w3.org/1998/Math/MathML" display="block">
  <semantics>
    <mstyle mathvariant="bold">
      <mi mathvariant="normal">f</mi>
    </mstyle>
    <annotation encoding="StarMath 5.0">{bold func f}</annotation>
  </semantics>
</math>
</file>

<file path=Object 313/content.xml><?xml version="1.0" encoding="utf-8"?>
<math xmlns="http://www.w3.org/1998/Math/MathML" display="block">
  <semantics>
    <mrow>
      <mrow>
        <mrow>
          <mo stretchy="false">−</mo>
          <mn>3</mn>
        </mrow>
        <mo stretchy="false">/</mo>
        <mn>3</mn>
      </mrow>
      <mo stretchy="false">=</mo>
      <mrow>
        <mo stretchy="false">−</mo>
        <mn>1</mn>
      </mrow>
    </mrow>
    <annotation encoding="StarMath 5.0">- 3 / 3 = - 1</annotation>
  </semantics>
</math>
</file>

<file path=Object 314/content.xml><?xml version="1.0" encoding="utf-8"?>
<math xmlns="http://www.w3.org/1998/Math/MathML" display="block">
  <semantics>
    <mrow>
      <mo stretchy="false">−</mo>
      <mn>1</mn>
    </mrow>
    <annotation encoding="StarMath 5.0">- 1</annotation>
  </semantics>
</math>
</file>

<file path=Object 315/content.xml><?xml version="1.0" encoding="utf-8"?>
<math xmlns="http://www.w3.org/1998/Math/MathML" display="block">
  <semantics>
    <mstyle mathvariant="bold">
      <mi mathvariant="normal">f</mi>
    </mstyle>
    <annotation encoding="StarMath 5.0">{bold func f}</annotation>
  </semantics>
</math>
</file>

<file path=Object 316/content.xml><?xml version="1.0" encoding="utf-8"?>
<math xmlns="http://www.w3.org/1998/Math/MathML" display="block">
  <semantics>
    <mstyle mathvariant="bold">
      <mi mathvariant="normal">g</mi>
    </mstyle>
    <annotation encoding="StarMath 5.0">{bold func g}</annotation>
  </semantics>
</math>
</file>

<file path=Object 317/content.xml><?xml version="1.0" encoding="utf-8"?>
<math xmlns="http://www.w3.org/1998/Math/MathML" display="block">
  <semantics>
    <mstyle mathvariant="bold">
      <mi mathvariant="normal">g</mi>
    </mstyle>
    <annotation encoding="StarMath 5.0">{bold func g}</annotation>
  </semantics>
</math>
</file>

<file path=Object 318/content.xml><?xml version="1.0" encoding="utf-8"?>
<math xmlns="http://www.w3.org/1998/Math/MathML" display="block">
  <semantics>
    <mrow>
      <mo stretchy="false">−</mo>
      <mn>8</mn>
    </mrow>
    <annotation encoding="StarMath 5.0">- 8</annotation>
  </semantics>
</math>
</file>

<file path=Object 319/content.xml><?xml version="1.0" encoding="utf-8"?>
<math xmlns="http://www.w3.org/1998/Math/MathML" display="block">
  <semantics>
    <mtable>
      <mtr>
        <mtd columnalign="left">
          <mrow>
            <mstyle mathvariant="bold">
              <mi mathvariant="normal">g</mi>
            </mstyle>
            <mrow>
              <mstyle mathvariant="bold">
                <mover accent="true">
                  <mi mathvariant="normal">g</mi>
                  <mo stretchy="false">~</mo>
                </mover>
              </mstyle>
              <mo stretchy="false">=</mo>
              <mrow>
                <mo fence="true" stretchy="false">(</mo>
                <mrow>
                  <mrow>
                    <mn>3</mn>
                    <mrow>
                      <mstyle color="red">
                        <msub>
                          <mi>γ</mi>
                          <mrow>
                            <mn>2</mn>
                            <mn>0</mn>
                          </mrow>
                        </msub>
                      </mstyle>
                      <mo stretchy="false">+</mo>
                      <mstyle color="blue">
                        <msub>
                          <mi>γ</mi>
                          <mrow>
                            <mn>2</mn>
                            <mn>1</mn>
                          </mrow>
                        </msub>
                      </mstyle>
                    </mrow>
                  </mrow>
                </mrow>
                <mo fence="true" stretchy="false">)</mo>
              </mrow>
            </mrow>
            <mrow>
              <mo fence="true" stretchy="false">(</mo>
              <mrow>
                <mrow>
                  <mn>3</mn>
                  <mrow>
                    <mstyle color="red">
                      <msub>
                        <mi>γ</mi>
                        <mrow>
                          <mn>0</mn>
                          <mn>2</mn>
                        </mrow>
                      </msub>
                    </mstyle>
                    <mo stretchy="false">+</mo>
                    <mstyle color="blue">
                      <msub>
                        <mi>γ</mi>
                        <mrow>
                          <mn>1</mn>
                          <mn>2</mn>
                        </mrow>
                      </msub>
                    </mstyle>
                  </mrow>
                </mrow>
              </mrow>
              <mo fence="true" stretchy="false">)</mo>
            </mrow>
          </mrow>
        </mtd>
      </mtr>
      <mtr>
        <mtd columnalign="left">
          <mrow>
            <mrow>
              <mphantom>
                <mrow>
                  <mstyle mathvariant="bold">
                    <mi mathvariant="normal">f</mi>
                  </mstyle>
                  <mstyle mathvariant="bold">
                    <mover accent="true">
                      <mi mathvariant="normal">f</mi>
                      <mo stretchy="false">~</mo>
                    </mover>
                  </mstyle>
                </mrow>
              </mphantom>
              <mo stretchy="false">=</mo>
              <mrow>
                <mrow>
                  <mo stretchy="false">−</mo>
                  <mn>9</mn>
                </mrow>
                <mo stretchy="false">+</mo>
                <mn>3</mn>
              </mrow>
            </mrow>
            <mrow>
              <mstyle color="blue">
                <msub>
                  <mi>γ</mi>
                  <mrow>
                    <mn>2</mn>
                    <mn>0</mn>
                    <mn>1</mn>
                    <mn>2</mn>
                  </mrow>
                </msub>
              </mstyle>
              <mo stretchy="false">+</mo>
              <mn>3</mn>
            </mrow>
            <mrow>
              <mstyle color="blue">
                <msub>
                  <mi>γ</mi>
                  <mrow>
                    <mn>2</mn>
                    <mn>1</mn>
                    <mn>0</mn>
                    <mn>2</mn>
                  </mrow>
                </msub>
              </mstyle>
              <mo stretchy="false">+</mo>
              <mstyle color="red">
                <msub>
                  <mi>γ</mi>
                  <mrow>
                    <mn>2</mn>
                    <mn>1</mn>
                    <mn>1</mn>
                    <mn>2</mn>
                  </mrow>
                </msub>
              </mstyle>
            </mrow>
          </mrow>
        </mtd>
      </mtr>
      <mtr>
        <mtd columnalign="left">
          <mrow>
            <mphantom>
              <mrow>
                <mstyle mathvariant="bold">
                  <mi mathvariant="normal">f</mi>
                </mstyle>
                <mstyle mathvariant="bold">
                  <mover accent="true">
                    <mi mathvariant="normal">f</mi>
                    <mo stretchy="false">~</mo>
                  </mover>
                </mstyle>
              </mrow>
            </mphantom>
            <mo stretchy="false">=</mo>
            <mrow>
              <mrow>
                <mo stretchy="false">−</mo>
                <mn>9</mn>
              </mrow>
              <mo stretchy="false">+</mo>
              <mn>1</mn>
            </mrow>
            <mo stretchy="false">=</mo>
            <mrow>
              <mo stretchy="false">−</mo>
              <mn>8</mn>
            </mrow>
          </mrow>
        </mtd>
      </mtr>
    </mtable>
    <annotation encoding="StarMath 5.0">alignl {bold func g} {bold tilde func g} = ( 3 color red %gamma sub {2 0} + color blue %gamma sub {2 1} ) ( 3 color red %gamma sub {0 2} + color blue %gamma sub {1 2} ) newline
alignl phantom { {bold func f} {bold tilde func f} } = - 9 + 3 color blue %gamma sub {2 0 1 2} + 3 color blue %gamma sub {2 1 0 2} + color red %gamma sub {2 1 1 2} newline
alignl phantom { {bold func f} {bold tilde func f} } = -9 + 1 = - 8</annotation>
  </semantics>
</math>
</file>

<file path=Object 32/content.xml><?xml version="1.0" encoding="utf-8"?>
<math xmlns="http://www.w3.org/1998/Math/MathML">
  <semantics>
    <mrow>
      <mstyle mathvariant="bold">
        <mi>F</mi>
      </mstyle>
      <mo stretchy="false">∧</mo>
      <mstyle mathvariant="bold">
        <mi>G</mi>
      </mstyle>
    </mrow>
    <annotation encoding="StarMath 5.0">{bold F} and {bold G}</annotation>
  </semantics>
</math>
</file>

<file path=Object 320/content.xml><?xml version="1.0" encoding="utf-8"?>
<math xmlns="http://www.w3.org/1998/Math/MathML" display="block">
  <semantics>
    <mrow>
      <mo stretchy="false">−</mo>
      <mn>1</mn>
    </mrow>
    <annotation encoding="StarMath 5.0">- 1</annotation>
  </semantics>
</math>
</file>

<file path=Object 321/content.xml><?xml version="1.0" encoding="utf-8"?>
<math xmlns="http://www.w3.org/1998/Math/MathML" display="block">
  <semantics>
    <mrow>
      <mstyle mathvariant="bold">
        <mi mathvariant="normal">f</mi>
      </mstyle>
      <mstyle mathvariant="bold">
        <mi mathvariant="normal">g</mi>
      </mstyle>
    </mrow>
    <annotation encoding="StarMath 5.0">{bold func f} {bold func g}</annotation>
  </semantics>
</math>
</file>

<file path=Object 322/content.xml><?xml version="1.0" encoding="utf-8"?>
<math xmlns="http://www.w3.org/1998/Math/MathML" display="block">
  <semantics>
    <mrow>
      <mstyle mathvariant="bold">
        <mi mathvariant="normal">g</mi>
      </mstyle>
      <mstyle mathvariant="bold">
        <mi mathvariant="normal">f</mi>
      </mstyle>
    </mrow>
    <annotation encoding="StarMath 5.0">{bold func g} {bold func f}</annotation>
  </semantics>
</math>
</file>

<file path=Object 323/content.xml><?xml version="1.0" encoding="utf-8"?>
<math xmlns="http://www.w3.org/1998/Math/MathML" display="block">
  <semantics>
    <mtable>
      <mtr>
        <mtd columnalign="left">
          <mrow>
            <mstyle mathvariant="bold">
              <mi mathvariant="normal">f</mi>
            </mstyle>
            <mrow>
              <mstyle mathvariant="bold">
                <mi mathvariant="normal">g</mi>
              </mstyle>
              <mo stretchy="false">=</mo>
              <mrow>
                <mo fence="true" stretchy="false">(</mo>
                <mrow>
                  <mrow>
                    <mn>2</mn>
                    <mrow>
                      <mstyle color="red">
                        <msub>
                          <mi>γ</mi>
                          <mrow>
                            <mn>1</mn>
                            <mn>0</mn>
                          </mrow>
                        </msub>
                      </mstyle>
                      <mo stretchy="false">+</mo>
                      <mstyle color="blue">
                        <msub>
                          <mi>γ</mi>
                          <mrow>
                            <mn>1</mn>
                            <mn>3</mn>
                          </mrow>
                        </msub>
                      </mstyle>
                    </mrow>
                  </mrow>
                </mrow>
                <mo fence="true" stretchy="false">)</mo>
              </mrow>
            </mrow>
            <mrow>
              <mo fence="true" stretchy="false">(</mo>
              <mrow>
                <mrow>
                  <mn>2</mn>
                  <mrow>
                    <mstyle color="red">
                      <msub>
                        <mi>γ</mi>
                        <mrow>
                          <mn>2</mn>
                          <mn>0</mn>
                        </mrow>
                      </msub>
                    </mstyle>
                    <mo stretchy="false">+</mo>
                    <mstyle color="blue">
                      <msub>
                        <mi>γ</mi>
                        <mrow>
                          <mn>2</mn>
                          <mn>1</mn>
                        </mrow>
                      </msub>
                    </mstyle>
                  </mrow>
                </mrow>
              </mrow>
              <mo fence="true" stretchy="false">)</mo>
            </mrow>
          </mrow>
        </mtd>
      </mtr>
      <mtr>
        <mtd columnalign="left">
          <mrow>
            <mrow>
              <mphantom>
                <mrow>
                  <mstyle mathvariant="bold">
                    <mi mathvariant="normal">f</mi>
                  </mstyle>
                  <mstyle mathvariant="bold">
                    <mi mathvariant="normal">g</mi>
                  </mstyle>
                </mrow>
              </mphantom>
              <mo stretchy="false">=</mo>
              <mn>4</mn>
            </mrow>
            <mrow>
              <mstyle color="red">
                <msub>
                  <mi>γ</mi>
                  <mrow>
                    <mn>1</mn>
                    <mn>0</mn>
                    <mn>2</mn>
                    <mn>0</mn>
                  </mrow>
                </msub>
              </mstyle>
              <mo stretchy="false">+</mo>
              <mn>2</mn>
            </mrow>
            <mrow>
              <mstyle color="blue">
                <msub>
                  <mi>γ</mi>
                  <mrow>
                    <mn>1</mn>
                    <mn>0</mn>
                    <mn>2</mn>
                    <mn>1</mn>
                  </mrow>
                </msub>
              </mstyle>
              <mo stretchy="false">+</mo>
              <mn>2</mn>
            </mrow>
            <mrow>
              <mstyle color="blue">
                <msub>
                  <mi>γ</mi>
                  <mrow>
                    <mn>1</mn>
                    <mn>3</mn>
                    <mn>2</mn>
                    <mn>0</mn>
                  </mrow>
                </msub>
              </mstyle>
              <mo stretchy="false">+</mo>
              <mstyle color="red">
                <msub>
                  <mi>γ</mi>
                  <mrow>
                    <mn>1</mn>
                    <mn>3</mn>
                    <mn>2</mn>
                    <mn>1</mn>
                  </mrow>
                </msub>
              </mstyle>
            </mrow>
          </mrow>
        </mtd>
      </mtr>
    </mtable>
    <annotation encoding="StarMath 5.0">alignl {bold func f} {bold func g} = ( 2 color red %gamma sub {1 0} + color blue %gamma sub {1 3} ) ( 2 color red %gamma sub {2 0} + color blue %gamma sub {2 1} ) newline
alignl phantom { {bold func f} {bold func g} } = 4 color red %gamma sub {1 0 2 0} + 2 color blue %gamma sub {1 0 2 1} + 2 color blue %gamma sub {1 3 2 0} + color red %gamma sub {1 3 2 1}</annotation>
  </semantics>
</math>
</file>

<file path=Object 324/content.xml><?xml version="1.0" encoding="utf-8"?>
<math xmlns="http://www.w3.org/1998/Math/MathML">
  <semantics>
    <mrow>
      <mstyle color="red">
        <msub>
          <mi>γ</mi>
          <mn>1</mn>
        </msub>
      </mstyle>
      <mstyle color="blue">
        <msub>
          <mi>γ</mi>
          <mn>0</mn>
        </msub>
      </mstyle>
      <mstyle color="red">
        <msub>
          <mi>γ</mi>
          <mn>2</mn>
        </msub>
      </mstyle>
      <mrow>
        <mstyle color="blue">
          <msub>
            <mi>γ</mi>
            <mn>0</mn>
          </msub>
        </mstyle>
        <mo stretchy="false">=</mo>
        <mrow>
          <mo stretchy="false">−</mo>
          <mstyle color="red">
            <msub>
              <mi>γ</mi>
              <mn>1</mn>
            </msub>
          </mstyle>
        </mrow>
      </mrow>
      <mstyle color="blue">
        <msub>
          <mi>γ</mi>
          <mn>0</mn>
        </msub>
      </mstyle>
      <mstyle color="blue">
        <msub>
          <mi>γ</mi>
          <mn>0</mn>
        </msub>
      </mstyle>
      <mstyle color="red">
        <msub>
          <mi>γ</mi>
          <mn>2</mn>
        </msub>
      </mstyle>
    </mrow>
    <annotation encoding="StarMath 5.0">color red %gamma sub 1 color blue %gamma sub 0 color red %gamma sub 2 color blue %gamma sub 0 = - color red %gamma sub 1 color blue %gamma sub 0 color blue %gamma sub 0 color red %gamma sub 2</annotation>
  </semantics>
</math>
</file>

<file path=Object 325/content.xml><?xml version="1.0" encoding="utf-8"?>
<math xmlns="http://www.w3.org/1998/Math/MathML">
  <semantics>
    <mrow>
      <msup>
        <mrow>
          <mo fence="true" stretchy="false">(</mo>
          <mrow>
            <mstyle color="blue">
              <msub>
                <mi>γ</mi>
                <mn>0</mn>
              </msub>
            </mstyle>
          </mrow>
          <mo fence="true" stretchy="false">)</mo>
        </mrow>
        <mn>2</mn>
      </msup>
      <mo stretchy="false">=</mo>
      <mn>1</mn>
    </mrow>
    <annotation encoding="StarMath 5.0">(color blue %gamma sub 0)^2 = 1</annotation>
  </semantics>
</math>
</file>

<file path=Object 326/content.xml><?xml version="1.0" encoding="utf-8"?>
<math xmlns="http://www.w3.org/1998/Math/MathML">
  <semantics>
    <mrow>
      <mrow>
        <mo stretchy="false">−</mo>
        <mstyle color="red">
          <msub>
            <mi>γ</mi>
            <mn>1</mn>
          </msub>
        </mstyle>
      </mrow>
      <mrow>
        <mstyle color="red">
          <msub>
            <mi>γ</mi>
            <mn>2</mn>
          </msub>
        </mstyle>
        <mo stretchy="false">=</mo>
        <mrow>
          <mo stretchy="false">−</mo>
          <mstyle color="blue">
            <msub>
              <mi>γ</mi>
              <mrow>
                <mn>1</mn>
                <mn>2</mn>
              </mrow>
            </msub>
          </mstyle>
        </mrow>
      </mrow>
    </mrow>
    <annotation encoding="StarMath 5.0">- color red %gamma sub 1 color red %gamma sub 2 = - color blue %gamma sub {1 2}</annotation>
  </semantics>
</math>
</file>

<file path=Object 327/content.xml><?xml version="1.0" encoding="utf-8"?>
<math xmlns="http://www.w3.org/1998/Math/MathML" display="block">
  <semantics>
    <mrow>
      <mo stretchy="false">±</mo>
      <mi>I</mi>
    </mrow>
    <annotation encoding="StarMath 5.0">+- I </annotation>
  </semantics>
</math>
</file>

<file path=Object 328/content.xml><?xml version="1.0" encoding="utf-8"?>
<math xmlns="http://www.w3.org/1998/Math/MathML" display="block">
  <semantics>
    <mrow>
      <mstyle mathvariant="bold">
        <mi mathvariant="normal">f</mi>
      </mstyle>
      <mstyle mathvariant="bold">
        <mi mathvariant="normal">g</mi>
      </mstyle>
    </mrow>
    <annotation encoding="StarMath 5.0">{bold func f} {bold func g}</annotation>
  </semantics>
</math>
</file>

<file path=Object 329/content.xml><?xml version="1.0" encoding="utf-8"?>
<math xmlns="http://www.w3.org/1998/Math/MathML" display="block">
  <semantics>
    <mstyle mathvariant="bold">
      <mi mathvariant="normal">f</mi>
    </mstyle>
    <annotation encoding="StarMath 5.0">{bold func f}</annotation>
  </semantics>
</math>
</file>

<file path=Object 33/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330/content.xml><?xml version="1.0" encoding="utf-8"?>
<math xmlns="http://www.w3.org/1998/Math/MathML" display="block">
  <semantics>
    <mstyle mathvariant="bold">
      <mi mathvariant="normal">g</mi>
    </mstyle>
    <annotation encoding="StarMath 5.0">{bold func g}</annotation>
  </semantics>
</math>
</file>

<file path=Object 331/content.xml><?xml version="1.0" encoding="utf-8"?>
<math xmlns="http://www.w3.org/1998/Math/MathML" display="block">
  <semantics>
    <mrow>
      <mi>a</mi>
      <mi>b</mi>
      <mi>a</mi>
      <mi>b</mi>
    </mrow>
    <annotation encoding="StarMath 5.0">a b a b</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i>b</mi>
    <annotation encoding="StarMath 5.0">b</annotation>
  </semantics>
</math>
</file>

<file path=Object 334/content.xml><?xml version="1.0" encoding="utf-8"?>
<math xmlns="http://www.w3.org/1998/Math/MathML" display="block">
  <semantics>
    <mrow>
      <mstyle mathvariant="bold">
        <mi mathvariant="normal">f</mi>
      </mstyle>
      <mrow>
        <mstyle mathvariant="bold">
          <mi mathvariant="normal">g</mi>
        </mstyle>
        <mo stretchy="false">=</mo>
        <mrow>
          <mo stretchy="false">−</mo>
          <mn>4</mn>
        </mrow>
      </mrow>
      <mrow>
        <mstyle color="blue">
          <msub>
            <mi>γ</mi>
            <mrow>
              <mn>1</mn>
              <mn>2</mn>
            </mrow>
          </msub>
        </mstyle>
        <mo stretchy="false">−</mo>
        <mn>2</mn>
      </mrow>
      <mrow>
        <mstyle color="red">
          <msub>
            <mi>γ</mi>
            <mrow>
              <mn>0</mn>
              <mn>2</mn>
            </mrow>
          </msub>
        </mstyle>
        <mo stretchy="false">−</mo>
        <mn>2</mn>
      </mrow>
      <mrow>
        <mi>I</mi>
        <mo stretchy="false">−</mo>
        <mstyle color="blue">
          <msub>
            <mi>γ</mi>
            <mrow>
              <mn>3</mn>
              <mn>2</mn>
            </mrow>
          </msub>
        </mstyle>
      </mrow>
    </mrow>
    <annotation encoding="StarMath 5.0">{bold func f} {bold func g} = - 4 color blue %gamma sub {1 2} - 2 color red %gamma sub {0 2} - 2 I - color blue %gamma sub {3 2}</annotation>
  </semantics>
</math>
</file>

<file path=Object 335/content.xml><?xml version="1.0" encoding="utf-8"?>
<math xmlns="http://www.w3.org/1998/Math/MathML" display="block">
  <semantics>
    <mrow>
      <mstyle mathvariant="bold">
        <mi mathvariant="normal">g</mi>
      </mstyle>
      <mstyle mathvariant="bold">
        <mi mathvariant="normal">f</mi>
      </mstyle>
    </mrow>
    <annotation encoding="StarMath 5.0">{bold func g} {bold func f}</annotation>
  </semantics>
</math>
</file>

<file path=Object 336/content.xml><?xml version="1.0" encoding="utf-8"?>
<math xmlns="http://www.w3.org/1998/Math/MathML" display="block">
  <semantics>
    <mrow>
      <mstyle mathvariant="bold">
        <mi mathvariant="normal">g</mi>
      </mstyle>
      <mstyle mathvariant="bold">
        <mi mathvariant="normal">f</mi>
      </mstyle>
    </mrow>
    <annotation encoding="StarMath 5.0">{bold func g} {bold func f}</annotation>
  </semantics>
</math>
</file>

<file path=Object 337/content.xml><?xml version="1.0" encoding="utf-8"?>
<math xmlns="http://www.w3.org/1998/Math/MathML" display="block">
  <semantics>
    <mrow>
      <mstyle mathvariant="bold">
        <mi mathvariant="normal">g</mi>
      </mstyle>
      <mrow>
        <mstyle mathvariant="bold">
          <mi mathvariant="normal">f</mi>
        </mstyle>
        <mo stretchy="false">=</mo>
        <mn>4</mn>
      </mrow>
      <mrow>
        <mstyle color="blue">
          <msub>
            <mi>γ</mi>
            <mrow>
              <mn>2</mn>
              <mn>0</mn>
              <mn>1</mn>
              <mn>0</mn>
            </mrow>
          </msub>
        </mstyle>
        <mo stretchy="false">+</mo>
        <mn>2</mn>
      </mrow>
      <mrow>
        <mstyle color="red">
          <msub>
            <mi>γ</mi>
            <mrow>
              <mn>2</mn>
              <mn>1</mn>
              <mn>1</mn>
              <mn>0</mn>
            </mrow>
          </msub>
        </mstyle>
        <mo stretchy="false">+</mo>
        <mn>2</mn>
      </mrow>
      <mrow>
        <mstyle color="red">
          <msub>
            <mi>γ</mi>
            <mrow>
              <mn>2</mn>
              <mn>0</mn>
              <mn>1</mn>
              <mn>3</mn>
            </mrow>
          </msub>
        </mstyle>
        <mo stretchy="false">+</mo>
        <mstyle color="blue">
          <msub>
            <mi>γ</mi>
            <mrow>
              <mn>2</mn>
              <mn>1</mn>
              <mn>1</mn>
              <mn>3</mn>
            </mrow>
          </msub>
        </mstyle>
      </mrow>
    </mrow>
    <annotation encoding="StarMath 5.0">{bold func g} {bold func f} = 4 color blue %gamma sub {2 0 1 0} + 2 color red %gamma sub {2 1 1 0} + 2 color red %gamma sub {2 0 1 3} + color blue %gamma sub {2 1 1 3}</annotation>
  </semantics>
</math>
</file>

<file path=Object 338/content.xml><?xml version="1.0" encoding="utf-8"?>
<math xmlns="http://www.w3.org/1998/Math/MathML">
  <semantics>
    <mrow>
      <mn>4</mn>
      <mstyle color="red">
        <msub>
          <mi>γ</mi>
          <mrow>
            <mn>2</mn>
            <mn>0</mn>
            <mn>1</mn>
            <mn>0</mn>
          </mrow>
        </msub>
      </mstyle>
    </mrow>
    <annotation encoding="StarMath 5.0">4 color red %gamma sub {2 0 1 0}</annotation>
  </semantics>
</math>
</file>

<file path=Object 339/content.xml><?xml version="1.0" encoding="utf-8"?>
<math xmlns="http://www.w3.org/1998/Math/MathML" display="block">
  <semantics>
    <mrow>
      <mrow/>
      <mo stretchy="false">−</mo>
      <mrow/>
    </mrow>
    <annotation encoding="StarMath 5.0">{{}-{}}</annotation>
  </semantics>
</math>
</file>

<file path=Object 34/content.xml><?xml version="1.0" encoding="utf-8"?>
<math xmlns="http://www.w3.org/1998/Math/MathML">
  <semantics>
    <mrow>
      <mstyle mathvariant="bold">
        <mi>F</mi>
      </mstyle>
      <mi mathvariant="normal">:</mi>
      <mstyle mathvariant="bold">
        <mi>G</mi>
      </mstyle>
    </mrow>
    <annotation encoding="StarMath 5.0">{bold F} : {bold G}</annotation>
  </semantics>
</math>
</file>

<file path=Object 340/content.xml><?xml version="1.0" encoding="utf-8"?>
<math xmlns="http://www.w3.org/1998/Math/MathML">
  <semantics>
    <mrow>
      <mo stretchy="false">+</mo>
      <mn>1</mn>
    </mrow>
    <annotation encoding="StarMath 5.0">+ 1</annotation>
  </semantics>
</math>
</file>

<file path=Object 341/content.xml><?xml version="1.0" encoding="utf-8"?>
<math xmlns="http://www.w3.org/1998/Math/MathML">
  <semantics>
    <mrow>
      <mrow>
        <mo stretchy="false">−</mo>
        <mn>4</mn>
      </mrow>
      <mstyle color="blue">
        <msub>
          <mi>γ</mi>
          <mrow>
            <mn>2</mn>
            <mn>1</mn>
          </mrow>
        </msub>
      </mstyle>
    </mrow>
    <annotation encoding="StarMath 5.0">- 4 color blue %gamma sub {2 1}</annotation>
  </semantics>
</math>
</file>

<file path=Object 342/content.xml><?xml version="1.0" encoding="utf-8"?>
<math xmlns="http://www.w3.org/1998/Math/MathML">
  <semantics>
    <mrow>
      <mrow>
        <mo stretchy="false">−</mo>
        <mn>4</mn>
      </mrow>
      <mstyle color="blue">
        <msub>
          <mi>γ</mi>
          <mrow>
            <mn>1</mn>
            <mn>2</mn>
          </mrow>
        </msub>
      </mstyle>
    </mrow>
    <annotation encoding="StarMath 5.0">- 4 color blue %gamma sub {1 2}</annotation>
  </semantics>
</math>
</file>

<file path=Object 343/content.xml><?xml version="1.0" encoding="utf-8"?>
<math xmlns="http://www.w3.org/1998/Math/MathML" display="block">
  <semantics>
    <mrow>
      <mrow/>
      <mo stretchy="false">−</mo>
      <mrow/>
    </mrow>
    <annotation encoding="StarMath 5.0">{{}-{}}</annotation>
  </semantics>
</math>
</file>

<file path=Object 344/content.xml><?xml version="1.0" encoding="utf-8"?>
<math xmlns="http://www.w3.org/1998/Math/MathML" display="block">
  <semantics>
    <mrow>
      <mrow/>
      <mo stretchy="false">+</mo>
      <mrow/>
    </mrow>
    <annotation encoding="StarMath 5.0">{{}+{}}</annotation>
  </semantics>
</math>
</file>

<file path=Object 345/content.xml><?xml version="1.0" encoding="utf-8"?>
<math xmlns="http://www.w3.org/1998/Math/MathML" display="block">
  <semantics>
    <mrow>
      <mrow/>
      <mo stretchy="false">−</mo>
      <mrow/>
    </mrow>
    <annotation encoding="StarMath 5.0">{{}-{}}</annotation>
  </semantics>
</math>
</file>

<file path=Object 346/content.xml><?xml version="1.0" encoding="utf-8"?>
<math xmlns="http://www.w3.org/1998/Math/MathML" display="block">
  <semantics>
    <mrow>
      <mrow/>
      <mo stretchy="false">−</mo>
      <mrow/>
    </mrow>
    <annotation encoding="StarMath 5.0">{{}-{}}</annotation>
  </semantics>
</math>
</file>

<file path=Object 347/content.xml><?xml version="1.0" encoding="utf-8"?>
<math xmlns="http://www.w3.org/1998/Math/MathML">
  <semantics>
    <mrow>
      <msup>
        <mstyle color="red">
          <msub>
            <mi>γ</mi>
            <mn>1</mn>
          </msub>
        </mstyle>
        <mn>2</mn>
      </msup>
      <mo stretchy="false">=</mo>
      <mrow>
        <mo stretchy="false">−</mo>
        <mn>1</mn>
      </mrow>
    </mrow>
    <annotation encoding="StarMath 5.0">{color red %gamma sub 1} sup 2 = - 1</annotation>
  </semantics>
</math>
</file>

<file path=Object 348/content.xml><?xml version="1.0" encoding="utf-8"?>
<math xmlns="http://www.w3.org/1998/Math/MathML" display="block">
  <semantics>
    <mrow>
      <mrow/>
      <mo stretchy="false">−</mo>
      <mrow/>
    </mrow>
    <annotation encoding="StarMath 5.0">{{}-{}}</annotation>
  </semantics>
</math>
</file>

<file path=Object 349/content.xml><?xml version="1.0" encoding="utf-8"?>
<math xmlns="http://www.w3.org/1998/Math/MathML">
  <semantics>
    <mrow>
      <mo stretchy="false">−</mo>
      <mstyle color="red">
        <msub>
          <mi>γ</mi>
          <mrow>
            <mn>0</mn>
            <mn>2</mn>
          </mrow>
        </msub>
      </mstyle>
    </mrow>
    <annotation encoding="StarMath 5.0">- color red %gamma sub {0 2}</annotation>
  </semantics>
</math>
</file>

<file path=Object 35/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350/content.xml><?xml version="1.0" encoding="utf-8"?>
<math xmlns="http://www.w3.org/1998/Math/MathML">
  <semantics>
    <mrow>
      <mo stretchy="false">−</mo>
      <mn>1</mn>
    </mrow>
    <annotation encoding="StarMath 5.0">- 1</annotation>
  </semantics>
</math>
</file>

<file path=Object 351/content.xml><?xml version="1.0" encoding="utf-8"?>
<math xmlns="http://www.w3.org/1998/Math/MathML">
  <semantics>
    <mrow>
      <mo stretchy="false">−</mo>
      <mstyle color="red">
        <msub>
          <mi>γ</mi>
          <mrow>
            <mn>2</mn>
            <mn>0</mn>
          </mrow>
        </msub>
      </mstyle>
    </mrow>
    <annotation encoding="StarMath 5.0">- color red %gamma sub {2 0}</annotation>
  </semantics>
</math>
</file>

<file path=Object 352/content.xml><?xml version="1.0" encoding="utf-8"?>
<math xmlns="http://www.w3.org/1998/Math/MathML" display="block">
  <semantics>
    <mrow>
      <mrow/>
      <mo stretchy="false">−</mo>
      <mrow/>
    </mrow>
    <annotation encoding="StarMath 5.0">{{}-{}}</annotation>
  </semantics>
</math>
</file>

<file path=Object 353/content.xml><?xml version="1.0" encoding="utf-8"?>
<math xmlns="http://www.w3.org/1998/Math/MathML">
  <semantics>
    <mrow>
      <mn>2</mn>
      <mi>I</mi>
    </mrow>
    <annotation encoding="StarMath 5.0">2 I</annotation>
  </semantics>
</math>
</file>

<file path=Object 354/content.xml><?xml version="1.0" encoding="utf-8"?>
<math xmlns="http://www.w3.org/1998/Math/MathML">
  <semantics>
    <mrow>
      <mrow>
        <mo stretchy="false">−</mo>
        <mn>2</mn>
      </mrow>
      <mi>I</mi>
    </mrow>
    <annotation encoding="StarMath 5.0">- 2 I</annotation>
  </semantics>
</math>
</file>

<file path=Object 355/content.xml><?xml version="1.0" encoding="utf-8"?>
<math xmlns="http://www.w3.org/1998/Math/MathML" display="block">
  <semantics>
    <mrow>
      <mstyle mathvariant="bold">
        <mi mathvariant="normal">g</mi>
      </mstyle>
      <mrow>
        <mstyle mathvariant="bold">
          <mi mathvariant="normal">f</mi>
        </mstyle>
        <mo stretchy="false">=</mo>
        <mrow>
          <mo stretchy="false">−</mo>
          <mn>4</mn>
        </mrow>
      </mrow>
      <mrow>
        <mstyle color="blue">
          <msub>
            <mi>γ</mi>
            <mrow>
              <mn>2</mn>
              <mn>1</mn>
            </mrow>
          </msub>
        </mstyle>
        <mo stretchy="false">−</mo>
        <mn>2</mn>
      </mrow>
      <mrow>
        <mstyle color="red">
          <msub>
            <mi>γ</mi>
            <mrow>
              <mn>2</mn>
              <mn>0</mn>
            </mrow>
          </msub>
        </mstyle>
        <mo stretchy="false">+</mo>
        <mn>2</mn>
      </mrow>
      <mrow>
        <mi>I</mi>
        <mo stretchy="false">−</mo>
        <mstyle color="blue">
          <msub>
            <mi>γ</mi>
            <mrow>
              <mn>2</mn>
              <mn>3</mn>
            </mrow>
          </msub>
        </mstyle>
      </mrow>
    </mrow>
    <annotation encoding="StarMath 5.0">{bold func g} {bold func f} = - 4 color blue %gamma sub {2 1} - 2 color red %gamma sub {2 0} + 2 I - color blue %gamma sub {2 3}</annotation>
  </semantics>
</math>
</file>

<file path=Object 356/content.xml><?xml version="1.0" encoding="utf-8"?>
<math xmlns="http://www.w3.org/1998/Math/MathML" display="block">
  <semantics>
    <mrow>
      <mn>½</mn>
      <mrow>
        <mrow>
          <mo fence="true" stretchy="fals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false">)</mo>
        </mrow>
        <mo stretchy="false">=</mo>
        <mn>0</mn>
      </mrow>
    </mrow>
    <annotation encoding="StarMath 5.0">½ ( {bold func f} {bold func g} + {bold func g} {bold func f} ) = 0</annotation>
  </semantics>
</math>
</file>

<file path=Object 357/content.xml><?xml version="1.0" encoding="utf-8"?>
<math xmlns="http://www.w3.org/1998/Math/MathML" display="block">
  <semantics>
    <mstyle mathvariant="bold">
      <mi mathvariant="normal">f</mi>
    </mstyle>
    <annotation encoding="StarMath 5.0">{bold func f}</annotation>
  </semantics>
</math>
</file>

<file path=Object 358/content.xml><?xml version="1.0" encoding="utf-8"?>
<math xmlns="http://www.w3.org/1998/Math/MathML" display="block">
  <semantics>
    <mstyle mathvariant="bold">
      <mi mathvariant="normal">g</mi>
    </mstyle>
    <annotation encoding="StarMath 5.0">{bold func g}</annotation>
  </semantics>
</math>
</file>

<file path=Object 359/content.xml><?xml version="1.0" encoding="utf-8"?>
<math xmlns="http://www.w3.org/1998/Math/MathML" display="block">
  <semantics>
    <mstyle mathvariant="bold">
      <mi mathvariant="normal">f</mi>
    </mstyle>
    <annotation encoding="StarMath 5.0">{bold func f}</annotation>
  </semantics>
</math>
</file>

<file path=Object 36/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360/content.xml><?xml version="1.0" encoding="utf-8"?>
<math xmlns="http://www.w3.org/1998/Math/MathML" display="block">
  <semantics>
    <mstyle mathvariant="bold">
      <mi mathvariant="normal">g</mi>
    </mstyle>
    <annotation encoding="StarMath 5.0">{bold func g}</annotation>
  </semantics>
</math>
</file>

<file path=Object 361/content.xml><?xml version="1.0" encoding="utf-8"?>
<math xmlns="http://www.w3.org/1998/Math/MathML">
  <semantics>
    <mstyle color="red">
      <msub>
        <mi>γ</mi>
        <mrow>
          <mn>1</mn>
          <mn>0</mn>
        </mrow>
      </msub>
    </mstyle>
    <annotation encoding="StarMath 5.0">color red %gamma sub {1 0}</annotation>
  </semantics>
</math>
</file>

<file path=Object 362/content.xml><?xml version="1.0" encoding="utf-8"?>
<math xmlns="http://www.w3.org/1998/Math/MathML">
  <semantics>
    <mstyle color="red">
      <msub>
        <mi>γ</mi>
        <mrow>
          <mn>1</mn>
          <mn>0</mn>
        </mrow>
      </msub>
    </mstyle>
    <annotation encoding="StarMath 5.0">color red %gamma sub {1 0}</annotation>
  </semantics>
</math>
</file>

<file path=Object 363/content.xml><?xml version="1.0" encoding="utf-8"?>
<math xmlns="http://www.w3.org/1998/Math/MathML">
  <semantics>
    <mstyle color="red">
      <msub>
        <mi>γ</mi>
        <mrow>
          <mn>2</mn>
          <mn>0</mn>
        </mrow>
      </msub>
    </mstyle>
    <annotation encoding="StarMath 5.0">color red %gamma sub {2 0}</annotation>
  </semantics>
</math>
</file>

<file path=Object 364/content.xml><?xml version="1.0" encoding="utf-8"?>
<math xmlns="http://www.w3.org/1998/Math/MathML">
  <semantics>
    <mstyle color="blue">
      <msub>
        <mi>γ</mi>
        <mrow>
          <mn>2</mn>
          <mn>3</mn>
        </mrow>
      </msub>
    </mstyle>
    <annotation encoding="StarMath 5.0">color blue %gamma sub {2 3}</annotation>
  </semantics>
</math>
</file>

<file path=Object 365/content.xml><?xml version="1.0" encoding="utf-8"?>
<math xmlns="http://www.w3.org/1998/Math/MathML">
  <semantics>
    <mstyle mathvariant="bold">
      <mi mathvariant="normal">f</mi>
    </mstyle>
    <annotation encoding="StarMath 5.0">{bold func f}</annotation>
  </semantics>
</math>
</file>

<file path=Object 366/content.xml><?xml version="1.0" encoding="utf-8"?>
<math xmlns="http://www.w3.org/1998/Math/MathML" display="block">
  <semantics>
    <mstyle mathvariant="bold">
      <mi mathvariant="normal">g</mi>
    </mstyle>
    <annotation encoding="StarMath 5.0">{bold func g}</annotation>
  </semantics>
</math>
</file>

<file path=Object 367/content.xml><?xml version="1.0" encoding="utf-8"?>
<math xmlns="http://www.w3.org/1998/Math/MathML" display="block">
  <semantics>
    <mrow>
      <mstyle mathvariant="bold">
        <mi mathvariant="normal">f</mi>
      </mstyle>
      <mo stretchy="false">⋅</mo>
      <mstyle mathvariant="bold">
        <mi mathvariant="normal">g</mi>
      </mstyle>
    </mrow>
    <annotation encoding="StarMath 5.0">{bold func f} cdot {bold func g}</annotation>
  </semantics>
</math>
</file>

<file path=Object 368/content.xml><?xml version="1.0" encoding="utf-8"?>
<math xmlns="http://www.w3.org/1998/Math/MathML">
  <semantics>
    <mstyle color="blue">
      <msub>
        <mi>γ</mi>
        <mrow>
          <mn>1</mn>
          <mn>3</mn>
        </mrow>
      </msub>
    </mstyle>
    <annotation encoding="StarMath 5.0">color blue %gamma sub {1 3}</annotation>
  </semantics>
</math>
</file>

<file path=Object 369/content.xml><?xml version="1.0" encoding="utf-8"?>
<math xmlns="http://www.w3.org/1998/Math/MathML" display="block">
  <semantics>
    <mstyle mathvariant="bold">
      <mi mathvariant="normal">g</mi>
    </mstyle>
    <annotation encoding="StarMath 5.0">{bold func g}</annotation>
  </semantics>
</math>
</file>

<file path=Object 37/content.xml><?xml version="1.0" encoding="utf-8"?>
<math xmlns="http://www.w3.org/1998/Math/MathML">
  <semantics>
    <mrow>
      <mstyle mathvariant="bold">
        <mi>F</mi>
      </mstyle>
      <mi mathvariant="normal">:</mi>
      <mstyle mathvariant="bold">
        <mi>G</mi>
      </mstyle>
    </mrow>
    <annotation encoding="StarMath 5.0">{bold F} : {bold G}</annotation>
  </semantics>
</math>
</file>

<file path=Object 370/content.xml><?xml version="1.0" encoding="utf-8"?>
<math xmlns="http://www.w3.org/1998/Math/MathML" display="block">
  <semantics>
    <mstyle mathvariant="bold">
      <mi mathvariant="normal">f</mi>
    </mstyle>
    <annotation encoding="StarMath 5.0">{bold func f}</annotation>
  </semantics>
</math>
</file>

<file path=Object 371/content.xml><?xml version="1.0" encoding="utf-8"?>
<math xmlns="http://www.w3.org/1998/Math/MathML" display="block">
  <semantics>
    <mstyle mathvariant="bold">
      <mi mathvariant="normal">g</mi>
    </mstyle>
    <annotation encoding="StarMath 5.0">{bold func g}</annotation>
  </semantics>
</math>
</file>

<file path=Object 372/content.xml><?xml version="1.0" encoding="utf-8"?>
<math xmlns="http://www.w3.org/1998/Math/MathML" display="block">
  <semantics>
    <mtable>
      <mtr>
        <mtd columnalign="left">
          <mrow>
            <mstyle mathvariant="bold">
              <mi mathvariant="normal">g</mi>
            </mstyle>
            <mrow>
              <mstyle mathvariant="bold">
                <mover accent="true">
                  <mi mathvariant="normal">g</mi>
                  <mo stretchy="false">~</mo>
                </mover>
              </mstyle>
              <mo stretchy="false">=</mo>
              <mrow>
                <mo fence="true" stretchy="false">(</mo>
                <mrow>
                  <mrow>
                    <mn>3</mn>
                    <mrow>
                      <mstyle color="red">
                        <msub>
                          <mi>γ</mi>
                          <mrow>
                            <mn>2</mn>
                            <mn>0</mn>
                          </mrow>
                        </msub>
                      </mstyle>
                      <mo stretchy="false">+</mo>
                      <mstyle color="blue">
                        <msub>
                          <mi>γ</mi>
                          <mrow>
                            <mn>1</mn>
                            <mn>3</mn>
                          </mrow>
                        </msub>
                      </mstyle>
                    </mrow>
                  </mrow>
                </mrow>
                <mo fence="true" stretchy="false">)</mo>
              </mrow>
            </mrow>
            <mrow>
              <mo fence="true" stretchy="false">(</mo>
              <mrow>
                <mrow>
                  <mn>3</mn>
                  <mrow>
                    <mstyle color="red">
                      <msub>
                        <mi>γ</mi>
                        <mrow>
                          <mn>0</mn>
                          <mn>2</mn>
                        </mrow>
                      </msub>
                    </mstyle>
                    <mo stretchy="false">+</mo>
                    <mstyle color="blue">
                      <msub>
                        <mi>γ</mi>
                        <mrow>
                          <mn>3</mn>
                          <mn>1</mn>
                        </mrow>
                      </msub>
                    </mstyle>
                  </mrow>
                </mrow>
              </mrow>
              <mo fence="true" stretchy="false">)</mo>
            </mrow>
          </mrow>
        </mtd>
      </mtr>
      <mtr>
        <mtd columnalign="left">
          <mrow>
            <mrow>
              <mphantom>
                <mrow>
                  <mstyle mathvariant="bold">
                    <mi mathvariant="normal">f</mi>
                  </mstyle>
                  <mstyle mathvariant="bold">
                    <mover accent="true">
                      <mi mathvariant="normal">f</mi>
                      <mo stretchy="false">~</mo>
                    </mover>
                  </mstyle>
                </mrow>
              </mphantom>
              <mo stretchy="false">=</mo>
              <mrow>
                <mrow>
                  <mo stretchy="false">−</mo>
                  <mn>9</mn>
                </mrow>
                <mo stretchy="false">+</mo>
                <mn>3</mn>
              </mrow>
            </mrow>
            <mrow>
              <mstyle color="red">
                <msub>
                  <mi>γ</mi>
                  <mrow>
                    <mn>2</mn>
                    <mn>0</mn>
                    <mn>3</mn>
                    <mn>1</mn>
                  </mrow>
                </msub>
              </mstyle>
              <mo stretchy="false">+</mo>
              <mn>3</mn>
            </mrow>
            <mstyle color="blue">
              <msub>
                <mi>γ</mi>
                <mrow>
                  <mn>1</mn>
                  <mn>3</mn>
                </mrow>
              </msub>
            </mstyle>
            <mrow>
              <mstyle color="red">
                <msub>
                  <mi>γ</mi>
                  <mrow>
                    <mn>0</mn>
                    <mn>2</mn>
                  </mrow>
                </msub>
              </mstyle>
              <mo stretchy="false">+</mo>
              <mstyle color="blue">
                <msub>
                  <mi>γ</mi>
                  <mrow>
                    <mn>1</mn>
                    <mn>3</mn>
                  </mrow>
                </msub>
              </mstyle>
            </mrow>
            <mstyle color="blue">
              <msub>
                <mi>γ</mi>
                <mrow>
                  <mn>3</mn>
                  <mn>1</mn>
                </mrow>
              </msub>
            </mstyle>
          </mrow>
        </mtd>
      </mtr>
      <mtr>
        <mtd columnalign="left">
          <mrow>
            <mrow>
              <mphantom>
                <mrow>
                  <mstyle mathvariant="bold">
                    <mi mathvariant="normal">f</mi>
                  </mstyle>
                  <mstyle mathvariant="bold">
                    <mover accent="true">
                      <mi mathvariant="normal">f</mi>
                      <mo stretchy="false">~</mo>
                    </mover>
                  </mstyle>
                </mrow>
              </mphantom>
              <mo stretchy="false">=</mo>
              <mrow>
                <mrow>
                  <mo stretchy="false">−</mo>
                  <mn>9</mn>
                </mrow>
                <mo stretchy="false">+</mo>
                <mn>1</mn>
                <mo stretchy="false">−</mo>
                <mn>6</mn>
              </mrow>
            </mrow>
            <mrow>
              <mi>I</mi>
              <mo stretchy="false">=</mo>
              <mrow>
                <mrow>
                  <mo stretchy="false">−</mo>
                  <mn>8</mn>
                </mrow>
                <mo stretchy="false">−</mo>
                <mn>6</mn>
              </mrow>
            </mrow>
            <mi>I</mi>
          </mrow>
        </mtd>
      </mtr>
    </mtable>
    <annotation encoding="StarMath 5.0">alignl {bold func g} {bold tilde func g} = ( 3 color red %gamma sub {2 0} + color blue %gamma sub {1 3} ) ( 3 color red %gamma sub {0 2} + color blue %gamma sub {3 1} ) newline
alignl phantom { {bold func f} {bold tilde func f} } = - 9 + 3 color red %gamma sub {2 0 3 1} + 3 color blue %gamma sub {1 3} color red %gamma sub {0 2} + color blue %gamma sub {1 3} color blue %gamma sub {3 1} newline
alignl phantom { {bold func f} {bold tilde func f} } = - 9 + 1 - 6 I = - 8 - 6 I</annotation>
  </semantics>
</math>
</file>

<file path=Object 373/content.xml><?xml version="1.0" encoding="utf-8"?>
<math xmlns="http://www.w3.org/1998/Math/MathML">
  <semantics>
    <mrow>
      <mrow>
        <mrow>
          <mo stretchy="false">−</mo>
          <mn>8</mn>
        </mrow>
        <mo stretchy="false">−</mo>
        <mn>6</mn>
      </mrow>
      <mi>I</mi>
    </mrow>
    <annotation encoding="StarMath 5.0"> - 8 - 6 I</annotation>
  </semantics>
</math>
</file>

<file path=Object 374/content.xml><?xml version="1.0" encoding="utf-8"?>
<math xmlns="http://www.w3.org/1998/Math/MathML">
  <semantics>
    <mn>8</mn>
    <annotation encoding="StarMath 5.0">8</annotation>
  </semantics>
</math>
</file>

<file path=Object 375/content.xml><?xml version="1.0" encoding="utf-8"?>
<math xmlns="http://www.w3.org/1998/Math/MathML">
  <semantics>
    <mrow>
      <mstyle mathvariant="bold">
        <mi mathvariant="normal">f</mi>
      </mstyle>
      <mrow>
        <mstyle mathvariant="bold">
          <mi mathvariant="normal">g</mi>
        </mstyle>
        <mo stretchy="false">−</mo>
        <mstyle mathvariant="bold">
          <mi mathvariant="normal">g</mi>
        </mstyle>
      </mrow>
      <mstyle mathvariant="bold">
        <mi mathvariant="normal">f</mi>
      </mstyle>
    </mrow>
    <annotation encoding="StarMath 5.0">{bold func f} {bold func g} - {bold func g} {bold func f}</annotation>
  </semantics>
</math>
</file>

<file path=Object 376/content.xml><?xml version="1.0" encoding="utf-8"?>
<math xmlns="http://www.w3.org/1998/Math/MathML">
  <semantics>
    <mrow>
      <mrow>
        <mstyle mathvariant="bold">
          <mi mathvariant="normal">g</mi>
        </mstyle>
        <mo stretchy="false">=</mo>
        <mn>3</mn>
      </mrow>
      <mrow>
        <mstyle color="red">
          <msub>
            <mi>γ</mi>
            <mrow>
              <mn>3</mn>
              <mn>0</mn>
            </mrow>
          </msub>
        </mstyle>
        <mo stretchy="false">+</mo>
        <mstyle color="blue">
          <msub>
            <mi>γ</mi>
            <mrow>
              <mn>1</mn>
              <mn>3</mn>
            </mrow>
          </msub>
        </mstyle>
      </mrow>
    </mrow>
    <annotation encoding="StarMath 5.0">{bold func g} = 3 color red %gamma sub {3 0} + color blue %gamma sub {1 3}</annotation>
  </semantics>
</math>
</file>

<file path=Object 377/content.xml><?xml version="1.0" encoding="utf-8"?>
<math xmlns="http://www.w3.org/1998/Math/MathML" display="block">
  <semantics>
    <mtable>
      <mtr>
        <mtd columnalign="left">
          <mrow>
            <mstyle mathvariant="bold">
              <mi mathvariant="normal">g</mi>
            </mstyle>
            <mrow>
              <mstyle mathvariant="bold">
                <mover accent="true">
                  <mi mathvariant="normal">g</mi>
                  <mo stretchy="false">~</mo>
                </mover>
              </mstyle>
              <mo stretchy="false">=</mo>
              <mrow>
                <mo fence="true" stretchy="false">(</mo>
                <mrow>
                  <mrow>
                    <mn>3</mn>
                    <mrow>
                      <mstyle color="red">
                        <msub>
                          <mi>γ</mi>
                          <mrow>
                            <mn>3</mn>
                            <mn>0</mn>
                          </mrow>
                        </msub>
                      </mstyle>
                      <mo stretchy="false">+</mo>
                      <mstyle color="blue">
                        <msub>
                          <mi>γ</mi>
                          <mrow>
                            <mn>1</mn>
                            <mn>3</mn>
                          </mrow>
                        </msub>
                      </mstyle>
                    </mrow>
                  </mrow>
                </mrow>
                <mo fence="true" stretchy="false">)</mo>
              </mrow>
            </mrow>
            <mrow>
              <mo fence="true" stretchy="false">(</mo>
              <mrow>
                <mrow>
                  <mn>3</mn>
                  <mrow>
                    <mstyle color="red">
                      <msub>
                        <mi>γ</mi>
                        <mrow>
                          <mn>0</mn>
                          <mn>3</mn>
                        </mrow>
                      </msub>
                    </mstyle>
                    <mo stretchy="false">+</mo>
                    <mstyle color="blue">
                      <msub>
                        <mi>γ</mi>
                        <mrow>
                          <mn>3</mn>
                          <mn>1</mn>
                        </mrow>
                      </msub>
                    </mstyle>
                  </mrow>
                </mrow>
              </mrow>
              <mo fence="true" stretchy="false">)</mo>
            </mrow>
          </mrow>
        </mtd>
      </mtr>
      <mtr>
        <mtd columnalign="left">
          <mrow>
            <mrow>
              <mphantom>
                <mrow>
                  <mstyle mathvariant="bold">
                    <mi mathvariant="normal">f</mi>
                  </mstyle>
                  <mstyle mathvariant="bold">
                    <mover accent="true">
                      <mi mathvariant="normal">f</mi>
                      <mo stretchy="false">~</mo>
                    </mover>
                  </mstyle>
                </mrow>
              </mphantom>
              <mo stretchy="false">=</mo>
              <mrow>
                <mrow>
                  <mo stretchy="false">−</mo>
                  <mn>9</mn>
                </mrow>
                <mo stretchy="false">+</mo>
                <mn>3</mn>
              </mrow>
            </mrow>
            <mrow>
              <mstyle color="red">
                <msub>
                  <mi>γ</mi>
                  <mrow>
                    <mn>3</mn>
                    <mn>0</mn>
                    <mn>3</mn>
                    <mn>1</mn>
                  </mrow>
                </msub>
              </mstyle>
              <mo stretchy="false">+</mo>
              <mn>3</mn>
            </mrow>
            <mrow>
              <mstyle color="red">
                <msub>
                  <mi>γ</mi>
                  <mrow>
                    <mn>1</mn>
                    <mn>3</mn>
                    <mn>0</mn>
                    <mn>3</mn>
                  </mrow>
                </msub>
              </mstyle>
              <mo stretchy="false">+</mo>
              <mstyle color="blue">
                <msub>
                  <mi>γ</mi>
                  <mrow>
                    <mn>1</mn>
                    <mn>3</mn>
                  </mrow>
                </msub>
              </mstyle>
            </mrow>
            <mstyle color="blue">
              <msub>
                <mi>γ</mi>
                <mrow>
                  <mn>3</mn>
                  <mn>1</mn>
                </mrow>
              </msub>
            </mstyle>
          </mrow>
        </mtd>
      </mtr>
      <mtr>
        <mtd columnalign="left">
          <mrow>
            <mrow>
              <mphantom>
                <mrow>
                  <mstyle mathvariant="bold">
                    <mi mathvariant="normal">f</mi>
                  </mstyle>
                  <mstyle mathvariant="bold">
                    <mover accent="true">
                      <mi mathvariant="normal">f</mi>
                      <mo stretchy="false">~</mo>
                    </mover>
                  </mstyle>
                </mrow>
              </mphantom>
              <mo stretchy="false">=</mo>
              <mrow>
                <mrow>
                  <mo stretchy="false">−</mo>
                  <mn>9</mn>
                </mrow>
                <mo stretchy="false">+</mo>
                <mn>3</mn>
              </mrow>
            </mrow>
            <mrow>
              <mstyle color="red">
                <msub>
                  <mi>γ</mi>
                  <mrow>
                    <mn>0</mn>
                    <mn>1</mn>
                  </mrow>
                </msub>
              </mstyle>
              <mo stretchy="false">+</mo>
              <mn>3</mn>
            </mrow>
            <mrow>
              <mrow>
                <mstyle color="red">
                  <msub>
                    <mi>γ</mi>
                    <mrow>
                      <mn>1</mn>
                      <mn>0</mn>
                    </mrow>
                  </msub>
                </mstyle>
                <mo stretchy="false">+</mo>
                <mn>1</mn>
              </mrow>
              <mo stretchy="false">=</mo>
              <mrow>
                <mo stretchy="false">−</mo>
                <mn>8</mn>
              </mrow>
            </mrow>
          </mrow>
        </mtd>
      </mtr>
    </mtable>
    <annotation encoding="StarMath 5.0">alignl {bold func g} {bold tilde func g} = ( 3 color red %gamma sub {3 0} + color blue %gamma sub {1 3} ) ( 3 color red %gamma sub {0 3} + color blue %gamma sub {3 1} ) newline
alignl phantom { {bold func f} {bold tilde func f} } = - 9 + 3 color red %gamma sub {3 0 3 1} + 3 color red %gamma sub {1 3 0 3} + color blue %gamma sub {1 3} color blue %gamma sub {3 1} newline
alignl phantom { {bold func f} {bold tilde func f} } = - 9 + 3 color red %gamma sub {0 1} + 3 color red %gamma sub {1 0} + 1 = - 8</annotation>
  </semantics>
</math>
</file>

<file path=Object 378/content.xml><?xml version="1.0" encoding="utf-8"?>
<math xmlns="http://www.w3.org/1998/Math/MathML">
  <semantics>
    <mrow>
      <mrow>
        <mstyle mathvariant="bold">
          <mi mathvariant="normal">g</mi>
        </mstyle>
        <mo stretchy="false">=</mo>
        <mn>3</mn>
      </mrow>
      <mrow>
        <mstyle color="red">
          <msub>
            <mi>γ</mi>
            <mrow>
              <mn>3</mn>
              <mn>0</mn>
            </mrow>
          </msub>
        </mstyle>
        <mo stretchy="false">+</mo>
        <mstyle color="blue">
          <msub>
            <mi>γ</mi>
            <mrow>
              <mn>1</mn>
              <mn>3</mn>
            </mrow>
          </msub>
        </mstyle>
      </mrow>
    </mrow>
    <annotation encoding="StarMath 5.0">{bold func g} = 3 color red %gamma sub {3 0} + color blue %gamma sub {1 3}</annotation>
  </semantics>
</math>
</file>

<file path=Object 379/content.xml><?xml version="1.0" encoding="utf-8"?>
<math xmlns="http://www.w3.org/1998/Math/MathML">
  <semantics>
    <mstyle mathvariant="bold">
      <mi mathvariant="normal">g</mi>
    </mstyle>
    <annotation encoding="StarMath 5.0">{bold func g}</annotation>
  </semantics>
</math>
</file>

<file path=Object 38/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380/content.xml><?xml version="1.0" encoding="utf-8"?>
<math xmlns="http://www.w3.org/1998/Math/MathML">
  <semantics>
    <mrow>
      <mstyle mathvariant="bold">
        <mi mathvariant="normal">f</mi>
      </mstyle>
      <mo stretchy="false">=</mo>
      <mrow>
        <mo fence="true" stretchy="false">(</mo>
        <mrow>
          <mrow>
            <mn>2</mn>
            <mrow>
              <mstyle color="red">
                <msub>
                  <mi>γ</mi>
                  <mrow>
                    <mn>1</mn>
                    <mn>0</mn>
                  </mrow>
                </msub>
              </mstyle>
              <mo stretchy="false">+</mo>
              <mstyle color="blue">
                <msub>
                  <mi>γ</mi>
                  <mrow>
                    <mn>1</mn>
                    <mn>3</mn>
                  </mrow>
                </msub>
              </mstyle>
            </mrow>
          </mrow>
        </mrow>
        <mo fence="true" stretchy="false">)</mo>
      </mrow>
    </mrow>
    <annotation encoding="StarMath 5.0">{bold func f} = ( 2 color red %gamma sub {1 0} + color blue %gamma sub {1 3} )</annotation>
  </semantics>
</math>
</file>

<file path=Object 381/content.xml><?xml version="1.0" encoding="utf-8"?>
<math xmlns="http://www.w3.org/1998/Math/MathML">
  <semantics>
    <mstyle mathvariant="bold">
      <mi mathvariant="normal">f</mi>
    </mstyle>
    <annotation encoding="StarMath 5.0">{bold func f}</annotation>
  </semantics>
</math>
</file>

<file path=Object 382/content.xml><?xml version="1.0" encoding="utf-8"?>
<math xmlns="http://www.w3.org/1998/Math/MathML">
  <semantics>
    <msub>
      <mi>γ</mi>
      <mrow>
        <mi>a</mi>
        <mi>b</mi>
      </mrow>
    </msub>
    <annotation encoding="StarMath 5.0">%gamma sub {a b}</annotation>
  </semantics>
</math>
</file>

<file path=Object 383/content.xml><?xml version="1.0" encoding="utf-8"?>
<math xmlns="http://www.w3.org/1998/Math/MathML">
  <semantics>
    <msub>
      <mi>γ</mi>
      <mrow>
        <mi>c</mi>
        <mi>d</mi>
      </mrow>
    </msub>
    <annotation encoding="StarMath 5.0">%gamma sub {c d}</annotation>
  </semantics>
</math>
</file>

<file path=Object 384/content.xml><?xml version="1.0" encoding="utf-8"?>
<math xmlns="http://www.w3.org/1998/Math/MathML" display="block">
  <semantics>
    <mi>c</mi>
    <annotation encoding="StarMath 5.0">c</annotation>
  </semantics>
</math>
</file>

<file path=Object 385/content.xml><?xml version="1.0" encoding="utf-8"?>
<math xmlns="http://www.w3.org/1998/Math/MathML" display="block">
  <semantics>
    <mi>d</mi>
    <annotation encoding="StarMath 5.0">d</annotation>
  </semantics>
</math>
</file>

<file path=Object 386/content.xml><?xml version="1.0" encoding="utf-8"?>
<math xmlns="http://www.w3.org/1998/Math/MathML" display="block">
  <semantics>
    <mi>a</mi>
    <annotation encoding="StarMath 5.0">a</annotation>
  </semantics>
</math>
</file>

<file path=Object 387/content.xml><?xml version="1.0" encoding="utf-8"?>
<math xmlns="http://www.w3.org/1998/Math/MathML" display="block">
  <semantics>
    <mi>b</mi>
    <annotation encoding="StarMath 5.0">b</annotation>
  </semantics>
</math>
</file>

<file path=Object 388/content.xml><?xml version="1.0" encoding="utf-8"?>
<math xmlns="http://www.w3.org/1998/Math/MathML">
  <semantics>
    <mstyle mathvariant="bold">
      <mi mathvariant="normal">g</mi>
    </mstyle>
    <annotation encoding="StarMath 5.0">{bold func g}</annotation>
  </semantics>
</math>
</file>

<file path=Object 389/content.xml><?xml version="1.0" encoding="utf-8"?>
<math xmlns="http://www.w3.org/1998/Math/MathML" display="block">
  <semantics>
    <mrow>
      <mo stretchy="false">−</mo>
      <mn>8</mn>
    </mrow>
    <annotation encoding="StarMath 5.0">-8</annotation>
  </semantics>
</math>
</file>

<file path=Object 39/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390/content.xml><?xml version="1.0" encoding="utf-8"?>
<math xmlns="http://www.w3.org/1998/Math/MathML">
  <semantics>
    <mstyle mathvariant="bold">
      <mi mathvariant="normal">g</mi>
    </mstyle>
    <annotation encoding="StarMath 5.0">{bold func g}</annotation>
  </semantics>
</math>
</file>

<file path=Object 391/content.xml><?xml version="1.0" encoding="utf-8"?>
<math xmlns="http://www.w3.org/1998/Math/MathML">
  <semantics>
    <mstyle mathvariant="bold">
      <mi mathvariant="normal">f</mi>
    </mstyle>
    <annotation encoding="StarMath 5.0">{bold func f}</annotation>
  </semantics>
</math>
</file>

<file path=Object 392/content.xml><?xml version="1.0" encoding="utf-8"?>
<math xmlns="http://www.w3.org/1998/Math/MathML">
  <semantics>
    <mstyle mathvariant="bold">
      <mi mathvariant="normal">f</mi>
    </mstyle>
    <annotation encoding="StarMath 5.0">{bold func f}</annotation>
  </semantics>
</math>
</file>

<file path=Object 393/content.xml><?xml version="1.0" encoding="utf-8"?>
<math xmlns="http://www.w3.org/1998/Math/MathML">
  <semantics>
    <mstyle mathvariant="bold">
      <mi mathvariant="normal">f</mi>
    </mstyle>
    <annotation encoding="StarMath 5.0">{bold func f}</annotation>
  </semantics>
</math>
</file>

<file path=Object 394/content.xml><?xml version="1.0" encoding="utf-8"?>
<math xmlns="http://www.w3.org/1998/Math/MathML">
  <semantics>
    <mrow>
      <mstyle mathvariant="bold">
        <mi mathvariant="normal">f</mi>
      </mstyle>
      <mstyle mathvariant="bold">
        <mi mathvariant="normal">g</mi>
      </mstyle>
    </mrow>
    <annotation encoding="StarMath 5.0">{bold func f} {bold func g}</annotation>
  </semantics>
</math>
</file>

<file path=Object 395/content.xml><?xml version="1.0" encoding="utf-8"?>
<math xmlns="http://www.w3.org/1998/Math/MathML">
  <semantics>
    <mrow>
      <mstyle mathvariant="bold">
        <mi mathvariant="normal">f</mi>
      </mstyle>
      <mstyle mathvariant="bold">
        <mi mathvariant="normal">g</mi>
      </mstyle>
    </mrow>
    <annotation encoding="StarMath 5.0">{bold func f} {bold func g}</annotation>
  </semantics>
</math>
</file>

<file path=Object 396/content.xml><?xml version="1.0" encoding="utf-8"?>
<math xmlns="http://www.w3.org/1998/Math/MathML">
  <semantics>
    <mstyle mathvariant="bold">
      <mi mathvariant="normal">g</mi>
    </mstyle>
    <annotation encoding="StarMath 5.0">{bold func g}</annotation>
  </semantics>
</math>
</file>

<file path=Object 397/content.xml><?xml version="1.0" encoding="utf-8"?>
<math xmlns="http://www.w3.org/1998/Math/MathML">
  <semantics>
    <mstyle mathvariant="bold">
      <mi mathvariant="normal">f</mi>
    </mstyle>
    <annotation encoding="StarMath 5.0">{bold func f}</annotation>
  </semantics>
</math>
</file>

<file path=Object 398/content.xml><?xml version="1.0" encoding="utf-8"?>
<math xmlns="http://www.w3.org/1998/Math/MathML">
  <semantics>
    <mstyle color="blue">
      <msub>
        <mi>γ</mi>
        <mrow>
          <mn>2</mn>
          <mn>3</mn>
        </mrow>
      </msub>
    </mstyle>
    <annotation encoding="StarMath 5.0">color blue %gamma sub {2 3}</annotation>
  </semantics>
</math>
</file>

<file path=Object 399/content.xml><?xml version="1.0" encoding="utf-8"?>
<math xmlns="http://www.w3.org/1998/Math/MathML" display="block">
  <semantics>
    <mtable>
      <mtr>
        <mtd columnalign="left">
          <mrow>
            <mstyle mathvariant="bold">
              <mi mathvariant="normal">f</mi>
            </mstyle>
            <mrow>
              <mstyle mathvariant="bold">
                <mi mathvariant="normal">g</mi>
              </mstyle>
              <mo stretchy="false">=</mo>
              <mrow>
                <mo fence="true" stretchy="false">(</mo>
                <mrow>
                  <mrow>
                    <mn>2</mn>
                    <mrow>
                      <mstyle color="red">
                        <msub>
                          <mi>γ</mi>
                          <mrow>
                            <mn>1</mn>
                            <mn>0</mn>
                          </mrow>
                        </msub>
                      </mstyle>
                      <mo stretchy="false">+</mo>
                      <mstyle color="blue">
                        <msub>
                          <mi>γ</mi>
                          <mrow>
                            <mn>1</mn>
                            <mn>3</mn>
                          </mrow>
                        </msub>
                      </mstyle>
                    </mrow>
                  </mrow>
                </mrow>
                <mo fence="true" stretchy="false">)</mo>
              </mrow>
            </mrow>
            <mrow>
              <mo fence="true" stretchy="false">(</mo>
              <mrow>
                <mrow>
                  <mn>2</mn>
                  <mrow>
                    <mstyle color="red">
                      <msub>
                        <mi>γ</mi>
                        <mrow>
                          <mn>3</mn>
                          <mn>0</mn>
                        </mrow>
                      </msub>
                    </mstyle>
                    <mo stretchy="false">+</mo>
                    <mstyle color="blue">
                      <msub>
                        <mi>γ</mi>
                        <mrow>
                          <mn>1</mn>
                          <mn>3</mn>
                        </mrow>
                      </msub>
                    </mstyle>
                  </mrow>
                </mrow>
              </mrow>
              <mo fence="true" stretchy="false">)</mo>
            </mrow>
          </mrow>
        </mtd>
      </mtr>
      <mtr>
        <mtd columnalign="left">
          <mrow>
            <mrow>
              <mphantom>
                <mrow>
                  <mstyle mathvariant="bold">
                    <mi mathvariant="normal">f</mi>
                  </mstyle>
                  <mstyle mathvariant="bold">
                    <mi mathvariant="normal">g</mi>
                  </mstyle>
                </mrow>
              </mphantom>
              <mo stretchy="false">=</mo>
              <mn>4</mn>
            </mrow>
            <mrow>
              <mstyle color="blue">
                <msub>
                  <mi>γ</mi>
                  <mrow>
                    <mn>1</mn>
                    <mn>0</mn>
                    <mn>3</mn>
                    <mn>0</mn>
                  </mrow>
                </msub>
              </mstyle>
              <mo stretchy="false">+</mo>
              <mn>2</mn>
            </mrow>
            <mrow>
              <mstyle color="red">
                <msub>
                  <mi>γ</mi>
                  <mrow>
                    <mn>1</mn>
                    <mn>0</mn>
                    <mn>1</mn>
                    <mn>3</mn>
                  </mrow>
                </msub>
              </mstyle>
              <mo stretchy="false">+</mo>
              <mn>2</mn>
            </mrow>
            <mrow>
              <mstyle color="red">
                <msub>
                  <mi>γ</mi>
                  <mrow>
                    <mn>1</mn>
                    <mn>3</mn>
                    <mn>3</mn>
                    <mn>0</mn>
                  </mrow>
                </msub>
              </mstyle>
              <mo stretchy="false">+</mo>
              <mstyle color="blue">
                <msub>
                  <mi>γ</mi>
                  <mrow>
                    <mn>1</mn>
                    <mn>3</mn>
                    <mn>1</mn>
                    <mn>3</mn>
                  </mrow>
                </msub>
              </mstyle>
            </mrow>
          </mrow>
        </mtd>
      </mtr>
      <mtr>
        <mtd columnalign="left">
          <mrow>
            <mrow>
              <mphantom>
                <mrow>
                  <mstyle mathvariant="bold">
                    <mi mathvariant="normal">f</mi>
                  </mstyle>
                  <mstyle mathvariant="bold">
                    <mi mathvariant="normal">g</mi>
                  </mstyle>
                </mrow>
              </mphantom>
              <mo stretchy="false">=</mo>
              <mrow>
                <mo stretchy="false">−</mo>
                <mn>4</mn>
              </mrow>
            </mrow>
            <mrow>
              <mstyle color="blue">
                <msub>
                  <mi>γ</mi>
                  <mrow>
                    <mn>1</mn>
                    <mn>3</mn>
                  </mrow>
                </msub>
              </mstyle>
              <mo stretchy="false">+</mo>
              <mn>2</mn>
            </mrow>
            <mrow>
              <mstyle color="red">
                <msub>
                  <mi>γ</mi>
                  <mrow>
                    <mn>0</mn>
                    <mn>3</mn>
                  </mrow>
                </msub>
              </mstyle>
              <mo stretchy="false">−</mo>
              <mn>2</mn>
            </mrow>
            <mrow>
              <mstyle color="red">
                <msub>
                  <mi>γ</mi>
                  <mrow>
                    <mn>1</mn>
                    <mn>0</mn>
                  </mrow>
                </msub>
              </mstyle>
              <mo stretchy="false">−</mo>
              <mn>1</mn>
            </mrow>
          </mrow>
        </mtd>
      </mtr>
    </mtable>
    <annotation encoding="StarMath 5.0">alignl {bold func f} {bold func g} = ( 2 color red %gamma sub {1 0} + color blue %gamma sub {1 3} ) ( 2 color red %gamma sub {3 0} + color blue %gamma sub {1 3} ) newline
alignl phantom { {bold func f} {bold func g} } = 4 color blue %gamma sub {1 0 3 0} + 2 color red %gamma sub {1 0 1 3} + 2 color red %gamma sub {1 3 3 0} + color blue %gamma sub {1 3 1 3} newline
alignl phantom { {bold func f} {bold func g} } = - 4 color blue %gamma sub {1 3} + 2 color red %gamma sub {0 3} -2 color red %gamma sub {1 0} - 1</annotation>
  </semantics>
</math>
</file>

<file path=Object 4/content.xml><?xml version="1.0" encoding="utf-8"?>
<math xmlns="http://www.w3.org/1998/Math/MathML">
  <semantics>
    <mrow>
      <mrow>
        <mi>a</mi>
        <mo stretchy="false">+</mo>
        <mi>b</mi>
      </mrow>
      <mi>i</mi>
    </mrow>
    <annotation encoding="StarMath 5.0">a + b i</annotation>
  </semantics>
</math>
</file>

<file path=Object 40/content.xml><?xml version="1.0" encoding="utf-8"?>
<math xmlns="http://www.w3.org/1998/Math/MathML" display="block">
  <semantics>
    <mstyle mathvariant="bold">
      <mi>F</mi>
    </mstyle>
    <annotation encoding="StarMath 5.0">bold F</annotation>
  </semantics>
</math>
</file>

<file path=Object 400/content.xml><?xml version="1.0" encoding="utf-8"?>
<math xmlns="http://www.w3.org/1998/Math/MathML">
  <semantics>
    <mrow>
      <mstyle mathvariant="bold">
        <mi mathvariant="normal">g</mi>
      </mstyle>
      <mstyle mathvariant="bold">
        <mi mathvariant="normal">f</mi>
      </mstyle>
    </mrow>
    <annotation encoding="StarMath 5.0">{bold func g} {bold func f}</annotation>
  </semantics>
</math>
</file>

<file path=Object 401/content.xml><?xml version="1.0" encoding="utf-8"?>
<math xmlns="http://www.w3.org/1998/Math/MathML" display="block">
  <semantics>
    <mtable>
      <mtr>
        <mtd columnalign="left">
          <mrow>
            <mstyle mathvariant="bold">
              <mi mathvariant="normal">g</mi>
            </mstyle>
            <mrow>
              <mstyle mathvariant="bold">
                <mi mathvariant="normal">f</mi>
              </mstyle>
              <mo stretchy="false">=</mo>
              <mn>4</mn>
            </mrow>
            <mrow>
              <mstyle color="blue">
                <msub>
                  <mi>γ</mi>
                  <mrow>
                    <mn>3</mn>
                    <mn>0</mn>
                    <mn>1</mn>
                    <mn>0</mn>
                  </mrow>
                </msub>
              </mstyle>
              <mo stretchy="false">+</mo>
              <mn>2</mn>
            </mrow>
            <mrow>
              <mstyle color="red">
                <msub>
                  <mi>γ</mi>
                  <mrow>
                    <mn>3</mn>
                    <mn>0</mn>
                    <mn>1</mn>
                    <mn>3</mn>
                  </mrow>
                </msub>
              </mstyle>
              <mo stretchy="false">+</mo>
              <mn>2</mn>
            </mrow>
            <mrow>
              <mstyle color="red">
                <msub>
                  <mi>γ</mi>
                  <mrow>
                    <mn>1</mn>
                    <mn>3</mn>
                    <mn>1</mn>
                    <mn>0</mn>
                  </mrow>
                </msub>
              </mstyle>
              <mo stretchy="false">+</mo>
              <mstyle color="blue">
                <msub>
                  <mi>γ</mi>
                  <mrow>
                    <mn>1</mn>
                    <mn>3</mn>
                    <mn>1</mn>
                    <mn>3</mn>
                  </mrow>
                </msub>
              </mstyle>
            </mrow>
          </mrow>
        </mtd>
      </mtr>
      <mtr>
        <mtd columnalign="left">
          <mrow>
            <mrow>
              <mphantom>
                <mrow>
                  <mstyle mathvariant="bold">
                    <mi mathvariant="normal">g</mi>
                  </mstyle>
                  <mstyle mathvariant="bold">
                    <mi mathvariant="normal">f</mi>
                  </mstyle>
                </mrow>
              </mphantom>
              <mo stretchy="false">=</mo>
              <mrow>
                <mo stretchy="false">−</mo>
                <mn>4</mn>
              </mrow>
            </mrow>
            <mrow>
              <mstyle color="blue">
                <msub>
                  <mi>γ</mi>
                  <mrow>
                    <mn>3</mn>
                    <mn>1</mn>
                  </mrow>
                </msub>
              </mstyle>
              <mo stretchy="false">−</mo>
              <mn>2</mn>
            </mrow>
            <mrow>
              <mstyle color="red">
                <msub>
                  <mi>γ</mi>
                  <mrow>
                    <mn>0</mn>
                    <mn>1</mn>
                  </mrow>
                </msub>
              </mstyle>
              <mo stretchy="false">+</mo>
              <mn>2</mn>
            </mrow>
            <mrow>
              <mstyle color="red">
                <msub>
                  <mi>γ</mi>
                  <mrow>
                    <mn>3</mn>
                    <mn>0</mn>
                  </mrow>
                </msub>
              </mstyle>
              <mo stretchy="false">−</mo>
              <mn>1</mn>
            </mrow>
          </mrow>
        </mtd>
      </mtr>
    </mtable>
    <annotation encoding="StarMath 5.0">alignl {bold func g} {bold func f} = 4 color blue %gamma sub {3 0 1 0} + 2 color red %gamma sub {3 0 1 3} + 2 color red %gamma sub {1 3 1 0} + color blue %gamma sub {1 3 1 3} newline
alignl phantom { {bold func g} {bold func f} } = - 4 color blue %gamma sub {3 1} - 2 color red %gamma sub {0 1} +2 color red %gamma sub {3 0} - 1</annotation>
  </semantics>
</math>
</file>

<file path=Object 402/content.xml><?xml version="1.0" encoding="utf-8"?>
<math xmlns="http://www.w3.org/1998/Math/MathML" display="block">
  <semantics>
    <mrow>
      <mstyle mathvariant="bold">
        <mi mathvariant="normal">f</mi>
      </mstyle>
      <mrow>
        <mstyle mathvariant="bold">
          <mi mathvariant="normal">g</mi>
        </mstyle>
        <mo stretchy="false">+</mo>
        <mstyle mathvariant="bold">
          <mi mathvariant="normal">g</mi>
        </mstyle>
      </mrow>
      <mrow>
        <mstyle mathvariant="bold">
          <mi mathvariant="normal">f</mi>
        </mstyle>
        <mo stretchy="false">=</mo>
        <mrow>
          <mo stretchy="false">−</mo>
          <mn>2</mn>
        </mrow>
      </mrow>
    </mrow>
    <annotation encoding="StarMath 5.0">{bold func f} {bold func g} + {bold func g} {bold func f} = - 2</annotation>
  </semantics>
</math>
</file>

<file path=Object 403/content.xml><?xml version="1.0" encoding="utf-8"?>
<math xmlns="http://www.w3.org/1998/Math/MathML">
  <semantics>
    <mstyle mathvariant="bold">
      <mi mathvariant="normal">f</mi>
    </mstyle>
    <annotation encoding="StarMath 5.0">{bold func f}</annotation>
  </semantics>
</math>
</file>

<file path=Object 404/content.xml><?xml version="1.0" encoding="utf-8"?>
<math xmlns="http://www.w3.org/1998/Math/MathML" display="block">
  <semantics>
    <mstyle mathvariant="bold">
      <mi mathvariant="normal">g</mi>
    </mstyle>
    <annotation encoding="StarMath 5.0">{bold func g}</annotation>
  </semantics>
</math>
</file>

<file path=Object 405/content.xml><?xml version="1.0" encoding="utf-8"?>
<math xmlns="http://www.w3.org/1998/Math/MathML">
  <semantics>
    <mrow>
      <mrow>
        <mrow>
          <mstyle mathvariant="bold">
            <mi mathvariant="normal">f</mi>
          </mstyle>
          <mo stretchy="false">⋅</mo>
          <mstyle mathvariant="bold">
            <mi mathvariant="normal">g</mi>
          </mstyle>
        </mrow>
        <mo stretchy="false">=</mo>
        <mn>½</mn>
      </mrow>
      <mrow>
        <mo fence="true" stretchy="fals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false">)</mo>
      </mrow>
    </mrow>
    <annotation encoding="StarMath 5.0">{bold func f} cdot {bold func g} = ½ ( {bold func f} {bold func g} + {bold func g} {bold func f} )</annotation>
  </semantics>
</math>
</file>

<file path=Object 406/content.xml><?xml version="1.0" encoding="utf-8"?>
<math xmlns="http://www.w3.org/1998/Math/MathML">
  <semantics>
    <mrow>
      <mstyle mathvariant="bold">
        <mi mathvariant="normal">f</mi>
      </mstyle>
      <mo stretchy="false">⋅</mo>
      <mstyle mathvariant="bold">
        <mi mathvariant="normal">g</mi>
      </mstyle>
    </mrow>
    <annotation encoding="StarMath 5.0">{bold func f} cdot {bold func g}</annotation>
  </semantics>
</math>
</file>

<file path=Object 41/content.xml><?xml version="1.0" encoding="utf-8"?>
<math xmlns="http://www.w3.org/1998/Math/MathML" display="block">
  <semantics>
    <mstyle mathvariant="bold">
      <mi>G</mi>
    </mstyle>
    <annotation encoding="StarMath 5.0">bold G </annotation>
  </semantics>
</math>
</file>

<file path=Object 42/content.xml><?xml version="1.0" encoding="utf-8"?>
<math xmlns="http://www.w3.org/1998/Math/MathML" display="block">
  <semantics>
    <mrow>
      <mrow>
        <mrow>
          <mstyle mathvariant="bold">
            <mi>F</mi>
          </mstyle>
          <mo stretchy="false">⋅</mo>
          <mstyle mathvariant="bold">
            <mi>G</mi>
          </mstyle>
        </mrow>
        <mo stretchy="false">=</mo>
        <mn>½</mn>
      </mrow>
      <mrow>
        <mrow>
          <mo fence="true" stretchy="false">(</mo>
          <mrow>
            <mrow>
              <mstyle mathvariant="bold">
                <mi>F</mi>
              </mstyle>
              <mrow>
                <mstyle mathvariant="bold">
                  <mi>G</mi>
                </mstyle>
                <mo stretchy="false">+</mo>
                <mstyle mathvariant="bold">
                  <mi>G</mi>
                </mstyle>
              </mrow>
              <mstyle mathvariant="bold">
                <mi>F</mi>
              </mstyle>
            </mrow>
          </mrow>
          <mo fence="true" stretchy="false">)</mo>
        </mrow>
        <mo stretchy="false">=</mo>
        <mrow>
          <mo fence="true" stretchy="false">(</mo>
          <mrow>
            <mrow>
              <mstyle mathvariant="bold">
                <mi mathvariant="normal">f</mi>
              </mstyle>
              <mo stretchy="false">⋅</mo>
              <mstyle mathvariant="bold">
                <mi mathvariant="normal">g</mi>
              </mstyle>
            </mrow>
          </mrow>
          <mo fence="true" stretchy="false">)</mo>
        </mrow>
      </mrow>
      <mi>exp</mi>
      <mrow>
        <mo fence="true" stretchy="false">[</mo>
        <mrow>
          <mrow>
            <mrow>
              <mo fence="true" stretchy="false">(</mo>
              <mrow>
                <mrow>
                  <mi>ϑ</mi>
                  <mo stretchy="false">+</mo>
                  <mi>φ</mi>
                </mrow>
              </mrow>
              <mo fence="true" stretchy="false">)</mo>
            </mrow>
            <mi>I</mi>
          </mrow>
        </mrow>
        <mo fence="true" stretchy="false">]</mo>
      </mrow>
    </mrow>
    <annotation encoding="StarMath 5.0">{bold F} cdot {bold G} = ½ ( {bold F} {bold G} + {bold G} {bold F} ) = ( {bold func f} cdot {bold func g} ) exp [ ( %vartheta + %varphi ) I]</annotation>
  </semantics>
</math>
</file>

<file path=Object 43/content.xml><?xml version="1.0" encoding="utf-8"?>
<math xmlns="http://www.w3.org/1998/Math/MathML">
  <semantics>
    <mrow>
      <mrow>
        <mstyle mathvariant="bold">
          <mi>F</mi>
        </mstyle>
        <mo stretchy="false">=</mo>
        <mstyle mathvariant="bold">
          <mi mathvariant="normal">f</mi>
        </mstyle>
      </mrow>
      <mi>exp</mi>
      <mrow>
        <mo fence="true" stretchy="false">(</mo>
        <mrow>
          <mrow>
            <mi>ϑ</mi>
            <mi>I</mi>
          </mrow>
        </mrow>
        <mo fence="true" stretchy="false">)</mo>
      </mrow>
    </mrow>
    <annotation encoding="StarMath 5.0">{bold F} = {bold func f} exp ( %vartheta I )</annotation>
  </semantics>
</math>
</file>

<file path=Object 45/content.xml><?xml version="1.0" encoding="utf-8"?>
<math xmlns="http://www.w3.org/1998/Math/MathML" display="block">
  <semantics>
    <mrow>
      <mstyle mathvariant="bold">
        <mi>F</mi>
      </mstyle>
      <mo stretchy="false">⋅</mo>
      <mi>v</mi>
    </mrow>
    <annotation encoding="StarMath 5.0">{bold F} cdot v</annotation>
  </semantics>
</math>
</file>

<file path=Object 46/content.xml><?xml version="1.0" encoding="utf-8"?>
<math xmlns="http://www.w3.org/1998/Math/MathML" display="block">
  <semantics>
    <mi>v</mi>
    <annotation encoding="StarMath 5.0">v</annotation>
  </semantics>
</math>
</file>

<file path=Object 47/content.xml><?xml version="1.0" encoding="utf-8"?>
<math xmlns="http://www.w3.org/1998/Math/MathML">
  <semantics>
    <mrow>
      <mo fence="true" stretchy="false">[</mo>
      <mrow>
        <mrow>
          <mstyle mathvariant="bold">
            <mi>F</mi>
          </mstyle>
          <mi>,</mi>
          <mstyle mathvariant="bold">
            <mi>G</mi>
          </mstyle>
        </mrow>
      </mrow>
      <mo fence="true" stretchy="false">]</mo>
    </mrow>
    <annotation encoding="StarMath 5.0">[ {bold F} , {bold G} ]</annotation>
  </semantics>
</math>
</file>

<file path=Object 48/content.xml><?xml version="1.0" encoding="utf-8"?>
<math xmlns="http://www.w3.org/1998/Math/MathML">
  <semantics>
    <msub>
      <mrow>
        <mo fence="true" stretchy="false">⟨</mo>
        <mrow>
          <mrow>
            <mstyle mathvariant="bold">
              <mi>F</mi>
            </mstyle>
            <mo stretchy="false">⋅</mo>
            <mstyle mathvariant="bold">
              <mi>G</mi>
            </mstyle>
          </mrow>
        </mrow>
        <mo fence="true" stretchy="false">⟩</mo>
      </mrow>
      <mn>0</mn>
    </msub>
    <annotation encoding="StarMath 5.0">langle { {bold F} cdot {bold G} } rangle sub 0</annotation>
  </semantics>
</math>
</file>

<file path=Object 49/content.xml><?xml version="1.0" encoding="utf-8"?>
<math xmlns="http://www.w3.org/1998/Math/MathML">
  <semantics>
    <msub>
      <mrow>
        <mo fence="true" stretchy="false">⟨</mo>
        <mrow>
          <mrow>
            <mstyle mathvariant="bold">
              <mi>F</mi>
            </mstyle>
            <mo stretchy="false">⋅</mo>
            <mstyle mathvariant="bold">
              <mi>G</mi>
            </mstyle>
          </mrow>
        </mrow>
        <mo fence="true" stretchy="false">⟩</mo>
      </mrow>
      <mn>4</mn>
    </msub>
    <annotation encoding="StarMath 5.0">langle { {bold F} cdot {bold G} } rangle sub 4</annotation>
  </semantics>
</math>
</file>

<file path=Object 5/content.xml><?xml version="1.0" encoding="utf-8"?>
<math xmlns="http://www.w3.org/1998/Math/MathML" display="block">
  <semantics>
    <mrow>
      <mstyle mathvariant="bold">
        <mi>F</mi>
      </mstyle>
      <mrow>
        <mstyle mathvariant="bold">
          <mi>G</mi>
        </mstyle>
        <mo stretchy="false">=</mo>
        <mrow>
          <msub>
            <mrow>
              <mo fence="true" stretchy="false">⟨</mo>
              <mrow>
                <mrow>
                  <mstyle mathvariant="bold">
                    <mi>F</mi>
                  </mstyle>
                  <mo stretchy="false">⋅</mo>
                  <mstyle mathvariant="bold">
                    <mi>G</mi>
                  </mstyle>
                </mrow>
              </mrow>
              <mo fence="true" stretchy="false">⟩</mo>
            </mrow>
            <mn>0</mn>
          </msub>
          <mo stretchy="false">+</mo>
          <mrow>
            <mo fence="true" stretchy="false">[</mo>
            <mrow>
              <mrow>
                <mstyle mathvariant="bold">
                  <mi>F</mi>
                </mstyle>
                <mi>,</mi>
                <mstyle mathvariant="bold">
                  <mi>G</mi>
                </mstyle>
              </mrow>
            </mrow>
            <mo fence="true" stretchy="false">]</mo>
          </mrow>
          <mo stretchy="false">+</mo>
          <msub>
            <mrow>
              <mo fence="true" stretchy="false">⟨</mo>
              <mrow>
                <mrow>
                  <mstyle mathvariant="bold">
                    <mi>F</mi>
                  </mstyle>
                  <mo stretchy="false">⋅</mo>
                  <mstyle mathvariant="bold">
                    <mi>G</mi>
                  </mstyle>
                </mrow>
              </mrow>
              <mo fence="true" stretchy="false">⟩</mo>
            </mrow>
            <mn>4</mn>
          </msub>
        </mrow>
      </mrow>
    </mrow>
    <annotation encoding="StarMath 5.0">{bold F} {bold G} = langle { {bold F} cdot {bold G} } rangle sub 0 + [  {bold F} , {bold G} ] + langle { {bold F} cdot {bold G} } rangle sub 4</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row>
      <mrow>
        <mi>a</mi>
        <mo stretchy="false">⋅</mo>
        <mi>b</mi>
      </mrow>
      <mo stretchy="false">=</mo>
      <msub>
        <mrow>
          <mo fence="true" stretchy="false">⟨</mo>
          <mrow>
            <mrow/>
          </mrow>
          <mo fence="true" stretchy="false">⟩</mo>
        </mrow>
        <mn>0</mn>
      </msub>
    </mrow>
    <annotation encoding="StarMath 5.0">a cdot b = langle {  } rangle sub 0</annotation>
  </semantics>
</math>
</file>

<file path=Object 53/content.xml><?xml version="1.0" encoding="utf-8"?>
<math xmlns="http://www.w3.org/1998/Math/MathML">
  <semantics>
    <mrow>
      <msub>
        <mrow>
          <mo fence="true" stretchy="false">⟨</mo>
          <mrow>
            <mrow>
              <mstyle mathvariant="bold">
                <mi>F</mi>
              </mstyle>
              <mo stretchy="false">⋅</mo>
              <mstyle mathvariant="bold">
                <mi>G</mi>
              </mstyle>
            </mrow>
          </mrow>
          <mo fence="true" stretchy="false">⟩</mo>
        </mrow>
        <mn>0</mn>
      </msub>
      <mo stretchy="false">+</mo>
      <msub>
        <mrow>
          <mo fence="true" stretchy="false">⟨</mo>
          <mrow>
            <mrow>
              <mstyle mathvariant="bold">
                <mi>F</mi>
              </mstyle>
              <mo stretchy="false">⋅</mo>
              <mstyle mathvariant="bold">
                <mi>G</mi>
              </mstyle>
            </mrow>
          </mrow>
          <mo fence="true" stretchy="false">⟩</mo>
        </mrow>
        <mn>4</mn>
      </msub>
    </mrow>
    <annotation encoding="StarMath 5.0">langle { {bold F} cdot {bold G} } rangle sub 0 + langle { {bold F} cdot {bold G} } rangle sub 4</annotation>
  </semantics>
</math>
</file>

<file path=Object 54/content.xml><?xml version="1.0" encoding="utf-8"?>
<math xmlns="http://www.w3.org/1998/Math/MathML" display="block">
  <semantics>
    <mstyle mathvariant="bold">
      <mi>F</mi>
    </mstyle>
    <annotation encoding="StarMath 5.0">bold F</annotation>
  </semantics>
</math>
</file>

<file path=Object 55/content.xml><?xml version="1.0" encoding="utf-8"?>
<math xmlns="http://www.w3.org/1998/Math/MathML" display="block">
  <semantics>
    <mstyle mathvariant="bold">
      <mi>G</mi>
    </mstyle>
    <annotation encoding="StarMath 5.0">bold G</annotation>
  </semantics>
</math>
</file>

<file path=Object 56/content.xml><?xml version="1.0" encoding="utf-8"?>
<math xmlns="http://www.w3.org/1998/Math/MathML" display="block">
  <semantics>
    <mstyle mathvariant="bold">
      <mi>F</mi>
    </mstyle>
    <annotation encoding="StarMath 5.0">bold F</annotation>
  </semantics>
</math>
</file>

<file path=Object 57/content.xml><?xml version="1.0" encoding="utf-8"?>
<math xmlns="http://www.w3.org/1998/Math/MathML" display="block">
  <semantics>
    <mstyle mathvariant="bold">
      <mi>G</mi>
    </mstyle>
    <annotation encoding="StarMath 5.0">bold G</annotation>
  </semantics>
</math>
</file>

<file path=Object 58/content.xml><?xml version="1.0" encoding="utf-8"?>
<math xmlns="http://www.w3.org/1998/Math/MathML" display="block">
  <semantics>
    <mrow>
      <mstyle mathvariant="bold">
        <mi>a</mi>
      </mstyle>
      <mrow>
        <mstyle mathvariant="bold">
          <mi>b</mi>
        </mstyle>
        <mo stretchy="false">=</mo>
        <mrow>
          <mrow>
            <mstyle mathvariant="bold">
              <mi>a</mi>
            </mstyle>
            <mo stretchy="false">⋅</mo>
            <mstyle mathvariant="bold">
              <mi>b</mi>
            </mstyle>
          </mrow>
          <mo stretchy="false">+</mo>
          <mrow>
            <mstyle mathvariant="bold">
              <mi>a</mi>
            </mstyle>
            <mo stretchy="false">∧</mo>
            <mstyle mathvariant="bold">
              <mi>b</mi>
            </mstyle>
          </mrow>
        </mrow>
      </mrow>
    </mrow>
    <annotation encoding="StarMath 5.0">{bold a} {bold b} = {bold a} cdot {bold b} + {bold a} and {bold b}</annotation>
  </semantics>
</math>
</file>

<file path=Object 59/content.xml><?xml version="1.0" encoding="utf-8"?>
<math xmlns="http://www.w3.org/1998/Math/MathML" display="block">
  <semantics>
    <mrow>
      <mstyle mathvariant="bold">
        <mi>a</mi>
      </mstyle>
      <mrow>
        <mstyle mathvariant="bold">
          <mi>F</mi>
        </mstyle>
        <mo stretchy="false">=</mo>
        <mrow>
          <mrow>
            <mstyle mathvariant="bold">
              <mi>a</mi>
            </mstyle>
            <mo stretchy="false">⋅</mo>
            <mstyle mathvariant="bold">
              <mi>F</mi>
            </mstyle>
          </mrow>
          <mo stretchy="false">+</mo>
          <mrow>
            <mstyle mathvariant="bold">
              <mi>a</mi>
            </mstyle>
            <mo stretchy="false">∧</mo>
            <mstyle mathvariant="bold">
              <mi>F</mi>
            </mstyle>
          </mrow>
        </mrow>
      </mrow>
    </mrow>
    <annotation encoding="StarMath 5.0">{bold a} {bold F} = {bold a} cdot {bold F} + {bold a} and {bold F}</annotation>
  </semantics>
</math>
</file>

<file path=Object 6/content.xml><?xml version="1.0" encoding="utf-8"?>
<math xmlns="http://www.w3.org/1998/Math/MathML">
  <semantics>
    <mrow>
      <mo fence="true" stretchy="true">|</mo>
      <mrow>
        <mrow>
          <mi>p</mi>
          <mo stretchy="false">−</mo>
          <mi>q</mi>
        </mrow>
      </mrow>
      <mo fence="true" stretchy="true">|</mo>
    </mrow>
    <annotation encoding="StarMath 5.0">abs {p - q}</annotation>
  </semantics>
</math>
</file>

<file path=Object 60/content.xml><?xml version="1.0" encoding="utf-8"?>
<math xmlns="http://www.w3.org/1998/Math/MathML">
  <semantics>
    <mrow>
      <mo fence="true" stretchy="false">[</mo>
      <mrow>
        <mrow>
          <mstyle mathvariant="bold">
            <mi>F</mi>
          </mstyle>
          <mi>,</mi>
          <mstyle mathvariant="bold">
            <mi>G</mi>
          </mstyle>
        </mrow>
      </mrow>
      <mo fence="true" stretchy="false">]</mo>
    </mrow>
    <annotation encoding="StarMath 5.0">[ {bold F} , {bold G} ]</annotation>
  </semantics>
</math>
</file>

<file path=Object 61/content.xml><?xml version="1.0" encoding="utf-8"?>
<math xmlns="http://www.w3.org/1998/Math/MathML">
  <semantics>
    <msub>
      <mrow>
        <mo fence="true" stretchy="false">⟨</mo>
        <mrow>
          <mrow>
            <mstyle mathvariant="bold">
              <mi>F</mi>
            </mstyle>
            <mo stretchy="false">⋅</mo>
            <mstyle mathvariant="bold">
              <mi>G</mi>
            </mstyle>
          </mrow>
        </mrow>
        <mo fence="true" stretchy="false">⟩</mo>
      </mrow>
      <mn>0</mn>
    </msub>
    <annotation encoding="StarMath 5.0">langle { {bold F} cdot {bold G} } rangle sub 0</annotation>
  </semantics>
</math>
</file>

<file path=Object 62/content.xml><?xml version="1.0" encoding="utf-8"?>
<math xmlns="http://www.w3.org/1998/Math/MathML">
  <semantics>
    <mrow>
      <mo fence="true" stretchy="false">[</mo>
      <mrow>
        <mrow>
          <mstyle mathvariant="bold">
            <mi>F</mi>
          </mstyle>
          <mi>,</mi>
          <mstyle mathvariant="bold">
            <mi>G</mi>
          </mstyle>
        </mrow>
      </mrow>
      <mo fence="true" stretchy="false">]</mo>
    </mrow>
    <annotation encoding="StarMath 5.0">[ {bold F} , {bold G} ]</annotation>
  </semantics>
</math>
</file>

<file path=Object 63/content.xml><?xml version="1.0" encoding="utf-8"?>
<math xmlns="http://www.w3.org/1998/Math/MathML">
  <semantics>
    <msub>
      <mrow>
        <mo fence="true" stretchy="false">⟨</mo>
        <mrow>
          <mrow>
            <mstyle mathvariant="bold">
              <mi>F</mi>
            </mstyle>
            <mo stretchy="false">⋅</mo>
            <mstyle mathvariant="bold">
              <mi>G</mi>
            </mstyle>
          </mrow>
        </mrow>
        <mo fence="true" stretchy="false">⟩</mo>
      </mrow>
      <mn>4</mn>
    </msub>
    <annotation encoding="StarMath 5.0">langle { {bold F} cdot {bold G} } rangle sub 4</annotation>
  </semantics>
</math>
</file>

<file path=Object 64/content.xml><?xml version="1.0" encoding="utf-8"?>
<math xmlns="http://www.w3.org/1998/Math/MathML">
  <semantics>
    <mrow>
      <msub>
        <mrow>
          <mo fence="true" stretchy="false">⟨</mo>
          <mrow>
            <mrow>
              <mstyle mathvariant="bold">
                <mi>F</mi>
              </mstyle>
              <mo stretchy="false">⋅</mo>
              <mstyle mathvariant="bold">
                <mi>G</mi>
              </mstyle>
            </mrow>
          </mrow>
          <mo fence="true" stretchy="false">⟩</mo>
        </mrow>
        <mn>0</mn>
      </msub>
      <mo stretchy="false">+</mo>
      <msub>
        <mrow>
          <mo fence="true" stretchy="false">⟨</mo>
          <mrow>
            <mrow>
              <mstyle mathvariant="bold">
                <mi>F</mi>
              </mstyle>
              <mo stretchy="false">⋅</mo>
              <mstyle mathvariant="bold">
                <mi>G</mi>
              </mstyle>
            </mrow>
          </mrow>
          <mo fence="true" stretchy="false">⟩</mo>
        </mrow>
        <mn>4</mn>
      </msub>
    </mrow>
    <annotation encoding="StarMath 5.0">langle { {bold F} cdot {bold G} } rangle sub 0 + langle { {bold F} cdot {bold G} } rangle sub 4</annotation>
  </semantics>
</math>
</file>

<file path=Object 65/content.xml><?xml version="1.0" encoding="utf-8"?>
<math xmlns="http://www.w3.org/1998/Math/MathML">
  <semantics>
    <mrow>
      <mstyle mathvariant="bold">
        <mi>F</mi>
      </mstyle>
      <mo stretchy="false">⋅</mo>
      <mstyle mathvariant="bold">
        <mi>G</mi>
      </mstyle>
    </mrow>
    <annotation encoding="StarMath 5.0">{bold F} cdot {bold G} </annotation>
  </semantics>
</math>
</file>

<file path=Object 66/content.xml><?xml version="1.0" encoding="utf-8"?>
<math xmlns="http://www.w3.org/1998/Math/MathML">
  <semantics>
    <mrow>
      <mo fence="true" stretchy="false">[</mo>
      <mrow>
        <mrow>
          <mstyle mathvariant="bold">
            <mi>F</mi>
          </mstyle>
          <mi>,</mi>
          <mstyle mathvariant="bold">
            <mi>G</mi>
          </mstyle>
        </mrow>
      </mrow>
      <mo fence="true" stretchy="false">]</mo>
    </mrow>
    <annotation encoding="StarMath 5.0">[ {bold F} , {bold G} ]</annotation>
  </semantics>
</math>
</file>

<file path=Object 67/content.xml><?xml version="1.0" encoding="utf-8"?>
<math xmlns="http://www.w3.org/1998/Math/MathML">
  <semantics>
    <mrow>
      <mstyle mathvariant="bold">
        <mi>F</mi>
      </mstyle>
      <mo stretchy="false">⋅</mo>
      <mstyle mathvariant="bold">
        <mi>G</mi>
      </mstyle>
    </mrow>
    <annotation encoding="StarMath 5.0">{bold F} cdot {bold G}</annotation>
  </semantics>
</math>
</file>

<file path=Object 68/content.xml><?xml version="1.0" encoding="utf-8"?>
<math xmlns="http://www.w3.org/1998/Math/MathML">
  <semantics>
    <mrow>
      <mrow>
        <mstyle mathvariant="bold">
          <mi>F</mi>
        </mstyle>
        <mo stretchy="false">=</mo>
        <mstyle mathvariant="bold">
          <mi mathvariant="normal">f</mi>
        </mstyle>
      </mrow>
      <mi>exp</mi>
      <mrow>
        <mo fence="true" stretchy="false">(</mo>
        <mrow>
          <mrow>
            <mi>ϑ</mi>
            <mi>I</mi>
          </mrow>
        </mrow>
        <mo fence="true" stretchy="false">)</mo>
      </mrow>
    </mrow>
    <annotation encoding="StarMath 5.0">{bold F} = {bold func f} exp ( %vartheta I )</annotation>
  </semantics>
</math>
</file>

<file path=Object 69/content.xml><?xml version="1.0" encoding="utf-8"?>
<math xmlns="http://www.w3.org/1998/Math/MathML">
  <semantics>
    <mrow>
      <mrow>
        <mstyle mathvariant="bold">
          <mi>G</mi>
        </mstyle>
        <mo stretchy="false">=</mo>
        <mstyle mathvariant="bold">
          <mi mathvariant="normal">g</mi>
        </mstyle>
      </mrow>
      <mi>exp</mi>
      <mrow>
        <mo fence="true" stretchy="false">(</mo>
        <mrow>
          <mrow>
            <mi>φ</mi>
            <mi>I</mi>
          </mrow>
        </mrow>
        <mo fence="true" stretchy="false">)</mo>
      </mrow>
    </mrow>
    <annotation encoding="StarMath 5.0">{bold G} = {bold func g} exp ( %varphi I )</annotation>
  </semantics>
</math>
</file>

<file path=Object 7/content.xml><?xml version="1.0" encoding="utf-8"?>
<math xmlns="http://www.w3.org/1998/Math/MathML">
  <semantics>
    <mrow>
      <mo fence="true" stretchy="true">|</mo>
      <mrow>
        <mrow>
          <mi>p</mi>
          <mo stretchy="false">+</mo>
          <mi>q</mi>
        </mrow>
      </mrow>
      <mo fence="true" stretchy="true">|</mo>
    </mrow>
    <annotation encoding="StarMath 5.0">abs {p + q}</annotation>
  </semantics>
</math>
</file>

<file path=Object 70/content.xml><?xml version="1.0" encoding="utf-8"?>
<math xmlns="http://www.w3.org/1998/Math/MathML" display="block">
  <semantics>
    <mstyle mathvariant="bold">
      <mi>F</mi>
    </mstyle>
    <annotation encoding="StarMath 5.0">bold F</annotation>
  </semantics>
</math>
</file>

<file path=Object 71/content.xml><?xml version="1.0" encoding="utf-8"?>
<math xmlns="http://www.w3.org/1998/Math/MathML" display="block">
  <semantics>
    <mstyle mathvariant="bold">
      <mi>G</mi>
    </mstyle>
    <annotation encoding="StarMath 5.0">bold G </annotation>
  </semantics>
</math>
</file>

<file path=Object 72/content.xml><?xml version="1.0" encoding="utf-8"?>
<math xmlns="http://www.w3.org/1998/Math/MathML" display="block">
  <semantics>
    <mstyle mathvariant="bold">
      <mi mathvariant="normal">f</mi>
    </mstyle>
    <annotation encoding="StarMath 5.0">bold func f</annotation>
  </semantics>
</math>
</file>

<file path=Object 73/content.xml><?xml version="1.0" encoding="utf-8"?>
<math xmlns="http://www.w3.org/1998/Math/MathML" display="block">
  <semantics>
    <mstyle mathvariant="bold">
      <mi mathvariant="normal">g</mi>
    </mstyle>
    <annotation encoding="StarMath 5.0">bold func g</annotation>
  </semantics>
</math>
</file>

<file path=Object 74/content.xml><?xml version="1.0" encoding="utf-8"?>
<math xmlns="http://www.w3.org/1998/Math/MathML" display="block">
  <semantics>
    <mrow>
      <mstyle mathvariant="bold">
        <mi>F</mi>
      </mstyle>
      <mo stretchy="false">⋅</mo>
      <mstyle mathvariant="bold">
        <mi>G</mi>
      </mstyle>
    </mrow>
    <annotation encoding="StarMath 5.0">{bold F} cdot {bold G}</annotation>
  </semantics>
</math>
</file>

<file path=Object 75/content.xml><?xml version="1.0" encoding="utf-8"?>
<math xmlns="http://www.w3.org/1998/Math/MathML" display="block">
  <semantics>
    <mstyle mathvariant="bold">
      <mi>F</mi>
    </mstyle>
    <annotation encoding="StarMath 5.0">bold F</annotation>
  </semantics>
</math>
</file>

<file path=Object 76/content.xml><?xml version="1.0" encoding="utf-8"?>
<math xmlns="http://www.w3.org/1998/Math/MathML" display="block">
  <semantics>
    <mstyle mathvariant="bold">
      <mi>G</mi>
    </mstyle>
    <annotation encoding="StarMath 5.0">bold G </annotation>
  </semantics>
</math>
</file>

<file path=Object 77/content.xml><?xml version="1.0" encoding="utf-8"?>
<math xmlns="http://www.w3.org/1998/Math/MathML" display="block">
  <semantics>
    <mrow>
      <mstyle mathvariant="bold">
        <mi mathvariant="normal">f</mi>
      </mstyle>
      <mo stretchy="false">⋅</mo>
      <mstyle mathvariant="bold">
        <mi mathvariant="normal">g</mi>
      </mstyle>
    </mrow>
    <annotation encoding="StarMath 5.0">{bold func f} cdot {bold func g}</annotation>
  </semantics>
</math>
</file>

<file path=Object 78/content.xml><?xml version="1.0" encoding="utf-8"?>
<math xmlns="http://www.w3.org/1998/Math/MathML" display="block">
  <semantics>
    <mstyle mathvariant="bold">
      <mi>F</mi>
    </mstyle>
    <annotation encoding="StarMath 5.0">bold F</annotation>
  </semantics>
</math>
</file>

<file path=Object 79/content.xml><?xml version="1.0" encoding="utf-8"?>
<math xmlns="http://www.w3.org/1998/Math/MathML" display="block">
  <semantics>
    <mstyle mathvariant="bold">
      <mi>G</mi>
    </mstyle>
    <annotation encoding="StarMath 5.0">bold G </annotation>
  </semantics>
</math>
</file>

<file path=Object 8/content.xml><?xml version="1.0" encoding="utf-8"?>
<math xmlns="http://www.w3.org/1998/Math/MathML" display="block">
  <semantics>
    <mi>p</mi>
    <annotation encoding="StarMath 5.0"> p </annotation>
  </semantics>
</math>
</file>

<file path=Object 80/content.xml><?xml version="1.0" encoding="utf-8"?>
<math xmlns="http://www.w3.org/1998/Math/MathML" display="block">
  <semantics>
    <mrow>
      <mstyle mathvariant="bold">
        <mi>F</mi>
      </mstyle>
      <mo stretchy="false">⋅</mo>
      <mstyle mathvariant="bold">
        <mi>G</mi>
      </mstyle>
    </mrow>
    <annotation encoding="StarMath 5.0">{bold F} cdot {bold G}</annotation>
  </semantics>
</math>
</file>

<file path=Object 81/content.xml><?xml version="1.0" encoding="utf-8"?>
<math xmlns="http://www.w3.org/1998/Math/MathML" display="block">
  <semantics>
    <mstyle mathvariant="bold">
      <mi mathvariant="normal">f</mi>
    </mstyle>
    <annotation encoding="StarMath 5.0">{bold func f}</annotation>
  </semantics>
</math>
</file>

<file path=Object 82/content.xml><?xml version="1.0" encoding="utf-8"?>
<math xmlns="http://www.w3.org/1998/Math/MathML" display="block">
  <semantics>
    <mstyle mathvariant="bold">
      <mi mathvariant="normal">g</mi>
    </mstyle>
    <annotation encoding="StarMath 5.0">{bold func g}</annotation>
  </semantics>
</math>
</file>

<file path=Object 83/content.xml><?xml version="1.0" encoding="utf-8"?>
<math xmlns="http://www.w3.org/1998/Math/MathML" display="block">
  <semantics>
    <mtable>
      <mtr>
        <mtd columnalign="left">
          <mrow>
            <mn>½</mn>
            <mrow>
              <mrow>
                <mo fence="true" stretchy="true">(</mo>
                <mrow>
                  <mrow>
                    <mstyle mathvariant="bold">
                      <mi>F</mi>
                    </mstyle>
                    <mrow>
                      <mstyle mathvariant="bold">
                        <mi>G</mi>
                      </mstyle>
                      <mo stretchy="false">+</mo>
                      <mstyle mathvariant="bold">
                        <mi>G</mi>
                      </mstyle>
                    </mrow>
                    <mstyle mathvariant="bold">
                      <mi>F</mi>
                    </mstyle>
                  </mrow>
                </mrow>
                <mo fence="true" stretchy="true">)</mo>
              </mrow>
              <mo stretchy="false">=</mo>
              <mn>½</mn>
            </mrow>
            <mrow>
              <mo fence="true" stretchy="true">[</mo>
              <mrow>
                <mrow>
                  <mstyle mathvariant="bold">
                    <mi mathvariant="normal">f</mi>
                  </mstyle>
                  <mi>exp</mi>
                  <mrow>
                    <mo fence="true" stretchy="false">(</mo>
                    <mrow>
                      <mrow>
                        <mi>ϑ</mi>
                        <mi>I</mi>
                      </mrow>
                    </mrow>
                    <mo fence="true" stretchy="false">)</mo>
                  </mrow>
                  <mstyle mathvariant="bold">
                    <mi mathvariant="normal">g</mi>
                  </mstyle>
                  <mi>exp</mi>
                  <mrow>
                    <mrow>
                      <mo fence="true" stretchy="false">(</mo>
                      <mrow>
                        <mrow>
                          <mi>φ</mi>
                          <mi>I</mi>
                        </mrow>
                      </mrow>
                      <mo fence="true" stretchy="false">)</mo>
                    </mrow>
                    <mo stretchy="false">+</mo>
                    <mstyle mathvariant="bold">
                      <mi mathvariant="normal">g</mi>
                    </mstyle>
                  </mrow>
                  <mi>exp</mi>
                  <mrow>
                    <mo fence="true" stretchy="false">(</mo>
                    <mrow>
                      <mrow>
                        <mi>φ</mi>
                        <mi>I</mi>
                      </mrow>
                    </mrow>
                    <mo fence="true" stretchy="false">)</mo>
                  </mrow>
                  <mstyle mathvariant="bold">
                    <mi mathvariant="normal">f</mi>
                  </mstyle>
                  <mi>exp</mi>
                  <mrow>
                    <mo fence="true" stretchy="false">(</mo>
                    <mrow>
                      <mrow>
                        <mi>ϑ</mi>
                        <mi>I</mi>
                      </mrow>
                    </mrow>
                    <mo fence="true" stretchy="false">)</mo>
                  </mrow>
                </mrow>
              </mrow>
              <mo fence="true" stretchy="true">]</mo>
            </mrow>
          </mrow>
        </mtd>
      </mtr>
      <mtr>
        <mtd columnalign="left">
          <mrow>
            <mrow>
              <mphantom>
                <mrow>
                  <mn>½</mn>
                  <mrow>
                    <mo fence="true" stretchy="true">(</mo>
                    <mrow>
                      <mrow>
                        <mstyle mathvariant="bold">
                          <mi>F</mi>
                        </mstyle>
                        <mrow>
                          <mstyle mathvariant="bold">
                            <mi>G</mi>
                          </mstyle>
                          <mo stretchy="false">+</mo>
                          <mstyle mathvariant="bold">
                            <mi>G</mi>
                          </mstyle>
                        </mrow>
                        <mstyle mathvariant="bold">
                          <mi>F</mi>
                        </mstyle>
                      </mrow>
                    </mrow>
                    <mo fence="true" stretchy="true">)</mo>
                  </mrow>
                </mrow>
              </mphantom>
              <mo stretchy="false">=</mo>
              <mn>½</mn>
            </mrow>
            <mrow>
              <mo fence="true" stretchy="tru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true">]</mo>
            </mrow>
            <mi>exp</mi>
            <mrow>
              <mo fence="true" stretchy="false">(</mo>
              <mrow>
                <mrow>
                  <mi>ϑ</mi>
                  <mi>I</mi>
                </mrow>
              </mrow>
              <mo fence="true" stretchy="false">)</mo>
            </mrow>
            <mi>exp</mi>
            <mrow>
              <mo fence="true" stretchy="false">(</mo>
              <mrow>
                <mrow>
                  <mi>φ</mi>
                  <mi>I</mi>
                </mrow>
              </mrow>
              <mo fence="true" stretchy="false">)</mo>
            </mrow>
          </mrow>
        </mtd>
      </mtr>
      <mtr>
        <mtd columnalign="left">
          <mrow>
            <mrow>
              <mphantom>
                <mrow>
                  <mn>½</mn>
                  <mrow>
                    <mo fence="true" stretchy="true">(</mo>
                    <mrow>
                      <mrow>
                        <mstyle mathvariant="bold">
                          <mi>F</mi>
                        </mstyle>
                        <mrow>
                          <mstyle mathvariant="bold">
                            <mi>G</mi>
                          </mstyle>
                          <mo stretchy="false">+</mo>
                          <mstyle mathvariant="bold">
                            <mi>G</mi>
                          </mstyle>
                        </mrow>
                        <mstyle mathvariant="bold">
                          <mi>F</mi>
                        </mstyle>
                      </mrow>
                    </mrow>
                    <mo fence="true" stretchy="true">)</mo>
                  </mrow>
                </mrow>
              </mphantom>
              <mo stretchy="false">=</mo>
              <mrow>
                <mo fence="true" stretchy="true">(</mo>
                <mrow>
                  <mrow>
                    <mstyle mathvariant="bold">
                      <mi mathvariant="normal">f</mi>
                    </mstyle>
                    <mo stretchy="false">⋅</mo>
                    <mstyle mathvariant="bold">
                      <mi mathvariant="normal">g</mi>
                    </mstyle>
                  </mrow>
                </mrow>
                <mo fence="true" stretchy="true">)</mo>
              </mrow>
            </mrow>
            <mi>exp</mi>
            <mrow>
              <mo fence="true" stretchy="true">(</mo>
              <mrow>
                <mrow>
                  <mrow>
                    <mo fence="true" stretchy="false">[</mo>
                    <mrow>
                      <mrow>
                        <mi>ϑ</mi>
                        <mo stretchy="false">+</mo>
                        <mi>φ</mi>
                      </mrow>
                    </mrow>
                    <mo fence="true" stretchy="false">]</mo>
                  </mrow>
                  <mi>I</mi>
                </mrow>
              </mrow>
              <mo fence="true" stretchy="true">)</mo>
            </mrow>
          </mrow>
        </mtd>
      </mtr>
    </mtable>
    <annotation encoding="StarMath 5.0">alignl ½ left ( { {bold F} {bold G} + {bold G} {bold F} } right ) = ½ left [ { {bold func f} exp ( %vartheta I ) {bold func g} exp ( %varphi I ) + {bold func g} exp ( %varphi I ) {bold func f} exp ( %vartheta I ) } right ] newline
alignl phantom { ½ left ( { {bold F} {bold G} + {bold G} {bold F} } right ) } = ½ left [ { {bold func f} {bold func g} + {bold func g} {bold func f} } right ] exp ( %vartheta I ) exp ( %varphi I ) newline
alignl phantom { ½ left ( { {bold F} {bold G} + {bold G} {bold F} } right ) } = left ( { {bold func f} cdot {bold func g} } right ) exp left ( { [ %vartheta + %varphi ] I } right )</annotation>
  </semantics>
</math>
</file>

<file path=Object 84/content.xml><?xml version="1.0" encoding="utf-8"?>
<math xmlns="http://www.w3.org/1998/Math/MathML" display="block">
  <semantics>
    <mstyle mathvariant="bold">
      <mi>F</mi>
    </mstyle>
    <annotation encoding="StarMath 5.0">bold F </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style mathvariant="bold">
      <mi>F</mi>
    </mstyle>
    <annotation encoding="StarMath 5.0">bold F</annotation>
  </semantics>
</math>
</file>

<file path=Object 87/content.xml><?xml version="1.0" encoding="utf-8"?>
<math xmlns="http://www.w3.org/1998/Math/MathML" display="block">
  <semantics>
    <mstyle mathvariant="bold">
      <mi>G</mi>
    </mstyle>
    <annotation encoding="StarMath 5.0">bold G </annotation>
  </semantics>
</math>
</file>

<file path=Object 88/content.xml><?xml version="1.0" encoding="utf-8"?>
<math xmlns="http://www.w3.org/1998/Math/MathML" display="block">
  <semantics>
    <mstyle mathvariant="bold">
      <mi mathvariant="normal">f</mi>
    </mstyle>
    <annotation encoding="StarMath 5.0">bold func f </annotation>
  </semantics>
</math>
</file>

<file path=Object 89/content.xml><?xml version="1.0" encoding="utf-8"?>
<math xmlns="http://www.w3.org/1998/Math/MathML" display="block">
  <semantics>
    <mstyle mathvariant="bold">
      <mi mathvariant="normal">g</mi>
    </mstyle>
    <annotation encoding="StarMath 5.0">bold func g</annotation>
  </semantics>
</math>
</file>

<file path=Object 9/content.xml><?xml version="1.0" encoding="utf-8"?>
<math xmlns="http://www.w3.org/1998/Math/MathML" display="block">
  <semantics>
    <mi>q</mi>
    <annotation encoding="StarMath 5.0">q</annotation>
  </semantics>
</math>
</file>

<file path=Object 90/content.xml><?xml version="1.0" encoding="utf-8"?>
<math xmlns="http://www.w3.org/1998/Math/MathML" display="block">
  <semantics>
    <mstyle mathvariant="bold">
      <mi mathvariant="normal">f</mi>
    </mstyle>
    <annotation encoding="StarMath 5.0">bold func f </annotation>
  </semantics>
</math>
</file>

<file path=Object 91/content.xml><?xml version="1.0" encoding="utf-8"?>
<math xmlns="http://www.w3.org/1998/Math/MathML" display="block">
  <semantics>
    <mstyle mathvariant="bold">
      <mi mathvariant="normal">g</mi>
    </mstyle>
    <annotation encoding="StarMath 5.0">bold func g</annotation>
  </semantics>
</math>
</file>

<file path=Object 92/content.xml><?xml version="1.0" encoding="utf-8"?>
<math xmlns="http://www.w3.org/1998/Math/MathML">
  <semantics>
    <mrow>
      <mo fence="true" stretchy="tru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true">]</mo>
    </mrow>
    <annotation encoding="StarMath 5.0">left [ { {bold func f} {bold func g} + {bold func g} {bold func f} } right ]</annotation>
  </semantics>
</math>
</file>

<file path=Object 93/content.xml><?xml version="1.0" encoding="utf-8"?>
<math xmlns="http://www.w3.org/1998/Math/MathML">
  <semantics>
    <mrow>
      <mi>exp</mi>
      <mrow>
        <mo fence="true" stretchy="false">(</mo>
        <mrow>
          <mrow>
            <mi>ϑ</mi>
            <mi>I</mi>
          </mrow>
        </mrow>
        <mo fence="true" stretchy="false">)</mo>
      </mrow>
      <mi>exp</mi>
      <mrow>
        <mo fence="true" stretchy="false">(</mo>
        <mrow>
          <mrow>
            <mi>φ</mi>
            <mi>I</mi>
          </mrow>
        </mrow>
        <mo fence="true" stretchy="false">)</mo>
      </mrow>
    </mrow>
    <annotation encoding="StarMath 5.0">exp ( %vartheta I ) exp ( %varphi I ) </annotation>
  </semantics>
</math>
</file>

<file path=Object 94/content.xml><?xml version="1.0" encoding="utf-8"?>
<math xmlns="http://www.w3.org/1998/Math/MathML">
  <semantics>
    <mrow>
      <mstyle mathvariant="bold">
        <mi mathvariant="normal">f</mi>
      </mstyle>
      <mo stretchy="false">⋅</mo>
      <mstyle mathvariant="bold">
        <mi mathvariant="normal">g</mi>
      </mstyle>
    </mrow>
    <annotation encoding="StarMath 5.0">{bold func f} cdot {bold func g}</annotation>
  </semantics>
</math>
</file>

<file path=Object 95/content.xml><?xml version="1.0" encoding="utf-8"?>
<math xmlns="http://www.w3.org/1998/Math/MathML">
  <semantics>
    <mstyle mathvariant="bold">
      <mi mathvariant="normal">f</mi>
    </mstyle>
    <annotation encoding="StarMath 5.0">{bold func f}</annotation>
  </semantics>
</math>
</file>

<file path=Object 96/content.xml><?xml version="1.0" encoding="utf-8"?>
<math xmlns="http://www.w3.org/1998/Math/MathML">
  <semantics>
    <mstyle mathvariant="bold">
      <mi mathvariant="normal">g</mi>
    </mstyle>
    <annotation encoding="StarMath 5.0">{bold func g}</annotation>
  </semantics>
</math>
</file>

<file path=Object 97/content.xml><?xml version="1.0" encoding="utf-8"?>
<math xmlns="http://www.w3.org/1998/Math/MathML" display="block">
  <semantics>
    <mrow>
      <mrow>
        <mrow>
          <mstyle mathvariant="bold">
            <mi mathvariant="normal">f</mi>
          </mstyle>
          <mo stretchy="false">⋅</mo>
          <mstyle mathvariant="bold">
            <mi mathvariant="normal">g</mi>
          </mstyle>
        </mrow>
        <mo stretchy="false">=</mo>
        <mn>½</mn>
      </mrow>
      <mrow>
        <mo fence="true" stretchy="false">(</mo>
        <mrow>
          <mrow>
            <mstyle mathvariant="bold">
              <mi mathvariant="normal">f</mi>
            </mstyle>
            <mrow>
              <mstyle mathvariant="bold">
                <mi mathvariant="normal">g</mi>
              </mstyle>
              <mo stretchy="false">+</mo>
              <mstyle mathvariant="bold">
                <mi mathvariant="normal">g</mi>
              </mstyle>
            </mrow>
            <mstyle mathvariant="bold">
              <mi mathvariant="normal">f</mi>
            </mstyle>
          </mrow>
        </mrow>
        <mo fence="true" stretchy="false">)</mo>
      </mrow>
    </mrow>
    <annotation encoding="StarMath 5.0">{bold func f} cdot {bold func g} = ½ ( {bold func f} {bold func g} + {bold func g} {bold func f} )</annotation>
  </semantics>
</math>
</file>

<file path=Object 98/content.xml><?xml version="1.0" encoding="utf-8"?>
<math xmlns="http://www.w3.org/1998/Math/MathML">
  <semantics>
    <mstyle mathvariant="bold">
      <mi mathvariant="normal">f</mi>
    </mstyle>
    <annotation encoding="StarMath 5.0">{bold func f}</annotation>
  </semantics>
</math>
</file>

<file path=Object 99/content.xml><?xml version="1.0" encoding="utf-8"?>
<math xmlns="http://www.w3.org/1998/Math/MathML">
  <semantics>
    <mstyle mathvariant="bold">
      <mi mathvariant="normal">g</mi>
    </mstyle>
    <annotation encoding="StarMath 5.0">{bold func g}</annotation>
  </semantics>
</math>
</file>